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2.48cm"/>
    </style:style>
    <style:style style:name="co3" style:family="table-column">
      <style:table-column-properties fo:break-before="auto" style:column-width="2.6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662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1.459cm"/>
    </style:style>
    <style:style style:name="co18" style:family="table-column">
      <style:table-column-properties fo:break-before="auto" style:column-width="2.887cm"/>
    </style:style>
    <style:style style:name="co19" style:family="table-column">
      <style:table-column-properties fo:break-before="auto" style:column-width="2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hyphenate="false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hyphenate="false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wrap-option="wrap" style:shrink-to-fit="tru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font-name="Liberation Sans" fo:font-size="10pt" fo:font-weight="bold" style:font-name-asian="Droid Sans" style:font-size-asian="10pt" style:font-weight-asian="bold" style:font-name-complex="FreeSans" style:font-size-complex="10pt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5" style:family="table-cell" style:parent-style-name="Default" style:data-style-name="N0">
      <style:table-cell-properties fo:border-bottom="none" style:text-align-source="fix" style:repeat-content="false" fo:wrap-option="wrap" fo:border-left="none" fo:border-right="none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7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000000" style:shrink-to-fit="true" fo:border-top="0.06pt solid #000000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5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fico2" table:style-name="ta1">
        <table:shapes>
          <draw:frame draw:z-index="0" draw:style-name="gr1" draw:text-style-name="P1" svg:width="15.999cm" svg:height="8.999cm" svg:x="12.896cm" svg:y="0.208cm">
            <draw:object draw:notify-on-update-of-ranges="Grafico2.A3:Grafico2.A7 Grafico2.B2:Grafico2.B2 Grafico2.B3:Grafico2.B7 Grafico2.C2:Grafico2.C2 Grafico2.C3:Grafico2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.003cm" svg:height="9.005cm" svg:x="28.663cm" svg:y="0cm">
            <draw:object draw:notify-on-update-of-ranges="Grafico2.A9:Grafico2.A13 Grafico2.B8:Grafico2.B8 Grafico2.B9:Grafico2.B13 Grafico2.C8:Grafico2.C8 Grafico2.C9:Grafico2.C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.002cm" svg:height="9.004cm" svg:x="16.188cm" svg:y="9.492cm">
            <draw:object draw:notify-on-update-of-ranges="Grafico2.A15:Grafico2.A19 Grafico2.B14:Grafico2.B14 Grafico2.B15:Grafico2.B19 Grafico2.C14:Grafico2.C14 Grafico2.C15:Grafico2.C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1.232cm" svg:y="9.755cm">
            <draw:object draw:notify-on-update-of-ranges="Grafico2.A24:Grafico2.A38 Grafico2.B23:Grafico2.B23 Grafico2.B24:Grafico2.B38 Grafico2.C23:Grafico2.C23 Grafico2.C24:Grafico2.C38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number-columns-repeated="1019" table:default-cell-style-name="ce2"/>
        <table:table-row table:style-name="ro1">
          <table:table-cell office:value-type="string" calcext:value-type="string" table:number-columns-spanned="3" table:number-rows-spanned="1">
            <text:p>Total Transferido (Kbytes)</text:p>
          </table:table-cell>
          <table:covered-table-cell table:number-columns-repeated="2" office:value-type="string" calcext:value-type="string">
            <text:p>Total Transferido (bytes)</text:p>
          </table:covered-table-cell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4.80409955978394" calcext:value-type="float">
            <text:p>4,8040995598</text:p>
          </table:table-cell>
          <table:table-cell office:value-type="float" office:value="2.39443778991699" calcext:value-type="float">
            <text:p>2,3944377899</text:p>
          </table:table-cell>
          <table:table-cell table:number-columns-repeated="1021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8.54439783096314" calcext:value-type="float">
            <text:p>8,544397831</text:p>
          </table:table-cell>
          <table:table-cell office:value-type="float" office:value="1.6991286277771" calcext:value-type="float">
            <text:p>1,6991286278</text:p>
          </table:table-cell>
          <table:table-cell table:number-columns-repeated="1021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10.3288178443909" calcext:value-type="float">
            <text:p>10,3288178444</text:p>
          </table:table-cell>
          <table:table-cell office:value-type="float" office:value="2.00840902328491" calcext:value-type="float">
            <text:p>2,0084090233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13.4902153015137" calcext:value-type="float">
            <text:p>13,4902153015</text:p>
          </table:table-cell>
          <table:table-cell office:value-type="float" office:value="2.7277889251709" calcext:value-type="float">
            <text:p>2,7277889252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15.6032660007477" calcext:value-type="float">
            <text:p>15,6032660007</text:p>
          </table:table-cell>
          <table:table-cell office:value-type="float" office:value="3.21734023094177" calcext:value-type="float">
            <text:p>3,21734023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16.1619329452515" calcext:value-type="float">
            <text:p>16,1619329453</text:p>
          </table:table-cell>
          <table:table-cell office:value-type="float" office:value="3.26501393318176" calcext:value-type="float">
            <text:p>3,2650139332</text:p>
          </table:table-cell>
          <table:table-cell table:number-columns-repeated="1021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19.2375347614288" calcext:value-type="float">
            <text:p>19,2375347614</text:p>
          </table:table-cell>
          <table:table-cell office:value-type="float" office:value="3.81875538825989" calcext:value-type="float">
            <text:p>3,8187553883</text:p>
          </table:table-cell>
          <table:table-cell table:number-columns-repeated="1021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21.0323638916016" calcext:value-type="float">
            <text:p>21,0323638916</text:p>
          </table:table-cell>
          <table:table-cell office:value-type="float" office:value="4.20126128196716" calcext:value-type="float">
            <text:p>4,201261282</text:p>
          </table:table-cell>
          <table:table-cell table:number-columns-repeated="1021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22.1818277835846" calcext:value-type="float">
            <text:p>22,1818277836</text:p>
          </table:table-cell>
          <table:table-cell office:value-type="float" office:value="4.48151206970215" calcext:value-type="float">
            <text:p>4,4815120697</text:p>
          </table:table-cell>
          <table:table-cell table:number-columns-repeated="1021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22.8985698223114" calcext:value-type="float">
            <text:p>22,8985698223</text:p>
          </table:table-cell>
          <table:table-cell office:value-type="float" office:value="4.93304872512817" calcext:value-type="float">
            <text:p>4,93304872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23.5588052272797" calcext:value-type="float">
            <text:p>23,5588052273</text:p>
          </table:table-cell>
          <table:table-cell office:value-type="float" office:value="5.3922746181488" calcext:value-type="float">
            <text:p>5,3922746181</text:p>
          </table:table-cell>
          <table:table-cell table:number-columns-repeated="1021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27.0662262439728" calcext:value-type="float">
            <text:p>27,066226244</text:p>
          </table:table-cell>
          <table:table-cell office:value-type="float" office:value="5.61778473854065" calcext:value-type="float">
            <text:p>5,6177847385</text:p>
          </table:table-cell>
          <table:table-cell table:number-columns-repeated="1021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25.3283550739288" calcext:value-type="float">
            <text:p>25,3283550739</text:p>
          </table:table-cell>
          <table:table-cell office:value-type="float" office:value="5.89066123962402" calcext:value-type="float">
            <text:p>5,8906612396</text:p>
          </table:table-cell>
          <table:table-cell table:number-columns-repeated="1021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28.1982972621918" calcext:value-type="float">
            <text:p>28,1982972622</text:p>
          </table:table-cell>
          <table:table-cell office:value-type="float" office:value="6.73697257041931" calcext:value-type="float">
            <text:p>6,7369725704</text:p>
          </table:table-cell>
          <table:table-cell table:number-columns-repeated="1021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28.6250710487366" calcext:value-type="float">
            <text:p>28,6250710487</text:p>
          </table:table-cell>
          <table:table-cell office:value-type="float" office:value="6.98652172088623" calcext:value-type="float">
            <text:p>6,986521720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4.80409955978394" calcext:value-type="float">
            <text:p>4,8040995598</text:p>
          </table:table-cell>
          <table:table-cell office:value-type="float" office:value="2.39443778991699" calcext:value-type="float">
            <text:p>2,3944377899</text:p>
          </table:table-cell>
          <table:table-cell table:formula="of:=[.B24]/[.C24]" office:value-type="float" office:value="2.00635806034054" calcext:value-type="float">
            <text:p>2,0063580603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8.54439783096314" calcext:value-type="float">
            <text:p>8,544397831</text:p>
          </table:table-cell>
          <table:table-cell office:value-type="float" office:value="1.6991286277771" calcext:value-type="float">
            <text:p>1,6991286278</text:p>
          </table:table-cell>
          <table:table-cell table:formula="of:=[.B25]/[.C25]" office:value-type="float" office:value="5.02869393834028" calcext:value-type="float">
            <text:p>5,0286939383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10.3288178443909" calcext:value-type="float">
            <text:p>10,3288178444</text:p>
          </table:table-cell>
          <table:table-cell office:value-type="float" office:value="2.00840902328491" calcext:value-type="float">
            <text:p>2,0084090233</text:p>
          </table:table-cell>
          <table:table-cell table:formula="of:=[.B26]/[.C26]" office:value-type="float" office:value="5.14278601850599" calcext:value-type="float">
            <text:p>5,1427860185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13.4902153015137" calcext:value-type="float">
            <text:p>13,4902153015</text:p>
          </table:table-cell>
          <table:table-cell office:value-type="float" office:value="2.7277889251709" calcext:value-type="float">
            <text:p>2,7277889252</text:p>
          </table:table-cell>
          <table:table-cell table:formula="of:=[.B27]/[.C27]" office:value-type="float" office:value="4.94547623426124" calcext:value-type="float">
            <text:p>4,9454762343</text:p>
          </table:table-cell>
          <table:table-cell table:number-columns-repeated="1020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15.6032660007477" calcext:value-type="float">
            <text:p>15,6032660007</text:p>
          </table:table-cell>
          <table:table-cell office:value-type="float" office:value="3.21734023094177" calcext:value-type="float">
            <text:p>3,2173402309</text:p>
          </table:table-cell>
          <table:table-cell table:formula="of:=[.B28]/[.C28]" office:value-type="float" office:value="4.84974074258238" calcext:value-type="float">
            <text:p>4,8497407426</text:p>
          </table:table-cell>
          <table:table-cell table:formula="of:=AVERAGE([.D24:.D28])" office:value-type="float" office:value="4.39461099880609" calcext:value-type="float">
            <text:p>4,3946109988</text:p>
          </table:table-cell>
          <table:table-cell table:number-columns-repeated="1019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16.1619329452515" calcext:value-type="float">
            <text:p>16,1619329453</text:p>
          </table:table-cell>
          <table:table-cell office:value-type="float" office:value="3.26501393318176" calcext:value-type="float">
            <text:p>3,2650139332</text:p>
          </table:table-cell>
          <table:table-cell table:formula="of:=[.B29]/[.C29]" office:value-type="float" office:value="4.95003490827424" calcext:value-type="float">
            <text:p>4,9500349083</text:p>
          </table:table-cell>
          <table:table-cell table:number-columns-repeated="1020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19.2375347614288" calcext:value-type="float">
            <text:p>19,2375347614</text:p>
          </table:table-cell>
          <table:table-cell office:value-type="float" office:value="3.81875538825989" calcext:value-type="float">
            <text:p>3,8187553883</text:p>
          </table:table-cell>
          <table:table-cell table:formula="of:=[.B30]/[.C30]" office:value-type="float" office:value="5.03764520256294" calcext:value-type="float">
            <text:p>5,0376452026</text:p>
          </table:table-cell>
          <table:table-cell table:number-columns-repeated="1020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21.0323638916016" calcext:value-type="float">
            <text:p>21,0323638916</text:p>
          </table:table-cell>
          <table:table-cell office:value-type="float" office:value="4.20126128196716" calcext:value-type="float">
            <text:p>4,201261282</text:p>
          </table:table-cell>
          <table:table-cell table:formula="of:=[.B31]/[.C31]" office:value-type="float" office:value="5.00620229974214" calcext:value-type="float">
            <text:p>5,0062022997</text:p>
          </table:table-cell>
          <table:table-cell table:number-columns-repeated="1020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22.1818277835846" calcext:value-type="float">
            <text:p>22,1818277836</text:p>
          </table:table-cell>
          <table:table-cell office:value-type="float" office:value="4.48151206970215" calcext:value-type="float">
            <text:p>4,4815120697</text:p>
          </table:table-cell>
          <table:table-cell table:formula="of:=[.B32]/[.C32]" office:value-type="float" office:value="4.94963026732601" calcext:value-type="float">
            <text:p>4,9496302673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22.8985698223114" calcext:value-type="float">
            <text:p>22,8985698223</text:p>
          </table:table-cell>
          <table:table-cell office:value-type="float" office:value="4.93304872512817" calcext:value-type="float">
            <text:p>4,9330487251</text:p>
          </table:table-cell>
          <table:table-cell table:formula="of:=[.B33]/[.C33]" office:value-type="float" office:value="4.64186978443365" calcext:value-type="float">
            <text:p>4,6418697844</text:p>
          </table:table-cell>
          <table:table-cell table:formula="of:=AVERAGE([.D29:.D33])" office:value-type="float" office:value="4.9170764924678" calcext:value-type="float">
            <text:p>4,9170764925</text:p>
          </table:table-cell>
          <table:table-cell table:number-columns-repeated="1019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23.5588052272797" calcext:value-type="float">
            <text:p>23,5588052273</text:p>
          </table:table-cell>
          <table:table-cell office:value-type="float" office:value="5.3922746181488" calcext:value-type="float">
            <text:p>5,3922746181</text:p>
          </table:table-cell>
          <table:table-cell table:formula="of:=[.B34]/[.C34]" office:value-type="float" office:value="4.36899210362687" calcext:value-type="float">
            <text:p>4,3689921036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27.0662262439728" calcext:value-type="float">
            <text:p>27,066226244</text:p>
          </table:table-cell>
          <table:table-cell office:value-type="float" office:value="5.61778473854065" calcext:value-type="float">
            <text:p>5,6177847385</text:p>
          </table:table-cell>
          <table:table-cell table:formula="of:=[.B35]/[.C35]" office:value-type="float" office:value="4.81795360692369" calcext:value-type="float">
            <text:p>4,8179536069</text:p>
          </table:table-cell>
          <table:table-cell table:number-columns-repeated="1020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25.3283550739288" calcext:value-type="float">
            <text:p>25,3283550739</text:p>
          </table:table-cell>
          <table:table-cell office:value-type="float" office:value="5.89066123962402" calcext:value-type="float">
            <text:p>5,8906612396</text:p>
          </table:table-cell>
          <table:table-cell table:formula="of:=[.B36]/[.C36]" office:value-type="float" office:value="4.29974735324373" calcext:value-type="float">
            <text:p>4,2997473532</text:p>
          </table:table-cell>
          <table:table-cell table:number-columns-repeated="1020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28.1982972621918" calcext:value-type="float">
            <text:p>28,1982972622</text:p>
          </table:table-cell>
          <table:table-cell office:value-type="float" office:value="6.73697257041931" calcext:value-type="float">
            <text:p>6,7369725704</text:p>
          </table:table-cell>
          <table:table-cell table:formula="of:=[.B37]/[.C37]" office:value-type="float" office:value="4.18560369178358" calcext:value-type="float">
            <text:p>4,1856036918</text:p>
          </table:table-cell>
          <table:table-cell table:number-columns-repeated="1020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28.6250710487366" calcext:value-type="float">
            <text:p>28,6250710487</text:p>
          </table:table-cell>
          <table:table-cell office:value-type="float" office:value="6.98652172088623" calcext:value-type="float">
            <text:p>6,9865217209</text:p>
          </table:table-cell>
          <table:table-cell table:formula="of:=[.B38]/[.C38]" office:value-type="float" office:value="4.097184864274" calcext:value-type="float">
            <text:p>4,0971848643</text:p>
          </table:table-cell>
          <table:table-cell table:formula="of:=AVERAGE([.D34:.D38])" office:value-type="float" office:value="4.35389632397038" calcext:value-type="float">
            <text:p>4,35389632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AVERAGE([.D24:.D38])" office:value-type="float" office:value="4.55519460508142" calcext:value-type="float">
            <text:p>4,5551946051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ache" table:style-name="ta1">
        <table:table-column table:style-name="co5" table:number-columns-repeated="2" table:default-cell-style-name="ce9"/>
        <table:table-column table:style-name="co6" table:default-cell-style-name="ce9"/>
        <table:table-column table:style-name="co5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2" table:default-cell-style-name="ce9"/>
        <table:table-column table:style-name="co4" table:default-cell-style-name="ce9"/>
        <table:table-column table:style-name="co11" table:default-cell-style-name="ce9"/>
        <table:table-column table:style-name="co12" table:number-columns-repeated="8" table:default-cell-style-name="ce9"/>
        <table:table-column table:style-name="co4" table:number-columns-repeated="1004" table:default-cell-style-name="ce9"/>
        <table:table-row table:style-name="ro2">
          <table:table-cell table:style-name="ce3" office:value-type="string" calcext:value-type="string">
            <text:p>Número de Requisições</text:p>
          </table:table-cell>
          <table:table-cell table:style-name="ce10" office:value-type="string" calcext:value-type="string">
            <text:p>Requisições Simultâneas</text:p>
          </table:table-cell>
          <table:table-cell table:style-name="ce3" office:value-type="string" calcext:value-type="string">
            <text:p>Tempo Total do Teste (s)</text:p>
          </table:table-cell>
          <table:table-cell table:style-name="ce3" office:value-type="string" calcext:value-type="string">
            <text:p>Falhas nas Requisições</text:p>
          </table:table-cell>
          <table:table-cell table:style-name="ce3" office:value-type="string" calcext:value-type="string">
            <text:p>Total Transferido (bytes)</text:p>
          </table:table-cell>
          <table:table-cell table:style-name="ce3" office:value-type="string" calcext:value-type="string">
            <text:p>HTML Transferido (bytes)</text:p>
          </table:table-cell>
          <table:table-cell table:style-name="ce3" office:value-type="string" calcext:value-type="string">
            <text:p>Requisições por Segundo</text:p>
          </table:table-cell>
          <table:table-cell table:style-name="ce3" office:value-type="string" calcext:value-type="string">
            <text:p>Tempo médio por requisição (ms)</text:p>
          </table:table-cell>
          <table:table-cell table:style-name="ce3" office:value-type="string" calcext:value-type="string">
            <text:p>Tempo médio por requisição (concorrente)</text:p>
          </table:table-cell>
          <table:table-cell table:style-name="ce3" office:value-type="string" calcext:value-type="string">
            <text:p>Taxa de Tranferência (Kbytes/seg)</text:p>
          </table:table-cell>
          <table:table-cell table:style-name="ce3" office:value-type="string" calcext:value-type="string">
            <text:p>Porcentagem de Requisições Servidas em um periodo de tempo (ms)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99" calcext:value-type="float">
            <text:p>99</text:p>
          </table:table-cell>
          <table:table-cell table:style-name="ce15" office:value-type="float" office:value="100" calcext:value-type="float">
            <text:p>100</text:p>
          </table:table-cell>
          <table:table-cell table:style-name="ce3" table:number-columns-repeated="1004"/>
        </table:table-row>
        <table:table-row table:style-name="ro1">
          <table:table-cell table:style-name="ce4" office:value-type="float" office:value="1000" calcext:value-type="float" table:number-columns-spanned="1" table:number-rows-spanned="5">
            <text:p>100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number-columns-repeated="9"/>
          <table:table-cell table:style-name="ce14" table:number-columns-repeated="8"/>
          <table:table-cell table:style-name="ce16"/>
          <table:table-cell table:style-name="ce3" table:number-columns-repeated="1004"/>
        </table:table-row>
        <table:table-row table:style-name="ro1">
          <table:covered-table-cell table:style-name="ce5"/>
          <table:table-cell table:formula="of:=[.A2]*0.1" office:value-type="float" office:value="100" calcext:value-type="float">
            <text:p>100</text:p>
          </table:table-cell>
          <table:table-cell office:value-type="float" office:value="47.203" calcext:value-type="float">
            <text:p>47,203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21.18" calcext:value-type="float">
            <text:p>21,18</text:p>
          </table:table-cell>
          <table:table-cell office:value-type="float" office:value="4720.335" calcext:value-type="float">
            <text:p>4720,335</text:p>
          </table:table-cell>
          <table:table-cell office:value-type="float" office:value="47.203" calcext:value-type="float">
            <text:p>47,203</text:p>
          </table:table-cell>
          <table:table-cell office:value-type="float" office:value="129.03" calcext:value-type="float">
            <text:p>129,03</text:p>
          </table:table-cell>
          <table:table-cell/>
          <table:table-cell office:value-type="float" office:value="4552" calcext:value-type="float">
            <text:p>4552</text:p>
          </table:table-cell>
          <table:table-cell office:value-type="float" office:value="4808" calcext:value-type="float">
            <text:p>4808</text:p>
          </table:table-cell>
          <table:table-cell office:value-type="float" office:value="5050" calcext:value-type="float">
            <text:p>5050</text:p>
          </table:table-cell>
          <table:table-cell office:value-type="float" office:value="5200" calcext:value-type="float">
            <text:p>5200</text:p>
          </table:table-cell>
          <table:table-cell office:value-type="float" office:value="5567" calcext:value-type="float">
            <text:p>5567</text:p>
          </table:table-cell>
          <table:table-cell office:value-type="float" office:value="6016" calcext:value-type="float">
            <text:p>6016</text:p>
          </table:table-cell>
          <table:table-cell office:value-type="float" office:value="7209" calcext:value-type="float">
            <text:p>7209</text:p>
          </table:table-cell>
          <table:table-cell office:value-type="float" office:value="7508" calcext:value-type="float">
            <text:p>7508</text:p>
          </table:table-cell>
          <table:table-cell table:style-name="ce17" office:value-type="float" office:value="8156" calcext:value-type="float">
            <text:p>8156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2]*0.2" office:value-type="float" office:value="200" calcext:value-type="float">
            <text:p>200</text:p>
          </table:table-cell>
          <table:table-cell office:value-type="float" office:value="57.766" calcext:value-type="float">
            <text:p>57,766</text:p>
          </table:table-cell>
          <table:table-cell office:value-type="float" office:value="0" calcext:value-type="float">
            <text:p>0</text:p>
          </table:table-cell>
          <table:table-cell office:value-type="float" office:value="6237000" calcext:value-type="float">
            <text:p>6237000</text:p>
          </table:table-cell>
          <table:table-cell office:value-type="float" office:value="5783000" calcext:value-type="float">
            <text:p>5783000</text:p>
          </table:table-cell>
          <table:table-cell office:value-type="float" office:value="17.31" calcext:value-type="float">
            <text:p>17,31</text:p>
          </table:table-cell>
          <table:table-cell office:value-type="float" office:value="11553.142" calcext:value-type="float">
            <text:p>11553,142</text:p>
          </table:table-cell>
          <table:table-cell office:value-type="float" office:value="57.766" calcext:value-type="float">
            <text:p>57,766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float" office:value="11320" calcext:value-type="float">
            <text:p>11320</text:p>
          </table:table-cell>
          <table:table-cell office:value-type="float" office:value="11881" calcext:value-type="float">
            <text:p>11881</text:p>
          </table:table-cell>
          <table:table-cell office:value-type="float" office:value="12173" calcext:value-type="float">
            <text:p>12173</text:p>
          </table:table-cell>
          <table:table-cell office:value-type="float" office:value="12480" calcext:value-type="float">
            <text:p>12480</text:p>
          </table:table-cell>
          <table:table-cell office:value-type="float" office:value="13933" calcext:value-type="float">
            <text:p>13933</text:p>
          </table:table-cell>
          <table:table-cell office:value-type="float" office:value="16842" calcext:value-type="float">
            <text:p>16842</text:p>
          </table:table-cell>
          <table:table-cell office:value-type="float" office:value="20514" calcext:value-type="float">
            <text:p>20514</text:p>
          </table:table-cell>
          <table:table-cell office:value-type="float" office:value="20866" calcext:value-type="float">
            <text:p>20866</text:p>
          </table:table-cell>
          <table:table-cell table:style-name="ce17" office:value-type="float" office:value="21816" calcext:value-type="float">
            <text:p>21816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2]*0.4" office:value-type="float" office:value="400" calcext:value-type="float">
            <text:p>400</text:p>
          </table:table-cell>
          <table:table-cell office:value-type="float" office:value="56.335" calcext:value-type="float">
            <text:p>56,335</text:p>
          </table:table-cell>
          <table:table-cell office:value-type="float" office:value="414" calcext:value-type="float">
            <text:p>414</text:p>
          </table:table-cell>
          <table:table-cell office:value-type="float" office:value="5349453" calcext:value-type="float">
            <text:p>5349453</text:p>
          </table:table-cell>
          <table:table-cell office:value-type="float" office:value="4959921" calcext:value-type="float">
            <text:p>4959921</text:p>
          </table:table-cell>
          <table:table-cell office:value-type="float" office:value="17.75" calcext:value-type="float">
            <text:p>17,75</text:p>
          </table:table-cell>
          <table:table-cell office:value-type="float" office:value="22534.126" calcext:value-type="float">
            <text:p>22534,126</text:p>
          </table:table-cell>
          <table:table-cell office:value-type="float" office:value="56.335" calcext:value-type="float">
            <text:p>56,335</text:p>
          </table:table-cell>
          <table:table-cell office:value-type="float" office:value="92.73" calcext:value-type="float">
            <text:p>92,73</text:p>
          </table:table-cell>
          <table:table-cell/>
          <table:table-cell office:value-type="float" office:value="12718" calcext:value-type="float">
            <text:p>12718</text:p>
          </table:table-cell>
          <table:table-cell office:value-type="float" office:value="14309" calcext:value-type="float">
            <text:p>14309</text:p>
          </table:table-cell>
          <table:table-cell office:value-type="float" office:value="15894" calcext:value-type="float">
            <text:p>15894</text:p>
          </table:table-cell>
          <table:table-cell office:value-type="float" office:value="17388" calcext:value-type="float">
            <text:p>17388</text:p>
          </table:table-cell>
          <table:table-cell office:value-type="float" office:value="23140" calcext:value-type="float">
            <text:p>23140</text:p>
          </table:table-cell>
          <table:table-cell office:value-type="float" office:value="56199" calcext:value-type="float">
            <text:p>56199</text:p>
          </table:table-cell>
          <table:table-cell office:value-type="float" office:value="56303" calcext:value-type="float">
            <text:p>56303</text:p>
          </table:table-cell>
          <table:table-cell office:value-type="float" office:value="56318" calcext:value-type="float">
            <text:p>56318</text:p>
          </table:table-cell>
          <table:table-cell table:style-name="ce17" office:value-type="float" office:value="56327" calcext:value-type="float">
            <text:p>56327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2]*0.8" office:value-type="float" office:value="800" calcext:value-type="float">
            <text:p>800</text:p>
          </table:table-cell>
          <table:table-cell table:style-name="ce12" office:value-type="float" office:value="36.041" calcext:value-type="float">
            <text:p>36,041</text:p>
          </table:table-cell>
          <table:table-cell table:style-name="ce12" office:value-type="float" office:value="1849" calcext:value-type="float">
            <text:p>1849</text:p>
          </table:table-cell>
          <table:table-cell table:style-name="ce12" office:value-type="float" office:value="2326401" calcext:value-type="float">
            <text:p>2326401</text:p>
          </table:table-cell>
          <table:table-cell table:style-name="ce12" office:value-type="float" office:value="2157059" calcext:value-type="float">
            <text:p>2157059</text:p>
          </table:table-cell>
          <table:table-cell table:style-name="ce12" office:value-type="float" office:value="27.75" calcext:value-type="float">
            <text:p>27,75</text:p>
          </table:table-cell>
          <table:table-cell table:style-name="ce12" office:value-type="float" office:value="28832.956" calcext:value-type="float">
            <text:p>28832,956</text:p>
          </table:table-cell>
          <table:table-cell table:style-name="ce12" office:value-type="float" office:value="36.041" calcext:value-type="float">
            <text:p>36,041</text:p>
          </table:table-cell>
          <table:table-cell table:style-name="ce12" office:value-type="float" office:value="63.04" calcext:value-type="float">
            <text:p>63,04</text:p>
          </table:table-cell>
          <table:table-cell table:style-name="ce12"/>
          <table:table-cell table:style-name="ce12" office:value-type="float" office:value="4433" calcext:value-type="float">
            <text:p>4433</text:p>
          </table:table-cell>
          <table:table-cell table:style-name="ce12" office:value-type="float" office:value="8771" calcext:value-type="float">
            <text:p>8771</text:p>
          </table:table-cell>
          <table:table-cell table:style-name="ce12" office:value-type="float" office:value="13092" calcext:value-type="float">
            <text:p>13092</text:p>
          </table:table-cell>
          <table:table-cell table:style-name="ce12" office:value-type="float" office:value="14070" calcext:value-type="float">
            <text:p>14070</text:p>
          </table:table-cell>
          <table:table-cell table:style-name="ce12" office:value-type="float" office:value="15913" calcext:value-type="float">
            <text:p>15913</text:p>
          </table:table-cell>
          <table:table-cell table:style-name="ce12" office:value-type="float" office:value="28219" calcext:value-type="float">
            <text:p>28219</text:p>
          </table:table-cell>
          <table:table-cell table:style-name="ce12" office:value-type="float" office:value="28833" calcext:value-type="float">
            <text:p>28833</text:p>
          </table:table-cell>
          <table:table-cell table:style-name="ce12" office:value-type="float" office:value="30540" calcext:value-type="float">
            <text:p>30540</text:p>
          </table:table-cell>
          <table:table-cell table:style-name="ce18" office:value-type="float" office:value="31244" calcext:value-type="float">
            <text:p>3124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3:.C6])" office:value-type="float" office:value="49.33625" calcext:value-type="float">
            <text:p>49,33625</text:p>
          </table:table-cell>
          <table:table-cell table:style-name="ce13" table:formula="of:=AVERAGE([.D3:.D6])" office:value-type="float" office:value="565.75" calcext:value-type="float">
            <text:p>565,75</text:p>
          </table:table-cell>
          <table:table-cell table:style-name="ce13" table:formula="of:=AVERAGE([.E3:.E6])" office:value-type="float" office:value="5037463.5" calcext:value-type="float">
            <text:p>5037463,5</text:p>
          </table:table-cell>
          <table:table-cell table:style-name="ce13" table:formula="of:=AVERAGE([.F3:.F6])" office:value-type="float" office:value="4670745" calcext:value-type="float">
            <text:p>4670745</text:p>
          </table:table-cell>
          <table:table-cell table:style-name="ce13" table:formula="of:=AVERAGE([.G3:.G6])" office:value-type="float" office:value="20.9975" calcext:value-type="float">
            <text:p>20,9975</text:p>
          </table:table-cell>
          <table:table-cell table:style-name="ce13" table:formula="of:=AVERAGE([.H3:.H6])" office:value-type="float" office:value="16910.13975" calcext:value-type="float">
            <text:p>16910,13975</text:p>
          </table:table-cell>
          <table:table-cell table:style-name="ce13" table:formula="of:=AVERAGE([.I3:.I6])" office:value-type="float" office:value="49.33625" calcext:value-type="float">
            <text:p>49,33625</text:p>
          </table:table-cell>
          <table:table-cell table:style-name="ce13" table:formula="of:=AVERAGE([.J3:.J6])" office:value-type="float" office:value="97.56" calcext:value-type="float">
            <text:p>97,56</text:p>
          </table:table-cell>
          <table:table-cell table:style-name="ce13"/>
          <table:table-cell table:style-name="ce13" table:formula="of:=AVERAGE([.L3:.L6])" office:value-type="float" office:value="8255.75" calcext:value-type="float">
            <text:p>8255,75</text:p>
          </table:table-cell>
          <table:table-cell table:style-name="ce13" table:formula="of:=AVERAGE([.M3:.M6])" office:value-type="float" office:value="9942.25" calcext:value-type="float">
            <text:p>9942,25</text:p>
          </table:table-cell>
          <table:table-cell table:style-name="ce13" table:formula="of:=AVERAGE([.N3:.N6])" office:value-type="float" office:value="11552.25" calcext:value-type="float">
            <text:p>11552,25</text:p>
          </table:table-cell>
          <table:table-cell table:style-name="ce13" table:formula="of:=AVERAGE([.O3:.O6])" office:value-type="float" office:value="12284.5" calcext:value-type="float">
            <text:p>12284,5</text:p>
          </table:table-cell>
          <table:table-cell table:style-name="ce13" table:formula="of:=AVERAGE([.P3:.P6])" office:value-type="float" office:value="14638.25" calcext:value-type="float">
            <text:p>14638,25</text:p>
          </table:table-cell>
          <table:table-cell table:style-name="ce13" table:formula="of:=AVERAGE([.Q3:.Q6])" office:value-type="float" office:value="26819" calcext:value-type="float">
            <text:p>26819</text:p>
          </table:table-cell>
          <table:table-cell table:style-name="ce13" table:formula="of:=AVERAGE([.R3:.R6])" office:value-type="float" office:value="28214.75" calcext:value-type="float">
            <text:p>28214,75</text:p>
          </table:table-cell>
          <table:table-cell table:style-name="ce13" table:formula="of:=AVERAGE([.S3:.S6])" office:value-type="float" office:value="28808" calcext:value-type="float">
            <text:p>28808</text:p>
          </table:table-cell>
          <table:table-cell table:style-name="ce13" table:formula="of:=AVERAGE([.T3:.T6])" office:value-type="float" office:value="29385.75" calcext:value-type="float">
            <text:p>29385,7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2000" calcext:value-type="float" table:number-columns-spanned="1" table:number-rows-spanned="5">
            <text:p>200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7"/>
          <table:table-cell table:style-name="ce16"/>
          <table:table-cell table:number-columns-repeated="1004"/>
        </table:table-row>
        <table:table-row table:style-name="ro1">
          <table:covered-table-cell table:style-name="ce5"/>
          <table:table-cell table:formula="of:=[.A8]*0.1" office:value-type="float" office:value="200" calcext:value-type="float">
            <text:p>200</text:p>
          </table:table-cell>
          <table:table-cell office:value-type="float" office:value="87.764" calcext:value-type="float">
            <text:p>87,764</text:p>
          </table:table-cell>
          <table:table-cell office:value-type="float" office:value="0" calcext:value-type="float">
            <text:p>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1566000" calcext:value-type="float">
            <text:p>11566000</text:p>
          </table:table-cell>
          <table:table-cell office:value-type="float" office:value="22.79" calcext:value-type="float">
            <text:p>22,79</text:p>
          </table:table-cell>
          <table:table-cell office:value-type="float" office:value="8776.356" calcext:value-type="float">
            <text:p>8776,356</text:p>
          </table:table-cell>
          <table:table-cell office:value-type="float" office:value="43.882" calcext:value-type="float">
            <text:p>43,882</text:p>
          </table:table-cell>
          <table:table-cell office:value-type="float" office:value="138.8" calcext:value-type="float">
            <text:p>138,8</text:p>
          </table:table-cell>
          <table:table-cell/>
          <table:table-cell office:value-type="float" office:value="8383" calcext:value-type="float">
            <text:p>8383</text:p>
          </table:table-cell>
          <table:table-cell office:value-type="float" office:value="8873" calcext:value-type="float">
            <text:p>8873</text:p>
          </table:table-cell>
          <table:table-cell office:value-type="float" office:value="9349" calcext:value-type="float">
            <text:p>9349</text:p>
          </table:table-cell>
          <table:table-cell office:value-type="float" office:value="9675" calcext:value-type="float">
            <text:p>9675</text:p>
          </table:table-cell>
          <table:table-cell office:value-type="float" office:value="11575" calcext:value-type="float">
            <text:p>11575</text:p>
          </table:table-cell>
          <table:table-cell office:value-type="float" office:value="12641" calcext:value-type="float">
            <text:p>12641</text:p>
          </table:table-cell>
          <table:table-cell office:value-type="float" office:value="13788" calcext:value-type="float">
            <text:p>13788</text:p>
          </table:table-cell>
          <table:table-cell office:value-type="float" office:value="18505" calcext:value-type="float">
            <text:p>18505</text:p>
          </table:table-cell>
          <table:table-cell table:style-name="ce17" office:value-type="float" office:value="20188" calcext:value-type="float">
            <text:p>20188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8]*0.2" office:value-type="float" office:value="400" calcext:value-type="float">
            <text:p>400</text:p>
          </table:table-cell>
          <table:table-cell office:value-type="float" office:value="112.899" calcext:value-type="float">
            <text:p>112,899</text:p>
          </table:table-cell>
          <table:table-cell office:value-type="float" office:value="544" calcext:value-type="float">
            <text:p>544</text:p>
          </table:table-cell>
          <table:table-cell office:value-type="float" office:value="11139282" calcext:value-type="float">
            <text:p>11139282</text:p>
          </table:table-cell>
          <table:table-cell office:value-type="float" office:value="10328438" calcext:value-type="float">
            <text:p>10328438</text:p>
          </table:table-cell>
          <table:table-cell office:value-type="float" office:value="17.71" calcext:value-type="float">
            <text:p>17,71</text:p>
          </table:table-cell>
          <table:table-cell office:value-type="float" office:value="22579.89" calcext:value-type="float">
            <text:p>22579,89</text:p>
          </table:table-cell>
          <table:table-cell office:value-type="float" office:value="56.45" calcext:value-type="float">
            <text:p>56,45</text:p>
          </table:table-cell>
          <table:table-cell office:value-type="float" office:value="96.35" calcext:value-type="float">
            <text:p>96,35</text:p>
          </table:table-cell>
          <table:table-cell/>
          <table:table-cell office:value-type="float" office:value="13614" calcext:value-type="float">
            <text:p>13614</text:p>
          </table:table-cell>
          <table:table-cell office:value-type="float" office:value="15075" calcext:value-type="float">
            <text:p>15075</text:p>
          </table:table-cell>
          <table:table-cell office:value-type="float" office:value="16136" calcext:value-type="float">
            <text:p>16136</text:p>
          </table:table-cell>
          <table:table-cell office:value-type="float" office:value="16821" calcext:value-type="float">
            <text:p>16821</text:p>
          </table:table-cell>
          <table:table-cell office:value-type="float" office:value="21570" calcext:value-type="float">
            <text:p>21570</text:p>
          </table:table-cell>
          <table:table-cell office:value-type="float" office:value="31048" calcext:value-type="float">
            <text:p>31048</text:p>
          </table:table-cell>
          <table:table-cell office:value-type="float" office:value="52263" calcext:value-type="float">
            <text:p>52263</text:p>
          </table:table-cell>
          <table:table-cell office:value-type="float" office:value="110848" calcext:value-type="float">
            <text:p>110848</text:p>
          </table:table-cell>
          <table:table-cell table:style-name="ce17" office:value-type="float" office:value="112895" calcext:value-type="float">
            <text:p>112895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8]*0.4" office:value-type="float" office:value="800" calcext:value-type="float">
            <text:p>800</text:p>
          </table:table-cell>
          <table:table-cell office:value-type="float" office:value="70.561" calcext:value-type="float">
            <text:p>70,561</text:p>
          </table:table-cell>
          <table:table-cell office:value-type="float" office:value="1641" calcext:value-type="float">
            <text:p>1641</text:p>
          </table:table-cell>
          <table:table-cell office:value-type="float" office:value="7827435" calcext:value-type="float">
            <text:p>7827435</text:p>
          </table:table-cell>
          <table:table-cell office:value-type="float" office:value="7257665" calcext:value-type="float">
            <text:p>7257665</text:p>
          </table:table-cell>
          <table:table-cell office:value-type="float" office:value="28.34" calcext:value-type="float">
            <text:p>28,34</text:p>
          </table:table-cell>
          <table:table-cell office:value-type="float" office:value="28224.436" calcext:value-type="float">
            <text:p>28224,436</text:p>
          </table:table-cell>
          <table:table-cell office:value-type="float" office:value="35.281" calcext:value-type="float">
            <text:p>35,281</text:p>
          </table:table-cell>
          <table:table-cell office:value-type="float" office:value="108.33" calcext:value-type="float">
            <text:p>108,33</text:p>
          </table:table-cell>
          <table:table-cell/>
          <table:table-cell office:value-type="float" office:value="11528" calcext:value-type="float">
            <text:p>11528</text:p>
          </table:table-cell>
          <table:table-cell office:value-type="float" office:value="12566" calcext:value-type="float">
            <text:p>12566</text:p>
          </table:table-cell>
          <table:table-cell office:value-type="float" office:value="14790" calcext:value-type="float">
            <text:p>14790</text:p>
          </table:table-cell>
          <table:table-cell office:value-type="float" office:value="18881" calcext:value-type="float">
            <text:p>18881</text:p>
          </table:table-cell>
          <table:table-cell office:value-type="float" office:value="38767" calcext:value-type="float">
            <text:p>38767</text:p>
          </table:table-cell>
          <table:table-cell office:value-type="float" office:value="47181" calcext:value-type="float">
            <text:p>47181</text:p>
          </table:table-cell>
          <table:table-cell office:value-type="float" office:value="48789" calcext:value-type="float">
            <text:p>48789</text:p>
          </table:table-cell>
          <table:table-cell office:value-type="float" office:value="48858" calcext:value-type="float">
            <text:p>48858</text:p>
          </table:table-cell>
          <table:table-cell table:style-name="ce17" office:value-type="float" office:value="54890" calcext:value-type="float">
            <text:p>54890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8]*0.8" office:value-type="float" office:value="1600" calcext:value-type="float">
            <text:p>1600</text:p>
          </table:table-cell>
          <table:table-cell table:style-name="ce12" office:value-type="float" office:value="55.525" calcext:value-type="float">
            <text:p>55,525</text:p>
          </table:table-cell>
          <table:table-cell table:style-name="ce12" office:value-type="float" office:value="3826" calcext:value-type="float">
            <text:p>3826</text:p>
          </table:table-cell>
          <table:table-cell table:style-name="ce12" office:value-type="float" office:value="4397085" calcext:value-type="float">
            <text:p>4397085</text:p>
          </table:table-cell>
          <table:table-cell table:style-name="ce12" office:value-type="float" office:value="4077015" calcext:value-type="float">
            <text:p>4077015</text:p>
          </table:table-cell>
          <table:table-cell table:style-name="ce12" office:value-type="float" office:value="36.02" calcext:value-type="float">
            <text:p>36,02</text:p>
          </table:table-cell>
          <table:table-cell table:style-name="ce12" office:value-type="float" office:value="44419.919" calcext:value-type="float">
            <text:p>44419,919</text:p>
          </table:table-cell>
          <table:table-cell table:style-name="ce12" office:value-type="float" office:value="27.762" calcext:value-type="float">
            <text:p>27,762</text:p>
          </table:table-cell>
          <table:table-cell table:style-name="ce12" office:value-type="float" office:value="77.34" calcext:value-type="float">
            <text:p>77,34</text:p>
          </table:table-cell>
          <table:table-cell table:style-name="ce12"/>
          <table:table-cell table:style-name="ce12" office:value-type="float" office:value="14091" calcext:value-type="float">
            <text:p>14091</text:p>
          </table:table-cell>
          <table:table-cell table:style-name="ce12" office:value-type="float" office:value="17176" calcext:value-type="float">
            <text:p>17176</text:p>
          </table:table-cell>
          <table:table-cell table:style-name="ce12" office:value-type="float" office:value="20350" calcext:value-type="float">
            <text:p>20350</text:p>
          </table:table-cell>
          <table:table-cell table:style-name="ce12" office:value-type="float" office:value="22960" calcext:value-type="float">
            <text:p>22960</text:p>
          </table:table-cell>
          <table:table-cell table:style-name="ce12" office:value-type="float" office:value="53402" calcext:value-type="float">
            <text:p>53402</text:p>
          </table:table-cell>
          <table:table-cell table:style-name="ce12" office:value-type="float" office:value="54429" calcext:value-type="float">
            <text:p>54429</text:p>
          </table:table-cell>
          <table:table-cell table:style-name="ce12" office:value-type="float" office:value="54433" calcext:value-type="float">
            <text:p>54433</text:p>
          </table:table-cell>
          <table:table-cell table:style-name="ce12" office:value-type="float" office:value="55512" calcext:value-type="float">
            <text:p>55512</text:p>
          </table:table-cell>
          <table:table-cell table:style-name="ce18" office:value-type="float" office:value="55513" calcext:value-type="float">
            <text:p>55513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9:.C12])" office:value-type="float" office:value="81.68725" calcext:value-type="float">
            <text:p>81,68725</text:p>
          </table:table-cell>
          <table:table-cell table:style-name="ce13" table:formula="of:=AVERAGE([.D9:.D12])" office:value-type="float" office:value="1502.75" calcext:value-type="float">
            <text:p>1502,75</text:p>
          </table:table-cell>
          <table:table-cell table:style-name="ce13" table:formula="of:=AVERAGE([.E9:.E12])" office:value-type="float" office:value="8959450.5" calcext:value-type="float">
            <text:p>8959450,5</text:p>
          </table:table-cell>
          <table:table-cell table:style-name="ce13" table:formula="of:=AVERAGE([.F9:.F12])" office:value-type="float" office:value="8307279.5" calcext:value-type="float">
            <text:p>8307279,5</text:p>
          </table:table-cell>
          <table:table-cell table:style-name="ce13" table:formula="of:=AVERAGE([.G9:.G12])" office:value-type="float" office:value="26.215" calcext:value-type="float">
            <text:p>26,215</text:p>
          </table:table-cell>
          <table:table-cell table:style-name="ce13" table:formula="of:=AVERAGE([.H9:.H12])" office:value-type="float" office:value="26000.15025" calcext:value-type="float">
            <text:p>26000,15025</text:p>
          </table:table-cell>
          <table:table-cell table:style-name="ce13" table:formula="of:=AVERAGE([.I9:.I12])" office:value-type="float" office:value="40.84375" calcext:value-type="float">
            <text:p>40,84375</text:p>
          </table:table-cell>
          <table:table-cell table:style-name="ce13" table:formula="of:=AVERAGE([.J9:.J12])" office:value-type="float" office:value="105.205" calcext:value-type="float">
            <text:p>105,205</text:p>
          </table:table-cell>
          <table:table-cell table:style-name="ce13" table:formula="of:=AVERAGE([.K9:.K12])" office:value-type="string" office:string-value="" calcext:value-type="error">
            <text:p>#DIV/0!</text:p>
          </table:table-cell>
          <table:table-cell table:style-name="ce13" table:formula="of:=AVERAGE([.L9:.L12])" office:value-type="float" office:value="11904" calcext:value-type="float">
            <text:p>11904</text:p>
          </table:table-cell>
          <table:table-cell table:style-name="ce13" table:formula="of:=AVERAGE([.M9:.M12])" office:value-type="float" office:value="13422.5" calcext:value-type="float">
            <text:p>13422,5</text:p>
          </table:table-cell>
          <table:table-cell table:style-name="ce13" table:formula="of:=AVERAGE([.N9:.N12])" office:value-type="float" office:value="15156.25" calcext:value-type="float">
            <text:p>15156,25</text:p>
          </table:table-cell>
          <table:table-cell table:style-name="ce13" table:formula="of:=AVERAGE([.O9:.O12])" office:value-type="float" office:value="17084.25" calcext:value-type="float">
            <text:p>17084,25</text:p>
          </table:table-cell>
          <table:table-cell table:style-name="ce13" table:formula="of:=AVERAGE([.P9:.P12])" office:value-type="float" office:value="31328.5" calcext:value-type="float">
            <text:p>31328,5</text:p>
          </table:table-cell>
          <table:table-cell table:style-name="ce13" table:formula="of:=AVERAGE([.Q9:.Q12])" office:value-type="float" office:value="36324.75" calcext:value-type="float">
            <text:p>36324,75</text:p>
          </table:table-cell>
          <table:table-cell table:style-name="ce13" table:formula="of:=AVERAGE([.R9:.R12])" office:value-type="float" office:value="42318.25" calcext:value-type="float">
            <text:p>42318,25</text:p>
          </table:table-cell>
          <table:table-cell table:style-name="ce13" table:formula="of:=AVERAGE([.S9:.S12])" office:value-type="float" office:value="58430.75" calcext:value-type="float">
            <text:p>58430,75</text:p>
          </table:table-cell>
          <table:table-cell table:style-name="ce13" table:formula="of:=AVERAGE([.T9:.T12])" office:value-type="float" office:value="60871.5" calcext:value-type="float">
            <text:p>60871,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3000" calcext:value-type="float" table:number-columns-spanned="1" table:number-rows-spanned="5">
            <text:p>300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7"/>
          <table:table-cell table:style-name="ce16"/>
          <table:table-cell table:number-columns-repeated="1004"/>
        </table:table-row>
        <table:table-row table:style-name="ro1">
          <table:covered-table-cell table:style-name="ce5"/>
          <table:table-cell table:formula="of:=[.A14]*0.1" office:value-type="float" office:value="300" calcext:value-type="float">
            <text:p>300</text:p>
          </table:table-cell>
          <table:table-cell office:value-type="float" office:value="183.095" calcext:value-type="float">
            <text:p>183,095</text:p>
          </table:table-cell>
          <table:table-cell office:value-type="float" office:value="161" calcext:value-type="float">
            <text:p>161</text:p>
          </table:table-cell>
          <table:table-cell office:value-type="float" office:value="18374202" calcext:value-type="float">
            <text:p>18374202</text:p>
          </table:table-cell>
          <table:table-cell office:value-type="float" office:value="17036718" calcext:value-type="float">
            <text:p>17036718</text:p>
          </table:table-cell>
          <table:table-cell office:value-type="float" office:value="16.38" calcext:value-type="float">
            <text:p>16,38</text:p>
          </table:table-cell>
          <table:table-cell office:value-type="float" office:value="18309.502" calcext:value-type="float">
            <text:p>18309,502</text:p>
          </table:table-cell>
          <table:table-cell office:value-type="float" office:value="61.032" calcext:value-type="float">
            <text:p>61,03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866" calcext:value-type="float">
            <text:p>15866</text:p>
          </table:table-cell>
          <table:table-cell office:value-type="float" office:value="16353" calcext:value-type="float">
            <text:p>16353</text:p>
          </table:table-cell>
          <table:table-cell office:value-type="float" office:value="16708" calcext:value-type="float">
            <text:p>16708</text:p>
          </table:table-cell>
          <table:table-cell office:value-type="float" office:value="16989" calcext:value-type="float">
            <text:p>16989</text:p>
          </table:table-cell>
          <table:table-cell office:value-type="float" office:value="18692" calcext:value-type="float">
            <text:p>18692</text:p>
          </table:table-cell>
          <table:table-cell office:value-type="float" office:value="22935" calcext:value-type="float">
            <text:p>22935</text:p>
          </table:table-cell>
          <table:table-cell office:value-type="float" office:value="30152" calcext:value-type="float">
            <text:p>30152</text:p>
          </table:table-cell>
          <table:table-cell office:value-type="float" office:value="31378" calcext:value-type="float">
            <text:p>31378</text:p>
          </table:table-cell>
          <table:table-cell table:style-name="ce17" office:value-type="float" office:value="110896" calcext:value-type="float">
            <text:p>110896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14]*0.2" office:value-type="float" office:value="600" calcext:value-type="float">
            <text:p>600</text:p>
          </table:table-cell>
          <table:table-cell office:value-type="float" office:value="113.372" calcext:value-type="float">
            <text:p>113,372</text:p>
          </table:table-cell>
          <table:table-cell office:value-type="float" office:value="2336" calcext:value-type="float">
            <text:p>2336</text:p>
          </table:table-cell>
          <table:table-cell office:value-type="float" office:value="13802481" calcext:value-type="float">
            <text:p>13802481</text:p>
          </table:table-cell>
          <table:table-cell office:value-type="float" office:value="12797779" calcext:value-type="float">
            <text:p>12797779</text:p>
          </table:table-cell>
          <table:table-cell office:value-type="float" office:value="26.46" calcext:value-type="float">
            <text:p>26,46</text:p>
          </table:table-cell>
          <table:table-cell office:value-type="float" office:value="22674.44" calcext:value-type="float">
            <text:p>22674,44</text:p>
          </table:table-cell>
          <table:table-cell office:value-type="float" office:value="37.791" calcext:value-type="float">
            <text:p>37,79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12885" calcext:value-type="float">
            <text:p>12885</text:p>
          </table:table-cell>
          <table:table-cell office:value-type="float" office:value="14479" calcext:value-type="float">
            <text:p>14479</text:p>
          </table:table-cell>
          <table:table-cell office:value-type="float" office:value="18778" calcext:value-type="float">
            <text:p>18778</text:p>
          </table:table-cell>
          <table:table-cell office:value-type="float" office:value="20095" calcext:value-type="float">
            <text:p>20095</text:p>
          </table:table-cell>
          <table:table-cell office:value-type="float" office:value="27223" calcext:value-type="float">
            <text:p>27223</text:p>
          </table:table-cell>
          <table:table-cell office:value-type="float" office:value="33202" calcext:value-type="float">
            <text:p>33202</text:p>
          </table:table-cell>
          <table:table-cell table:number-columns-repeated="2" office:value-type="float" office:value="104777" calcext:value-type="float">
            <text:p>104777</text:p>
          </table:table-cell>
          <table:table-cell table:style-name="ce17" office:value-type="float" office:value="104778" calcext:value-type="float">
            <text:p>104778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14]*0.4" office:value-type="float" office:value="1200" calcext:value-type="float">
            <text:p>1200</text:p>
          </table:table-cell>
          <table:table-cell office:value-type="float" office:value="76.227" calcext:value-type="float">
            <text:p>76,227</text:p>
          </table:table-cell>
          <table:table-cell office:value-type="float" office:value="5578" calcext:value-type="float">
            <text:p>5578</text:p>
          </table:table-cell>
          <table:table-cell office:value-type="float" office:value="6985440" calcext:value-type="float">
            <text:p>6985440</text:p>
          </table:table-cell>
          <table:table-cell office:value-type="float" office:value="6476960" calcext:value-type="float">
            <text:p>6476960</text:p>
          </table:table-cell>
          <table:table-cell office:value-type="float" office:value="39.36" calcext:value-type="float">
            <text:p>39,36</text:p>
          </table:table-cell>
          <table:table-cell office:value-type="float" office:value="0.682" calcext:value-type="float">
            <text:p>0,682</text:p>
          </table:table-cell>
          <table:table-cell office:value-type="float" office:value="25.409" calcext:value-type="float">
            <text:p>25,409</text:p>
          </table:table-cell>
          <table:table-cell office:value-type="float" office:value="89.49" calcext:value-type="float">
            <text:p>89,49</text:p>
          </table:table-cell>
          <table:table-cell/>
          <table:table-cell office:value-type="float" office:value="14914" calcext:value-type="float">
            <text:p>14914</text:p>
          </table:table-cell>
          <table:table-cell office:value-type="float" office:value="16096" calcext:value-type="float">
            <text:p>16096</text:p>
          </table:table-cell>
          <table:table-cell office:value-type="float" office:value="17013" calcext:value-type="float">
            <text:p>17013</text:p>
          </table:table-cell>
          <table:table-cell office:value-type="float" office:value="20475" calcext:value-type="float">
            <text:p>20475</text:p>
          </table:table-cell>
          <table:table-cell office:value-type="float" office:value="28704" calcext:value-type="float">
            <text:p>28704</text:p>
          </table:table-cell>
          <table:table-cell office:value-type="float" office:value="33725" calcext:value-type="float">
            <text:p>33725</text:p>
          </table:table-cell>
          <table:table-cell office:value-type="float" office:value="36383" calcext:value-type="float">
            <text:p>36383</text:p>
          </table:table-cell>
          <table:table-cell office:value-type="float" office:value="41212" calcext:value-type="float">
            <text:p>41212</text:p>
          </table:table-cell>
          <table:table-cell table:style-name="ce17" office:value-type="float" office:value="58097" calcext:value-type="float">
            <text:p>58097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14]*0.8" office:value-type="float" office:value="2400" calcext:value-type="float">
            <text:p>2400</text:p>
          </table:table-cell>
          <table:table-cell table:style-name="ce12" office:value-type="float" office:value="46.349" calcext:value-type="float">
            <text:p>46,349</text:p>
          </table:table-cell>
          <table:table-cell table:style-name="ce12" office:value-type="float" office:value="6833" calcext:value-type="float">
            <text:p>6833</text:p>
          </table:table-cell>
          <table:table-cell table:style-name="ce12" office:value-type="float" office:value="4160079" calcext:value-type="float">
            <text:p>4160079</text:p>
          </table:table-cell>
          <table:table-cell table:style-name="ce12" office:value-type="float" office:value="3857261" calcext:value-type="float">
            <text:p>3857261</text:p>
          </table:table-cell>
          <table:table-cell table:style-name="ce12" office:value-type="float" office:value="64.73" calcext:value-type="float">
            <text:p>64,73</text:p>
          </table:table-cell>
          <table:table-cell table:style-name="ce12" office:value-type="float" office:value="37078.826" calcext:value-type="float">
            <text:p>37078,826</text:p>
          </table:table-cell>
          <table:table-cell table:style-name="ce12" office:value-type="float" office:value="15.45" calcext:value-type="float">
            <text:p>15,45</text:p>
          </table:table-cell>
          <table:table-cell table:style-name="ce12" office:value-type="float" office:value="87.65" calcext:value-type="float">
            <text:p>87,65</text:p>
          </table:table-cell>
          <table:table-cell table:style-name="ce12"/>
          <table:table-cell table:style-name="ce12" office:value-type="float" office:value="21664" calcext:value-type="float">
            <text:p>21664</text:p>
          </table:table-cell>
          <table:table-cell table:style-name="ce12" office:value-type="float" office:value="30140" calcext:value-type="float">
            <text:p>30140</text:p>
          </table:table-cell>
          <table:table-cell table:style-name="ce12" office:value-type="float" office:value="32360" calcext:value-type="float">
            <text:p>32360</text:p>
          </table:table-cell>
          <table:table-cell table:style-name="ce12" office:value-type="float" office:value="33210" calcext:value-type="float">
            <text:p>33210</text:p>
          </table:table-cell>
          <table:table-cell table:style-name="ce12" office:value-type="float" office:value="35013" calcext:value-type="float">
            <text:p>35013</text:p>
          </table:table-cell>
          <table:table-cell table:style-name="ce12" office:value-type="float" office:value="36547" calcext:value-type="float">
            <text:p>36547</text:p>
          </table:table-cell>
          <table:table-cell table:style-name="ce12" office:value-type="float" office:value="37061" calcext:value-type="float">
            <text:p>37061</text:p>
          </table:table-cell>
          <table:table-cell table:style-name="ce12" office:value-type="float" office:value="40493" calcext:value-type="float">
            <text:p>40493</text:p>
          </table:table-cell>
          <table:table-cell table:style-name="ce18" office:value-type="float" office:value="42616" calcext:value-type="float">
            <text:p>42616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15:.C18])" office:value-type="float" office:value="104.76075" calcext:value-type="float">
            <text:p>104,76075</text:p>
          </table:table-cell>
          <table:table-cell table:style-name="ce13" table:formula="of:=AVERAGE([.D15:.D18])" office:value-type="float" office:value="3727" calcext:value-type="float">
            <text:p>3727</text:p>
          </table:table-cell>
          <table:table-cell table:style-name="ce13" table:formula="of:=AVERAGE([.E15:.E18])" office:value-type="float" office:value="10830550.5" calcext:value-type="float">
            <text:p>10830550,5</text:p>
          </table:table-cell>
          <table:table-cell table:style-name="ce13" table:formula="of:=AVERAGE([.F15:.F18])" office:value-type="float" office:value="10042179.5" calcext:value-type="float">
            <text:p>10042179,5</text:p>
          </table:table-cell>
          <table:table-cell table:style-name="ce13" table:formula="of:=AVERAGE([.G15:.G18])" office:value-type="float" office:value="36.7325" calcext:value-type="float">
            <text:p>36,7325</text:p>
          </table:table-cell>
          <table:table-cell table:style-name="ce13" table:formula="of:=AVERAGE([.H15:.H18])" office:value-type="float" office:value="19515.8625" calcext:value-type="float">
            <text:p>19515,8625</text:p>
          </table:table-cell>
          <table:table-cell table:style-name="ce13" table:formula="of:=AVERAGE([.I15:.I18])" office:value-type="float" office:value="34.9205" calcext:value-type="float">
            <text:p>34,9205</text:p>
          </table:table-cell>
          <table:table-cell table:style-name="ce13" table:formula="of:=AVERAGE([.J15:.J18])" office:value-type="float" office:value="98.5075" calcext:value-type="float">
            <text:p>98,5075</text:p>
          </table:table-cell>
          <table:table-cell table:style-name="ce13" table:formula="of:=AVERAGE([.K15:.K18])" office:value-type="string" office:string-value="" calcext:value-type="error">
            <text:p>#DIV/0!</text:p>
          </table:table-cell>
          <table:table-cell table:style-name="ce13" table:formula="of:=AVERAGE([.L15:.L18])" office:value-type="float" office:value="16332.25" calcext:value-type="float">
            <text:p>16332,25</text:p>
          </table:table-cell>
          <table:table-cell table:style-name="ce13" table:formula="of:=AVERAGE([.M15:.M18])" office:value-type="float" office:value="19267" calcext:value-type="float">
            <text:p>19267</text:p>
          </table:table-cell>
          <table:table-cell table:style-name="ce13" table:formula="of:=AVERAGE([.N15:.N18])" office:value-type="float" office:value="21214.75" calcext:value-type="float">
            <text:p>21214,75</text:p>
          </table:table-cell>
          <table:table-cell table:style-name="ce13" table:formula="of:=AVERAGE([.O15:.O18])" office:value-type="float" office:value="22692.25" calcext:value-type="float">
            <text:p>22692,25</text:p>
          </table:table-cell>
          <table:table-cell table:style-name="ce13" table:formula="of:=AVERAGE([.P15:.P18])" office:value-type="float" office:value="27408" calcext:value-type="float">
            <text:p>27408</text:p>
          </table:table-cell>
          <table:table-cell table:style-name="ce13" table:formula="of:=AVERAGE([.Q15:.Q18])" office:value-type="float" office:value="31602.25" calcext:value-type="float">
            <text:p>31602,25</text:p>
          </table:table-cell>
          <table:table-cell table:style-name="ce13" table:formula="of:=AVERAGE([.R15:.R18])" office:value-type="float" office:value="52093.25" calcext:value-type="float">
            <text:p>52093,25</text:p>
          </table:table-cell>
          <table:table-cell table:style-name="ce13" table:formula="of:=AVERAGE([.S15:.S18])" office:value-type="float" office:value="54465" calcext:value-type="float">
            <text:p>54465</text:p>
          </table:table-cell>
          <table:table-cell table:style-name="ce13" table:formula="of:=AVERAGE([.T15:.T18])" office:value-type="float" office:value="79096.75" calcext:value-type="float">
            <text:p>79096,7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4000" calcext:value-type="float" table:number-columns-spanned="1" table:number-rows-spanned="5">
            <text:p>400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7"/>
          <table:table-cell table:style-name="ce16"/>
          <table:table-cell table:number-columns-repeated="1004"/>
        </table:table-row>
        <table:table-row table:style-name="ro1">
          <table:covered-table-cell table:style-name="ce5"/>
          <table:table-cell table:formula="of:=[.A20]*0.1" office:value-type="float" office:value="400" calcext:value-type="float">
            <text:p>400</text:p>
          </table:table-cell>
          <table:table-cell office:value-type="float" office:value="205.264" calcext:value-type="float">
            <text:p>205,264</text:p>
          </table:table-cell>
          <table:table-cell office:value-type="float" office:value="472" calcext:value-type="float">
            <text:p>472</text:p>
          </table:table-cell>
          <table:table-cell office:value-type="float" office:value="23675652" calcext:value-type="float">
            <text:p>23675652</text:p>
          </table:table-cell>
          <table:table-cell office:value-type="float" office:value="21952268" calcext:value-type="float">
            <text:p>21952268</text:p>
          </table:table-cell>
          <table:table-cell office:value-type="float" office:value="19.49" calcext:value-type="float">
            <text:p>19,49</text:p>
          </table:table-cell>
          <table:table-cell office:value-type="float" office:value="20526.394" calcext:value-type="float">
            <text:p>20526,394</text:p>
          </table:table-cell>
          <table:table-cell office:value-type="float" office:value="51.316" calcext:value-type="float">
            <text:p>51,316</text:p>
          </table:table-cell>
          <table:table-cell office:value-type="float" office:value="112.64" calcext:value-type="float">
            <text:p>112,64</text:p>
          </table:table-cell>
          <table:table-cell/>
          <table:table-cell office:value-type="float" office:value="14044" calcext:value-type="float">
            <text:p>14044</text:p>
          </table:table-cell>
          <table:table-cell office:value-type="float" office:value="15298" calcext:value-type="float">
            <text:p>15298</text:p>
          </table:table-cell>
          <table:table-cell office:value-type="float" office:value="16596" calcext:value-type="float">
            <text:p>16596</text:p>
          </table:table-cell>
          <table:table-cell office:value-type="float" office:value="18157" calcext:value-type="float">
            <text:p>18157</text:p>
          </table:table-cell>
          <table:table-cell office:value-type="float" office:value="21204" calcext:value-type="float">
            <text:p>21204</text:p>
          </table:table-cell>
          <table:table-cell office:value-type="float" office:value="30483" calcext:value-type="float">
            <text:p>30483</text:p>
          </table:table-cell>
          <table:table-cell office:value-type="float" office:value="75915" calcext:value-type="float">
            <text:p>75915</text:p>
          </table:table-cell>
          <table:table-cell office:value-type="float" office:value="105730" calcext:value-type="float">
            <text:p>105730</text:p>
          </table:table-cell>
          <table:table-cell table:style-name="ce17" office:value-type="float" office:value="127317" calcext:value-type="float">
            <text:p>127317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20]*0.2" office:value-type="float" office:value="800" calcext:value-type="float">
            <text:p>800</text:p>
          </table:table-cell>
          <table:table-cell office:value-type="float" office:value="154.601" calcext:value-type="float">
            <text:p>154,601</text:p>
          </table:table-cell>
          <table:table-cell office:value-type="float" office:value="2932" calcext:value-type="float">
            <text:p>2932</text:p>
          </table:table-cell>
          <table:table-cell office:value-type="float" office:value="18068589" calcext:value-type="float">
            <text:p>18068589</text:p>
          </table:table-cell>
          <table:table-cell office:value-type="float" office:value="16753351" calcext:value-type="float">
            <text:p>16753351</text:p>
          </table:table-cell>
          <table:table-cell office:value-type="float" office:value="25.87" calcext:value-type="float">
            <text:p>25,87</text:p>
          </table:table-cell>
          <table:table-cell office:value-type="float" office:value="30920.28" calcext:value-type="float">
            <text:p>30920,28</text:p>
          </table:table-cell>
          <table:table-cell office:value-type="float" office:value="38.65" calcext:value-type="float">
            <text:p>38,65</text:p>
          </table:table-cell>
          <table:table-cell office:value-type="float" office:value="114.13" calcext:value-type="float">
            <text:p>114,13</text:p>
          </table:table-cell>
          <table:table-cell/>
          <table:table-cell office:value-type="float" office:value="15222" calcext:value-type="float">
            <text:p>15222</text:p>
          </table:table-cell>
          <table:table-cell office:value-type="float" office:value="17044" calcext:value-type="float">
            <text:p>17044</text:p>
          </table:table-cell>
          <table:table-cell office:value-type="float" office:value="20148" calcext:value-type="float">
            <text:p>20148</text:p>
          </table:table-cell>
          <table:table-cell office:value-type="float" office:value="23283" calcext:value-type="float">
            <text:p>23283</text:p>
          </table:table-cell>
          <table:table-cell office:value-type="float" office:value="104685" calcext:value-type="float">
            <text:p>104685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314" calcext:value-type="float">
            <text:p>127314</text:p>
          </table:table-cell>
          <table:table-cell office:value-type="float" office:value="127317" calcext:value-type="float">
            <text:p>127317</text:p>
          </table:table-cell>
          <table:table-cell table:style-name="ce17" office:value-type="float" office:value="131498" calcext:value-type="float">
            <text:p>131498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20]*0.4" office:value-type="float" office:value="1600" calcext:value-type="float">
            <text:p>1600</text:p>
          </table:table-cell>
          <table:table-cell office:value-type="float" office:value="93.776" calcext:value-type="float">
            <text:p>93,776</text:p>
          </table:table-cell>
          <table:table-cell office:value-type="float" office:value="7178" calcext:value-type="float">
            <text:p>7178</text:p>
          </table:table-cell>
          <table:table-cell office:value-type="float" office:value="9711009" calcext:value-type="float">
            <text:p>9711009</text:p>
          </table:table-cell>
          <table:table-cell office:value-type="float" office:value="9004131" calcext:value-type="float">
            <text:p>9004131</text:p>
          </table:table-cell>
          <table:table-cell office:value-type="float" office:value="42.65" calcext:value-type="float">
            <text:p>42,65</text:p>
          </table:table-cell>
          <table:table-cell office:value-type="float" office:value="37510.426" calcext:value-type="float">
            <text:p>37510,426</text:p>
          </table:table-cell>
          <table:table-cell office:value-type="float" office:value="23.444" calcext:value-type="float">
            <text:p>23,444</text:p>
          </table:table-cell>
          <table:table-cell office:value-type="float" office:value="101.13" calcext:value-type="float">
            <text:p>101,13</text:p>
          </table:table-cell>
          <table:table-cell/>
          <table:table-cell office:value-type="float" office:value="14276" calcext:value-type="float">
            <text:p>14276</text:p>
          </table:table-cell>
          <table:table-cell office:value-type="float" office:value="18899" calcext:value-type="float">
            <text:p>18899</text:p>
          </table:table-cell>
          <table:table-cell office:value-type="float" office:value="23966" calcext:value-type="float">
            <text:p>23966</text:p>
          </table:table-cell>
          <table:table-cell office:value-type="float" office:value="27168" calcext:value-type="float">
            <text:p>27168</text:p>
          </table:table-cell>
          <table:table-cell office:value-type="float" office:value="36253" calcext:value-type="float">
            <text:p>36253</text:p>
          </table:table-cell>
          <table:table-cell office:value-type="float" office:value="56471" calcext:value-type="float">
            <text:p>56471</text:p>
          </table:table-cell>
          <table:table-cell office:value-type="float" office:value="74054" calcext:value-type="float">
            <text:p>74054</text:p>
          </table:table-cell>
          <table:table-cell office:value-type="float" office:value="74055" calcext:value-type="float">
            <text:p>74055</text:p>
          </table:table-cell>
          <table:table-cell table:style-name="ce17" office:value-type="float" office:value="90109" calcext:value-type="float">
            <text:p>90109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20]*0.8" office:value-type="float" office:value="3200" calcext:value-type="float">
            <text:p>3200</text:p>
          </table:table-cell>
          <table:table-cell table:style-name="ce12" office:value-type="float" office:value="53.006" calcext:value-type="float">
            <text:p>53,006</text:p>
          </table:table-cell>
          <table:table-cell table:style-name="ce12" office:value-type="float" office:value="9091" calcext:value-type="float">
            <text:p>9091</text:p>
          </table:table-cell>
          <table:table-cell table:style-name="ce12" office:value-type="float" office:value="5126814" calcext:value-type="float">
            <text:p>5126814</text:p>
          </table:table-cell>
          <table:table-cell table:style-name="ce12" office:value-type="float" office:value="4753626" calcext:value-type="float">
            <text:p>4753626</text:p>
          </table:table-cell>
          <table:table-cell table:style-name="ce12" office:value-type="float" office:value="75.46" calcext:value-type="float">
            <text:p>75,46</text:p>
          </table:table-cell>
          <table:table-cell table:style-name="ce12" office:value-type="float" office:value="42404.582" calcext:value-type="float">
            <text:p>42404,582</text:p>
          </table:table-cell>
          <table:table-cell table:style-name="ce12" office:value-type="float" office:value="13.251" calcext:value-type="float">
            <text:p>13,251</text:p>
          </table:table-cell>
          <table:table-cell table:style-name="ce12" office:value-type="float" office:value="94.45" calcext:value-type="float">
            <text:p>94,45</text:p>
          </table:table-cell>
          <table:table-cell table:style-name="ce12"/>
          <table:table-cell table:style-name="ce12" office:value-type="float" office:value="15855" calcext:value-type="float">
            <text:p>15855</text:p>
          </table:table-cell>
          <table:table-cell table:style-name="ce12" office:value-type="float" office:value="21103" calcext:value-type="float">
            <text:p>21103</text:p>
          </table:table-cell>
          <table:table-cell table:style-name="ce12" office:value-type="float" office:value="30121" calcext:value-type="float">
            <text:p>30121</text:p>
          </table:table-cell>
          <table:table-cell table:style-name="ce12" office:value-type="float" office:value="31320" calcext:value-type="float">
            <text:p>31320</text:p>
          </table:table-cell>
          <table:table-cell table:style-name="ce12" office:value-type="float" office:value="33991" calcext:value-type="float">
            <text:p>33991</text:p>
          </table:table-cell>
          <table:table-cell table:style-name="ce12" office:value-type="float" office:value="35481" calcext:value-type="float">
            <text:p>35481</text:p>
          </table:table-cell>
          <table:table-cell table:style-name="ce12" office:value-type="float" office:value="38596" calcext:value-type="float">
            <text:p>38596</text:p>
          </table:table-cell>
          <table:table-cell table:style-name="ce12" office:value-type="float" office:value="38607" calcext:value-type="float">
            <text:p>38607</text:p>
          </table:table-cell>
          <table:table-cell table:style-name="ce18" office:value-type="float" office:value="41882" calcext:value-type="float">
            <text:p>41882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21:.C24])" office:value-type="float" office:value="126.66175" calcext:value-type="float">
            <text:p>126,66175</text:p>
          </table:table-cell>
          <table:table-cell table:style-name="ce13" table:formula="of:=AVERAGE([.D21:.D24])" office:value-type="float" office:value="4918.25" calcext:value-type="float">
            <text:p>4918,25</text:p>
          </table:table-cell>
          <table:table-cell table:style-name="ce13" table:formula="of:=AVERAGE([.E21:.E24])" office:value-type="float" office:value="14145516" calcext:value-type="float">
            <text:p>14145516</text:p>
          </table:table-cell>
          <table:table-cell table:style-name="ce13" table:formula="of:=AVERAGE([.F21:.F24])" office:value-type="float" office:value="13115844" calcext:value-type="float">
            <text:p>13115844</text:p>
          </table:table-cell>
          <table:table-cell table:style-name="ce13" table:formula="of:=AVERAGE([.G21:.G24])" office:value-type="float" office:value="40.8675" calcext:value-type="float">
            <text:p>40,8675</text:p>
          </table:table-cell>
          <table:table-cell table:style-name="ce13" table:formula="of:=AVERAGE([.H21:.H24])" office:value-type="float" office:value="32840.4205" calcext:value-type="float">
            <text:p>32840,4205</text:p>
          </table:table-cell>
          <table:table-cell table:style-name="ce13" table:formula="of:=AVERAGE([.I21:.I24])" office:value-type="float" office:value="31.66525" calcext:value-type="float">
            <text:p>31,66525</text:p>
          </table:table-cell>
          <table:table-cell table:style-name="ce13" table:formula="of:=AVERAGE([.J21:.J24])" office:value-type="float" office:value="105.5875" calcext:value-type="float">
            <text:p>105,5875</text:p>
          </table:table-cell>
          <table:table-cell table:style-name="ce13" table:formula="of:=AVERAGE([.K21:.K24])" office:value-type="string" office:string-value="" calcext:value-type="error">
            <text:p>#DIV/0!</text:p>
          </table:table-cell>
          <table:table-cell table:style-name="ce13" table:formula="of:=AVERAGE([.L21:.L24])" office:value-type="float" office:value="14849.25" calcext:value-type="float">
            <text:p>14849,25</text:p>
          </table:table-cell>
          <table:table-cell table:style-name="ce13" table:formula="of:=AVERAGE([.M21:.M24])" office:value-type="float" office:value="18086" calcext:value-type="float">
            <text:p>18086</text:p>
          </table:table-cell>
          <table:table-cell table:style-name="ce13" table:formula="of:=AVERAGE([.N21:.N24])" office:value-type="float" office:value="22707.75" calcext:value-type="float">
            <text:p>22707,75</text:p>
          </table:table-cell>
          <table:table-cell table:style-name="ce13" table:formula="of:=AVERAGE([.O21:.O24])" office:value-type="float" office:value="24982" calcext:value-type="float">
            <text:p>24982</text:p>
          </table:table-cell>
          <table:table-cell table:style-name="ce13" table:formula="of:=AVERAGE([.P21:.P24])" office:value-type="float" office:value="49033.25" calcext:value-type="float">
            <text:p>49033,25</text:p>
          </table:table-cell>
          <table:table-cell table:style-name="ce13" table:formula="of:=AVERAGE([.Q21:.Q24])" office:value-type="float" office:value="62419.25" calcext:value-type="float">
            <text:p>62419,25</text:p>
          </table:table-cell>
          <table:table-cell table:style-name="ce13" table:formula="of:=AVERAGE([.R21:.R24])" office:value-type="float" office:value="78969.75" calcext:value-type="float">
            <text:p>78969,75</text:p>
          </table:table-cell>
          <table:table-cell table:style-name="ce13" table:formula="of:=AVERAGE([.S21:.S24])" office:value-type="float" office:value="86427.25" calcext:value-type="float">
            <text:p>86427,25</text:p>
          </table:table-cell>
          <table:table-cell table:style-name="ce13" table:formula="of:=AVERAGE([.T21:.T24])" office:value-type="float" office:value="97701.5" calcext:value-type="float">
            <text:p>97701,5</text:p>
          </table:table-cell>
          <table:table-cell table:style-name="ce19" table:number-columns-repeated="1004"/>
        </table:table-row>
        <table:table-row table:style-name="ro3">
          <table:table-cell table:style-name="ce8" office:value-type="float" office:value="5000" calcext:value-type="float" table:number-columns-spanned="1" table:number-rows-spanned="5">
            <text:p>500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7"/>
          <table:table-cell table:style-name="ce16"/>
          <table:table-cell table:number-columns-repeated="1004"/>
        </table:table-row>
        <table:table-row table:style-name="ro1">
          <table:covered-table-cell table:style-name="ce5"/>
          <table:table-cell table:formula="of:=[.A26]*0.1" office:value-type="float" office:value="500" calcext:value-type="float">
            <text:p>500</text:p>
          </table:table-cell>
          <table:table-cell office:value-type="float" office:value="238.416" calcext:value-type="float">
            <text:p>238,416</text:p>
          </table:table-cell>
          <table:table-cell office:value-type="float" office:value="1864" calcext:value-type="float">
            <text:p>1864</text:p>
          </table:table-cell>
          <table:table-cell office:value-type="float" office:value="27324297" calcext:value-type="float">
            <text:p>27324297</text:p>
          </table:table-cell>
          <table:table-cell office:value-type="float" office:value="25335323" calcext:value-type="float">
            <text:p>25335323</text:p>
          </table:table-cell>
          <table:table-cell office:value-type="float" office:value="20.97" calcext:value-type="float">
            <text:p>20,97</text:p>
          </table:table-cell>
          <table:table-cell office:value-type="float" office:value="23841" calcext:value-type="float">
            <text:p>23841</text:p>
          </table:table-cell>
          <table:table-cell office:value-type="float" office:value="47" calcext:value-type="float">
            <text:p>47</text:p>
          </table:table-cell>
          <table:table-cell office:value-type="float" office:value="111.2" calcext:value-type="float">
            <text:p>111,2</text:p>
          </table:table-cell>
          <table:table-cell/>
          <table:table-cell office:value-type="float" office:value="16073" calcext:value-type="float">
            <text:p>16073</text:p>
          </table:table-cell>
          <table:table-cell office:value-type="float" office:value="17349" calcext:value-type="float">
            <text:p>17349</text:p>
          </table:table-cell>
          <table:table-cell office:value-type="float" office:value="19086" calcext:value-type="float">
            <text:p>19086</text:p>
          </table:table-cell>
          <table:table-cell office:value-type="float" office:value="20823" calcext:value-type="float">
            <text:p>20823</text:p>
          </table:table-cell>
          <table:table-cell office:value-type="float" office:value="29933" calcext:value-type="float">
            <text:p>29933</text:p>
          </table:table-cell>
          <table:table-cell office:value-type="float" office:value="69201" calcext:value-type="float">
            <text:p>69201</text:p>
          </table:table-cell>
          <table:table-cell office:value-type="float" office:value="111634" calcext:value-type="float">
            <text:p>111634</text:p>
          </table:table-cell>
          <table:table-cell office:value-type="float" office:value="127227" calcext:value-type="float">
            <text:p>127227</text:p>
          </table:table-cell>
          <table:table-cell table:style-name="ce17" office:value-type="float" office:value="127334" calcext:value-type="float">
            <text:p>127334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26]*0.2" office:value-type="float" office:value="1000" calcext:value-type="float">
            <text:p>1000</text:p>
          </table:table-cell>
          <table:table-cell office:value-type="float" office:value="177.195" calcext:value-type="float">
            <text:p>177,195</text:p>
          </table:table-cell>
          <table:table-cell office:value-type="float" office:value="5736" calcext:value-type="float">
            <text:p>5736</text:p>
          </table:table-cell>
          <table:table-cell office:value-type="float" office:value="19284804" calcext:value-type="float">
            <text:p>19284804</text:p>
          </table:table-cell>
          <table:table-cell office:value-type="float" office:value="17881036" calcext:value-type="float">
            <text:p>17881036</text:p>
          </table:table-cell>
          <table:table-cell office:value-type="float" office:value="28.22" calcext:value-type="float">
            <text:p>28,22</text:p>
          </table:table-cell>
          <table:table-cell office:value-type="float" office:value="35438" calcext:value-type="float">
            <text:p>35438</text:p>
          </table:table-cell>
          <table:table-cell office:value-type="float" office:value="35" calcext:value-type="float">
            <text:p>35</text:p>
          </table:table-cell>
          <table:table-cell office:value-type="float" office:value="106.28" calcext:value-type="float">
            <text:p>106,28</text:p>
          </table:table-cell>
          <table:table-cell/>
          <table:table-cell office:value-type="float" office:value="16931" calcext:value-type="float">
            <text:p>16931</text:p>
          </table:table-cell>
          <table:table-cell office:value-type="float" office:value="20147" calcext:value-type="float">
            <text:p>20147</text:p>
          </table:table-cell>
          <table:table-cell office:value-type="float" office:value="25775" calcext:value-type="float">
            <text:p>25775</text:p>
          </table:table-cell>
          <table:table-cell office:value-type="float" office:value="29695" calcext:value-type="float">
            <text:p>29695</text:p>
          </table:table-cell>
          <table:table-cell office:value-type="float" office:value="78455" calcext:value-type="float">
            <text:p>7845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27279" calcext:value-type="float">
            <text:p>127279</text:p>
          </table:table-cell>
          <table:table-cell office:value-type="float" office:value="167808" calcext:value-type="float">
            <text:p>167808</text:p>
          </table:table-cell>
          <table:table-cell table:style-name="ce17" office:value-type="float" office:value="167841" calcext:value-type="float">
            <text:p>167841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26]*0.4" office:value-type="float" office:value="2000" calcext:value-type="float">
            <text:p>2000</text:p>
          </table:table-cell>
          <table:table-cell office:value-type="float" office:value="131.25" calcext:value-type="float">
            <text:p>131,25</text:p>
          </table:table-cell>
          <table:table-cell office:value-type="float" office:value="7926" calcext:value-type="float">
            <text:p>7926</text:p>
          </table:table-cell>
          <table:table-cell office:value-type="float" office:value="10602900" calcext:value-type="float">
            <text:p>10602900</text:p>
          </table:table-cell>
          <table:table-cell office:value-type="float" office:value="9831100" calcext:value-type="float">
            <text:p>9831100</text:p>
          </table:table-cell>
          <table:table-cell office:value-type="float" office:value="38.1" calcext:value-type="float">
            <text:p>38,1</text:p>
          </table:table-cell>
          <table:table-cell office:value-type="float" office:value="52499" calcext:value-type="float">
            <text:p>52499</text:p>
          </table:table-cell>
          <table:table-cell office:value-type="float" office:value="26" calcext:value-type="float">
            <text:p>26</text:p>
          </table:table-cell>
          <table:table-cell office:value-type="float" office:value="78.89" calcext:value-type="float">
            <text:p>78,89</text:p>
          </table:table-cell>
          <table:table-cell/>
          <table:table-cell office:value-type="float" office:value="17799" calcext:value-type="float">
            <text:p>17799</text:p>
          </table:table-cell>
          <table:table-cell office:value-type="float" office:value="24472" calcext:value-type="float">
            <text:p>24472</text:p>
          </table:table-cell>
          <table:table-cell office:value-type="float" office:value="33184" calcext:value-type="float">
            <text:p>33184</text:p>
          </table:table-cell>
          <table:table-cell office:value-type="float" office:value="38561" calcext:value-type="float">
            <text:p>38561</text:p>
          </table:table-cell>
          <table:table-cell office:value-type="float" office:value="55360" calcext:value-type="float">
            <text:p>55360</text:p>
          </table:table-cell>
          <table:table-cell office:value-type="float" office:value="64683" calcext:value-type="float">
            <text:p>64683</text:p>
          </table:table-cell>
          <table:table-cell office:value-type="float" office:value="89377" calcext:value-type="float">
            <text:p>89377</text:p>
          </table:table-cell>
          <table:table-cell office:value-type="float" office:value="118979" calcext:value-type="float">
            <text:p>118979</text:p>
          </table:table-cell>
          <table:table-cell table:style-name="ce17" office:value-type="float" office:value="127288" calcext:value-type="float">
            <text:p>127288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26]*0.8" office:value-type="float" office:value="4000" calcext:value-type="float">
            <text:p>4000</text:p>
          </table:table-cell>
          <table:table-cell table:style-name="ce12" office:value-type="float" office:value="127.356" calcext:value-type="float">
            <text:p>127,356</text:p>
          </table:table-cell>
          <table:table-cell table:style-name="ce12" office:value-type="float" office:value="13707" calcext:value-type="float">
            <text:p>13707</text:p>
          </table:table-cell>
          <table:table-cell table:style-name="ce12" office:value-type="float" office:value="8232840" calcext:value-type="float">
            <text:p>8232840</text:p>
          </table:table-cell>
          <table:table-cell table:style-name="ce12" office:value-type="float" office:value="7633560" calcext:value-type="float">
            <text:p>7633560</text:p>
          </table:table-cell>
          <table:table-cell table:style-name="ce12" office:value-type="float" office:value="39.26" calcext:value-type="float">
            <text:p>39,26</text:p>
          </table:table-cell>
          <table:table-cell table:style-name="ce12" office:value-type="float" office:value="101884" calcext:value-type="float">
            <text:p>10188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3.13" calcext:value-type="float">
            <text:p>63,13</text:p>
          </table:table-cell>
          <table:table-cell table:style-name="ce12"/>
          <table:table-cell table:style-name="ce12" office:value-type="float" office:value="23645" calcext:value-type="float">
            <text:p>23645</text:p>
          </table:table-cell>
          <table:table-cell table:style-name="ce12" office:value-type="float" office:value="33248" calcext:value-type="float">
            <text:p>33248</text:p>
          </table:table-cell>
          <table:table-cell table:style-name="ce12" office:value-type="float" office:value="50539" calcext:value-type="float">
            <text:p>50539</text:p>
          </table:table-cell>
          <table:table-cell table:style-name="ce12" office:value-type="float" office:value="69789" calcext:value-type="float">
            <text:p>69789</text:p>
          </table:table-cell>
          <table:table-cell table:style-name="ce12" office:value-type="float" office:value="113820" calcext:value-type="float">
            <text:p>113820</text:p>
          </table:table-cell>
          <table:table-cell table:style-name="ce12" office:value-type="float" office:value="123253" calcext:value-type="float">
            <text:p>123253</text:p>
          </table:table-cell>
          <table:table-cell table:style-name="ce12" office:value-type="float" office:value="126305" calcext:value-type="float">
            <text:p>126305</text:p>
          </table:table-cell>
          <table:table-cell table:style-name="ce12" office:value-type="float" office:value="127321" calcext:value-type="float">
            <text:p>127321</text:p>
          </table:table-cell>
          <table:table-cell table:style-name="ce18" office:value-type="float" office:value="127321" calcext:value-type="float">
            <text:p>127321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27:.C30])" office:value-type="float" office:value="168.55425" calcext:value-type="float">
            <text:p>168,55425</text:p>
          </table:table-cell>
          <table:table-cell table:style-name="ce13" table:formula="of:=AVERAGE([.D27:.D30])" office:value-type="float" office:value="7308.25" calcext:value-type="float">
            <text:p>7308,25</text:p>
          </table:table-cell>
          <table:table-cell table:style-name="ce13" table:formula="of:=AVERAGE([.E27:.E30])" office:value-type="float" office:value="16361210.25" calcext:value-type="float">
            <text:p>16361210,25</text:p>
          </table:table-cell>
          <table:table-cell table:style-name="ce13" table:formula="of:=AVERAGE([.F27:.F30])" office:value-type="float" office:value="15170254.75" calcext:value-type="float">
            <text:p>15170254,75</text:p>
          </table:table-cell>
          <table:table-cell table:style-name="ce13" table:formula="of:=AVERAGE([.G27:.G30])" office:value-type="float" office:value="31.6375" calcext:value-type="float">
            <text:p>31,6375</text:p>
          </table:table-cell>
          <table:table-cell table:style-name="ce13" table:formula="of:=AVERAGE([.H27:.H30])" office:value-type="float" office:value="53415.5" calcext:value-type="float">
            <text:p>53415,5</text:p>
          </table:table-cell>
          <table:table-cell table:style-name="ce13" table:formula="of:=AVERAGE([.I27:.I30])" office:value-type="float" office:value="33.25" calcext:value-type="float">
            <text:p>33,25</text:p>
          </table:table-cell>
          <table:table-cell table:style-name="ce13" table:formula="of:=AVERAGE([.J27:.J30])" office:value-type="float" office:value="89.875" calcext:value-type="float">
            <text:p>89,875</text:p>
          </table:table-cell>
          <table:table-cell table:style-name="ce13" table:formula="of:=AVERAGE([.K27:.K30])" office:value-type="string" office:string-value="" calcext:value-type="error">
            <text:p>#DIV/0!</text:p>
          </table:table-cell>
          <table:table-cell table:style-name="ce13" table:formula="of:=AVERAGE([.L27:.L30])" office:value-type="float" office:value="18612" calcext:value-type="float">
            <text:p>18612</text:p>
          </table:table-cell>
          <table:table-cell table:style-name="ce13" table:formula="of:=AVERAGE([.M27:.M30])" office:value-type="float" office:value="23804" calcext:value-type="float">
            <text:p>23804</text:p>
          </table:table-cell>
          <table:table-cell table:style-name="ce13" table:formula="of:=AVERAGE([.N27:.N30])" office:value-type="float" office:value="32146" calcext:value-type="float">
            <text:p>32146</text:p>
          </table:table-cell>
          <table:table-cell table:style-name="ce13" table:formula="of:=AVERAGE([.O27:.O30])" office:value-type="float" office:value="39717" calcext:value-type="float">
            <text:p>39717</text:p>
          </table:table-cell>
          <table:table-cell table:style-name="ce13" table:formula="of:=AVERAGE([.P27:.P30])" office:value-type="float" office:value="69392" calcext:value-type="float">
            <text:p>69392</text:p>
          </table:table-cell>
          <table:table-cell table:style-name="ce13" table:formula="of:=AVERAGE([.Q27:.Q30])" office:value-type="float" office:value="96079.5" calcext:value-type="float">
            <text:p>96079,5</text:p>
          </table:table-cell>
          <table:table-cell table:style-name="ce13" table:formula="of:=AVERAGE([.R27:.R30])" office:value-type="float" office:value="113648.75" calcext:value-type="float">
            <text:p>113648,75</text:p>
          </table:table-cell>
          <table:table-cell table:style-name="ce13" table:formula="of:=AVERAGE([.S27:.S30])" office:value-type="float" office:value="135333.75" calcext:value-type="float">
            <text:p>135333,75</text:p>
          </table:table-cell>
          <table:table-cell table:style-name="ce13" table:formula="of:=AVERAGE([.T27:.T30])" office:value-type="float" office:value="137446" calcext:value-type="float">
            <text:p>137446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6000" calcext:value-type="float" table:number-columns-spanned="1" table:number-rows-spanned="5">
            <text:p>600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7"/>
          <table:table-cell table:style-name="ce16"/>
          <table:table-cell table:number-columns-repeated="1004"/>
        </table:table-row>
        <table:table-row table:style-name="ro1">
          <table:covered-table-cell table:style-name="ce5"/>
          <table:table-cell table:formula="of:=[.A32]*0.1" office:value-type="float" office:value="600" calcext:value-type="float">
            <text:p>600</text:p>
          </table:table-cell>
          <table:table-cell office:value-type="float" office:value="294.334" calcext:value-type="float">
            <text:p>294,334</text:p>
          </table:table-cell>
          <table:table-cell office:value-type="float" office:value="2187" calcext:value-type="float">
            <text:p>2187</text:p>
          </table:table-cell>
          <table:table-cell office:value-type="float" office:value="32220342" calcext:value-type="float">
            <text:p>32220342</text:p>
          </table:table-cell>
          <table:table-cell office:value-type="float" office:value="29874978" calcext:value-type="float">
            <text:p>29874978</text:p>
          </table:table-cell>
          <table:table-cell office:value-type="float" office:value="20.39" calcext:value-type="float">
            <text:p>20,39</text:p>
          </table:table-cell>
          <table:table-cell office:value-type="float" office:value="29433" calcext:value-type="float">
            <text:p>29433</text:p>
          </table:table-cell>
          <table:table-cell office:value-type="float" office:value="49" calcext:value-type="float">
            <text:p>49</text:p>
          </table:table-cell>
          <table:table-cell office:value-type="float" office:value="106.9" calcext:value-type="float">
            <text:p>106,9</text:p>
          </table:table-cell>
          <table:table-cell/>
          <table:table-cell office:value-type="float" office:value="16906" calcext:value-type="float">
            <text:p>16906</text:p>
          </table:table-cell>
          <table:table-cell office:value-type="float" office:value="18567" calcext:value-type="float">
            <text:p>18567</text:p>
          </table:table-cell>
          <table:table-cell office:value-type="float" office:value="21917" calcext:value-type="float">
            <text:p>21917</text:p>
          </table:table-cell>
          <table:table-cell office:value-type="float" office:value="23715" calcext:value-type="float">
            <text:p>23715</text:p>
          </table:table-cell>
          <table:table-cell office:value-type="float" office:value="47208" calcext:value-type="float">
            <text:p>47208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54" calcext:value-type="float">
            <text:p>127254</text:p>
          </table:table-cell>
          <table:table-cell office:value-type="float" office:value="127291" calcext:value-type="float">
            <text:p>127291</text:p>
          </table:table-cell>
          <table:table-cell table:style-name="ce17" office:value-type="float" office:value="167809" calcext:value-type="float">
            <text:p>167809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32]*0.2" office:value-type="float" office:value="1200" calcext:value-type="float">
            <text:p>1200</text:p>
          </table:table-cell>
          <table:table-cell office:value-type="float" office:value="175.158" calcext:value-type="float">
            <text:p>175,158</text:p>
          </table:table-cell>
          <table:table-cell office:value-type="float" office:value="8856" calcext:value-type="float">
            <text:p>8856</text:p>
          </table:table-cell>
          <table:table-cell office:value-type="float" office:value="19070853" calcext:value-type="float">
            <text:p>19070853</text:p>
          </table:table-cell>
          <table:table-cell office:value-type="float" office:value="17682521" calcext:value-type="float">
            <text:p>17682521</text:p>
          </table:table-cell>
          <table:table-cell office:value-type="float" office:value="34.25" calcext:value-type="float">
            <text:p>34,25</text:p>
          </table:table-cell>
          <table:table-cell office:value-type="float" office:value="35031" calcext:value-type="float">
            <text:p>35031</text:p>
          </table:table-cell>
          <table:table-cell office:value-type="float" office:value="29" calcext:value-type="float">
            <text:p>29</text:p>
          </table:table-cell>
          <table:table-cell office:value-type="float" office:value="106.33" calcext:value-type="float">
            <text:p>106,33</text:p>
          </table:table-cell>
          <table:table-cell/>
          <table:table-cell office:value-type="float" office:value="17254" calcext:value-type="float">
            <text:p>17254</text:p>
          </table:table-cell>
          <table:table-cell office:value-type="float" office:value="20856" calcext:value-type="float">
            <text:p>20856</text:p>
          </table:table-cell>
          <table:table-cell office:value-type="float" office:value="27167" calcext:value-type="float">
            <text:p>27167</text:p>
          </table:table-cell>
          <table:table-cell office:value-type="float" office:value="30548" calcext:value-type="float">
            <text:p>30548</text:p>
          </table:table-cell>
          <table:table-cell office:value-type="float" office:value="55429" calcext:value-type="float">
            <text:p>55429</text:p>
          </table:table-cell>
          <table:table-cell office:value-type="float" office:value="89287" calcext:value-type="float">
            <text:p>89287</text:p>
          </table:table-cell>
          <table:table-cell office:value-type="float" office:value="127259" calcext:value-type="float">
            <text:p>127259</text:p>
          </table:table-cell>
          <table:table-cell office:value-type="float" office:value="127265" calcext:value-type="float">
            <text:p>127265</text:p>
          </table:table-cell>
          <table:table-cell table:style-name="ce17" office:value-type="float" office:value="127333" calcext:value-type="float">
            <text:p>127333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32]*0.4" office:value-type="float" office:value="2400" calcext:value-type="float">
            <text:p>2400</text:p>
          </table:table-cell>
          <table:table-cell office:value-type="float" office:value="118.138" calcext:value-type="float">
            <text:p>118,138</text:p>
          </table:table-cell>
          <table:table-cell office:value-type="float" office:value="10908" calcext:value-type="float">
            <text:p>10908</text:p>
          </table:table-cell>
          <table:table-cell office:value-type="float" office:value="11276496" calcext:value-type="float">
            <text:p>11276496</text:p>
          </table:table-cell>
          <table:table-cell office:value-type="float" office:value="10455664" calcext:value-type="float">
            <text:p>10455664</text:p>
          </table:table-cell>
          <table:table-cell office:value-type="float" office:value="50.79" calcext:value-type="float">
            <text:p>50,79</text:p>
          </table:table-cell>
          <table:table-cell office:value-type="float" office:value="47255" calcext:value-type="float">
            <text:p>47255</text:p>
          </table:table-cell>
          <table:table-cell office:value-type="float" office:value="19.69" calcext:value-type="float">
            <text:p>19,69</text:p>
          </table:table-cell>
          <table:table-cell office:value-type="float" office:value="93.22" calcext:value-type="float">
            <text:p>93,22</text:p>
          </table:table-cell>
          <table:table-cell/>
          <table:table-cell office:value-type="float" office:value="15148" calcext:value-type="float">
            <text:p>15148</text:p>
          </table:table-cell>
          <table:table-cell office:value-type="float" office:value="19847" calcext:value-type="float">
            <text:p>19847</text:p>
          </table:table-cell>
          <table:table-cell office:value-type="float" office:value="26702" calcext:value-type="float">
            <text:p>26702</text:p>
          </table:table-cell>
          <table:table-cell office:value-type="float" office:value="30474" calcext:value-type="float">
            <text:p>30474</text:p>
          </table:table-cell>
          <table:table-cell office:value-type="float" office:value="44160" calcext:value-type="float">
            <text:p>44160</text:p>
          </table:table-cell>
          <table:table-cell office:value-type="float" office:value="55359" calcext:value-type="float">
            <text:p>55359</text:p>
          </table:table-cell>
          <table:table-cell office:value-type="float" office:value="76227" calcext:value-type="float">
            <text:p>76227</text:p>
          </table:table-cell>
          <table:table-cell office:value-type="float" office:value="77152" calcext:value-type="float">
            <text:p>77152</text:p>
          </table:table-cell>
          <table:table-cell table:style-name="ce17" office:value-type="float" office:value="93682" calcext:value-type="float">
            <text:p>93682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32]*0.8" office:value-type="float" office:value="4800" calcext:value-type="float">
            <text:p>4800</text:p>
          </table:table-cell>
          <table:table-cell table:style-name="ce12" office:value-type="float" office:value="95.535" calcext:value-type="float">
            <text:p>95,535</text:p>
          </table:table-cell>
          <table:table-cell table:style-name="ce12" office:value-type="float" office:value="14930" calcext:value-type="float">
            <text:p>14930</text:p>
          </table:table-cell>
          <table:table-cell table:style-name="ce12" office:value-type="float" office:value="5220369" calcext:value-type="float">
            <text:p>5220369</text:p>
          </table:table-cell>
          <table:table-cell table:style-name="ce12" office:value-type="float" office:value="4840371" calcext:value-type="float">
            <text:p>4840371</text:p>
          </table:table-cell>
          <table:table-cell table:style-name="ce12" office:value-type="float" office:value="62.8" calcext:value-type="float">
            <text:p>62,8</text:p>
          </table:table-cell>
          <table:table-cell table:style-name="ce12" office:value-type="float" office:value="76428" calcext:value-type="float">
            <text:p>7642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3.36" calcext:value-type="float">
            <text:p>53,36</text:p>
          </table:table-cell>
          <table:table-cell table:style-name="ce12"/>
          <table:table-cell table:style-name="ce12" office:value-type="float" office:value="32732" calcext:value-type="float">
            <text:p>32732</text:p>
          </table:table-cell>
          <table:table-cell table:style-name="ce12" office:value-type="float" office:value="57026" calcext:value-type="float">
            <text:p>57026</text:p>
          </table:table-cell>
          <table:table-cell table:style-name="ce12" office:value-type="float" office:value="61716" calcext:value-type="float">
            <text:p>61716</text:p>
          </table:table-cell>
          <table:table-cell table:style-name="ce12" office:value-type="float" office:value="64631" calcext:value-type="float">
            <text:p>64631</text:p>
          </table:table-cell>
          <table:table-cell table:style-name="ce12" office:value-type="float" office:value="72948" calcext:value-type="float">
            <text:p>72948</text:p>
          </table:table-cell>
          <table:table-cell table:style-name="ce12" office:value-type="float" office:value="81674" calcext:value-type="float">
            <text:p>81674</text:p>
          </table:table-cell>
          <table:table-cell table:style-name="ce12" office:value-type="float" office:value="84747" calcext:value-type="float">
            <text:p>84747</text:p>
          </table:table-cell>
          <table:table-cell table:style-name="ce12" office:value-type="float" office:value="86300" calcext:value-type="float">
            <text:p>86300</text:p>
          </table:table-cell>
          <table:table-cell table:style-name="ce18" office:value-type="float" office:value="95513" calcext:value-type="float">
            <text:p>95513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33:.C36])" office:value-type="float" office:value="170.79125" calcext:value-type="float">
            <text:p>170,79125</text:p>
          </table:table-cell>
          <table:table-cell table:style-name="ce13" table:formula="of:=AVERAGE([.D33:.D36])" office:value-type="float" office:value="9220.25" calcext:value-type="float">
            <text:p>9220,25</text:p>
          </table:table-cell>
          <table:table-cell table:style-name="ce13" table:formula="of:=AVERAGE([.E33:.E36])" office:value-type="float" office:value="16947015" calcext:value-type="float">
            <text:p>16947015</text:p>
          </table:table-cell>
          <table:table-cell table:style-name="ce13" table:formula="of:=AVERAGE([.F33:.F36])" office:value-type="float" office:value="15713383.5" calcext:value-type="float">
            <text:p>15713383,5</text:p>
          </table:table-cell>
          <table:table-cell table:style-name="ce13" table:formula="of:=AVERAGE([.G33:.G36])" office:value-type="float" office:value="42.0575" calcext:value-type="float">
            <text:p>42,0575</text:p>
          </table:table-cell>
          <table:table-cell table:style-name="ce13" table:formula="of:=AVERAGE([.H33:.H36])" office:value-type="float" office:value="47036.75" calcext:value-type="float">
            <text:p>47036,75</text:p>
          </table:table-cell>
          <table:table-cell table:style-name="ce13" table:formula="of:=AVERAGE([.I33:.I36])" office:value-type="float" office:value="28.1725" calcext:value-type="float">
            <text:p>28,1725</text:p>
          </table:table-cell>
          <table:table-cell table:style-name="ce13" table:formula="of:=AVERAGE([.J33:.J36])" office:value-type="float" office:value="89.9525" calcext:value-type="float">
            <text:p>89,9525</text:p>
          </table:table-cell>
          <table:table-cell table:style-name="ce13" table:formula="of:=AVERAGE([.K33:.K36])" office:value-type="string" office:string-value="" calcext:value-type="error">
            <text:p>#DIV/0!</text:p>
          </table:table-cell>
          <table:table-cell table:style-name="ce13" table:formula="of:=AVERAGE([.L33:.L36])" office:value-type="float" office:value="20510" calcext:value-type="float">
            <text:p>20510</text:p>
          </table:table-cell>
          <table:table-cell table:style-name="ce13" table:formula="of:=AVERAGE([.M33:.M36])" office:value-type="float" office:value="29074" calcext:value-type="float">
            <text:p>29074</text:p>
          </table:table-cell>
          <table:table-cell table:style-name="ce13" table:formula="of:=AVERAGE([.N33:.N36])" office:value-type="float" office:value="34375.5" calcext:value-type="float">
            <text:p>34375,5</text:p>
          </table:table-cell>
          <table:table-cell table:style-name="ce13" table:formula="of:=AVERAGE([.O33:.O36])" office:value-type="float" office:value="37342" calcext:value-type="float">
            <text:p>37342</text:p>
          </table:table-cell>
          <table:table-cell table:style-name="ce13" table:formula="of:=AVERAGE([.P33:.P36])" office:value-type="float" office:value="54936.25" calcext:value-type="float">
            <text:p>54936,25</text:p>
          </table:table-cell>
          <table:table-cell table:style-name="ce13" table:formula="of:=AVERAGE([.Q33:.Q36])" office:value-type="float" office:value="84516" calcext:value-type="float">
            <text:p>84516</text:p>
          </table:table-cell>
          <table:table-cell table:style-name="ce13" table:formula="of:=AVERAGE([.R33:.R36])" office:value-type="float" office:value="103871.75" calcext:value-type="float">
            <text:p>103871,75</text:p>
          </table:table-cell>
          <table:table-cell table:style-name="ce13" table:formula="of:=AVERAGE([.S33:.S36])" office:value-type="float" office:value="104502" calcext:value-type="float">
            <text:p>104502</text:p>
          </table:table-cell>
          <table:table-cell table:style-name="ce13" table:formula="of:=AVERAGE([.T33:.T36])" office:value-type="float" office:value="121084.25" calcext:value-type="float">
            <text:p>121084,2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7000" calcext:value-type="float" table:number-columns-spanned="1" table:number-rows-spanned="5">
            <text:p>700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7"/>
          <table:table-cell table:style-name="ce16"/>
          <table:table-cell table:number-columns-repeated="1004"/>
        </table:table-row>
        <table:table-row table:style-name="ro1">
          <table:covered-table-cell table:style-name="ce5"/>
          <table:table-cell table:formula="of:=[.A38]*0.1" office:value-type="float" office:value="700" calcext:value-type="float">
            <text:p>700</text:p>
          </table:table-cell>
          <table:table-cell office:value-type="float" office:value="334.244" calcext:value-type="float">
            <text:p>334,244</text:p>
          </table:table-cell>
          <table:table-cell office:value-type="float" office:value="4074" calcext:value-type="float">
            <text:p>4074</text:p>
          </table:table-cell>
          <table:table-cell office:value-type="float" office:value="35201628" calcext:value-type="float">
            <text:p>35201628</text:p>
          </table:table-cell>
          <table:table-cell office:value-type="float" office:value="32639252" calcext:value-type="float">
            <text:p>32639252</text:p>
          </table:table-cell>
          <table:table-cell office:value-type="float" office:value="20.94" calcext:value-type="float">
            <text:p>20,94</text:p>
          </table:table-cell>
          <table:table-cell office:value-type="float" office:value="33424" calcext:value-type="float">
            <text:p>33424</text:p>
          </table:table-cell>
          <table:table-cell office:value-type="float" office:value="48" calcext:value-type="float">
            <text:p>48</text:p>
          </table:table-cell>
          <table:table-cell office:value-type="float" office:value="102.85" calcext:value-type="float">
            <text:p>102,85</text:p>
          </table:table-cell>
          <table:table-cell/>
          <table:table-cell office:value-type="float" office:value="17593" calcext:value-type="float">
            <text:p>17593</text:p>
          </table:table-cell>
          <table:table-cell office:value-type="float" office:value="22002" calcext:value-type="float">
            <text:p>22002</text:p>
          </table:table-cell>
          <table:table-cell office:value-type="float" office:value="25319" calcext:value-type="float">
            <text:p>25319</text:p>
          </table:table-cell>
          <table:table-cell office:value-type="float" office:value="30957" calcext:value-type="float">
            <text:p>30957</text:p>
          </table:table-cell>
          <table:table-cell office:value-type="float" office:value="78990" calcext:value-type="float">
            <text:p>78990</text:p>
          </table:table-cell>
          <table:table-cell office:value-type="float" office:value="127189" calcext:value-type="float">
            <text:p>127189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327" calcext:value-type="float">
            <text:p>127327</text:p>
          </table:table-cell>
          <table:table-cell table:style-name="ce17" office:value-type="float" office:value="188240" calcext:value-type="float">
            <text:p>188240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38]*0.2" office:value-type="float" office:value="1400" calcext:value-type="float">
            <text:p>1400</text:p>
          </table:table-cell>
          <table:table-cell office:value-type="float" office:value="209.998" calcext:value-type="float">
            <text:p>209,998</text:p>
          </table:table-cell>
          <table:table-cell office:value-type="float" office:value="10602" calcext:value-type="float">
            <text:p>10602</text:p>
          </table:table-cell>
          <table:table-cell office:value-type="float" office:value="21667338" calcext:value-type="float">
            <text:p>21667338</text:p>
          </table:table-cell>
          <table:table-cell office:value-type="float" office:value="20090142" calcext:value-type="float">
            <text:p>20090142</text:p>
          </table:table-cell>
          <table:table-cell office:value-type="float" office:value="33.33" calcext:value-type="float">
            <text:p>33,33</text:p>
          </table:table-cell>
          <table:table-cell office:value-type="float" office:value="41999" calcext:value-type="float">
            <text:p>4199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450" calcext:value-type="float">
            <text:p>18450</text:p>
          </table:table-cell>
          <table:table-cell office:value-type="float" office:value="27127" calcext:value-type="float">
            <text:p>27127</text:p>
          </table:table-cell>
          <table:table-cell office:value-type="float" office:value="34145" calcext:value-type="float">
            <text:p>34145</text:p>
          </table:table-cell>
          <table:table-cell office:value-type="float" office:value="44732" calcext:value-type="float">
            <text:p>44732</text:p>
          </table:table-cell>
          <table:table-cell office:value-type="float" office:value="89277" calcext:value-type="float">
            <text:p>89277</text:p>
          </table:table-cell>
          <table:table-cell office:value-type="float" office:value="127236" calcext:value-type="float">
            <text:p>12723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319" calcext:value-type="float">
            <text:p>127319</text:p>
          </table:table-cell>
          <table:table-cell table:style-name="ce17" office:value-type="float" office:value="144032" calcext:value-type="float">
            <text:p>144032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38]*0.4" office:value-type="float" office:value="2800" calcext:value-type="float">
            <text:p>2800</text:p>
          </table:table-cell>
          <table:table-cell office:value-type="float" office:value="135.871" calcext:value-type="float">
            <text:p>135,871</text:p>
          </table:table-cell>
          <table:table-cell office:value-type="float" office:value="14494" calcext:value-type="float">
            <text:p>14494</text:p>
          </table:table-cell>
          <table:table-cell office:value-type="float" office:value="12960486" calcext:value-type="float">
            <text:p>12960486</text:p>
          </table:table-cell>
          <table:table-cell office:value-type="float" office:value="12017074" calcext:value-type="float">
            <text:p>12017074</text:p>
          </table:table-cell>
          <table:table-cell office:value-type="float" office:value="51.52" calcext:value-type="float">
            <text:p>51,52</text:p>
          </table:table-cell>
          <table:table-cell office:value-type="float" office:value="54348" calcext:value-type="float">
            <text:p>54348</text:p>
          </table:table-cell>
          <table:table-cell office:value-type="float" office:value="19" calcext:value-type="float">
            <text:p>19</text:p>
          </table:table-cell>
          <table:table-cell office:value-type="float" office:value="93.15" calcext:value-type="float">
            <text:p>93,15</text:p>
          </table:table-cell>
          <table:table-cell/>
          <table:table-cell office:value-type="float" office:value="17771" calcext:value-type="float">
            <text:p>17771</text:p>
          </table:table-cell>
          <table:table-cell office:value-type="float" office:value="26718" calcext:value-type="float">
            <text:p>26718</text:p>
          </table:table-cell>
          <table:table-cell office:value-type="float" office:value="34862" calcext:value-type="float">
            <text:p>34862</text:p>
          </table:table-cell>
          <table:table-cell office:value-type="float" office:value="48697" calcext:value-type="float">
            <text:p>48697</text:p>
          </table:table-cell>
          <table:table-cell office:value-type="float" office:value="67570" calcext:value-type="float">
            <text:p>67570</text:p>
          </table:table-cell>
          <table:table-cell office:value-type="float" office:value="117937" calcext:value-type="float">
            <text:p>117937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5218" calcext:value-type="float">
            <text:p>125218</text:p>
          </table:table-cell>
          <table:table-cell table:style-name="ce17" office:value-type="float" office:value="133658" calcext:value-type="float">
            <text:p>133658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38]*0.8" office:value-type="float" office:value="5600" calcext:value-type="float">
            <text:p>5600</text:p>
          </table:table-cell>
          <table:table-cell table:style-name="ce12" office:value-type="float" office:value="127.244" calcext:value-type="float">
            <text:p>127,244</text:p>
          </table:table-cell>
          <table:table-cell table:style-name="ce12" office:value-type="float" office:value="15938" calcext:value-type="float">
            <text:p>15938</text:p>
          </table:table-cell>
          <table:table-cell table:style-name="ce12" office:value-type="float" office:value="10858617" calcext:value-type="float">
            <text:p>10858617</text:p>
          </table:table-cell>
          <table:table-cell table:style-name="ce12" office:value-type="float" office:value="10068203" calcext:value-type="float">
            <text:p>10068203</text:p>
          </table:table-cell>
          <table:table-cell table:style-name="ce12" office:value-type="float" office:value="55.01" calcext:value-type="float">
            <text:p>55,01</text:p>
          </table:table-cell>
          <table:table-cell table:style-name="ce12" office:value-type="float" office:value="101795" calcext:value-type="float">
            <text:p>101795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3.34" calcext:value-type="float">
            <text:p>83,34</text:p>
          </table:table-cell>
          <table:table-cell table:style-name="ce12"/>
          <table:table-cell table:style-name="ce12" office:value-type="float" office:value="26762" calcext:value-type="float">
            <text:p>26762</text:p>
          </table:table-cell>
          <table:table-cell table:style-name="ce12" office:value-type="float" office:value="38522" calcext:value-type="float">
            <text:p>38522</text:p>
          </table:table-cell>
          <table:table-cell table:style-name="ce12" office:value-type="float" office:value="57227" calcext:value-type="float">
            <text:p>57227</text:p>
          </table:table-cell>
          <table:table-cell table:style-name="ce12" office:value-type="float" office:value="67731" calcext:value-type="float">
            <text:p>67731</text:p>
          </table:table-cell>
          <table:table-cell table:style-name="ce12" office:value-type="float" office:value="91830" calcext:value-type="float">
            <text:p>91830</text:p>
          </table:table-cell>
          <table:table-cell table:style-name="ce12" office:value-type="float" office:value="117099" calcext:value-type="float">
            <text:p>117099</text:p>
          </table:table-cell>
          <table:table-cell table:style-name="ce12" office:value-type="float" office:value="120234" calcext:value-type="float">
            <text:p>120234</text:p>
          </table:table-cell>
          <table:table-cell table:style-name="ce12" office:value-type="float" office:value="125686" calcext:value-type="float">
            <text:p>125686</text:p>
          </table:table-cell>
          <table:table-cell table:style-name="ce18" office:value-type="float" office:value="127208" calcext:value-type="float">
            <text:p>127208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39:.C42])" office:value-type="float" office:value="201.83925" calcext:value-type="float">
            <text:p>201,83925</text:p>
          </table:table-cell>
          <table:table-cell table:style-name="ce13" table:formula="of:=AVERAGE([.D39:.D42])" office:value-type="float" office:value="11277" calcext:value-type="float">
            <text:p>11277</text:p>
          </table:table-cell>
          <table:table-cell table:style-name="ce13" table:formula="of:=AVERAGE([.E39:.E42])" office:value-type="float" office:value="20172017.25" calcext:value-type="float">
            <text:p>20172017,25</text:p>
          </table:table-cell>
          <table:table-cell table:style-name="ce13" table:formula="of:=AVERAGE([.F39:.F42])" office:value-type="float" office:value="18703667.75" calcext:value-type="float">
            <text:p>18703667,75</text:p>
          </table:table-cell>
          <table:table-cell table:style-name="ce13" table:formula="of:=AVERAGE([.G39:.G42])" office:value-type="float" office:value="40.2" calcext:value-type="float">
            <text:p>40,2</text:p>
          </table:table-cell>
          <table:table-cell table:style-name="ce13" table:formula="of:=AVERAGE([.H39:.H42])" office:value-type="float" office:value="57891.5" calcext:value-type="float">
            <text:p>57891,5</text:p>
          </table:table-cell>
          <table:table-cell table:style-name="ce13" table:formula="of:=AVERAGE([.I39:.I42])" office:value-type="float" office:value="28.75" calcext:value-type="float">
            <text:p>28,75</text:p>
          </table:table-cell>
          <table:table-cell table:style-name="ce13" table:formula="of:=AVERAGE([.J39:.J42])" office:value-type="float" office:value="94.835" calcext:value-type="float">
            <text:p>94,835</text:p>
          </table:table-cell>
          <table:table-cell table:style-name="ce13" table:formula="of:=AVERAGE([.K39:.K42])" office:value-type="string" office:string-value="" calcext:value-type="error">
            <text:p>#DIV/0!</text:p>
          </table:table-cell>
          <table:table-cell table:style-name="ce13" table:formula="of:=AVERAGE([.L39:.L42])" office:value-type="float" office:value="20144" calcext:value-type="float">
            <text:p>20144</text:p>
          </table:table-cell>
          <table:table-cell table:style-name="ce13" table:formula="of:=AVERAGE([.M39:.M42])" office:value-type="float" office:value="28592.25" calcext:value-type="float">
            <text:p>28592,25</text:p>
          </table:table-cell>
          <table:table-cell table:style-name="ce13" table:formula="of:=AVERAGE([.N39:.N42])" office:value-type="float" office:value="37888.25" calcext:value-type="float">
            <text:p>37888,25</text:p>
          </table:table-cell>
          <table:table-cell table:style-name="ce13" table:formula="of:=AVERAGE([.O39:.O42])" office:value-type="float" office:value="48029.25" calcext:value-type="float">
            <text:p>48029,25</text:p>
          </table:table-cell>
          <table:table-cell table:style-name="ce13" table:formula="of:=AVERAGE([.P39:.P42])" office:value-type="float" office:value="81916.75" calcext:value-type="float">
            <text:p>81916,75</text:p>
          </table:table-cell>
          <table:table-cell table:style-name="ce13" table:formula="of:=AVERAGE([.Q39:.Q42])" office:value-type="float" office:value="122365.25" calcext:value-type="float">
            <text:p>122365,25</text:p>
          </table:table-cell>
          <table:table-cell table:style-name="ce13" table:formula="of:=AVERAGE([.R39:.R42])" office:value-type="float" office:value="124755.25" calcext:value-type="float">
            <text:p>124755,25</text:p>
          </table:table-cell>
          <table:table-cell table:style-name="ce13" table:formula="of:=AVERAGE([.S39:.S42])" office:value-type="float" office:value="126387.5" calcext:value-type="float">
            <text:p>126387,5</text:p>
          </table:table-cell>
          <table:table-cell table:style-name="ce13" table:formula="of:=AVERAGE([.T39:.T42])" office:value-type="float" office:value="148284.5" calcext:value-type="float">
            <text:p>148284,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8000" calcext:value-type="float" table:number-columns-spanned="1" table:number-rows-spanned="5">
            <text:p>800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7"/>
          <table:table-cell table:style-name="ce16"/>
          <table:table-cell table:number-columns-repeated="1004"/>
        </table:table-row>
        <table:table-row table:style-name="ro1">
          <table:covered-table-cell table:style-name="ce5"/>
          <table:table-cell table:formula="of:=[.A44]*0.1" office:value-type="float" office:value="800" calcext:value-type="float">
            <text:p>800</text:p>
          </table:table-cell>
          <table:table-cell office:value-type="float" office:value="360.788" calcext:value-type="float">
            <text:p>360,788</text:p>
          </table:table-cell>
          <table:table-cell office:value-type="float" office:value="5715" calcext:value-type="float">
            <text:p>5715</text:p>
          </table:table-cell>
          <table:table-cell office:value-type="float" office:value="38020752" calcext:value-type="float">
            <text:p>38020752</text:p>
          </table:table-cell>
          <table:table-cell office:value-type="float" office:value="35253168" calcext:value-type="float">
            <text:p>35253168</text:p>
          </table:table-cell>
          <table:table-cell office:value-type="float" office:value="22.17" calcext:value-type="float">
            <text:p>22,17</text:p>
          </table:table-cell>
          <table:table-cell office:value-type="float" office:value="36078" calcext:value-type="float">
            <text:p>36078</text:p>
          </table:table-cell>
          <table:table-cell office:value-type="float" office:value="45" calcext:value-type="float">
            <text:p>45</text:p>
          </table:table-cell>
          <table:table-cell office:value-type="float" office:value="102.91" calcext:value-type="float">
            <text:p>102,91</text:p>
          </table:table-cell>
          <table:table-cell/>
          <table:table-cell office:value-type="float" office:value="18275" calcext:value-type="float">
            <text:p>18275</text:p>
          </table:table-cell>
          <table:table-cell office:value-type="float" office:value="22623" calcext:value-type="float">
            <text:p>22623</text:p>
          </table:table-cell>
          <table:table-cell office:value-type="float" office:value="29183" calcext:value-type="float">
            <text:p>29183</text:p>
          </table:table-cell>
          <table:table-cell office:value-type="float" office:value="32695" calcext:value-type="float">
            <text:p>32695</text:p>
          </table:table-cell>
          <table:table-cell office:value-type="float" office:value="104704" calcext:value-type="float">
            <text:p>104704</text:p>
          </table:table-cell>
          <table:table-cell office:value-type="float" office:value="127239" calcext:value-type="float">
            <text:p>127239</text:p>
          </table:table-cell>
          <table:table-cell office:value-type="float" office:value="127324" calcext:value-type="float">
            <text:p>127324</text:p>
          </table:table-cell>
          <table:table-cell office:value-type="float" office:value="167808" calcext:value-type="float">
            <text:p>167808</text:p>
          </table:table-cell>
          <table:table-cell table:style-name="ce17" office:value-type="float" office:value="167874" calcext:value-type="float">
            <text:p>167874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44]*0.2" office:value-type="float" office:value="1600" calcext:value-type="float">
            <text:p>1600</text:p>
          </table:table-cell>
          <table:table-cell office:value-type="float" office:value="208.156" calcext:value-type="float">
            <text:p>208,156</text:p>
          </table:table-cell>
          <table:table-cell office:value-type="float" office:value="14024" calcext:value-type="float">
            <text:p>14024</text:p>
          </table:table-cell>
          <table:table-cell office:value-type="float" office:value="20787921" calcext:value-type="float">
            <text:p>20787921</text:p>
          </table:table-cell>
          <table:table-cell office:value-type="float" office:value="19274739" calcext:value-type="float">
            <text:p>19274739</text:p>
          </table:table-cell>
          <table:table-cell office:value-type="float" office:value="38.43" calcext:value-type="float">
            <text:p>38,43</text:p>
          </table:table-cell>
          <table:table-cell office:value-type="float" office:value="41631" calcext:value-type="float">
            <text:p>41631</text:p>
          </table:table-cell>
          <table:table-cell office:value-type="float" office:value="26" calcext:value-type="float">
            <text:p>26</text:p>
          </table:table-cell>
          <table:table-cell office:value-type="float" office:value="97.53" calcext:value-type="float">
            <text:p>97,53</text:p>
          </table:table-cell>
          <table:table-cell/>
          <table:table-cell office:value-type="float" office:value="21857" calcext:value-type="float">
            <text:p>21857</text:p>
          </table:table-cell>
          <table:table-cell office:value-type="float" office:value="29268" calcext:value-type="float">
            <text:p>29268</text:p>
          </table:table-cell>
          <table:table-cell office:value-type="float" office:value="31231" calcext:value-type="float">
            <text:p>31231</text:p>
          </table:table-cell>
          <table:table-cell office:value-type="float" office:value="41199" calcext:value-type="float">
            <text:p>41199</text:p>
          </table:table-cell>
          <table:table-cell office:value-type="float" office:value="79551" calcext:value-type="float">
            <text:p>79551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64" calcext:value-type="float">
            <text:p>127264</text:p>
          </table:table-cell>
          <table:table-cell office:value-type="float" office:value="127289" calcext:value-type="float">
            <text:p>127289</text:p>
          </table:table-cell>
          <table:table-cell table:style-name="ce17" office:value-type="float" office:value="167762" calcext:value-type="float">
            <text:p>167762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44]*0.4" office:value-type="float" office:value="3200" calcext:value-type="float">
            <text:p>3200</text:p>
          </table:table-cell>
          <table:table-cell office:value-type="float" office:value="143.296" calcext:value-type="float">
            <text:p>143,296</text:p>
          </table:table-cell>
          <table:table-cell office:value-type="float" office:value="16907" calcext:value-type="float">
            <text:p>16907</text:p>
          </table:table-cell>
          <table:table-cell office:value-type="float" office:value="14769216" calcext:value-type="float">
            <text:p>14769216</text:p>
          </table:table-cell>
          <table:table-cell office:value-type="float" office:value="13694144" calcext:value-type="float">
            <text:p>13694144</text:p>
          </table:table-cell>
          <table:table-cell office:value-type="float" office:value="55.83" calcext:value-type="float">
            <text:p>55,83</text:p>
          </table:table-cell>
          <table:table-cell office:value-type="float" office:value="57318" calcext:value-type="float">
            <text:p>57318</text:p>
          </table:table-cell>
          <table:table-cell office:value-type="float" office:value="17.912" calcext:value-type="float">
            <text:p>17,912</text:p>
          </table:table-cell>
          <table:table-cell office:value-type="float" office:value="100.65" calcext:value-type="float">
            <text:p>100,65</text:p>
          </table:table-cell>
          <table:table-cell/>
          <table:table-cell office:value-type="float" office:value="20898" calcext:value-type="float">
            <text:p>20898</text:p>
          </table:table-cell>
          <table:table-cell office:value-type="float" office:value="31254" calcext:value-type="float">
            <text:p>31254</text:p>
          </table:table-cell>
          <table:table-cell office:value-type="float" office:value="76191" calcext:value-type="float">
            <text:p>76191</text:p>
          </table:table-cell>
          <table:table-cell office:value-type="float" office:value="90385" calcext:value-type="float">
            <text:p>90385</text:p>
          </table:table-cell>
          <table:table-cell office:value-type="float" office:value="127329" calcext:value-type="float">
            <text:p>127329</text:p>
          </table:table-cell>
          <table:table-cell office:value-type="float" office:value="127333" calcext:value-type="float">
            <text:p>127333</text:p>
          </table:table-cell>
          <table:table-cell table:number-columns-repeated="2" office:value-type="float" office:value="127335" calcext:value-type="float">
            <text:p>127335</text:p>
          </table:table-cell>
          <table:table-cell table:style-name="ce17" office:value-type="float" office:value="127360" calcext:value-type="float">
            <text:p>127360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44]*0.8" office:value-type="float" office:value="6400" calcext:value-type="float">
            <text:p>6400</text:p>
          </table:table-cell>
          <table:table-cell table:style-name="ce12" office:value-type="float" office:value="127.262" calcext:value-type="float">
            <text:p>127,262</text:p>
          </table:table-cell>
          <table:table-cell table:style-name="ce12" office:value-type="float" office:value="18202" calcext:value-type="float">
            <text:p>18202</text:p>
          </table:table-cell>
          <table:table-cell table:style-name="ce12" office:value-type="float" office:value="14638239" calcext:value-type="float">
            <text:p>14638239</text:p>
          </table:table-cell>
          <table:table-cell table:style-name="ce12" office:value-type="float" office:value="13572701" calcext:value-type="float">
            <text:p>13572701</text:p>
          </table:table-cell>
          <table:table-cell table:style-name="ce12" office:value-type="float" office:value="62.86" calcext:value-type="float">
            <text:p>62,86</text:p>
          </table:table-cell>
          <table:table-cell table:style-name="ce12" office:value-type="float" office:value="101809" calcext:value-type="float">
            <text:p>101809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12.33" calcext:value-type="float">
            <text:p>112,33</text:p>
          </table:table-cell>
          <table:table-cell table:style-name="ce12"/>
          <table:table-cell table:style-name="ce12" office:value-type="float" office:value="21466" calcext:value-type="float">
            <text:p>21466</text:p>
          </table:table-cell>
          <table:table-cell table:style-name="ce12" office:value-type="float" office:value="37610" calcext:value-type="float">
            <text:p>37610</text:p>
          </table:table-cell>
          <table:table-cell table:style-name="ce12" office:value-type="float" office:value="77020" calcext:value-type="float">
            <text:p>77020</text:p>
          </table:table-cell>
          <table:table-cell table:style-name="ce12" office:value-type="float" office:value="98662" calcext:value-type="float">
            <text:p>98662</text:p>
          </table:table-cell>
          <table:table-cell table:style-name="ce12" office:value-type="float" office:value="127224" calcext:value-type="float">
            <text:p>127224</text:p>
          </table:table-cell>
          <table:table-cell table:style-name="ce12" office:value-type="float" office:value="127227" calcext:value-type="float">
            <text:p>127227</text:p>
          </table:table-cell>
          <table:table-cell table:number-columns-repeated="2" table:style-name="ce12" office:value-type="float" office:value="127229" calcext:value-type="float">
            <text:p>127229</text:p>
          </table:table-cell>
          <table:table-cell table:style-name="ce18" office:value-type="float" office:value="127230" calcext:value-type="float">
            <text:p>127230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45:.C48])" office:value-type="float" office:value="209.8755" calcext:value-type="float">
            <text:p>209,8755</text:p>
          </table:table-cell>
          <table:table-cell table:style-name="ce13" table:formula="of:=AVERAGE([.D45:.D48])" office:value-type="float" office:value="13712" calcext:value-type="float">
            <text:p>13712</text:p>
          </table:table-cell>
          <table:table-cell table:style-name="ce13" table:formula="of:=AVERAGE([.E45:.E48])" office:value-type="float" office:value="22054032" calcext:value-type="float">
            <text:p>22054032</text:p>
          </table:table-cell>
          <table:table-cell table:style-name="ce13" table:formula="of:=AVERAGE([.F45:.F48])" office:value-type="float" office:value="20448688" calcext:value-type="float">
            <text:p>20448688</text:p>
          </table:table-cell>
          <table:table-cell table:style-name="ce13" table:formula="of:=AVERAGE([.G45:.G48])" office:value-type="float" office:value="44.8225" calcext:value-type="float">
            <text:p>44,8225</text:p>
          </table:table-cell>
          <table:table-cell table:style-name="ce13" table:formula="of:=AVERAGE([.H45:.H48])" office:value-type="float" office:value="59209" calcext:value-type="float">
            <text:p>59209</text:p>
          </table:table-cell>
          <table:table-cell table:style-name="ce13" table:formula="of:=AVERAGE([.I45:.I48])" office:value-type="float" office:value="26.228" calcext:value-type="float">
            <text:p>26,228</text:p>
          </table:table-cell>
          <table:table-cell table:style-name="ce13" table:formula="of:=AVERAGE([.J45:.J48])" office:value-type="float" office:value="103.355" calcext:value-type="float">
            <text:p>103,355</text:p>
          </table:table-cell>
          <table:table-cell table:style-name="ce13" table:formula="of:=AVERAGE([.K45:.K48])" office:value-type="string" office:string-value="" calcext:value-type="error">
            <text:p>#DIV/0!</text:p>
          </table:table-cell>
          <table:table-cell table:style-name="ce13" table:formula="of:=AVERAGE([.L45:.L48])" office:value-type="float" office:value="20624" calcext:value-type="float">
            <text:p>20624</text:p>
          </table:table-cell>
          <table:table-cell table:style-name="ce13" table:formula="of:=AVERAGE([.M45:.M48])" office:value-type="float" office:value="30188.75" calcext:value-type="float">
            <text:p>30188,75</text:p>
          </table:table-cell>
          <table:table-cell table:style-name="ce13" table:formula="of:=AVERAGE([.N45:.N48])" office:value-type="float" office:value="53406.25" calcext:value-type="float">
            <text:p>53406,25</text:p>
          </table:table-cell>
          <table:table-cell table:style-name="ce13" table:formula="of:=AVERAGE([.O45:.O48])" office:value-type="float" office:value="65735.25" calcext:value-type="float">
            <text:p>65735,25</text:p>
          </table:table-cell>
          <table:table-cell table:style-name="ce13" table:formula="of:=AVERAGE([.P45:.P48])" office:value-type="float" office:value="109702" calcext:value-type="float">
            <text:p>109702</text:p>
          </table:table-cell>
          <table:table-cell table:style-name="ce13" table:formula="of:=AVERAGE([.Q45:.Q48])" office:value-type="float" office:value="127252.25" calcext:value-type="float">
            <text:p>127252,25</text:p>
          </table:table-cell>
          <table:table-cell table:style-name="ce13" table:formula="of:=AVERAGE([.R45:.R48])" office:value-type="float" office:value="127288" calcext:value-type="float">
            <text:p>127288</text:p>
          </table:table-cell>
          <table:table-cell table:style-name="ce13" table:formula="of:=AVERAGE([.S45:.S48])" office:value-type="float" office:value="137415.25" calcext:value-type="float">
            <text:p>137415,25</text:p>
          </table:table-cell>
          <table:table-cell table:style-name="ce13" table:formula="of:=AVERAGE([.T45:.T48])" office:value-type="float" office:value="147556.5" calcext:value-type="float">
            <text:p>147556,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9000" calcext:value-type="float" table:number-columns-spanned="1" table:number-rows-spanned="5">
            <text:p>900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17"/>
          <table:table-cell table:style-name="ce16"/>
          <table:table-cell table:number-columns-repeated="1004"/>
        </table:table-row>
        <table:table-row table:style-name="ro1">
          <table:covered-table-cell table:style-name="ce5"/>
          <table:table-cell table:formula="of:=[.A50]*0.1" office:value-type="float" office:value="900" calcext:value-type="float">
            <text:p>900</text:p>
          </table:table-cell>
          <table:table-cell office:value-type="float" office:value="385.469" calcext:value-type="float">
            <text:p>385,469</text:p>
          </table:table-cell>
          <table:table-cell office:value-type="float" office:value="7297" calcext:value-type="float">
            <text:p>7297</text:p>
          </table:table-cell>
          <table:table-cell office:value-type="float" office:value="41058171" calcext:value-type="float">
            <text:p>41058171</text:p>
          </table:table-cell>
          <table:table-cell office:value-type="float" office:value="38069489" calcext:value-type="float">
            <text:p>38069489</text:p>
          </table:table-cell>
          <table:table-cell office:value-type="float" office:value="23.35" calcext:value-type="float">
            <text:p>23,35</text:p>
          </table:table-cell>
          <table:table-cell office:value-type="float" office:value="38546" calcext:value-type="float">
            <text:p>38546</text:p>
          </table:table-cell>
          <table:table-cell office:value-type="float" office:value="43" calcext:value-type="float">
            <text:p>43</text:p>
          </table:table-cell>
          <table:table-cell office:value-type="float" office:value="104.02" calcext:value-type="float">
            <text:p>104,02</text:p>
          </table:table-cell>
          <table:table-cell/>
          <table:table-cell office:value-type="float" office:value="18792" calcext:value-type="float">
            <text:p>18792</text:p>
          </table:table-cell>
          <table:table-cell office:value-type="float" office:value="24157" calcext:value-type="float">
            <text:p>24157</text:p>
          </table:table-cell>
          <table:table-cell office:value-type="float" office:value="31185" calcext:value-type="float">
            <text:p>31185</text:p>
          </table:table-cell>
          <table:table-cell office:value-type="float" office:value="44240" calcext:value-type="float">
            <text:p>44240</text:p>
          </table:table-cell>
          <table:table-cell office:value-type="float" office:value="107774" calcext:value-type="float">
            <text:p>107774</text:p>
          </table:table-cell>
          <table:table-cell office:value-type="float" office:value="127244" calcext:value-type="float">
            <text:p>127244</text:p>
          </table:table-cell>
          <table:table-cell office:value-type="float" office:value="127296" calcext:value-type="float">
            <text:p>127296</text:p>
          </table:table-cell>
          <table:table-cell office:value-type="float" office:value="127327" calcext:value-type="float">
            <text:p>127327</text:p>
          </table:table-cell>
          <table:table-cell table:style-name="ce17" office:value-type="float" office:value="167871" calcext:value-type="float">
            <text:p>167871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50]*0.2" office:value-type="float" office:value="1800" calcext:value-type="float">
            <text:p>1800</text:p>
          </table:table-cell>
          <table:table-cell office:value-type="float" office:value="237.664" calcext:value-type="float">
            <text:p>237,664</text:p>
          </table:table-cell>
          <table:table-cell office:value-type="float" office:value="14952" calcext:value-type="float">
            <text:p>14952</text:p>
          </table:table-cell>
          <table:table-cell office:value-type="float" office:value="25060266" calcext:value-type="float">
            <text:p>25060266</text:p>
          </table:table-cell>
          <table:table-cell office:value-type="float" office:value="23236094" calcext:value-type="float">
            <text:p>23236094</text:p>
          </table:table-cell>
          <table:table-cell office:value-type="float" office:value="37.87" calcext:value-type="float">
            <text:p>37,87</text:p>
          </table:table-cell>
          <table:table-cell office:value-type="float" office:value="47532" calcext:value-type="float">
            <text:p>47532</text:p>
          </table:table-cell>
          <table:table-cell office:value-type="float" office:value="26" calcext:value-type="float">
            <text:p>26</text:p>
          </table:table-cell>
          <table:table-cell office:value-type="float" office:value="102.97" calcext:value-type="float">
            <text:p>102,97</text:p>
          </table:table-cell>
          <table:table-cell/>
          <table:table-cell office:value-type="float" office:value="20929" calcext:value-type="float">
            <text:p>20929</text:p>
          </table:table-cell>
          <table:table-cell office:value-type="float" office:value="29560" calcext:value-type="float">
            <text:p>29560</text:p>
          </table:table-cell>
          <table:table-cell office:value-type="float" office:value="41218" calcext:value-type="float">
            <text:p>41218</text:p>
          </table:table-cell>
          <table:table-cell office:value-type="float" office:value="52350" calcext:value-type="float">
            <text:p>52350</text:p>
          </table:table-cell>
          <table:table-cell office:value-type="float" office:value="123097" calcext:value-type="float">
            <text:p>123097</text:p>
          </table:table-cell>
          <table:table-cell office:value-type="float" office:value="127261" calcext:value-type="float">
            <text:p>127261</text:p>
          </table:table-cell>
          <table:table-cell office:value-type="float" office:value="127327" calcext:value-type="float">
            <text:p>127327</text:p>
          </table:table-cell>
          <table:table-cell office:value-type="float" office:value="133586" calcext:value-type="float">
            <text:p>133586</text:p>
          </table:table-cell>
          <table:table-cell table:style-name="ce17" office:value-type="float" office:value="135642" calcext:value-type="float">
            <text:p>135642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50]*0.4" office:value-type="float" office:value="3600" calcext:value-type="float">
            <text:p>3600</text:p>
          </table:table-cell>
          <table:table-cell office:value-type="float" office:value="156.896" calcext:value-type="float">
            <text:p>156,896</text:p>
          </table:table-cell>
          <table:table-cell office:value-type="float" office:value="19690" calcext:value-type="float">
            <text:p>19690</text:p>
          </table:table-cell>
          <table:table-cell office:value-type="float" office:value="15249465" calcext:value-type="float">
            <text:p>15249465</text:p>
          </table:table-cell>
          <table:table-cell office:value-type="float" office:value="14139435" calcext:value-type="float">
            <text:p>14139435</text:p>
          </table:table-cell>
          <table:table-cell office:value-type="float" office:value="57.36" calcext:value-type="float">
            <text:p>57,36</text:p>
          </table:table-cell>
          <table:table-cell office:value-type="float" office:value="62758" calcext:value-type="float">
            <text:p>62758</text:p>
          </table:table-cell>
          <table:table-cell office:value-type="float" office:value="17" calcext:value-type="float">
            <text:p>17</text:p>
          </table:table-cell>
          <table:table-cell office:value-type="float" office:value="94.92" calcext:value-type="float">
            <text:p>94,92</text:p>
          </table:table-cell>
          <table:table-cell/>
          <table:table-cell office:value-type="float" office:value="23583" calcext:value-type="float">
            <text:p>23583</text:p>
          </table:table-cell>
          <table:table-cell office:value-type="float" office:value="35568" calcext:value-type="float">
            <text:p>35568</text:p>
          </table:table-cell>
          <table:table-cell office:value-type="float" office:value="57232" calcext:value-type="float">
            <text:p>57232</text:p>
          </table:table-cell>
          <table:table-cell office:value-type="float" office:value="63674" calcext:value-type="float">
            <text:p>63674</text:p>
          </table:table-cell>
          <table:table-cell office:value-type="float" office:value="127228" calcext:value-type="float">
            <text:p>127228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64" calcext:value-type="float">
            <text:p>127264</text:p>
          </table:table-cell>
          <table:table-cell table:style-name="ce17" office:value-type="float" office:value="127392" calcext:value-type="float">
            <text:p>127392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50]*0.8" office:value-type="float" office:value="7200" calcext:value-type="float">
            <text:p>7200</text:p>
          </table:table-cell>
          <table:table-cell table:style-name="ce12" office:value-type="float" office:value="127.398" calcext:value-type="float">
            <text:p>127,398</text:p>
          </table:table-cell>
          <table:table-cell table:style-name="ce12" office:value-type="float" office:value="26743" calcext:value-type="float">
            <text:p>26743</text:p>
          </table:table-cell>
          <table:table-cell table:style-name="ce12" office:value-type="float" office:value="11669427" calcext:value-type="float">
            <text:p>11669427</text:p>
          </table:table-cell>
          <table:table-cell table:style-name="ce12" office:value-type="float" office:value="10819993" calcext:value-type="float">
            <text:p>10819993</text:p>
          </table:table-cell>
          <table:table-cell table:style-name="ce12" office:value-type="float" office:value="70.64" calcext:value-type="float">
            <text:p>70,64</text:p>
          </table:table-cell>
          <table:table-cell table:style-name="ce12" office:value-type="float" office:value="101918" calcext:value-type="float">
            <text:p>101918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9.45" calcext:value-type="float">
            <text:p>89,45</text:p>
          </table:table-cell>
          <table:table-cell table:style-name="ce12"/>
          <table:table-cell table:style-name="ce12" office:value-type="float" office:value="23198" calcext:value-type="float">
            <text:p>23198</text:p>
          </table:table-cell>
          <table:table-cell table:style-name="ce12" office:value-type="float" office:value="37889" calcext:value-type="float">
            <text:p>37889</text:p>
          </table:table-cell>
          <table:table-cell table:style-name="ce12" office:value-type="float" office:value="57215" calcext:value-type="float">
            <text:p>57215</text:p>
          </table:table-cell>
          <table:table-cell table:style-name="ce12" office:value-type="float" office:value="76777" calcext:value-type="float">
            <text:p>76777</text:p>
          </table:table-cell>
          <table:table-cell table:style-name="ce12" office:value-type="float" office:value="127201" calcext:value-type="float">
            <text:p>127201</text:p>
          </table:table-cell>
          <table:table-cell table:style-name="ce12" office:value-type="float" office:value="127202" calcext:value-type="float">
            <text:p>127202</text:p>
          </table:table-cell>
          <table:table-cell table:number-columns-repeated="2" table:style-name="ce12" office:value-type="float" office:value="127296" calcext:value-type="float">
            <text:p>127296</text:p>
          </table:table-cell>
          <table:table-cell table:style-name="ce18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51:.C54])" office:value-type="float" office:value="226.85675" calcext:value-type="float">
            <text:p>226,85675</text:p>
          </table:table-cell>
          <table:table-cell table:style-name="ce13" table:formula="of:=AVERAGE([.D51:.D54])" office:value-type="float" office:value="17170.5" calcext:value-type="float">
            <text:p>17170,5</text:p>
          </table:table-cell>
          <table:table-cell table:style-name="ce13" table:formula="of:=AVERAGE([.E51:.E54])" office:value-type="float" office:value="23259332.25" calcext:value-type="float">
            <text:p>23259332,25</text:p>
          </table:table-cell>
          <table:table-cell table:style-name="ce13" table:formula="of:=AVERAGE([.F51:.F54])" office:value-type="float" office:value="21566252.75" calcext:value-type="float">
            <text:p>21566252,75</text:p>
          </table:table-cell>
          <table:table-cell table:style-name="ce13" table:formula="of:=AVERAGE([.G51:.G54])" office:value-type="float" office:value="47.305" calcext:value-type="float">
            <text:p>47,305</text:p>
          </table:table-cell>
          <table:table-cell table:style-name="ce13" table:formula="of:=AVERAGE([.H51:.H54])" office:value-type="float" office:value="62688.5" calcext:value-type="float">
            <text:p>62688,5</text:p>
          </table:table-cell>
          <table:table-cell table:style-name="ce13" table:formula="of:=AVERAGE([.I51:.I54])" office:value-type="float" office:value="25" calcext:value-type="float">
            <text:p>25</text:p>
          </table:table-cell>
          <table:table-cell table:style-name="ce13" table:formula="of:=AVERAGE([.J51:.J54])" office:value-type="float" office:value="97.84" calcext:value-type="float">
            <text:p>97,84</text:p>
          </table:table-cell>
          <table:table-cell table:style-name="ce13" table:formula="of:=AVERAGE([.K51:.K54])" office:value-type="string" office:string-value="" calcext:value-type="error">
            <text:p>#DIV/0!</text:p>
          </table:table-cell>
          <table:table-cell table:style-name="ce13" table:formula="of:=AVERAGE([.L51:.L54])" office:value-type="float" office:value="21625.5" calcext:value-type="float">
            <text:p>21625,5</text:p>
          </table:table-cell>
          <table:table-cell table:style-name="ce13" table:formula="of:=AVERAGE([.M51:.M54])" office:value-type="float" office:value="31793.5" calcext:value-type="float">
            <text:p>31793,5</text:p>
          </table:table-cell>
          <table:table-cell table:style-name="ce13" table:formula="of:=AVERAGE([.N51:.N54])" office:value-type="float" office:value="46712.5" calcext:value-type="float">
            <text:p>46712,5</text:p>
          </table:table-cell>
          <table:table-cell table:style-name="ce13" table:formula="of:=AVERAGE([.O51:.O54])" office:value-type="float" office:value="59260.25" calcext:value-type="float">
            <text:p>59260,25</text:p>
          </table:table-cell>
          <table:table-cell table:style-name="ce13" table:formula="of:=AVERAGE([.P51:.P54])" office:value-type="float" office:value="121325" calcext:value-type="float">
            <text:p>121325</text:p>
          </table:table-cell>
          <table:table-cell table:style-name="ce13" table:formula="of:=AVERAGE([.Q51:.Q54])" office:value-type="float" office:value="127241.75" calcext:value-type="float">
            <text:p>127241,75</text:p>
          </table:table-cell>
          <table:table-cell table:style-name="ce13" table:formula="of:=AVERAGE([.R51:.R54])" office:value-type="float" office:value="127295.5" calcext:value-type="float">
            <text:p>127295,5</text:p>
          </table:table-cell>
          <table:table-cell table:style-name="ce13" table:formula="of:=AVERAGE([.S51:.S54])" office:value-type="float" office:value="128868.25" calcext:value-type="float">
            <text:p>128868,25</text:p>
          </table:table-cell>
          <table:table-cell table:style-name="ce13" table:formula="of:=AVERAGE([.T51:.T54])" office:value-type="float" office:value="139550.5" calcext:value-type="float">
            <text:p>139550,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10000" calcext:value-type="float" table:number-columns-spanned="1" table:number-rows-spanned="5">
            <text:p>1000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24.834" calcext:value-type="float">
            <text:p>524,83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2370000" calcext:value-type="float">
            <text:p>62370000</text:p>
          </table:table-cell>
          <table:table-cell table:style-name="ce14" office:value-type="float" office:value="57830000" calcext:value-type="float">
            <text:p>57830000</text:p>
          </table:table-cell>
          <table:table-cell table:style-name="ce14" office:value-type="float" office:value="19.05" calcext:value-type="float">
            <text:p>19,05</text:p>
          </table:table-cell>
          <table:table-cell table:number-columns-repeated="2" table:style-name="ce14" office:value-type="float" office:value="52" calcext:value-type="float">
            <text:p>52</text:p>
          </table:table-cell>
          <table:table-cell table:style-name="ce14" office:value-type="float" office:value="116.05" calcext:value-type="float">
            <text:p>116,05</text:p>
          </table:table-cell>
          <table:table-cell table:style-name="ce14"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1" calcext:value-type="float">
            <text:p>91</text:p>
          </table:table-cell>
          <table:table-cell table:style-name="ce16" office:value-type="float" office:value="209" calcext:value-type="float">
            <text:p>209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56]*0.1" office:value-type="float" office:value="1000" calcext:value-type="float">
            <text:p>1000</text:p>
          </table:table-cell>
          <table:table-cell office:value-type="float" office:value="338.383" calcext:value-type="float">
            <text:p>338,383</text:p>
          </table:table-cell>
          <table:table-cell office:value-type="float" office:value="9324" calcext:value-type="float">
            <text:p>9324</text:p>
          </table:table-cell>
          <table:table-cell office:value-type="float" office:value="42997878" calcext:value-type="float">
            <text:p>42997878</text:p>
          </table:table-cell>
          <table:table-cell office:value-type="float" office:value="39868002" calcext:value-type="float">
            <text:p>39868002</text:p>
          </table:table-cell>
          <table:table-cell office:value-type="float" office:value="25.75" calcext:value-type="float">
            <text:p>25,75</text:p>
          </table:table-cell>
          <table:table-cell office:value-type="float" office:value="38838" calcext:value-type="float">
            <text:p>38838</text:p>
          </table:table-cell>
          <table:table-cell office:value-type="float" office:value="39" calcext:value-type="float">
            <text:p>39</text:p>
          </table:table-cell>
          <table:table-cell office:value-type="float" office:value="108.12" calcext:value-type="float">
            <text:p>108,12</text:p>
          </table:table-cell>
          <table:table-cell/>
          <table:table-cell office:value-type="float" office:value="18588" calcext:value-type="float">
            <text:p>18588</text:p>
          </table:table-cell>
          <table:table-cell office:value-type="float" office:value="24866" calcext:value-type="float">
            <text:p>24866</text:p>
          </table:table-cell>
          <table:table-cell office:value-type="float" office:value="32213" calcext:value-type="float">
            <text:p>32213</text:p>
          </table:table-cell>
          <table:table-cell office:value-type="float" office:value="46723" calcext:value-type="float">
            <text:p>46723</text:p>
          </table:table-cell>
          <table:table-cell office:value-type="float" office:value="107777" calcext:value-type="float">
            <text:p>107777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325" calcext:value-type="float">
            <text:p>127325</text:p>
          </table:table-cell>
          <table:table-cell table:style-name="ce17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56]*0.2" office:value-type="float" office:value="2000" calcext:value-type="float">
            <text:p>2000</text:p>
          </table:table-cell>
          <table:table-cell office:value-type="float" office:value="231.909" calcext:value-type="float">
            <text:p>231,909</text:p>
          </table:table-cell>
          <table:table-cell office:value-type="float" office:value="17349" calcext:value-type="float">
            <text:p>17349</text:p>
          </table:table-cell>
          <table:table-cell office:value-type="float" office:value="26320140" calcext:value-type="float">
            <text:p>26320140</text:p>
          </table:table-cell>
          <table:table-cell office:value-type="float" office:value="24404260" calcext:value-type="float">
            <text:p>24404260</text:p>
          </table:table-cell>
          <table:table-cell office:value-type="float" office:value="43.12" calcext:value-type="float">
            <text:p>43,12</text:p>
          </table:table-cell>
          <table:table-cell office:value-type="float" office:value="46381" calcext:value-type="float">
            <text:p>46381</text:p>
          </table:table-cell>
          <table:table-cell office:value-type="float" office:value="23" calcext:value-type="float">
            <text:p>23</text:p>
          </table:table-cell>
          <table:table-cell office:value-type="float" office:value="110.83" calcext:value-type="float">
            <text:p>110,83</text:p>
          </table:table-cell>
          <table:table-cell/>
          <table:table-cell office:value-type="float" office:value="20350" calcext:value-type="float">
            <text:p>20350</text:p>
          </table:table-cell>
          <table:table-cell office:value-type="float" office:value="30360" calcext:value-type="float">
            <text:p>30360</text:p>
          </table:table-cell>
          <table:table-cell office:value-type="float" office:value="44672" calcext:value-type="float">
            <text:p>44672</text:p>
          </table:table-cell>
          <table:table-cell office:value-type="float" office:value="58247" calcext:value-type="float">
            <text:p>58247</text:p>
          </table:table-cell>
          <table:table-cell office:value-type="float" office:value="127166" calcext:value-type="float">
            <text:p>127166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293" calcext:value-type="float">
            <text:p>127293</text:p>
          </table:table-cell>
          <table:table-cell table:style-name="ce17" office:value-type="float" office:value="167836" calcext:value-type="float">
            <text:p>167836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56]*0.4" office:value-type="float" office:value="4000" calcext:value-type="float">
            <text:p>4000</text:p>
          </table:table-cell>
          <table:table-cell office:value-type="float" office:value="172.081" calcext:value-type="float">
            <text:p>172,081</text:p>
          </table:table-cell>
          <table:table-cell office:value-type="float" office:value="22191" calcext:value-type="float">
            <text:p>22191</text:p>
          </table:table-cell>
          <table:table-cell office:value-type="float" office:value="16266096" calcext:value-type="float">
            <text:p>16266096</text:p>
          </table:table-cell>
          <table:table-cell office:value-type="float" office:value="15082064" calcext:value-type="float">
            <text:p>15082064</text:p>
          </table:table-cell>
          <table:table-cell office:value-type="float" office:value="58.11" calcext:value-type="float">
            <text:p>58,11</text:p>
          </table:table-cell>
          <table:table-cell office:value-type="float" office:value="68832" calcext:value-type="float">
            <text:p>68832</text:p>
          </table:table-cell>
          <table:table-cell office:value-type="float" office:value="17.208" calcext:value-type="float">
            <text:p>17,208</text:p>
          </table:table-cell>
          <table:table-cell office:value-type="float" office:value="92.31" calcext:value-type="float">
            <text:p>92,31</text:p>
          </table:table-cell>
          <table:table-cell/>
          <table:table-cell office:value-type="float" office:value="24488" calcext:value-type="float">
            <text:p>24488</text:p>
          </table:table-cell>
          <table:table-cell office:value-type="float" office:value="35201" calcext:value-type="float">
            <text:p>35201</text:p>
          </table:table-cell>
          <table:table-cell office:value-type="float" office:value="51659" calcext:value-type="float">
            <text:p>51659</text:p>
          </table:table-cell>
          <table:table-cell office:value-type="float" office:value="64686" calcext:value-type="float">
            <text:p>64686</text:p>
          </table:table-cell>
          <table:table-cell office:value-type="float" office:value="127168" calcext:value-type="float">
            <text:p>127168</text:p>
          </table:table-cell>
          <table:table-cell office:value-type="float" office:value="127290" calcext:value-type="float">
            <text:p>127290</text:p>
          </table:table-cell>
          <table:table-cell office:value-type="float" office:value="129433" calcext:value-type="float">
            <text:p>129433</text:p>
          </table:table-cell>
          <table:table-cell office:value-type="float" office:value="132211" calcext:value-type="float">
            <text:p>132211</text:p>
          </table:table-cell>
          <table:table-cell table:style-name="ce17" office:value-type="float" office:value="169490" calcext:value-type="float">
            <text:p>169490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56]*0.8" office:value-type="float" office:value="8000" calcext:value-type="float">
            <text:p>8000</text:p>
          </table:table-cell>
          <table:table-cell table:style-name="ce12" office:value-type="float" office:value="127.435" calcext:value-type="float">
            <text:p>127,435</text:p>
          </table:table-cell>
          <table:table-cell table:style-name="ce12" office:value-type="float" office:value="26500" calcext:value-type="float">
            <text:p>26500</text:p>
          </table:table-cell>
          <table:table-cell table:style-name="ce12" office:value-type="float" office:value="10459449" calcext:value-type="float">
            <text:p>10459449</text:p>
          </table:table-cell>
          <table:table-cell table:style-name="ce12" office:value-type="float" office:value="9698091" calcext:value-type="float">
            <text:p>9698091</text:p>
          </table:table-cell>
          <table:table-cell table:style-name="ce12" office:value-type="float" office:value="78.47" calcext:value-type="float">
            <text:p>78,47</text:p>
          </table:table-cell>
          <table:table-cell table:style-name="ce12" office:value-type="float" office:value="101947" calcext:value-type="float">
            <text:p>101947</text:p>
          </table:table-cell>
          <table:table-cell table:style-name="ce12" office:value-type="float" office:value="12.743" calcext:value-type="float">
            <text:p>12,743</text:p>
          </table:table-cell>
          <table:table-cell table:style-name="ce12" office:value-type="float" office:value="80.15" calcext:value-type="float">
            <text:p>80,15</text:p>
          </table:table-cell>
          <table:table-cell table:style-name="ce12"/>
          <table:table-cell table:style-name="ce12" office:value-type="float" office:value="35137" calcext:value-type="float">
            <text:p>35137</text:p>
          </table:table-cell>
          <table:table-cell table:style-name="ce12" office:value-type="float" office:value="55536" calcext:value-type="float">
            <text:p>55536</text:p>
          </table:table-cell>
          <table:table-cell table:style-name="ce12" office:value-type="float" office:value="83066" calcext:value-type="float">
            <text:p>83066</text:p>
          </table:table-cell>
          <table:table-cell table:style-name="ce12" office:value-type="float" office:value="102023" calcext:value-type="float">
            <text:p>102023</text:p>
          </table:table-cell>
          <table:table-cell table:style-name="ce12" office:value-type="float" office:value="127308" calcext:value-type="float">
            <text:p>127308</text:p>
          </table:table-cell>
          <table:table-cell table:style-name="ce12" office:value-type="float" office:value="127315" calcext:value-type="float">
            <text:p>127315</text:p>
          </table:table-cell>
          <table:table-cell table:style-name="ce12" office:value-type="float" office:value="127324" calcext:value-type="float">
            <text:p>127324</text:p>
          </table:table-cell>
          <table:table-cell table:style-name="ce12" office:value-type="float" office:value="127326" calcext:value-type="float">
            <text:p>127326</text:p>
          </table:table-cell>
          <table:table-cell table:style-name="ce18" office:value-type="float" office:value="127327" calcext:value-type="float">
            <text:p>127327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57:.C60])" office:value-type="float" office:value="217.452" calcext:value-type="float">
            <text:p>217,452</text:p>
          </table:table-cell>
          <table:table-cell table:style-name="ce13" table:formula="of:=AVERAGE([.D57:.D60])" office:value-type="float" office:value="18841" calcext:value-type="float">
            <text:p>18841</text:p>
          </table:table-cell>
          <table:table-cell table:style-name="ce13" table:formula="of:=AVERAGE([.E57:.E60])" office:value-type="float" office:value="24010890.75" calcext:value-type="float">
            <text:p>24010890,75</text:p>
          </table:table-cell>
          <table:table-cell table:style-name="ce13" table:formula="of:=AVERAGE([.F57:.F60])" office:value-type="float" office:value="22263104.25" calcext:value-type="float">
            <text:p>22263104,25</text:p>
          </table:table-cell>
          <table:table-cell table:style-name="ce13" table:formula="of:=AVERAGE([.G57:.G60])" office:value-type="float" office:value="51.3625" calcext:value-type="float">
            <text:p>51,3625</text:p>
          </table:table-cell>
          <table:table-cell table:style-name="ce13" table:formula="of:=AVERAGE([.H57:.H60])" office:value-type="float" office:value="63999.5" calcext:value-type="float">
            <text:p>63999,5</text:p>
          </table:table-cell>
          <table:table-cell table:style-name="ce13" table:formula="of:=AVERAGE([.I57:.I60])" office:value-type="float" office:value="22.98775" calcext:value-type="float">
            <text:p>22,98775</text:p>
          </table:table-cell>
          <table:table-cell table:style-name="ce13" table:formula="of:=AVERAGE([.J57:.J60])" office:value-type="float" office:value="97.8525" calcext:value-type="float">
            <text:p>97,8525</text:p>
          </table:table-cell>
          <table:table-cell table:style-name="ce13" table:formula="of:=AVERAGE([.K57:.K60])" office:value-type="string" office:string-value="" calcext:value-type="error">
            <text:p>#DIV/0!</text:p>
          </table:table-cell>
          <table:table-cell table:style-name="ce13" table:formula="of:=AVERAGE([.L57:.L60])" office:value-type="float" office:value="24640.75" calcext:value-type="float">
            <text:p>24640,75</text:p>
          </table:table-cell>
          <table:table-cell table:style-name="ce13" table:formula="of:=AVERAGE([.M57:.M60])" office:value-type="float" office:value="36490.75" calcext:value-type="float">
            <text:p>36490,75</text:p>
          </table:table-cell>
          <table:table-cell table:style-name="ce13" table:formula="of:=AVERAGE([.N57:.N60])" office:value-type="float" office:value="52902.5" calcext:value-type="float">
            <text:p>52902,5</text:p>
          </table:table-cell>
          <table:table-cell table:style-name="ce13" table:formula="of:=AVERAGE([.O57:.O60])" office:value-type="float" office:value="67919.75" calcext:value-type="float">
            <text:p>67919,75</text:p>
          </table:table-cell>
          <table:table-cell table:style-name="ce13" table:formula="of:=AVERAGE([.P57:.P60])" office:value-type="float" office:value="122354.75" calcext:value-type="float">
            <text:p>122354,75</text:p>
          </table:table-cell>
          <table:table-cell table:style-name="ce13" table:formula="of:=AVERAGE([.Q57:.Q60])" office:value-type="float" office:value="127281.75" calcext:value-type="float">
            <text:p>127281,75</text:p>
          </table:table-cell>
          <table:table-cell table:style-name="ce13" table:formula="of:=AVERAGE([.R57:.R60])" office:value-type="float" office:value="127833" calcext:value-type="float">
            <text:p>127833</text:p>
          </table:table-cell>
          <table:table-cell table:style-name="ce13" table:formula="of:=AVERAGE([.S57:.S60])" office:value-type="float" office:value="128538.75" calcext:value-type="float">
            <text:p>128538,75</text:p>
          </table:table-cell>
          <table:table-cell table:style-name="ce13" table:formula="of:=AVERAGE([.T57:.T60])" office:value-type="float" office:value="158139.25" calcext:value-type="float">
            <text:p>158139,2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11000" calcext:value-type="float" table:number-columns-spanned="1" table:number-rows-spanned="5">
            <text:p>1100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77.639" calcext:value-type="float">
            <text:p>577,63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8607000" calcext:value-type="float">
            <text:p>68607000</text:p>
          </table:table-cell>
          <table:table-cell table:style-name="ce14" office:value-type="float" office:value="63613000" calcext:value-type="float">
            <text:p>63613000</text:p>
          </table:table-cell>
          <table:table-cell table:style-name="ce14" office:value-type="float" office:value="19.04" calcext:value-type="float">
            <text:p>19,04</text:p>
          </table:table-cell>
          <table:table-cell table:number-columns-repeated="2" table:style-name="ce14" office:value-type="float" office:value="53" calcext:value-type="float">
            <text:p>53</text:p>
          </table:table-cell>
          <table:table-cell table:style-name="ce14" office:value-type="float" office:value="115.99" calcext:value-type="float">
            <text:p>115,99</text:p>
          </table:table-cell>
          <table:table-cell table:style-name="ce14"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1" calcext:value-type="float">
            <text:p>101</text:p>
          </table:table-cell>
          <table:table-cell table:style-name="ce16" office:value-type="float" office:value="130" calcext:value-type="float">
            <text:p>130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62]*0.1" office:value-type="float" office:value="1100" calcext:value-type="float">
            <text:p>1100</text:p>
          </table:table-cell>
          <table:table-cell office:value-type="float" office:value="396.136" calcext:value-type="float">
            <text:p>396,136</text:p>
          </table:table-cell>
          <table:table-cell office:value-type="float" office:value="11165" calcext:value-type="float">
            <text:p>11165</text:p>
          </table:table-cell>
          <table:table-cell office:value-type="float" office:value="45405360" calcext:value-type="float">
            <text:p>45405360</text:p>
          </table:table-cell>
          <table:table-cell office:value-type="float" office:value="42100240" calcext:value-type="float">
            <text:p>42100240</text:p>
          </table:table-cell>
          <table:table-cell office:value-type="float" office:value="27.77" calcext:value-type="float">
            <text:p>27,77</text:p>
          </table:table-cell>
          <table:table-cell office:value-type="float" office:value="39613" calcext:value-type="float">
            <text:p>39613</text:p>
          </table:table-cell>
          <table:table-cell office:value-type="float" office:value="36" calcext:value-type="float">
            <text:p>36</text:p>
          </table:table-cell>
          <table:table-cell office:value-type="float" office:value="111.93" calcext:value-type="float">
            <text:p>111,93</text:p>
          </table:table-cell>
          <table:table-cell/>
          <table:table-cell office:value-type="float" office:value="17939" calcext:value-type="float">
            <text:p>17939</text:p>
          </table:table-cell>
          <table:table-cell office:value-type="float" office:value="23774" calcext:value-type="float">
            <text:p>23774</text:p>
          </table:table-cell>
          <table:table-cell office:value-type="float" office:value="31169" calcext:value-type="float">
            <text:p>31169</text:p>
          </table:table-cell>
          <table:table-cell office:value-type="float" office:value="46091" calcext:value-type="float">
            <text:p>46091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45" calcext:value-type="float">
            <text:p>127245</text:p>
          </table:table-cell>
          <table:table-cell office:value-type="float" office:value="127285" calcext:value-type="float">
            <text:p>127285</text:p>
          </table:table-cell>
          <table:table-cell office:value-type="float" office:value="127321" calcext:value-type="float">
            <text:p>127321</text:p>
          </table:table-cell>
          <table:table-cell table:style-name="ce17" office:value-type="float" office:value="171926" calcext:value-type="float">
            <text:p>171926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62]*0.2" office:value-type="float" office:value="2200" calcext:value-type="float">
            <text:p>2200</text:p>
          </table:table-cell>
          <table:table-cell office:value-type="float" office:value="262.71" calcext:value-type="float">
            <text:p>262,71</text:p>
          </table:table-cell>
          <table:table-cell office:value-type="float" office:value="20279" calcext:value-type="float">
            <text:p>20279</text:p>
          </table:table-cell>
          <table:table-cell office:value-type="float" office:value="26457354" calcext:value-type="float">
            <text:p>26457354</text:p>
          </table:table-cell>
          <table:table-cell office:value-type="float" office:value="24531486" calcext:value-type="float">
            <text:p>24531486</text:p>
          </table:table-cell>
          <table:table-cell office:value-type="float" office:value="41.87" calcext:value-type="float">
            <text:p>41,87</text:p>
          </table:table-cell>
          <table:table-cell office:value-type="float" office:value="52541" calcext:value-type="float">
            <text:p>52541</text:p>
          </table:table-cell>
          <table:table-cell office:value-type="float" office:value="24" calcext:value-type="float">
            <text:p>24</text:p>
          </table:table-cell>
          <table:table-cell office:value-type="float" office:value="39.35" calcext:value-type="float">
            <text:p>39,35</text:p>
          </table:table-cell>
          <table:table-cell/>
          <table:table-cell office:value-type="float" office:value="23121" calcext:value-type="float">
            <text:p>23121</text:p>
          </table:table-cell>
          <table:table-cell office:value-type="float" office:value="33184" calcext:value-type="float">
            <text:p>33184</text:p>
          </table:table-cell>
          <table:table-cell office:value-type="float" office:value="48071" calcext:value-type="float">
            <text:p>48071</text:p>
          </table:table-cell>
          <table:table-cell office:value-type="float" office:value="76222" calcext:value-type="float">
            <text:p>76222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7293" calcext:value-type="float">
            <text:p>127293</text:p>
          </table:table-cell>
          <table:table-cell office:value-type="float" office:value="127314" calcext:value-type="float">
            <text:p>127314</text:p>
          </table:table-cell>
          <table:table-cell table:style-name="ce17" office:value-type="float" office:value="156964" calcext:value-type="float">
            <text:p>156964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62]*0.4" office:value-type="float" office:value="4400" calcext:value-type="float">
            <text:p>4400</text:p>
          </table:table-cell>
          <table:table-cell office:value-type="float" office:value="149.784" calcext:value-type="float">
            <text:p>149,784</text:p>
          </table:table-cell>
          <table:table-cell office:value-type="float" office:value="24811" calcext:value-type="float">
            <text:p>24811</text:p>
          </table:table-cell>
          <table:table-cell office:value-type="float" office:value="14457366" calcext:value-type="float">
            <text:p>14457366</text:p>
          </table:table-cell>
          <table:table-cell office:value-type="float" office:value="13404994" calcext:value-type="float">
            <text:p>13404994</text:p>
          </table:table-cell>
          <table:table-cell office:value-type="float" office:value="73.44" calcext:value-type="float">
            <text:p>73,44</text:p>
          </table:table-cell>
          <table:table-cell office:value-type="float" office:value="59913" calcext:value-type="float">
            <text:p>59913</text:p>
          </table:table-cell>
          <table:table-cell office:value-type="float" office:value="14" calcext:value-type="float">
            <text:p>14</text:p>
          </table:table-cell>
          <table:table-cell office:value-type="float" office:value="94.26" calcext:value-type="float">
            <text:p>94,26</text:p>
          </table:table-cell>
          <table:table-cell/>
          <table:table-cell office:value-type="float" office:value="21728" calcext:value-type="float">
            <text:p>21728</text:p>
          </table:table-cell>
          <table:table-cell office:value-type="float" office:value="29163" calcext:value-type="float">
            <text:p>29163</text:p>
          </table:table-cell>
          <table:table-cell office:value-type="float" office:value="38592" calcext:value-type="float">
            <text:p>38592</text:p>
          </table:table-cell>
          <table:table-cell office:value-type="float" office:value="53360" calcext:value-type="float">
            <text:p>53360</text:p>
          </table:table-cell>
          <table:table-cell office:value-type="float" office:value="109685" calcext:value-type="float">
            <text:p>109685</text:p>
          </table:table-cell>
          <table:table-cell office:value-type="float" office:value="127264" calcext:value-type="float">
            <text:p>127264</text:p>
          </table:table-cell>
          <table:table-cell office:value-type="float" office:value="136132" calcext:value-type="float">
            <text:p>136132</text:p>
          </table:table-cell>
          <table:table-cell office:value-type="float" office:value="136139" calcext:value-type="float">
            <text:p>136139</text:p>
          </table:table-cell>
          <table:table-cell table:style-name="ce17" office:value-type="float" office:value="149717" calcext:value-type="float">
            <text:p>149717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62]*0.8" office:value-type="float" office:value="8800" calcext:value-type="float">
            <text:p>8800</text:p>
          </table:table-cell>
          <table:table-cell table:style-name="ce12" office:value-type="float" office:value="127.401" calcext:value-type="float">
            <text:p>127,401</text:p>
          </table:table-cell>
          <table:table-cell table:style-name="ce12" office:value-type="float" office:value="19869" calcext:value-type="float">
            <text:p>19869</text:p>
          </table:table-cell>
          <table:table-cell table:style-name="ce12" office:value-type="float" office:value="12492711" calcext:value-type="float">
            <text:p>12492711</text:p>
          </table:table-cell>
          <table:table-cell table:style-name="ce12" office:value-type="float" office:value="11583349" calcext:value-type="float">
            <text:p>11583349</text:p>
          </table:table-cell>
          <table:table-cell table:style-name="ce12" office:value-type="float" office:value="86.34" calcext:value-type="float">
            <text:p>86,34</text:p>
          </table:table-cell>
          <table:table-cell table:style-name="ce12" office:value-type="float" office:value="101920" calcext:value-type="float">
            <text:p>10192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5.76" calcext:value-type="float">
            <text:p>95,76</text:p>
          </table:table-cell>
          <table:table-cell table:style-name="ce12"/>
          <table:table-cell table:style-name="ce12" office:value-type="float" office:value="25969" calcext:value-type="float">
            <text:p>25969</text:p>
          </table:table-cell>
          <table:table-cell table:style-name="ce12" office:value-type="float" office:value="44145" calcext:value-type="float">
            <text:p>44145</text:p>
          </table:table-cell>
          <table:table-cell table:style-name="ce12" office:value-type="float" office:value="57759" calcext:value-type="float">
            <text:p>57759</text:p>
          </table:table-cell>
          <table:table-cell table:style-name="ce12" office:value-type="float" office:value="83391" calcext:value-type="float">
            <text:p>83391</text:p>
          </table:table-cell>
          <table:table-cell table:style-name="ce12" office:value-type="float" office:value="127259" calcext:value-type="float">
            <text:p>127259</text:p>
          </table:table-cell>
          <table:table-cell table:style-name="ce12" office:value-type="float" office:value="127278" calcext:value-type="float">
            <text:p>127278</text:p>
          </table:table-cell>
          <table:table-cell table:style-name="ce12" office:value-type="float" office:value="127291" calcext:value-type="float">
            <text:p>127291</text:p>
          </table:table-cell>
          <table:table-cell table:style-name="ce12" office:value-type="float" office:value="127294" calcext:value-type="float">
            <text:p>127294</text:p>
          </table:table-cell>
          <table:table-cell table:style-name="ce18" office:value-type="float" office:value="127297" calcext:value-type="float">
            <text:p>127297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63:.C66])" office:value-type="float" office:value="234.00775" calcext:value-type="float">
            <text:p>234,00775</text:p>
          </table:table-cell>
          <table:table-cell table:style-name="ce13" table:formula="of:=AVERAGE([.D63:.D66])" office:value-type="float" office:value="19031" calcext:value-type="float">
            <text:p>19031</text:p>
          </table:table-cell>
          <table:table-cell table:style-name="ce13" table:formula="of:=AVERAGE([.E63:.E66])" office:value-type="float" office:value="24703197.75" calcext:value-type="float">
            <text:p>24703197,75</text:p>
          </table:table-cell>
          <table:table-cell table:style-name="ce13" table:formula="of:=AVERAGE([.F63:.F66])" office:value-type="float" office:value="22905017.25" calcext:value-type="float">
            <text:p>22905017,25</text:p>
          </table:table-cell>
          <table:table-cell table:style-name="ce13" table:formula="of:=AVERAGE([.G63:.G66])" office:value-type="float" office:value="57.355" calcext:value-type="float">
            <text:p>57,355</text:p>
          </table:table-cell>
          <table:table-cell table:style-name="ce13" table:formula="of:=AVERAGE([.H63:.H66])" office:value-type="float" office:value="63496.75" calcext:value-type="float">
            <text:p>63496,75</text:p>
          </table:table-cell>
          <table:table-cell table:style-name="ce13" table:formula="of:=AVERAGE([.I63:.I66])" office:value-type="float" office:value="21.5" calcext:value-type="float">
            <text:p>21,5</text:p>
          </table:table-cell>
          <table:table-cell table:style-name="ce13" table:formula="of:=AVERAGE([.J63:.J66])" office:value-type="float" office:value="85.325" calcext:value-type="float">
            <text:p>85,325</text:p>
          </table:table-cell>
          <table:table-cell table:style-name="ce13" table:formula="of:=AVERAGE([.K63:.K66])" office:value-type="string" office:string-value="" calcext:value-type="error">
            <text:p>#DIV/0!</text:p>
          </table:table-cell>
          <table:table-cell table:style-name="ce13" table:formula="of:=AVERAGE([.L63:.L66])" office:value-type="float" office:value="22189.25" calcext:value-type="float">
            <text:p>22189,25</text:p>
          </table:table-cell>
          <table:table-cell table:style-name="ce13" table:formula="of:=AVERAGE([.M63:.M66])" office:value-type="float" office:value="32566.5" calcext:value-type="float">
            <text:p>32566,5</text:p>
          </table:table-cell>
          <table:table-cell table:style-name="ce13" table:formula="of:=AVERAGE([.N63:.N66])" office:value-type="float" office:value="43897.75" calcext:value-type="float">
            <text:p>43897,75</text:p>
          </table:table-cell>
          <table:table-cell table:style-name="ce13" table:formula="of:=AVERAGE([.O63:.O66])" office:value-type="float" office:value="64766" calcext:value-type="float">
            <text:p>64766</text:p>
          </table:table-cell>
          <table:table-cell table:style-name="ce13" table:formula="of:=AVERAGE([.P63:.P66])" office:value-type="float" office:value="122843.75" calcext:value-type="float">
            <text:p>122843,75</text:p>
          </table:table-cell>
          <table:table-cell table:style-name="ce13" table:formula="of:=AVERAGE([.Q63:.Q66])" office:value-type="float" office:value="127261.75" calcext:value-type="float">
            <text:p>127261,75</text:p>
          </table:table-cell>
          <table:table-cell table:style-name="ce13" table:formula="of:=AVERAGE([.R63:.R66])" office:value-type="float" office:value="129500.25" calcext:value-type="float">
            <text:p>129500,25</text:p>
          </table:table-cell>
          <table:table-cell table:style-name="ce13" table:formula="of:=AVERAGE([.S63:.S66])" office:value-type="float" office:value="129517" calcext:value-type="float">
            <text:p>129517</text:p>
          </table:table-cell>
          <table:table-cell table:style-name="ce13" table:formula="of:=AVERAGE([.T63:.T66])" office:value-type="float" office:value="151476" calcext:value-type="float">
            <text:p>151476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12000" calcext:value-type="float" table:number-columns-spanned="1" table:number-rows-spanned="5">
            <text:p>1200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631.42" calcext:value-type="float">
            <text:p>631,4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4844000" calcext:value-type="float">
            <text:p>74844000</text:p>
          </table:table-cell>
          <table:table-cell table:style-name="ce14" office:value-type="float" office:value="69396000" calcext:value-type="float">
            <text:p>69396000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2" table:style-name="ce14" office:value-type="float" office:value="53" calcext:value-type="float">
            <text:p>53</text:p>
          </table:table-cell>
          <table:table-cell table:style-name="ce14" office:value-type="float" office:value="115.75" calcext:value-type="float">
            <text:p>115,75</text:p>
          </table:table-cell>
          <table:table-cell table:style-name="ce14"/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3" calcext:value-type="float">
            <text:p>103</text:p>
          </table:table-cell>
          <table:table-cell table:style-name="ce16" office:value-type="float" office:value="489" calcext:value-type="float">
            <text:p>489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68]*0.1" office:value-type="float" office:value="1200" calcext:value-type="float">
            <text:p>1200</text:p>
          </table:table-cell>
          <table:table-cell office:value-type="float" office:value="424.322" calcext:value-type="float">
            <text:p>424,322</text:p>
          </table:table-cell>
          <table:table-cell office:value-type="float" office:value="12525" calcext:value-type="float">
            <text:p>12525</text:p>
          </table:table-cell>
          <table:table-cell office:value-type="float" office:value="48816999" calcext:value-type="float">
            <text:p>48816999</text:p>
          </table:table-cell>
          <table:table-cell office:value-type="float" office:value="45263541" calcext:value-type="float">
            <text:p>45263541</text:p>
          </table:table-cell>
          <table:table-cell office:value-type="float" office:value="28.28" calcext:value-type="float">
            <text:p>28,28</text:p>
          </table:table-cell>
          <table:table-cell office:value-type="float" office:value="42432" calcext:value-type="float">
            <text:p>42432</text:p>
          </table:table-cell>
          <table:table-cell office:value-type="float" office:value="35" calcext:value-type="float">
            <text:p>35</text:p>
          </table:table-cell>
          <table:table-cell office:value-type="float" office:value="112.35" calcext:value-type="float">
            <text:p>112,35</text:p>
          </table:table-cell>
          <table:table-cell/>
          <table:table-cell office:value-type="float" office:value="19882" calcext:value-type="float">
            <text:p>19882</text:p>
          </table:table-cell>
          <table:table-cell office:value-type="float" office:value="27220" calcext:value-type="float">
            <text:p>27220</text:p>
          </table:table-cell>
          <table:table-cell office:value-type="float" office:value="34619" calcext:value-type="float">
            <text:p>34619</text:p>
          </table:table-cell>
          <table:table-cell office:value-type="float" office:value="48668" calcext:value-type="float">
            <text:p>4866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57" calcext:value-type="float">
            <text:p>127257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27" calcext:value-type="float">
            <text:p>127327</text:p>
          </table:table-cell>
          <table:table-cell table:style-name="ce17" office:value-type="float" office:value="167907" calcext:value-type="float">
            <text:p>167907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68]*0.2" office:value-type="float" office:value="2400" calcext:value-type="float">
            <text:p>2400</text:p>
          </table:table-cell>
          <table:table-cell office:value-type="float" office:value="257.699" calcext:value-type="float">
            <text:p>257,699</text:p>
          </table:table-cell>
          <table:table-cell office:value-type="float" office:value="20099" calcext:value-type="float">
            <text:p>20099</text:p>
          </table:table-cell>
          <table:table-cell office:value-type="float" office:value="29168556" calcext:value-type="float">
            <text:p>29168556</text:p>
          </table:table-cell>
          <table:table-cell office:value-type="float" office:value="27045198" calcext:value-type="float">
            <text:p>27045198</text:p>
          </table:table-cell>
          <table:table-cell office:value-type="float" office:value="46.57" calcext:value-type="float">
            <text:p>46,57</text:p>
          </table:table-cell>
          <table:table-cell office:value-type="float" office:value="51539" calcext:value-type="float">
            <text:p>51539</text:p>
          </table:table-cell>
          <table:table-cell office:value-type="float" office:value="21" calcext:value-type="float">
            <text:p>21</text:p>
          </table:table-cell>
          <table:table-cell office:value-type="float" office:value="110.54" calcext:value-type="float">
            <text:p>110,54</text:p>
          </table:table-cell>
          <table:table-cell/>
          <table:table-cell office:value-type="float" office:value="18078" calcext:value-type="float">
            <text:p>18078</text:p>
          </table:table-cell>
          <table:table-cell office:value-type="float" office:value="27680" calcext:value-type="float">
            <text:p>27680</text:p>
          </table:table-cell>
          <table:table-cell office:value-type="float" office:value="44162" calcext:value-type="float">
            <text:p>44162</text:p>
          </table:table-cell>
          <table:table-cell office:value-type="float" office:value="57248" calcext:value-type="float">
            <text:p>57248</text:p>
          </table:table-cell>
          <table:table-cell office:value-type="float" office:value="127223" calcext:value-type="float">
            <text:p>127223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20" calcext:value-type="float">
            <text:p>127320</text:p>
          </table:table-cell>
          <table:table-cell office:value-type="float" office:value="127335" calcext:value-type="float">
            <text:p>127335</text:p>
          </table:table-cell>
          <table:table-cell table:style-name="ce17" office:value-type="float" office:value="171890" calcext:value-type="float">
            <text:p>171890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68]*0.4" office:value-type="float" office:value="4800" calcext:value-type="float">
            <text:p>4800</text:p>
          </table:table-cell>
          <table:table-cell office:value-type="float" office:value="222.111" calcext:value-type="float">
            <text:p>222,111</text:p>
          </table:table-cell>
          <table:table-cell office:value-type="float" office:value="20281" calcext:value-type="float">
            <text:p>20281</text:p>
          </table:table-cell>
          <table:table-cell office:value-type="float" office:value="23226588" calcext:value-type="float">
            <text:p>23226588</text:p>
          </table:table-cell>
          <table:table-cell office:value-type="float" office:value="21535892" calcext:value-type="float">
            <text:p>21535892</text:p>
          </table:table-cell>
          <table:table-cell office:value-type="float" office:value="54.03" calcext:value-type="float">
            <text:p>54,03</text:p>
          </table:table-cell>
          <table:table-cell office:value-type="float" office:value="88844" calcext:value-type="float">
            <text:p>88844</text:p>
          </table:table-cell>
          <table:table-cell office:value-type="float" office:value="19" calcext:value-type="float">
            <text:p>19</text:p>
          </table:table-cell>
          <table:table-cell office:value-type="float" office:value="102.12" calcext:value-type="float">
            <text:p>102,12</text:p>
          </table:table-cell>
          <table:table-cell/>
          <table:table-cell office:value-type="float" office:value="29184" calcext:value-type="float">
            <text:p>29184</text:p>
          </table:table-cell>
          <table:table-cell office:value-type="float" office:value="111744" calcext:value-type="float">
            <text:p>111744</text:p>
          </table:table-cell>
          <table:table-cell office:value-type="float" office:value="127279" calcext:value-type="float">
            <text:p>127279</text:p>
          </table:table-cell>
          <table:table-cell office:value-type="float" office:value="127282" calcext:value-type="float">
            <text:p>127282</text:p>
          </table:table-cell>
          <table:table-cell office:value-type="float" office:value="127286" calcext:value-type="float">
            <text:p>127286</text:p>
          </table:table-cell>
          <table:table-cell office:value-type="float" office:value="127291" calcext:value-type="float">
            <text:p>127291</text:p>
          </table:table-cell>
          <table:table-cell office:value-type="float" office:value="127295" calcext:value-type="float">
            <text:p>127295</text:p>
          </table:table-cell>
          <table:table-cell office:value-type="float" office:value="127316" calcext:value-type="float">
            <text:p>127316</text:p>
          </table:table-cell>
          <table:table-cell table:style-name="ce17" office:value-type="float" office:value="135708" calcext:value-type="float">
            <text:p>135708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68]*0.8" office:value-type="float" office:value="9600" calcext:value-type="float">
            <text:p>9600</text:p>
          </table:table-cell>
          <table:table-cell table:style-name="ce12" office:value-type="float" office:value="127.417" calcext:value-type="float">
            <text:p>127,417</text:p>
          </table:table-cell>
          <table:table-cell table:style-name="ce12" office:value-type="float" office:value="33051" calcext:value-type="float">
            <text:p>33051</text:p>
          </table:table-cell>
          <table:table-cell table:style-name="ce12" office:value-type="float" office:value="12311838" calcext:value-type="float">
            <text:p>12311838</text:p>
          </table:table-cell>
          <table:table-cell table:style-name="ce12" office:value-type="float" office:value="11415642" calcext:value-type="float">
            <text:p>11415642</text:p>
          </table:table-cell>
          <table:table-cell table:style-name="ce12" office:value-type="float" office:value="34.18" calcext:value-type="float">
            <text:p>34,18</text:p>
          </table:table-cell>
          <table:table-cell table:style-name="ce12" office:value-type="float" office:value="101933" calcext:value-type="float">
            <text:p>101933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4.36" calcext:value-type="float">
            <text:p>94,36</text:p>
          </table:table-cell>
          <table:table-cell table:style-name="ce12"/>
          <table:table-cell table:style-name="ce12" office:value-type="float" office:value="35634" calcext:value-type="float">
            <text:p>35634</text:p>
          </table:table-cell>
          <table:table-cell table:style-name="ce12" office:value-type="float" office:value="62511" calcext:value-type="float">
            <text:p>62511</text:p>
          </table:table-cell>
          <table:table-cell table:style-name="ce12" office:value-type="float" office:value="127190" calcext:value-type="float">
            <text:p>127190</text:p>
          </table:table-cell>
          <table:table-cell table:style-name="ce12" office:value-type="float" office:value="127192" calcext:value-type="float">
            <text:p>127192</text:p>
          </table:table-cell>
          <table:table-cell table:style-name="ce12" office:value-type="float" office:value="127284" calcext:value-type="float">
            <text:p>127284</text:p>
          </table:table-cell>
          <table:table-cell table:style-name="ce12" office:value-type="float" office:value="127285" calcext:value-type="float">
            <text:p>127285</text:p>
          </table:table-cell>
          <table:table-cell table:style-name="ce12" office:value-type="float" office:value="127296" calcext:value-type="float">
            <text:p>127296</text:p>
          </table:table-cell>
          <table:table-cell table:style-name="ce12" office:value-type="float" office:value="127297" calcext:value-type="float">
            <text:p>127297</text:p>
          </table:table-cell>
          <table:table-cell table:style-name="ce18" office:value-type="float" office:value="127298" calcext:value-type="float">
            <text:p>127298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69:.C72])" office:value-type="float" office:value="257.88725" calcext:value-type="float">
            <text:p>257,88725</text:p>
          </table:table-cell>
          <table:table-cell table:style-name="ce13" table:formula="of:=AVERAGE([.D69:.D72])" office:value-type="float" office:value="21489" calcext:value-type="float">
            <text:p>21489</text:p>
          </table:table-cell>
          <table:table-cell table:style-name="ce13" table:formula="of:=AVERAGE([.E69:.E72])" office:value-type="float" office:value="28380995.25" calcext:value-type="float">
            <text:p>28380995,25</text:p>
          </table:table-cell>
          <table:table-cell table:style-name="ce13" table:formula="of:=AVERAGE([.F69:.F72])" office:value-type="float" office:value="26315068.25" calcext:value-type="float">
            <text:p>26315068,25</text:p>
          </table:table-cell>
          <table:table-cell table:style-name="ce13" table:formula="of:=AVERAGE([.G69:.G72])" office:value-type="float" office:value="40.765" calcext:value-type="float">
            <text:p>40,765</text:p>
          </table:table-cell>
          <table:table-cell table:style-name="ce13" table:formula="of:=AVERAGE([.H69:.H72])" office:value-type="float" office:value="71187" calcext:value-type="float">
            <text:p>71187</text:p>
          </table:table-cell>
          <table:table-cell table:style-name="ce13" table:formula="of:=AVERAGE([.I69:.I72])" office:value-type="float" office:value="21.5" calcext:value-type="float">
            <text:p>21,5</text:p>
          </table:table-cell>
          <table:table-cell table:style-name="ce13" table:formula="of:=AVERAGE([.J69:.J72])" office:value-type="float" office:value="104.8425" calcext:value-type="float">
            <text:p>104,8425</text:p>
          </table:table-cell>
          <table:table-cell table:style-name="ce13" table:formula="of:=AVERAGE([.K69:.K72])" office:value-type="string" office:string-value="" calcext:value-type="error">
            <text:p>#DIV/0!</text:p>
          </table:table-cell>
          <table:table-cell table:style-name="ce13" table:formula="of:=AVERAGE([.L69:.L72])" office:value-type="float" office:value="25694.5" calcext:value-type="float">
            <text:p>25694,5</text:p>
          </table:table-cell>
          <table:table-cell table:style-name="ce13" table:formula="of:=AVERAGE([.M69:.M72])" office:value-type="float" office:value="57288.75" calcext:value-type="float">
            <text:p>57288,75</text:p>
          </table:table-cell>
          <table:table-cell table:style-name="ce13" table:formula="of:=AVERAGE([.N69:.N72])" office:value-type="float" office:value="83312.5" calcext:value-type="float">
            <text:p>83312,5</text:p>
          </table:table-cell>
          <table:table-cell table:style-name="ce13" table:formula="of:=AVERAGE([.O69:.O72])" office:value-type="float" office:value="90097.5" calcext:value-type="float">
            <text:p>90097,5</text:p>
          </table:table-cell>
          <table:table-cell table:style-name="ce13" table:formula="of:=AVERAGE([.P69:.P72])" office:value-type="float" office:value="127254" calcext:value-type="float">
            <text:p>127254</text:p>
          </table:table-cell>
          <table:table-cell table:style-name="ce13" table:formula="of:=AVERAGE([.Q69:.Q72])" office:value-type="float" office:value="127275.75" calcext:value-type="float">
            <text:p>127275,75</text:p>
          </table:table-cell>
          <table:table-cell table:style-name="ce13" table:formula="of:=AVERAGE([.R69:.R72])" office:value-type="float" office:value="127301.5" calcext:value-type="float">
            <text:p>127301,5</text:p>
          </table:table-cell>
          <table:table-cell table:style-name="ce13" table:formula="of:=AVERAGE([.S69:.S72])" office:value-type="float" office:value="127318.75" calcext:value-type="float">
            <text:p>127318,75</text:p>
          </table:table-cell>
          <table:table-cell table:style-name="ce13" table:formula="of:=AVERAGE([.T69:.T72])" office:value-type="float" office:value="150700.75" calcext:value-type="float">
            <text:p>150700,75</text:p>
          </table:table-cell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18"/>
          <table:table-cell table:style-name="ce7" table:number-columns-spanned="2" table:number-rows-spanned="1"/>
          <table:covered-table-cell table:style-name="ce13"/>
          <table:table-cell table:style-name="ce13" table:number-columns-repeated="2"/>
        </table:table-row>
        <table:table-row table:style-name="ro1">
          <table:table-cell table:style-name="ce8" office:value-type="float" office:value="13000" calcext:value-type="float" table:number-columns-spanned="1" table:number-rows-spanned="5">
            <text:p>1300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787.528" calcext:value-type="float">
            <text:p>787,5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1081000" calcext:value-type="float">
            <text:p>81081000</text:p>
          </table:table-cell>
          <table:table-cell table:style-name="ce14" office:value-type="float" office:value="75179000" calcext:value-type="float">
            <text:p>75179000</text:p>
          </table:table-cell>
          <table:table-cell table:style-name="ce14" office:value-type="float" office:value="16.51" calcext:value-type="float">
            <text:p>16,51</text:p>
          </table:table-cell>
          <table:table-cell table:number-columns-repeated="2" table:style-name="ce14" office:value-type="float" office:value="61" calcext:value-type="float">
            <text:p>61</text:p>
          </table:table-cell>
          <table:table-cell table:style-name="ce14" office:value-type="float" office:value="100.54" calcext:value-type="float">
            <text:p>100,54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01" calcext:value-type="float">
            <text:p>101</text:p>
          </table:table-cell>
          <table:table-cell table:style-name="ce16" office:value-type="float" office:value="13422" calcext:value-type="float">
            <text:p>13422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74]*0.1" office:value-type="float" office:value="1300" calcext:value-type="float">
            <text:p>1300</text:p>
          </table:table-cell>
          <table:table-cell office:value-type="float" office:value="458.397" calcext:value-type="float">
            <text:p>458,397</text:p>
          </table:table-cell>
          <table:table-cell office:value-type="float" office:value="16070" calcext:value-type="float">
            <text:p>16070</text:p>
          </table:table-cell>
          <table:table-cell office:value-type="float" office:value="47700576" calcext:value-type="float">
            <text:p>47700576</text:p>
          </table:table-cell>
          <table:table-cell office:value-type="float" office:value="44228384" calcext:value-type="float">
            <text:p>44228384</text:p>
          </table:table-cell>
          <table:table-cell office:value-type="float" office:value="28.36" calcext:value-type="float">
            <text:p>28,36</text:p>
          </table:table-cell>
          <table:table-cell office:value-type="float" office:value="45839" calcext:value-type="float">
            <text:p>45839</text:p>
          </table:table-cell>
          <table:table-cell office:value-type="float" office:value="35" calcext:value-type="float">
            <text:p>35</text:p>
          </table:table-cell>
          <table:table-cell office:value-type="float" office:value="101.62" calcext:value-type="float">
            <text:p>101,62</text:p>
          </table:table-cell>
          <table:table-cell/>
          <table:table-cell office:value-type="float" office:value="22150" calcext:value-type="float">
            <text:p>22150</text:p>
          </table:table-cell>
          <table:table-cell office:value-type="float" office:value="30450" calcext:value-type="float">
            <text:p>30450</text:p>
          </table:table-cell>
          <table:table-cell office:value-type="float" office:value="44156" calcext:value-type="float">
            <text:p>44156</text:p>
          </table:table-cell>
          <table:table-cell office:value-type="float" office:value="59392" calcext:value-type="float">
            <text:p>59392</text:p>
          </table:table-cell>
          <table:table-cell office:value-type="float" office:value="127219" calcext:value-type="float">
            <text:p>127219</text:p>
          </table:table-cell>
          <table:table-cell office:value-type="float" office:value="127270" calcext:value-type="float">
            <text:p>127270</text:p>
          </table:table-cell>
          <table:table-cell office:value-type="float" office:value="127301" calcext:value-type="float">
            <text:p>127301</text:p>
          </table:table-cell>
          <table:table-cell office:value-type="float" office:value="127328" calcext:value-type="float">
            <text:p>127328</text:p>
          </table:table-cell>
          <table:table-cell table:style-name="ce17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74]*0.2" office:value-type="float" office:value="2600" calcext:value-type="float">
            <text:p>2600</text:p>
          </table:table-cell>
          <table:table-cell office:value-type="float" office:value="250.487" calcext:value-type="float">
            <text:p>250,487</text:p>
          </table:table-cell>
          <table:table-cell office:value-type="float" office:value="25279" calcext:value-type="float">
            <text:p>25279</text:p>
          </table:table-cell>
          <table:table-cell office:value-type="float" office:value="27829494" calcext:value-type="float">
            <text:p>27829494</text:p>
          </table:table-cell>
          <table:table-cell office:value-type="float" office:value="25803746" calcext:value-type="float">
            <text:p>25803746</text:p>
          </table:table-cell>
          <table:table-cell office:value-type="float" office:value="51.9" calcext:value-type="float">
            <text:p>51,9</text:p>
          </table:table-cell>
          <table:table-cell office:value-type="float" office:value="50097" calcext:value-type="float">
            <text:p>50097</text:p>
          </table:table-cell>
          <table:table-cell office:value-type="float" office:value="20" calcext:value-type="float">
            <text:p>20</text:p>
          </table:table-cell>
          <table:table-cell office:value-type="float" office:value="108.5" calcext:value-type="float">
            <text:p>108,5</text:p>
          </table:table-cell>
          <table:table-cell/>
          <table:table-cell office:value-type="float" office:value="20101" calcext:value-type="float">
            <text:p>20101</text:p>
          </table:table-cell>
          <table:table-cell office:value-type="float" office:value="29778" calcext:value-type="float">
            <text:p>29778</text:p>
          </table:table-cell>
          <table:table-cell office:value-type="float" office:value="44400" calcext:value-type="float">
            <text:p>44400</text:p>
          </table:table-cell>
          <table:table-cell office:value-type="float" office:value="61650" calcext:value-type="float">
            <text:p>61650</text:p>
          </table:table-cell>
          <table:table-cell office:value-type="float" office:value="127210" calcext:value-type="float">
            <text:p>127210</text:p>
          </table:table-cell>
          <table:table-cell office:value-type="float" office:value="127255" calcext:value-type="float">
            <text:p>127255</text:p>
          </table:table-cell>
          <table:table-cell office:value-type="float" office:value="127292" calcext:value-type="float">
            <text:p>127292</text:p>
          </table:table-cell>
          <table:table-cell office:value-type="float" office:value="127321" calcext:value-type="float">
            <text:p>127321</text:p>
          </table:table-cell>
          <table:table-cell table:style-name="ce17" office:value-type="float" office:value="178661" calcext:value-type="float">
            <text:p>178661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74]*0.4" office:value-type="float" office:value="5200" calcext:value-type="float">
            <text:p>5200</text:p>
          </table:table-cell>
          <table:table-cell office:value-type="float" office:value="145.673" calcext:value-type="float">
            <text:p>145,673</text:p>
          </table:table-cell>
          <table:table-cell office:value-type="float" office:value="28150" calcext:value-type="float">
            <text:p>28150</text:p>
          </table:table-cell>
          <table:table-cell office:value-type="float" office:value="15343020" calcext:value-type="float">
            <text:p>15343020</text:p>
          </table:table-cell>
          <table:table-cell office:value-type="float" office:value="14226180" calcext:value-type="float">
            <text:p>14226180</text:p>
          </table:table-cell>
          <table:table-cell office:value-type="float" office:value="89.24" calcext:value-type="float">
            <text:p>89,24</text:p>
          </table:table-cell>
          <table:table-cell office:value-type="float" office:value="58269" calcext:value-type="float">
            <text:p>58269</text:p>
          </table:table-cell>
          <table:table-cell office:value-type="float" office:value="11" calcext:value-type="float">
            <text:p>11</text:p>
          </table:table-cell>
          <table:table-cell office:value-type="float" office:value="102.86" calcext:value-type="float">
            <text:p>102,86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28126" calcext:value-type="float">
            <text:p>28126</text:p>
          </table:table-cell>
          <table:table-cell office:value-type="float" office:value="54166" calcext:value-type="float">
            <text:p>54166</text:p>
          </table:table-cell>
          <table:table-cell office:value-type="float" office:value="127199" calcext:value-type="float">
            <text:p>127199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88" calcext:value-type="float">
            <text:p>127288</text:p>
          </table:table-cell>
          <table:table-cell office:value-type="float" office:value="127318" calcext:value-type="float">
            <text:p>127318</text:p>
          </table:table-cell>
          <table:table-cell office:value-type="float" office:value="127326" calcext:value-type="float">
            <text:p>127326</text:p>
          </table:table-cell>
          <table:table-cell table:style-name="ce17" office:value-type="float" office:value="127336" calcext:value-type="float">
            <text:p>127336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74]*0.8" office:value-type="float" office:value="10400" calcext:value-type="float">
            <text:p>10400</text:p>
          </table:table-cell>
          <table:table-cell table:style-name="ce12" office:value-type="float" office:value="127.421" calcext:value-type="float">
            <text:p>127,421</text:p>
          </table:table-cell>
          <table:table-cell table:style-name="ce12" office:value-type="float" office:value="34708" calcext:value-type="float">
            <text:p>34708</text:p>
          </table:table-cell>
          <table:table-cell table:style-name="ce12" office:value-type="float" office:value="15361731" calcext:value-type="float">
            <text:p>15361731</text:p>
          </table:table-cell>
          <table:table-cell table:style-name="ce12" office:value-type="float" office:value="14243529" calcext:value-type="float">
            <text:p>14243529</text:p>
          </table:table-cell>
          <table:table-cell table:style-name="ce12" office:value-type="float" office:value="102.02" calcext:value-type="float">
            <text:p>102,02</text:p>
          </table:table-cell>
          <table:table-cell table:style-name="ce12" office:value-type="float" office:value="101936" calcext:value-type="float">
            <text:p>10193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7.73" calcext:value-type="float">
            <text:p>117,73</text:p>
          </table:table-cell>
          <table:table-cell table:style-name="ce12"/>
          <table:table-cell table:style-name="ce12" office:value-type="float" office:value="28123" calcext:value-type="float">
            <text:p>28123</text:p>
          </table:table-cell>
          <table:table-cell table:style-name="ce12" office:value-type="float" office:value="47784" calcext:value-type="float">
            <text:p>47784</text:p>
          </table:table-cell>
          <table:table-cell table:style-name="ce12" office:value-type="float" office:value="101024" calcext:value-type="float">
            <text:p>101024</text:p>
          </table:table-cell>
          <table:table-cell table:style-name="ce12" office:value-type="float" office:value="127326" calcext:value-type="float">
            <text:p>127326</text:p>
          </table:table-cell>
          <table:table-cell table:style-name="ce12" office:value-type="float" office:value="127329" calcext:value-type="float">
            <text:p>127329</text:p>
          </table:table-cell>
          <table:table-cell table:style-name="ce12" office:value-type="float" office:value="127331" calcext:value-type="float">
            <text:p>127331</text:p>
          </table:table-cell>
          <table:table-cell table:number-columns-repeated="2" table:style-name="ce12" office:value-type="float" office:value="127332" calcext:value-type="float">
            <text:p>127332</text:p>
          </table:table-cell>
          <table:table-cell table:style-name="ce18" office:value-type="float" office:value="127332" calcext:value-type="float">
            <text:p>127332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75:.C78])" office:value-type="float" office:value="245.4945" calcext:value-type="float">
            <text:p>245,4945</text:p>
          </table:table-cell>
          <table:table-cell table:style-name="ce13" table:formula="of:=AVERAGE([.D75:.D78])" office:value-type="float" office:value="26051.75" calcext:value-type="float">
            <text:p>26051,75</text:p>
          </table:table-cell>
          <table:table-cell table:style-name="ce13" table:formula="of:=AVERAGE([.E75:.E78])" office:value-type="float" office:value="26558705.25" calcext:value-type="float">
            <text:p>26558705,25</text:p>
          </table:table-cell>
          <table:table-cell table:style-name="ce13" table:formula="of:=AVERAGE([.F75:.F78])" office:value-type="float" office:value="24625459.75" calcext:value-type="float">
            <text:p>24625459,75</text:p>
          </table:table-cell>
          <table:table-cell table:style-name="ce13" table:formula="of:=AVERAGE([.G75:.G78])" office:value-type="float" office:value="67.88" calcext:value-type="float">
            <text:p>67,88</text:p>
          </table:table-cell>
          <table:table-cell table:style-name="ce13" table:formula="of:=AVERAGE([.H75:.H78])" office:value-type="float" office:value="64035.25" calcext:value-type="float">
            <text:p>64035,25</text:p>
          </table:table-cell>
          <table:table-cell table:style-name="ce13" table:formula="of:=AVERAGE([.I75:.I78])" office:value-type="float" office:value="19" calcext:value-type="float">
            <text:p>19</text:p>
          </table:table-cell>
          <table:table-cell table:style-name="ce13" table:formula="of:=AVERAGE([.J75:.J78])" office:value-type="float" office:value="107.6775" calcext:value-type="float">
            <text:p>107,6775</text:p>
          </table:table-cell>
          <table:table-cell table:style-name="ce13" table:formula="of:=AVERAGE([.K75:.K78])" office:value-type="string" office:string-value="" calcext:value-type="error">
            <text:p>#DIV/0!</text:p>
          </table:table-cell>
          <table:table-cell table:style-name="ce13" table:formula="of:=AVERAGE([.L75:.L78])" office:value-type="float" office:value="22208.5" calcext:value-type="float">
            <text:p>22208,5</text:p>
          </table:table-cell>
          <table:table-cell table:style-name="ce13" table:formula="of:=AVERAGE([.M75:.M78])" office:value-type="float" office:value="34034.5" calcext:value-type="float">
            <text:p>34034,5</text:p>
          </table:table-cell>
          <table:table-cell table:style-name="ce13" table:formula="of:=AVERAGE([.N75:.N78])" office:value-type="float" office:value="60936.5" calcext:value-type="float">
            <text:p>60936,5</text:p>
          </table:table-cell>
          <table:table-cell table:style-name="ce13" table:formula="of:=AVERAGE([.O75:.O78])" office:value-type="float" office:value="93891.75" calcext:value-type="float">
            <text:p>93891,75</text:p>
          </table:table-cell>
          <table:table-cell table:style-name="ce13" table:formula="of:=AVERAGE([.P75:.P78])" office:value-type="float" office:value="127255.25" calcext:value-type="float">
            <text:p>127255,25</text:p>
          </table:table-cell>
          <table:table-cell table:style-name="ce13" table:formula="of:=AVERAGE([.Q75:.Q78])" office:value-type="float" office:value="127286" calcext:value-type="float">
            <text:p>127286</text:p>
          </table:table-cell>
          <table:table-cell table:style-name="ce13" table:formula="of:=AVERAGE([.R75:.R78])" office:value-type="float" office:value="127310.75" calcext:value-type="float">
            <text:p>127310,75</text:p>
          </table:table-cell>
          <table:table-cell table:style-name="ce13" table:formula="of:=AVERAGE([.S75:.S78])" office:value-type="float" office:value="127326.75" calcext:value-type="float">
            <text:p>127326,75</text:p>
          </table:table-cell>
          <table:table-cell table:style-name="ce13" table:formula="of:=AVERAGE([.T75:.T78])" office:value-type="float" office:value="150308.25" calcext:value-type="float">
            <text:p>150308,2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14000" calcext:value-type="float" table:number-columns-spanned="1" table:number-rows-spanned="5">
            <text:p>1400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777.155" calcext:value-type="float">
            <text:p>777,15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7318000" calcext:value-type="float">
            <text:p>87318000</text:p>
          </table:table-cell>
          <table:table-cell table:style-name="ce14" office:value-type="float" office:value="80962000" calcext:value-type="float">
            <text:p>80962000</text:p>
          </table:table-cell>
          <table:table-cell table:style-name="ce14" office:value-type="float" office:value="18.01" calcext:value-type="float">
            <text:p>18,01</text:p>
          </table:table-cell>
          <table:table-cell table:number-columns-repeated="2" table:style-name="ce14" office:value-type="float" office:value="55" calcext:value-type="float">
            <text:p>55</text:p>
          </table:table-cell>
          <table:table-cell table:style-name="ce14" office:value-type="float" office:value="109.72" calcext:value-type="float">
            <text:p>109,72</text:p>
          </table:table-cell>
          <table:table-cell table:style-name="ce14"/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6" office:value-type="float" office:value="163" calcext:value-type="float">
            <text:p>163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80]*0.1" office:value-type="float" office:value="1400" calcext:value-type="float">
            <text:p>1400</text:p>
          </table:table-cell>
          <table:table-cell office:value-type="float" office:value="411.752" calcext:value-type="float">
            <text:p>411,752</text:p>
          </table:table-cell>
          <table:table-cell office:value-type="float" office:value="17048" calcext:value-type="float">
            <text:p>17048</text:p>
          </table:table-cell>
          <table:table-cell office:value-type="float" office:value="51898077" calcext:value-type="float">
            <text:p>51898077</text:p>
          </table:table-cell>
          <table:table-cell office:value-type="float" office:value="48120343" calcext:value-type="float">
            <text:p>48120343</text:p>
          </table:table-cell>
          <table:table-cell office:value-type="float" office:value="34" calcext:value-type="float">
            <text:p>34</text:p>
          </table:table-cell>
          <table:table-cell office:value-type="float" office:value="41175" calcext:value-type="float">
            <text:p>41175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8781" calcext:value-type="float">
            <text:p>18781</text:p>
          </table:table-cell>
          <table:table-cell office:value-type="float" office:value="27910" calcext:value-type="float">
            <text:p>27910</text:p>
          </table:table-cell>
          <table:table-cell office:value-type="float" office:value="41211" calcext:value-type="float">
            <text:p>41211</text:p>
          </table:table-cell>
          <table:table-cell office:value-type="float" office:value="52352" calcext:value-type="float">
            <text:p>52352</text:p>
          </table:table-cell>
          <table:table-cell office:value-type="float" office:value="127200" calcext:value-type="float">
            <text:p>127200</text:p>
          </table:table-cell>
          <table:table-cell office:value-type="float" office:value="127251" calcext:value-type="float">
            <text:p>127251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2" calcext:value-type="float">
            <text:p>127322</text:p>
          </table:table-cell>
          <table:table-cell table:style-name="ce17" office:value-type="float" office:value="167837" calcext:value-type="float">
            <text:p>167837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80]*0.2" office:value-type="float" office:value="2800" calcext:value-type="float">
            <text:p>2800</text:p>
          </table:table-cell>
          <table:table-cell office:value-type="float" office:value="264.574" calcext:value-type="float">
            <text:p>264,574</text:p>
          </table:table-cell>
          <table:table-cell office:value-type="float" office:value="27391" calcext:value-type="float">
            <text:p>27391</text:p>
          </table:table-cell>
          <table:table-cell office:value-type="float" office:value="30405375" calcext:value-type="float">
            <text:p>30405375</text:p>
          </table:table-cell>
          <table:table-cell office:value-type="float" office:value="28192125" calcext:value-type="float">
            <text:p>28192125</text:p>
          </table:table-cell>
          <table:table-cell office:value-type="float" office:value="52.92" calcext:value-type="float">
            <text:p>52,92</text:p>
          </table:table-cell>
          <table:table-cell office:value-type="float" office:value="52914" calcext:value-type="float">
            <text:p>52914</text:p>
          </table:table-cell>
          <table:table-cell office:value-type="float" office:value="19" calcext:value-type="float">
            <text:p>19</text:p>
          </table:table-cell>
          <table:table-cell office:value-type="float" office:value="112.23" calcext:value-type="float">
            <text:p>112,23</text:p>
          </table:table-cell>
          <table:table-cell/>
          <table:table-cell office:value-type="float" office:value="22620" calcext:value-type="float">
            <text:p>22620</text:p>
          </table:table-cell>
          <table:table-cell office:value-type="float" office:value="32568" calcext:value-type="float">
            <text:p>32568</text:p>
          </table:table-cell>
          <table:table-cell office:value-type="float" office:value="44142" calcext:value-type="float">
            <text:p>44142</text:p>
          </table:table-cell>
          <table:table-cell office:value-type="float" office:value="59805" calcext:value-type="float">
            <text:p>59805</text:p>
          </table:table-cell>
          <table:table-cell office:value-type="float" office:value="127230" calcext:value-type="float">
            <text:p>127230</text:p>
          </table:table-cell>
          <table:table-cell office:value-type="float" office:value="127292" calcext:value-type="float">
            <text:p>127292</text:p>
          </table:table-cell>
          <table:table-cell table:number-columns-repeated="2" office:value-type="float" office:value="127320" calcext:value-type="float">
            <text:p>127320</text:p>
          </table:table-cell>
          <table:table-cell table:style-name="ce17" office:value-type="float" office:value="164590" calcext:value-type="float">
            <text:p>164590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80]*0.4" office:value-type="float" office:value="5600" calcext:value-type="float">
            <text:p>5600</text:p>
          </table:table-cell>
          <table:table-cell office:value-type="float" office:value="186.12" calcext:value-type="float">
            <text:p>186,12</text:p>
          </table:table-cell>
          <table:table-cell office:value-type="float" office:value="32793" calcext:value-type="float">
            <text:p>32793</text:p>
          </table:table-cell>
          <table:table-cell office:value-type="float" office:value="19172538" calcext:value-type="float">
            <text:p>19172538</text:p>
          </table:table-cell>
          <table:table-cell office:value-type="float" office:value="17776942" calcext:value-type="float">
            <text:p>17776942</text:p>
          </table:table-cell>
          <table:table-cell office:value-type="float" office:value="75.22" calcext:value-type="float">
            <text:p>75,22</text:p>
          </table:table-cell>
          <table:table-cell office:value-type="float" office:value="74448" calcext:value-type="float">
            <text:p>74448</text:p>
          </table:table-cell>
          <table:table-cell office:value-type="float" office:value="13" calcext:value-type="float">
            <text:p>13</text:p>
          </table:table-cell>
          <table:table-cell office:value-type="float" office:value="100.6" calcext:value-type="float">
            <text:p>100,6</text:p>
          </table:table-cell>
          <table:table-cell/>
          <table:table-cell office:value-type="float" office:value="30689" calcext:value-type="float">
            <text:p>30689</text:p>
          </table:table-cell>
          <table:table-cell office:value-type="float" office:value="50927" calcext:value-type="float">
            <text:p>50927</text:p>
          </table:table-cell>
          <table:table-cell office:value-type="float" office:value="70961" calcext:value-type="float">
            <text:p>70961</text:p>
          </table:table-cell>
          <table:table-cell office:value-type="float" office:value="117055" calcext:value-type="float">
            <text:p>117055</text:p>
          </table:table-cell>
          <table:table-cell office:value-type="float" office:value="127274" calcext:value-type="float">
            <text:p>127274</text:p>
          </table:table-cell>
          <table:table-cell office:value-type="float" office:value="127283" calcext:value-type="float">
            <text:p>127283</text:p>
          </table:table-cell>
          <table:table-cell office:value-type="float" office:value="127287" calcext:value-type="float">
            <text:p>127287</text:p>
          </table:table-cell>
          <table:table-cell office:value-type="float" office:value="127294" calcext:value-type="float">
            <text:p>127294</text:p>
          </table:table-cell>
          <table:table-cell table:style-name="ce17" office:value-type="float" office:value="154189" calcext:value-type="float">
            <text:p>154189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80]*0.8" office:value-type="float" office:value="11200" calcext:value-type="float">
            <text:p>11200</text:p>
          </table:table-cell>
          <table:table-cell table:style-name="ce12" office:value-type="float" office:value="134.224" calcext:value-type="float">
            <text:p>134,224</text:p>
          </table:table-cell>
          <table:table-cell table:style-name="ce12" office:value-type="float" office:value="33927" calcext:value-type="float">
            <text:p>33927</text:p>
          </table:table-cell>
          <table:table-cell table:style-name="ce12" office:value-type="float" office:value="16796241" calcext:value-type="float">
            <text:p>16796241</text:p>
          </table:table-cell>
          <table:table-cell table:style-name="ce12" office:value-type="float" office:value="15573619" calcext:value-type="float">
            <text:p>15573619</text:p>
          </table:table-cell>
          <table:table-cell table:style-name="ce12" office:value-type="float" office:value="104.3" calcext:value-type="float">
            <text:p>104,3</text:p>
          </table:table-cell>
          <table:table-cell table:style-name="ce12" office:value-type="float" office:value="107379" calcext:value-type="float">
            <text:p>10737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22.2" calcext:value-type="float">
            <text:p>122,2</text:p>
          </table:table-cell>
          <table:table-cell table:style-name="ce12"/>
          <table:table-cell table:style-name="ce12" office:value-type="float" office:value="54612" calcext:value-type="float">
            <text:p>54612</text:p>
          </table:table-cell>
          <table:table-cell table:style-name="ce12" office:value-type="float" office:value="127239" calcext:value-type="float">
            <text:p>127239</text:p>
          </table:table-cell>
          <table:table-cell table:style-name="ce12" office:value-type="float" office:value="127241" calcext:value-type="float">
            <text:p>127241</text:p>
          </table:table-cell>
          <table:table-cell table:style-name="ce12" office:value-type="float" office:value="127300" calcext:value-type="float">
            <text:p>127300</text:p>
          </table:table-cell>
          <table:table-cell table:style-name="ce12" office:value-type="float" office:value="127305" calcext:value-type="float">
            <text:p>127305</text:p>
          </table:table-cell>
          <table:table-cell table:style-name="ce12" office:value-type="float" office:value="127306" calcext:value-type="float">
            <text:p>127306</text:p>
          </table:table-cell>
          <table:table-cell table:style-name="ce12" office:value-type="float" office:value="127308" calcext:value-type="float">
            <text:p>127308</text:p>
          </table:table-cell>
          <table:table-cell table:style-name="ce12" office:value-type="float" office:value="127309" calcext:value-type="float">
            <text:p>127309</text:p>
          </table:table-cell>
          <table:table-cell table:style-name="ce18" office:value-type="float" office:value="127310" calcext:value-type="float">
            <text:p>127310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81:.C84])" office:value-type="float" office:value="249.1675" calcext:value-type="float">
            <text:p>249,1675</text:p>
          </table:table-cell>
          <table:table-cell table:style-name="ce13" table:formula="of:=AVERAGE([.D81:.D84])" office:value-type="float" office:value="27789.75" calcext:value-type="float">
            <text:p>27789,75</text:p>
          </table:table-cell>
          <table:table-cell table:style-name="ce13" table:formula="of:=AVERAGE([.E81:.E84])" office:value-type="float" office:value="29568057.75" calcext:value-type="float">
            <text:p>29568057,75</text:p>
          </table:table-cell>
          <table:table-cell table:style-name="ce13" table:formula="of:=AVERAGE([.F81:.F84])" office:value-type="float" office:value="27415757.25" calcext:value-type="float">
            <text:p>27415757,25</text:p>
          </table:table-cell>
          <table:table-cell table:style-name="ce13" table:formula="of:=AVERAGE([.G81:.G84])" office:value-type="float" office:value="66.61" calcext:value-type="float">
            <text:p>66,61</text:p>
          </table:table-cell>
          <table:table-cell table:style-name="ce13" table:formula="of:=AVERAGE([.H81:.H84])" office:value-type="float" office:value="68979" calcext:value-type="float">
            <text:p>68979</text:p>
          </table:table-cell>
          <table:table-cell table:style-name="ce13" table:formula="of:=AVERAGE([.I81:.I84])" office:value-type="float" office:value="17.75" calcext:value-type="float">
            <text:p>17,75</text:p>
          </table:table-cell>
          <table:table-cell table:style-name="ce13" table:formula="of:=AVERAGE([.J81:.J84])" office:value-type="float" office:value="114.5075" calcext:value-type="float">
            <text:p>114,5075</text:p>
          </table:table-cell>
          <table:table-cell table:style-name="ce13" table:formula="of:=AVERAGE([.K81:.K84])" office:value-type="string" office:string-value="" calcext:value-type="error">
            <text:p>#DIV/0!</text:p>
          </table:table-cell>
          <table:table-cell table:style-name="ce13" table:formula="of:=AVERAGE([.L81:.L84])" office:value-type="float" office:value="31675.5" calcext:value-type="float">
            <text:p>31675,5</text:p>
          </table:table-cell>
          <table:table-cell table:style-name="ce13" table:formula="of:=AVERAGE([.M81:.M84])" office:value-type="float" office:value="59661" calcext:value-type="float">
            <text:p>59661</text:p>
          </table:table-cell>
          <table:table-cell table:style-name="ce13" table:formula="of:=AVERAGE([.N81:.N84])" office:value-type="float" office:value="70888.75" calcext:value-type="float">
            <text:p>70888,75</text:p>
          </table:table-cell>
          <table:table-cell table:style-name="ce13" table:formula="of:=AVERAGE([.O81:.O84])" office:value-type="float" office:value="89128" calcext:value-type="float">
            <text:p>89128</text:p>
          </table:table-cell>
          <table:table-cell table:style-name="ce13" table:formula="of:=AVERAGE([.P81:.P84])" office:value-type="float" office:value="127252.25" calcext:value-type="float">
            <text:p>127252,25</text:p>
          </table:table-cell>
          <table:table-cell table:style-name="ce13" table:formula="of:=AVERAGE([.Q81:.Q84])" office:value-type="float" office:value="127283" calcext:value-type="float">
            <text:p>127283</text:p>
          </table:table-cell>
          <table:table-cell table:style-name="ce13" table:formula="of:=AVERAGE([.R81:.R84])" office:value-type="float" office:value="127303.25" calcext:value-type="float">
            <text:p>127303,25</text:p>
          </table:table-cell>
          <table:table-cell table:style-name="ce13" table:formula="of:=AVERAGE([.S81:.S84])" office:value-type="float" office:value="127311.25" calcext:value-type="float">
            <text:p>127311,25</text:p>
          </table:table-cell>
          <table:table-cell table:style-name="ce13" table:formula="of:=AVERAGE([.T81:.T84])" office:value-type="float" office:value="153481.5" calcext:value-type="float">
            <text:p>153481,5</text:p>
          </table:table-cell>
          <table:table-cell table:style-name="ce19" table:number-columns-repeated="1004"/>
        </table:table-row>
        <table:table-row table:style-name="ro1">
          <table:table-cell table:style-name="ce8" office:value-type="float" office:value="15000" calcext:value-type="float" table:number-columns-spanned="1" table:number-rows-spanned="5">
            <text:p>1500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782.952" calcext:value-type="float">
            <text:p>782,95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3555000" calcext:value-type="float">
            <text:p>93555000</text:p>
          </table:table-cell>
          <table:table-cell table:style-name="ce14" office:value-type="float" office:value="86745000" calcext:value-type="float">
            <text:p>86745000</text:p>
          </table:table-cell>
          <table:table-cell table:style-name="ce14" office:value-type="float" office:value="19.16" calcext:value-type="float">
            <text:p>19,16</text:p>
          </table:table-cell>
          <table:table-cell table:number-columns-repeated="2" table:style-name="ce14" office:value-type="float" office:value="52" calcext:value-type="float">
            <text:p>52</text:p>
          </table:table-cell>
          <table:table-cell table:style-name="ce14" office:value-type="float" office:value="116.69" calcext:value-type="float">
            <text:p>116,69</text:p>
          </table:table-cell>
          <table:table-cell table:style-name="ce14"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number-columns-repeated="2" table:style-name="ce14" office:value-type="float" office:value="57" calcext:value-type="float">
            <text:p>5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1" calcext:value-type="float">
            <text:p>101</text:p>
          </table:table-cell>
          <table:table-cell table:style-name="ce16" office:value-type="float" office:value="172" calcext:value-type="float">
            <text:p>172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86]*0.1" office:value-type="float" office:value="1500" calcext:value-type="float">
            <text:p>1500</text:p>
          </table:table-cell>
          <table:table-cell office:value-type="float" office:value="467.831" calcext:value-type="float">
            <text:p>467,831</text:p>
          </table:table-cell>
          <table:table-cell office:value-type="float" office:value="20725" calcext:value-type="float">
            <text:p>20725</text:p>
          </table:table-cell>
          <table:table-cell office:value-type="float" office:value="50488515" calcext:value-type="float">
            <text:p>50488515</text:p>
          </table:table-cell>
          <table:table-cell office:value-type="float" office:value="46813385" calcext:value-type="float">
            <text:p>46813385</text:p>
          </table:table-cell>
          <table:table-cell office:value-type="float" office:value="32.06" calcext:value-type="float">
            <text:p>32,06</text:p>
          </table:table-cell>
          <table:table-cell office:value-type="float" office:value="46783" calcext:value-type="float">
            <text:p>46783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1344" calcext:value-type="float">
            <text:p>21344</text:p>
          </table:table-cell>
          <table:table-cell office:value-type="float" office:value="31501" calcext:value-type="float">
            <text:p>31501</text:p>
          </table:table-cell>
          <table:table-cell office:value-type="float" office:value="48183" calcext:value-type="float">
            <text:p>48183</text:p>
          </table:table-cell>
          <table:table-cell office:value-type="float" office:value="77120" calcext:value-type="float">
            <text:p>77120</text:p>
          </table:table-cell>
          <table:table-cell office:value-type="float" office:value="127232" calcext:value-type="float">
            <text:p>127232</text:p>
          </table:table-cell>
          <table:table-cell office:value-type="float" office:value="127263" calcext:value-type="float">
            <text:p>127263</text:p>
          </table:table-cell>
          <table:table-cell office:value-type="float" office:value="127298" calcext:value-type="float">
            <text:p>127298</text:p>
          </table:table-cell>
          <table:table-cell office:value-type="float" office:value="127328" calcext:value-type="float">
            <text:p>127328</text:p>
          </table:table-cell>
          <table:table-cell table:style-name="ce17" office:value-type="float" office:value="167904" calcext:value-type="float">
            <text:p>167904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86]*0.2" office:value-type="float" office:value="3000" calcext:value-type="float">
            <text:p>3000</text:p>
          </table:table-cell>
          <table:table-cell office:value-type="float" office:value="279.645" calcext:value-type="float">
            <text:p>279,645</text:p>
          </table:table-cell>
          <table:table-cell office:value-type="float" office:value="30807" calcext:value-type="float">
            <text:p>30807</text:p>
          </table:table-cell>
          <table:table-cell office:value-type="float" office:value="29538432" calcext:value-type="float">
            <text:p>29538432</text:p>
          </table:table-cell>
          <table:table-cell office:value-type="float" office:value="27388288" calcext:value-type="float">
            <text:p>27388288</text:p>
          </table:table-cell>
          <table:table-cell office:value-type="float" office:value="53.64" calcext:value-type="float">
            <text:p>53,64</text:p>
          </table:table-cell>
          <table:table-cell office:value-type="float" office:value="55928" calcext:value-type="float">
            <text:p>55928</text:p>
          </table:table-cell>
          <table:table-cell office:value-type="float" office:value="19" calcext:value-type="float">
            <text:p>19</text:p>
          </table:table-cell>
          <table:table-cell office:value-type="float" office:value="103.15" calcext:value-type="float">
            <text:p>103,15</text:p>
          </table:table-cell>
          <table:table-cell/>
          <table:table-cell office:value-type="float" office:value="24797" calcext:value-type="float">
            <text:p>24797</text:p>
          </table:table-cell>
          <table:table-cell office:value-type="float" office:value="38062" calcext:value-type="float">
            <text:p>38062</text:p>
          </table:table-cell>
          <table:table-cell office:value-type="float" office:value="53376" calcext:value-type="float">
            <text:p>53376</text:p>
          </table:table-cell>
          <table:table-cell office:value-type="float" office:value="76220" calcext:value-type="float">
            <text:p>76220</text:p>
          </table:table-cell>
          <table:table-cell office:value-type="float" office:value="127232" calcext:value-type="float">
            <text:p>127232</text:p>
          </table:table-cell>
          <table:table-cell table:number-columns-repeated="2" office:value-type="float" office:value="127273" calcext:value-type="float">
            <text:p>127273</text:p>
          </table:table-cell>
          <table:table-cell office:value-type="float" office:value="127333" calcext:value-type="float">
            <text:p>127333</text:p>
          </table:table-cell>
          <table:table-cell table:style-name="ce17" office:value-type="float" office:value="169434" calcext:value-type="float">
            <text:p>169434</text:p>
          </table:table-cell>
          <table:table-cell table:number-columns-repeated="1004"/>
        </table:table-row>
        <table:table-row table:style-name="ro1">
          <table:covered-table-cell table:style-name="ce5"/>
          <table:table-cell table:formula="of:=[.A86]*0.4" office:value-type="float" office:value="6000" calcext:value-type="float">
            <text:p>6000</text:p>
          </table:table-cell>
          <table:table-cell office:value-type="float" office:value="227.912" calcext:value-type="float">
            <text:p>227,912</text:p>
          </table:table-cell>
          <table:table-cell office:value-type="float" office:value="32093" calcext:value-type="float">
            <text:p>32093</text:p>
          </table:table-cell>
          <table:table-cell office:value-type="float" office:value="25047792" calcext:value-type="float">
            <text:p>25047792</text:p>
          </table:table-cell>
          <table:table-cell office:value-type="float" office:value="23224528" calcext:value-type="float">
            <text:p>23224528</text:p>
          </table:table-cell>
          <table:table-cell office:value-type="float" office:value="65.81" calcext:value-type="float">
            <text:p>65,81</text:p>
          </table:table-cell>
          <table:table-cell office:value-type="float" office:value="91164" calcext:value-type="float">
            <text:p>91164</text:p>
          </table:table-cell>
          <table:table-cell office:value-type="float" office:value="15" calcext:value-type="float">
            <text:p>15</text:p>
          </table:table-cell>
          <table:table-cell office:value-type="float" office:value="107.33" calcext:value-type="float">
            <text:p>107,33</text:p>
          </table:table-cell>
          <table:table-cell/>
          <table:table-cell office:value-type="float" office:value="33193" calcext:value-type="float">
            <text:p>33193</text:p>
          </table:table-cell>
          <table:table-cell office:value-type="float" office:value="127226" calcext:value-type="float">
            <text:p>127226</text:p>
          </table:table-cell>
          <table:table-cell office:value-type="float" office:value="127242" calcext:value-type="float">
            <text:p>127242</text:p>
          </table:table-cell>
          <table:table-cell office:value-type="float" office:value="127246" calcext:value-type="float">
            <text:p>127246</text:p>
          </table:table-cell>
          <table:table-cell office:value-type="float" office:value="127331" calcext:value-type="float">
            <text:p>127331</text:p>
          </table:table-cell>
          <table:table-cell office:value-type="float" office:value="127338" calcext:value-type="float">
            <text:p>127338</text:p>
          </table:table-cell>
          <table:table-cell office:value-type="float" office:value="127342" calcext:value-type="float">
            <text:p>127342</text:p>
          </table:table-cell>
          <table:table-cell office:value-type="float" office:value="127343" calcext:value-type="float">
            <text:p>127343</text:p>
          </table:table-cell>
          <table:table-cell table:style-name="ce17" office:value-type="float" office:value="167848" calcext:value-type="float">
            <text:p>167848</text:p>
          </table:table-cell>
          <table:table-cell table:number-columns-repeated="1004"/>
        </table:table-row>
        <table:table-row table:style-name="ro1">
          <table:covered-table-cell table:style-name="ce6"/>
          <table:table-cell table:style-name="ce12" table:formula="of:=[.A86]*0.8" office:value-type="float" office:value="12000" calcext:value-type="float">
            <text:p>12000</text:p>
          </table:table-cell>
          <table:table-cell table:style-name="ce12" office:value-type="float" office:value="145.687" calcext:value-type="float">
            <text:p>145,687</text:p>
          </table:table-cell>
          <table:table-cell table:style-name="ce12" office:value-type="float" office:value="37801" calcext:value-type="float">
            <text:p>37801</text:p>
          </table:table-cell>
          <table:table-cell table:style-name="ce12" office:value-type="float" office:value="14987511" calcext:value-type="float">
            <text:p>14987511</text:p>
          </table:table-cell>
          <table:table-cell table:style-name="ce12" office:value-type="float" office:value="13896549" calcext:value-type="float">
            <text:p>13896549</text:p>
          </table:table-cell>
          <table:table-cell table:style-name="ce12" office:value-type="float" office:value="102.96" calcext:value-type="float">
            <text:p>102,96</text:p>
          </table:table-cell>
          <table:table-cell table:style-name="ce12" office:value-type="float" office:value="116549" calcext:value-type="float">
            <text:p>11654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00.46" calcext:value-type="float">
            <text:p>100,46</text:p>
          </table:table-cell>
          <table:table-cell table:style-name="ce12"/>
          <table:table-cell table:style-name="ce12" office:value-type="float" office:value="50149" calcext:value-type="float">
            <text:p>50149</text:p>
          </table:table-cell>
          <table:table-cell table:style-name="ce12" office:value-type="float" office:value="121803" calcext:value-type="float">
            <text:p>121803</text:p>
          </table:table-cell>
          <table:table-cell table:style-name="ce12" office:value-type="float" office:value="127277" calcext:value-type="float">
            <text:p>127277</text:p>
          </table:table-cell>
          <table:table-cell table:style-name="ce12" office:value-type="float" office:value="127292" calcext:value-type="float">
            <text:p>127292</text:p>
          </table:table-cell>
          <table:table-cell table:style-name="ce12" office:value-type="float" office:value="127369" calcext:value-type="float">
            <text:p>127369</text:p>
          </table:table-cell>
          <table:table-cell table:style-name="ce12" office:value-type="float" office:value="127374" calcext:value-type="float">
            <text:p>127374</text:p>
          </table:table-cell>
          <table:table-cell table:style-name="ce12" office:value-type="float" office:value="127376" calcext:value-type="float">
            <text:p>127376</text:p>
          </table:table-cell>
          <table:table-cell table:style-name="ce12" office:value-type="float" office:value="137123" calcext:value-type="float">
            <text:p>137123</text:p>
          </table:table-cell>
          <table:table-cell table:style-name="ce18" office:value-type="float" office:value="144807" calcext:value-type="float">
            <text:p>144807</text:p>
          </table:table-cell>
          <table:table-cell table:number-columns-repeated="1004"/>
        </table:table-row>
        <table:table-row table:style-name="ro3">
          <table:table-cell table:style-name="ce7" office:value-type="string" calcext:value-type="string" table:number-columns-spanned="2" table:number-rows-spanned="1">
            <text:p>Médias</text:p>
          </table:table-cell>
          <table:covered-table-cell table:style-name="ce13"/>
          <table:table-cell table:style-name="ce13" table:formula="of:=AVERAGE([.C87:.C90])" office:value-type="float" office:value="280.26875" calcext:value-type="float">
            <text:p>280,26875</text:p>
          </table:table-cell>
          <table:table-cell table:style-name="ce13" table:formula="of:=AVERAGE([.D87:.D90])" office:value-type="float" office:value="30356.5" calcext:value-type="float">
            <text:p>30356,5</text:p>
          </table:table-cell>
          <table:table-cell table:style-name="ce13" table:formula="of:=AVERAGE([.E87:.E90])" office:value-type="float" office:value="30015562.5" calcext:value-type="float">
            <text:p>30015562,5</text:p>
          </table:table-cell>
          <table:table-cell table:style-name="ce13" table:formula="of:=AVERAGE([.F87:.F90])" office:value-type="float" office:value="27830687.5" calcext:value-type="float">
            <text:p>27830687,5</text:p>
          </table:table-cell>
          <table:table-cell table:style-name="ce13" table:formula="of:=AVERAGE([.G87:.G90])" office:value-type="float" office:value="63.6175" calcext:value-type="float">
            <text:p>63,6175</text:p>
          </table:table-cell>
          <table:table-cell table:style-name="ce13" table:formula="of:=AVERAGE([.H87:.H90])" office:value-type="float" office:value="77606" calcext:value-type="float">
            <text:p>77606</text:p>
          </table:table-cell>
          <table:table-cell table:style-name="ce13" table:formula="of:=AVERAGE([.I87:.I90])" office:value-type="float" office:value="18.75" calcext:value-type="float">
            <text:p>18,75</text:p>
          </table:table-cell>
          <table:table-cell table:style-name="ce13" table:formula="of:=AVERAGE([.J87:.J90])" office:value-type="float" office:value="103.985" calcext:value-type="float">
            <text:p>103,985</text:p>
          </table:table-cell>
          <table:table-cell table:style-name="ce13" table:formula="of:=AVERAGE([.K87:.K90])" office:value-type="string" office:string-value="" calcext:value-type="error">
            <text:p>#DIV/0!</text:p>
          </table:table-cell>
          <table:table-cell table:style-name="ce13" table:formula="of:=AVERAGE([.L87:.L90])" office:value-type="float" office:value="32370.75" calcext:value-type="float">
            <text:p>32370,75</text:p>
          </table:table-cell>
          <table:table-cell table:style-name="ce13" table:formula="of:=AVERAGE([.M87:.M90])" office:value-type="float" office:value="79648" calcext:value-type="float">
            <text:p>79648</text:p>
          </table:table-cell>
          <table:table-cell table:style-name="ce13" table:formula="of:=AVERAGE([.N87:.N90])" office:value-type="float" office:value="89019.5" calcext:value-type="float">
            <text:p>89019,5</text:p>
          </table:table-cell>
          <table:table-cell table:style-name="ce13" table:formula="of:=AVERAGE([.O87:.O90])" office:value-type="float" office:value="101969.5" calcext:value-type="float">
            <text:p>101969,5</text:p>
          </table:table-cell>
          <table:table-cell table:style-name="ce13" table:formula="of:=AVERAGE([.P87:.P90])" office:value-type="float" office:value="127291" calcext:value-type="float">
            <text:p>127291</text:p>
          </table:table-cell>
          <table:table-cell table:style-name="ce13" table:formula="of:=AVERAGE([.Q87:.Q90])" office:value-type="float" office:value="127312" calcext:value-type="float">
            <text:p>127312</text:p>
          </table:table-cell>
          <table:table-cell table:style-name="ce13" table:formula="of:=AVERAGE([.R87:.R90])" office:value-type="float" office:value="127322.25" calcext:value-type="float">
            <text:p>127322,25</text:p>
          </table:table-cell>
          <table:table-cell table:style-name="ce13" table:formula="of:=AVERAGE([.S87:.S90])" office:value-type="float" office:value="129781.75" calcext:value-type="float">
            <text:p>129781,75</text:p>
          </table:table-cell>
          <table:table-cell table:style-name="ce13" table:formula="of:=AVERAGE([.T87:.T90])" office:value-type="float" office:value="162498.25" calcext:value-type="float">
            <text:p>162498,25</text:p>
          </table:table-cell>
          <table:table-cell table:style-name="ce19" table:number-columns-repeated="100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GINX" table:style-name="ta1">
        <table:table-column table:style-name="co5" table:number-columns-repeated="2" table:default-cell-style-name="ce29"/>
        <table:table-column table:style-name="co6" table:default-cell-style-name="ce29"/>
        <table:table-column table:style-name="co5" table:default-cell-style-name="ce29"/>
        <table:table-column table:style-name="co7" table:number-columns-repeated="2" table:default-cell-style-name="ce29"/>
        <table:table-column table:style-name="co10" table:default-cell-style-name="ce29"/>
        <table:table-column table:style-name="co13" table:default-cell-style-name="ce29"/>
        <table:table-column table:style-name="co10" table:number-columns-repeated="2" table:default-cell-style-name="ce29"/>
        <table:table-column table:style-name="co4" table:default-cell-style-name="ce29"/>
        <table:table-column table:style-name="co14" table:number-columns-repeated="2" table:default-cell-style-name="ce29"/>
        <table:table-column table:style-name="co5" table:number-columns-repeated="7" table:default-cell-style-name="ce29"/>
        <table:table-column table:style-name="co4" table:number-columns-repeated="1004" table:default-cell-style-name="ce29"/>
        <table:table-row table:style-name="ro2">
          <table:table-cell table:style-name="ce20" office:value-type="string" calcext:value-type="string">
            <text:p>Número de Requisições</text:p>
          </table:table-cell>
          <table:table-cell table:style-name="ce10" office:value-type="string" calcext:value-type="string">
            <text:p>Requisições Simultâneas</text:p>
          </table:table-cell>
          <table:table-cell table:style-name="ce10" office:value-type="string" calcext:value-type="string">
            <text:p>Tempo Total do Teste (s)</text:p>
          </table:table-cell>
          <table:table-cell table:style-name="ce10" office:value-type="string" calcext:value-type="string">
            <text:p>Falhas nas Requisições</text:p>
          </table:table-cell>
          <table:table-cell table:style-name="ce10" office:value-type="string" calcext:value-type="string">
            <text:p>Total Transferido (bytes)</text:p>
          </table:table-cell>
          <table:table-cell table:style-name="ce10" office:value-type="string" calcext:value-type="string">
            <text:p>HTML Transferido (bytes)</text:p>
          </table:table-cell>
          <table:table-cell table:style-name="ce10" office:value-type="string" calcext:value-type="string">
            <text:p>Requisições por Segundo</text:p>
          </table:table-cell>
          <table:table-cell table:style-name="ce10" office:value-type="string" calcext:value-type="string">
            <text:p>Tempo médio por requisição (ms)</text:p>
          </table:table-cell>
          <table:table-cell table:style-name="ce10" office:value-type="string" calcext:value-type="string">
            <text:p>Tempo médio por requisição (concorrente)</text:p>
          </table:table-cell>
          <table:table-cell table:style-name="ce10" office:value-type="string" calcext:value-type="string">
            <text:p>Taxa de Tranferência (Kbytes/seg)</text:p>
          </table:table-cell>
          <table:table-cell table:style-name="ce10" office:value-type="string" calcext:value-type="string">
            <text:p>Porcentagem de Requisições Servidas em um periodo de tempo (ms)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99" calcext:value-type="float">
            <text:p>99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table:style-name="ce20" office:value-type="float" office:value="1000" calcext:value-type="float" table:number-columns-spanned="1" table:number-rows-spanned="5">
            <text:p>1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1.909" calcext:value-type="float">
            <text:p>51,909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6157000" calcext:value-type="float">
            <text:p>6157000</text:p>
          </table:table-cell>
          <table:table-cell table:style-name="ce30" office:value-type="float" office:value="5759000" calcext:value-type="float">
            <text:p>5759000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2" table:style-name="ce30" office:value-type="float" office:value="52" calcext:value-type="float">
            <text:p>52</text:p>
          </table:table-cell>
          <table:table-cell table:style-name="ce30" office:value-type="float" office:value="115.83" calcext:value-type="float">
            <text:p>115,83</text:p>
          </table:table-cell>
          <table:table-cell table:style-name="ce30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71" calcext:value-type="float">
            <text:p>71</text:p>
          </table:table-cell>
          <table:table-cell table:style-name="ce45" office:value-type="float" office:value="76" calcext:value-type="float">
            <text:p>76</text:p>
          </table:table-cell>
          <table:table-cell table:style-name="ce47" office:value-type="float" office:value="118" calcext:value-type="float">
            <text:p>118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2]*0.1" office:value-type="float" office:value="100" calcext:value-type="float">
            <text:p>100</text:p>
          </table:table-cell>
          <table:table-cell office:value-type="float" office:value="50.574" calcext:value-type="float">
            <text:p>50,574</text:p>
          </table:table-cell>
          <table:table-cell office:value-type="float" office:value="0" calcext:value-type="float">
            <text:p>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5759000" calcext:value-type="float">
            <text:p>5759000</text:p>
          </table:table-cell>
          <table:table-cell office:value-type="float" office:value="20" calcext:value-type="float">
            <text:p>20</text:p>
          </table:table-cell>
          <table:table-cell office:value-type="float" office:value="5057" calcext:value-type="float">
            <text:p>5057</text:p>
          </table:table-cell>
          <table:table-cell office:value-type="float" office:value="51" calcext:value-type="float">
            <text:p>51</text:p>
          </table:table-cell>
          <table:table-cell office:value-type="float" office:value="118.89" calcext:value-type="float">
            <text:p>118,89</text:p>
          </table:table-cell>
          <table:table-cell/>
          <table:table-cell office:value-type="float" office:value="4939" calcext:value-type="float">
            <text:p>4939</text:p>
          </table:table-cell>
          <table:table-cell office:value-type="float" office:value="5008" calcext:value-type="float">
            <text:p>5008</text:p>
          </table:table-cell>
          <table:table-cell office:value-type="float" office:value="5259" calcext:value-type="float">
            <text:p>5259</text:p>
          </table:table-cell>
          <table:table-cell office:value-type="float" office:value="5294" calcext:value-type="float">
            <text:p>5294</text:p>
          </table:table-cell>
          <table:table-cell office:value-type="float" office:value="5405" calcext:value-type="float">
            <text:p>5405</text:p>
          </table:table-cell>
          <table:table-cell office:value-type="float" office:value="5482" calcext:value-type="float">
            <text:p>5482</text:p>
          </table:table-cell>
          <table:table-cell office:value-type="float" office:value="5514" calcext:value-type="float">
            <text:p>5514</text:p>
          </table:table-cell>
          <table:table-cell office:value-type="float" office:value="5538" calcext:value-type="float">
            <text:p>5538</text:p>
          </table:table-cell>
          <table:table-cell table:style-name="ce48" office:value-type="float" office:value="5576" calcext:value-type="float">
            <text:p>5576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2]*0.2" office:value-type="float" office:value="200" calcext:value-type="float">
            <text:p>200</text:p>
          </table:table-cell>
          <table:table-cell office:value-type="float" office:value="10.404" calcext:value-type="float">
            <text:p>10,404</text:p>
          </table:table-cell>
          <table:table-cell office:value-type="float" office:value="812" calcext:value-type="float">
            <text:p>812</text:p>
          </table:table-cell>
          <table:table-cell office:value-type="float" office:value="1419792" calcext:value-type="float">
            <text:p>1419792</text:p>
          </table:table-cell>
          <table:table-cell office:value-type="float" office:value="1222356" calcext:value-type="float">
            <text:p>1222356</text:p>
          </table:table-cell>
          <table:table-cell office:value-type="float" office:value="96" calcext:value-type="float">
            <text:p>96</text:p>
          </table:table-cell>
          <table:table-cell office:value-type="float" office:value="2081" calcext:value-type="float">
            <text:p>2081</text:p>
          </table:table-cell>
          <table:table-cell office:value-type="float" office:value="10" calcext:value-type="float">
            <text:p>10</text:p>
          </table:table-cell>
          <table:table-cell office:value-type="float" office:value="133.27" calcext:value-type="float">
            <text:p>133,2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3037" calcext:value-type="float">
            <text:p>3037</text:p>
          </table:table-cell>
          <table:table-cell office:value-type="float" office:value="5855" calcext:value-type="float">
            <text:p>5855</text:p>
          </table:table-cell>
          <table:table-cell office:value-type="float" office:value="6765" calcext:value-type="float">
            <text:p>6765</text:p>
          </table:table-cell>
          <table:table-cell office:value-type="float" office:value="7336" calcext:value-type="float">
            <text:p>7336</text:p>
          </table:table-cell>
          <table:table-cell office:value-type="float" office:value="7808" calcext:value-type="float">
            <text:p>7808</text:p>
          </table:table-cell>
          <table:table-cell table:style-name="ce48" office:value-type="float" office:value="9961" calcext:value-type="float">
            <text:p>9961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2]*0.4" office:value-type="float" office:value="400" calcext:value-type="float">
            <text:p>400</text:p>
          </table:table-cell>
          <table:table-cell office:value-type="float" office:value="8.365" calcext:value-type="float">
            <text:p>8,365</text:p>
          </table:table-cell>
          <table:table-cell office:value-type="float" office:value="840" calcext:value-type="float">
            <text:p>840</text:p>
          </table:table-cell>
          <table:table-cell office:value-type="float" office:value="1256440" calcext:value-type="float">
            <text:p>1256440</text:p>
          </table:table-cell>
          <table:table-cell office:value-type="float" office:value="1065920" calcext:value-type="float">
            <text:p>1065920</text:p>
          </table:table-cell>
          <table:table-cell office:value-type="float" office:value="120" calcext:value-type="float">
            <text:p>120</text:p>
          </table:table-cell>
          <table:table-cell office:value-type="float" office:value="3346" calcext:value-type="float">
            <text:p>3346</text:p>
          </table:table-cell>
          <table:table-cell office:value-type="float" office:value="8" calcext:value-type="float">
            <text:p>8</text:p>
          </table:table-cell>
          <table:table-cell office:value-type="float" office:value="146.68" calcext:value-type="float">
            <text:p>146,6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43" calcext:value-type="float">
            <text:p>443</text:p>
          </table:table-cell>
          <table:table-cell office:value-type="float" office:value="1818" calcext:value-type="float">
            <text:p>1818</text:p>
          </table:table-cell>
          <table:table-cell office:value-type="float" office:value="1868" calcext:value-type="float">
            <text:p>1868</text:p>
          </table:table-cell>
          <table:table-cell office:value-type="float" office:value="3546" calcext:value-type="float">
            <text:p>3546</text:p>
          </table:table-cell>
          <table:table-cell office:value-type="float" office:value="6048" calcext:value-type="float">
            <text:p>6048</text:p>
          </table:table-cell>
          <table:table-cell office:value-type="float" office:value="7031" calcext:value-type="float">
            <text:p>7031</text:p>
          </table:table-cell>
          <table:table-cell office:value-type="float" office:value="8008" calcext:value-type="float">
            <text:p>8008</text:p>
          </table:table-cell>
          <table:table-cell table:style-name="ce48" office:value-type="float" office:value="8360" calcext:value-type="float">
            <text:p>8360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2]*0.8" office:value-type="float" office:value="800" calcext:value-type="float">
            <text:p>800</text:p>
          </table:table-cell>
          <table:table-cell table:style-name="ce31" office:value-type="float" office:value="8.891" calcext:value-type="float">
            <text:p>8,891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209768" calcext:value-type="float">
            <text:p>1209768</text:p>
          </table:table-cell>
          <table:table-cell table:style-name="ce31" office:value-type="float" office:value="1021224" calcext:value-type="float">
            <text:p>1021224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7113" calcext:value-type="float">
            <text:p>711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2.88" calcext:value-type="float">
            <text:p>132,88</text:p>
          </table:table-cell>
          <table:table-cell table:style-name="ce31"/>
          <table:table-cell table:style-name="ce31" office:value-type="float" office:value="1144" calcext:value-type="float">
            <text:p>1144</text:p>
          </table:table-cell>
          <table:table-cell table:style-name="ce31" office:value-type="float" office:value="1663" calcext:value-type="float">
            <text:p>1663</text:p>
          </table:table-cell>
          <table:table-cell table:style-name="ce31" office:value-type="float" office:value="2121" calcext:value-type="float">
            <text:p>2121</text:p>
          </table:table-cell>
          <table:table-cell table:style-name="ce31" office:value-type="float" office:value="2207" calcext:value-type="float">
            <text:p>2207</text:p>
          </table:table-cell>
          <table:table-cell table:style-name="ce31" office:value-type="float" office:value="4011" calcext:value-type="float">
            <text:p>4011</text:p>
          </table:table-cell>
          <table:table-cell table:style-name="ce31" office:value-type="float" office:value="6447" calcext:value-type="float">
            <text:p>6447</text:p>
          </table:table-cell>
          <table:table-cell table:style-name="ce31" office:value-type="float" office:value="7766" calcext:value-type="float">
            <text:p>7766</text:p>
          </table:table-cell>
          <table:table-cell table:style-name="ce31" office:value-type="float" office:value="8449" calcext:value-type="float">
            <text:p>8449</text:p>
          </table:table-cell>
          <table:table-cell table:style-name="ce48" office:value-type="float" office:value="8879" calcext:value-type="float">
            <text:p>8879</text:p>
          </table:table-cell>
          <table:table-cell table:number-columns-repeated="1004"/>
        </table:table-row>
        <table:table-row table:style-name="ro1">
          <table:table-cell table:style-name="ce22" office:value-type="string" calcext:value-type="string" table:number-columns-spanned="2" table:number-rows-spanned="1">
            <text:p>Médias</text:p>
          </table:table-cell>
          <table:covered-table-cell table:style-name="ce25"/>
          <table:table-cell table:style-name="ce25" table:formula="of:=AVERAGE([.C3:.C6])" office:value-type="float" office:value="19.5585" calcext:value-type="float">
            <text:p>19,5585</text:p>
          </table:table-cell>
          <table:table-cell table:style-name="ce25" table:formula="of:=AVERAGE([.D3:.D6])" office:value-type="float" office:value="451" calcext:value-type="float">
            <text:p>451</text:p>
          </table:table-cell>
          <table:table-cell table:style-name="ce25" table:formula="of:=AVERAGE([.E3:.E6])" office:value-type="float" office:value="2510750" calcext:value-type="float">
            <text:p>2510750</text:p>
          </table:table-cell>
          <table:table-cell table:style-name="ce25" table:formula="of:=AVERAGE([.F3:.F6])" office:value-type="float" office:value="2267125" calcext:value-type="float">
            <text:p>2267125</text:p>
          </table:table-cell>
          <table:table-cell table:style-name="ce25" table:formula="of:=AVERAGE([.G3:.G6])" office:value-type="float" office:value="87" calcext:value-type="float">
            <text:p>87</text:p>
          </table:table-cell>
          <table:table-cell table:style-name="ce25" table:formula="of:=AVERAGE([.H3:.H6])" office:value-type="float" office:value="4399.25" calcext:value-type="float">
            <text:p>4399,25</text:p>
          </table:table-cell>
          <table:table-cell table:style-name="ce25" table:formula="of:=AVERAGE([.I3:.I6])" office:value-type="float" office:value="19.5" calcext:value-type="float">
            <text:p>19,5</text:p>
          </table:table-cell>
          <table:table-cell table:style-name="ce25" table:formula="of:=AVERAGE([.J3:.J6])" office:value-type="float" office:value="132.93" calcext:value-type="float">
            <text:p>132,93</text:p>
          </table:table-cell>
          <table:table-cell table:style-name="ce25" table:formula="of:=AVERAGE([.K3:.K6])" office:value-type="string" office:string-value="" calcext:value-type="error">
            <text:p>#DIV/0!</text:p>
          </table:table-cell>
          <table:table-cell table:style-name="ce25" table:formula="of:=AVERAGE([.L3:.L6])" office:value-type="float" office:value="1602.25" calcext:value-type="float">
            <text:p>1602,25</text:p>
          </table:table-cell>
          <table:table-cell table:style-name="ce25" table:formula="of:=AVERAGE([.M3:.M6])" office:value-type="float" office:value="1810.25" calcext:value-type="float">
            <text:p>1810,25</text:p>
          </table:table-cell>
          <table:table-cell table:style-name="ce25" table:formula="of:=AVERAGE([.N3:.N6])" office:value-type="float" office:value="2357.75" calcext:value-type="float">
            <text:p>2357,75</text:p>
          </table:table-cell>
          <table:table-cell table:style-name="ce25" table:formula="of:=AVERAGE([.O3:.O6])" office:value-type="float" office:value="3101.5" calcext:value-type="float">
            <text:p>3101,5</text:p>
          </table:table-cell>
          <table:table-cell table:style-name="ce25" table:formula="of:=AVERAGE([.P3:.P6])" office:value-type="float" office:value="4704.25" calcext:value-type="float">
            <text:p>4704,25</text:p>
          </table:table-cell>
          <table:table-cell table:style-name="ce25" table:formula="of:=AVERAGE([.Q3:.Q6])" office:value-type="float" office:value="6185.5" calcext:value-type="float">
            <text:p>6185,5</text:p>
          </table:table-cell>
          <table:table-cell table:style-name="ce25" table:formula="of:=AVERAGE([.R3:.R6])" office:value-type="float" office:value="6911.75" calcext:value-type="float">
            <text:p>6911,75</text:p>
          </table:table-cell>
          <table:table-cell table:style-name="ce25" table:formula="of:=AVERAGE([.S3:.S6])" office:value-type="float" office:value="7450.75" calcext:value-type="float">
            <text:p>7450,75</text:p>
          </table:table-cell>
          <table:table-cell table:style-name="ce25" table:formula="of:=AVERAGE([.T3:.T6])" office:value-type="float" office:value="8194" calcext:value-type="float">
            <text:p>8194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2000" calcext:value-type="float" table:number-columns-spanned="1" table:number-rows-spanned="5">
            <text:p>2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110.389" calcext:value-type="float">
            <text:p>110,38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2314000" calcext:value-type="float">
            <text:p>12314000</text:p>
          </table:table-cell>
          <table:table-cell table:style-name="ce38" office:value-type="float" office:value="11518000" calcext:value-type="float">
            <text:p>11518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5" calcext:value-type="float">
            <text:p>55</text:p>
          </table:table-cell>
          <table:table-cell table:style-name="ce38" office:value-type="float" office:value="108.94" calcext:value-type="float">
            <text:p>108,94</text:p>
          </table:table-cell>
          <table:table-cell table:style-name="ce38"/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09" calcext:value-type="float">
            <text:p>109</text:p>
          </table:table-cell>
          <table:table-cell table:style-name="ce49" office:value-type="float" office:value="192" calcext:value-type="float">
            <text:p>192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8]*0.1" office:value-type="float" office:value="200" calcext:value-type="float">
            <text:p>200</text:p>
          </table:table-cell>
          <table:table-cell office:value-type="float" office:value="11.77" calcext:value-type="float">
            <text:p>11,77</text:p>
          </table:table-cell>
          <table:table-cell office:value-type="float" office:value="1763" calcext:value-type="float">
            <text:p>1763</text:p>
          </table:table-cell>
          <table:table-cell office:value-type="float" office:value="2028658" calcext:value-type="float">
            <text:p>2028658</text:p>
          </table:table-cell>
          <table:table-cell office:value-type="float" office:value="1668119" calcext:value-type="float">
            <text:p>1668119</text:p>
          </table:table-cell>
          <table:table-cell office:value-type="float" office:value="170" calcext:value-type="float">
            <text:p>170</text:p>
          </table:table-cell>
          <table:table-cell office:value-type="float" office:value="1177" calcext:value-type="float">
            <text:p>1177</text:p>
          </table:table-cell>
          <table:table-cell office:value-type="float" office:value="5" calcext:value-type="float">
            <text:p>5</text:p>
          </table:table-cell>
          <table:table-cell office:value-type="float" office:value="168.31" calcext:value-type="float">
            <text:p>168,3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3113" calcext:value-type="float">
            <text:p>3113</text:p>
          </table:table-cell>
          <table:table-cell office:value-type="float" office:value="6727" calcext:value-type="float">
            <text:p>6727</text:p>
          </table:table-cell>
          <table:table-cell office:value-type="float" office:value="7259" calcext:value-type="float">
            <text:p>7259</text:p>
          </table:table-cell>
          <table:table-cell office:value-type="float" office:value="7628" calcext:value-type="float">
            <text:p>7628</text:p>
          </table:table-cell>
          <table:table-cell table:style-name="ce48" office:value-type="float" office:value="10208" calcext:value-type="float">
            <text:p>10208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8]*0.2" office:value-type="float" office:value="400" calcext:value-type="float">
            <text:p>400</text:p>
          </table:table-cell>
          <table:table-cell office:value-type="float" office:value="13.434" calcext:value-type="float">
            <text:p>13,434</text:p>
          </table:table-cell>
          <table:table-cell office:value-type="float" office:value="2028" calcext:value-type="float">
            <text:p>2028</text:p>
          </table:table-cell>
          <table:table-cell office:value-type="float" office:value="1577602" calcext:value-type="float">
            <text:p>1577602</text:p>
          </table:table-cell>
          <table:table-cell office:value-type="float" office:value="1249343" calcext:value-type="float">
            <text:p>1249343</text:p>
          </table:table-cell>
          <table:table-cell office:value-type="float" office:value="149" calcext:value-type="float">
            <text:p>149</text:p>
          </table:table-cell>
          <table:table-cell office:value-type="float" office:value="2687" calcext:value-type="float">
            <text:p>2687</text:p>
          </table:table-cell>
          <table:table-cell office:value-type="float" office:value="6" calcext:value-type="float">
            <text:p>6</text:p>
          </table:table-cell>
          <table:table-cell office:value-type="float" office:value="114.68" calcext:value-type="float">
            <text:p>114,6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3680" calcext:value-type="float">
            <text:p>3680</text:p>
          </table:table-cell>
          <table:table-cell office:value-type="float" office:value="6374" calcext:value-type="float">
            <text:p>6374</text:p>
          </table:table-cell>
          <table:table-cell office:value-type="float" office:value="10424" calcext:value-type="float">
            <text:p>10424</text:p>
          </table:table-cell>
          <table:table-cell office:value-type="float" office:value="11065" calcext:value-type="float">
            <text:p>11065</text:p>
          </table:table-cell>
          <table:table-cell table:style-name="ce48" office:value-type="float" office:value="13426" calcext:value-type="float">
            <text:p>13426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8]*0.4" office:value-type="float" office:value="800" calcext:value-type="float">
            <text:p>800</text:p>
          </table:table-cell>
          <table:table-cell office:value-type="float" office:value="10.657" calcext:value-type="float">
            <text:p>10,657</text:p>
          </table:table-cell>
          <table:table-cell office:value-type="float" office:value="14.51" calcext:value-type="float">
            <text:p>14,51</text:p>
          </table:table-cell>
          <table:table-cell office:value-type="float" office:value="1690100" calcext:value-type="float">
            <text:p>1690100</text:p>
          </table:table-cell>
          <table:table-cell office:value-type="float" office:value="1401022" calcext:value-type="float">
            <text:p>1401022</text:p>
          </table:table-cell>
          <table:table-cell office:value-type="float" office:value="188" calcext:value-type="float">
            <text:p>188</text:p>
          </table:table-cell>
          <table:table-cell office:value-type="float" office:value="4262" calcext:value-type="float">
            <text:p>4262</text:p>
          </table:table-cell>
          <table:table-cell office:value-type="float" office:value="5" calcext:value-type="float">
            <text:p>5</text:p>
          </table:table-cell>
          <table:table-cell office:value-type="float" office:value="154.88" calcext:value-type="float">
            <text:p>154,8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1131" calcext:value-type="float">
            <text:p>1131</text:p>
          </table:table-cell>
          <table:table-cell office:value-type="float" office:value="3815" calcext:value-type="float">
            <text:p>3815</text:p>
          </table:table-cell>
          <table:table-cell office:value-type="float" office:value="3952" calcext:value-type="float">
            <text:p>3952</text:p>
          </table:table-cell>
          <table:table-cell office:value-type="float" office:value="4229" calcext:value-type="float">
            <text:p>4229</text:p>
          </table:table-cell>
          <table:table-cell office:value-type="float" office:value="6011" calcext:value-type="float">
            <text:p>6011</text:p>
          </table:table-cell>
          <table:table-cell office:value-type="float" office:value="8834" calcext:value-type="float">
            <text:p>8834</text:p>
          </table:table-cell>
          <table:table-cell office:value-type="float" office:value="9803" calcext:value-type="float">
            <text:p>9803</text:p>
          </table:table-cell>
          <table:table-cell table:style-name="ce48" office:value-type="float" office:value="10641" calcext:value-type="float">
            <text:p>10641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8]*0.8" office:value-type="float" office:value="1600" calcext:value-type="float">
            <text:p>1600</text:p>
          </table:table-cell>
          <table:table-cell table:style-name="ce31" office:value-type="float" office:value="11.007" calcext:value-type="float">
            <text:p>11,007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830302" calcext:value-type="float">
            <text:p>1830302</text:p>
          </table:table-cell>
          <table:table-cell table:style-name="ce31" office:value-type="float" office:value="1478161" calcext:value-type="float">
            <text:p>1478161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8806" calcext:value-type="float">
            <text:p>880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62.39" calcext:value-type="float">
            <text:p>162,39</text:p>
          </table:table-cell>
          <table:table-cell table:style-name="ce31"/>
          <table:table-cell table:style-name="ce31" office:value-type="float" office:value="1919" calcext:value-type="float">
            <text:p>1919</text:p>
          </table:table-cell>
          <table:table-cell table:style-name="ce31" office:value-type="float" office:value="2269" calcext:value-type="float">
            <text:p>2269</text:p>
          </table:table-cell>
          <table:table-cell table:style-name="ce31" office:value-type="float" office:value="2410" calcext:value-type="float">
            <text:p>2410</text:p>
          </table:table-cell>
          <table:table-cell table:style-name="ce31" office:value-type="float" office:value="3307" calcext:value-type="float">
            <text:p>3307</text:p>
          </table:table-cell>
          <table:table-cell table:style-name="ce31" office:value-type="float" office:value="4368" calcext:value-type="float">
            <text:p>4368</text:p>
          </table:table-cell>
          <table:table-cell table:style-name="ce31" office:value-type="float" office:value="6245" calcext:value-type="float">
            <text:p>6245</text:p>
          </table:table-cell>
          <table:table-cell table:style-name="ce31" office:value-type="float" office:value="9178" calcext:value-type="float">
            <text:p>9178</text:p>
          </table:table-cell>
          <table:table-cell table:style-name="ce31" office:value-type="float" office:value="10138" calcext:value-type="float">
            <text:p>10138</text:p>
          </table:table-cell>
          <table:table-cell table:style-name="ce48" office:value-type="float" office:value="10986" calcext:value-type="float">
            <text:p>10986</text:p>
          </table:table-cell>
          <table:table-cell table:number-columns-repeated="1004"/>
        </table:table-row>
        <table:table-row table:style-name="ro3">
          <table:table-cell table:style-name="ce22" office:value-type="string" calcext:value-type="string" table:number-columns-spanned="2" table:number-rows-spanned="1">
            <text:p>Médias</text:p>
          </table:table-cell>
          <table:covered-table-cell table:style-name="ce25"/>
          <table:table-cell table:style-name="ce25" table:formula="of:=AVERAGE([.C9:.C12])" office:value-type="float" office:value="11.717" calcext:value-type="float">
            <text:p>11,717</text:p>
          </table:table-cell>
          <table:table-cell table:style-name="ce25" table:formula="of:=AVERAGE([.D9:.D12])" office:value-type="float" office:value="1002.1275" calcext:value-type="float">
            <text:p>1002,1275</text:p>
          </table:table-cell>
          <table:table-cell table:style-name="ce25" table:formula="of:=AVERAGE([.E9:.E12])" office:value-type="float" office:value="1781665.5" calcext:value-type="float">
            <text:p>1781665,5</text:p>
          </table:table-cell>
          <table:table-cell table:style-name="ce25" table:formula="of:=AVERAGE([.F9:.F12])" office:value-type="float" office:value="1449161.25" calcext:value-type="float">
            <text:p>1449161,25</text:p>
          </table:table-cell>
          <table:table-cell table:style-name="ce25" table:formula="of:=AVERAGE([.G9:.G12])" office:value-type="float" office:value="172.25" calcext:value-type="float">
            <text:p>172,25</text:p>
          </table:table-cell>
          <table:table-cell table:style-name="ce25" table:formula="of:=AVERAGE([.H9:.H12])" office:value-type="float" office:value="4233" calcext:value-type="float">
            <text:p>4233</text:p>
          </table:table-cell>
          <table:table-cell table:style-name="ce25" table:formula="of:=AVERAGE([.I9:.I12])" office:value-type="float" office:value="5.5" calcext:value-type="float">
            <text:p>5,5</text:p>
          </table:table-cell>
          <table:table-cell table:style-name="ce25" table:formula="of:=AVERAGE([.J9:.J12])" office:value-type="float" office:value="150.065" calcext:value-type="float">
            <text:p>150,065</text:p>
          </table:table-cell>
          <table:table-cell table:style-name="ce25" table:formula="of:=AVERAGE([.K9:.K12])" office:value-type="string" office:string-value="" calcext:value-type="error">
            <text:p>#DIV/0!</text:p>
          </table:table-cell>
          <table:table-cell table:style-name="ce25" table:formula="of:=AVERAGE([.L9:.L12])" office:value-type="float" office:value="622.5" calcext:value-type="float">
            <text:p>622,5</text:p>
          </table:table-cell>
          <table:table-cell table:style-name="ce25" table:formula="of:=AVERAGE([.M9:.M12])" office:value-type="float" office:value="938.5" calcext:value-type="float">
            <text:p>938,5</text:p>
          </table:table-cell>
          <table:table-cell table:style-name="ce25" table:formula="of:=AVERAGE([.N9:.N12])" office:value-type="float" office:value="1657.75" calcext:value-type="float">
            <text:p>1657,75</text:p>
          </table:table-cell>
          <table:table-cell table:style-name="ce25" table:formula="of:=AVERAGE([.O9:.O12])" office:value-type="float" office:value="1953.25" calcext:value-type="float">
            <text:p>1953,25</text:p>
          </table:table-cell>
          <table:table-cell table:style-name="ce25" table:formula="of:=AVERAGE([.P9:.P12])" office:value-type="float" office:value="3847.5" calcext:value-type="float">
            <text:p>3847,5</text:p>
          </table:table-cell>
          <table:table-cell table:style-name="ce25" table:formula="of:=AVERAGE([.Q9:.Q12])" office:value-type="float" office:value="6339.25" calcext:value-type="float">
            <text:p>6339,25</text:p>
          </table:table-cell>
          <table:table-cell table:style-name="ce25" table:formula="of:=AVERAGE([.R9:.R12])" office:value-type="float" office:value="8923.75" calcext:value-type="float">
            <text:p>8923,75</text:p>
          </table:table-cell>
          <table:table-cell table:style-name="ce25" table:formula="of:=AVERAGE([.S9:.S12])" office:value-type="float" office:value="9658.5" calcext:value-type="float">
            <text:p>9658,5</text:p>
          </table:table-cell>
          <table:table-cell table:style-name="ce25" table:formula="of:=AVERAGE([.T9:.T12])" office:value-type="float" office:value="11315.25" calcext:value-type="float">
            <text:p>11315,25</text:p>
          </table:table-cell>
          <table:table-cell table:style-name="ce56" table:number-columns-repeated="1004"/>
        </table:table-row>
        <table:table-row table:style-name="ro1">
          <table:table-cell table:style-name="ce24" office:value-type="float" office:value="3000" calcext:value-type="float" table:number-columns-spanned="1" table:number-rows-spanned="6">
            <text:p>3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158.035" calcext:value-type="float">
            <text:p>158,03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8471000" calcext:value-type="float">
            <text:p>18471000</text:p>
          </table:table-cell>
          <table:table-cell table:style-name="ce38" office:value-type="float" office:value="17277000" calcext:value-type="float">
            <text:p>17277000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53" calcext:value-type="float">
            <text:p>53</text:p>
          </table:table-cell>
          <table:table-cell table:style-name="ce38" office:value-type="float" office:value="114.14" calcext:value-type="float">
            <text:p>114,14</text:p>
          </table:table-cell>
          <table:table-cell table:style-name="ce38"/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8" calcext:value-type="float">
            <text:p>78</text:p>
          </table:table-cell>
          <table:table-cell table:style-name="ce49"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14]*0.1" office:value-type="float" office:value="300" calcext:value-type="float">
            <text:p>300</text:p>
          </table:table-cell>
          <table:table-cell office:value-type="float" office:value="13.387" calcext:value-type="float">
            <text:p>13,387</text:p>
          </table:table-cell>
          <table:table-cell office:value-type="float" office:value="179" calcext:value-type="float">
            <text:p>179</text:p>
          </table:table-cell>
          <table:table-cell office:value-type="float" office:value="2013286" calcext:value-type="float">
            <text:p>2013286</text:p>
          </table:table-cell>
          <table:table-cell office:value-type="float" office:value="1516073" calcext:value-type="float">
            <text:p>1516073</text:p>
          </table:table-cell>
          <table:table-cell office:value-type="float" office:value="224" calcext:value-type="float">
            <text:p>224</text:p>
          </table:table-cell>
          <table:table-cell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146.87" calcext:value-type="float">
            <text:p>146,87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291" calcext:value-type="float">
            <text:p>291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4004" calcext:value-type="float">
            <text:p>4004</text:p>
          </table:table-cell>
          <table:table-cell office:value-type="float" office:value="8893" calcext:value-type="float">
            <text:p>8893</text:p>
          </table:table-cell>
          <table:table-cell office:value-type="float" office:value="9446" calcext:value-type="float">
            <text:p>9446</text:p>
          </table:table-cell>
          <table:table-cell table:style-name="ce48" office:value-type="float" office:value="13380" calcext:value-type="float">
            <text:p>13380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14]*0.2" office:value-type="float" office:value="600" calcext:value-type="float">
            <text:p>600</text:p>
          </table:table-cell>
          <table:table-cell office:value-type="float" office:value="14.289" calcext:value-type="float">
            <text:p>14,289</text:p>
          </table:table-cell>
          <table:table-cell office:value-type="float" office:value="3194" calcext:value-type="float">
            <text:p>3194</text:p>
          </table:table-cell>
          <table:table-cell office:value-type="float" office:value="2299069" calcext:value-type="float">
            <text:p>2299069</text:p>
          </table:table-cell>
          <table:table-cell office:value-type="float" office:value="1819556" calcext:value-type="float">
            <text:p>1819556</text:p>
          </table:table-cell>
          <table:table-cell office:value-type="float" office:value="210" calcext:value-type="float">
            <text:p>210</text:p>
          </table:table-cell>
          <table:table-cell office:value-type="float" office:value="2851" calcext:value-type="float">
            <text:p>2851</text:p>
          </table:table-cell>
          <table:table-cell office:value-type="float" office:value="4" calcext:value-type="float">
            <text:p>4</text:p>
          </table:table-cell>
          <table:table-cell office:value-type="float" office:value="157.13" calcext:value-type="float">
            <text:p>157,1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790" calcext:value-type="float">
            <text:p>790</text:p>
          </table:table-cell>
          <table:table-cell office:value-type="float" office:value="3884" calcext:value-type="float">
            <text:p>3884</text:p>
          </table:table-cell>
          <table:table-cell office:value-type="float" office:value="7575" calcext:value-type="float">
            <text:p>7575</text:p>
          </table:table-cell>
          <table:table-cell office:value-type="float" office:value="9244" calcext:value-type="float">
            <text:p>9244</text:p>
          </table:table-cell>
          <table:table-cell office:value-type="float" office:value="12927" calcext:value-type="float">
            <text:p>12927</text:p>
          </table:table-cell>
          <table:table-cell table:style-name="ce48" office:value-type="float" office:value="14276" calcext:value-type="float">
            <text:p>14276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14]*0.4" office:value-type="float" office:value="1200" calcext:value-type="float">
            <text:p>1200</text:p>
          </table:table-cell>
          <table:table-cell office:value-type="float" office:value="15.998" calcext:value-type="float">
            <text:p>15,998</text:p>
          </table:table-cell>
          <table:table-cell office:value-type="float" office:value="4125" calcext:value-type="float">
            <text:p>4125</text:p>
          </table:table-cell>
          <table:table-cell office:value-type="float" office:value="2109005" calcext:value-type="float">
            <text:p>2109005</text:p>
          </table:table-cell>
          <table:table-cell office:value-type="float" office:value="1700983" calcext:value-type="float">
            <text:p>1700983</text:p>
          </table:table-cell>
          <table:table-cell office:value-type="float" office:value="188" calcext:value-type="float">
            <text:p>188</text:p>
          </table:table-cell>
          <table:table-cell office:value-type="float" office:value="6399" calcext:value-type="float">
            <text:p>6399</text:p>
          </table:table-cell>
          <table:table-cell office:value-type="float" office:value="5" calcext:value-type="float">
            <text:p>5</text:p>
          </table:table-cell>
          <table:table-cell office:value-type="float" office:value="128.74" calcext:value-type="float">
            <text:p>128,74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235" calcext:value-type="float">
            <text:p>3235</text:p>
          </table:table-cell>
          <table:table-cell office:value-type="float" office:value="4023" calcext:value-type="float">
            <text:p>4023</text:p>
          </table:table-cell>
          <table:table-cell office:value-type="float" office:value="4294" calcext:value-type="float">
            <text:p>4294</text:p>
          </table:table-cell>
          <table:table-cell office:value-type="float" office:value="4777" calcext:value-type="float">
            <text:p>4777</text:p>
          </table:table-cell>
          <table:table-cell office:value-type="float" office:value="7604" calcext:value-type="float">
            <text:p>7604</text:p>
          </table:table-cell>
          <table:table-cell office:value-type="float" office:value="9970" calcext:value-type="float">
            <text:p>9970</text:p>
          </table:table-cell>
          <table:table-cell office:value-type="float" office:value="14377" calcext:value-type="float">
            <text:p>14377</text:p>
          </table:table-cell>
          <table:table-cell table:style-name="ce48" office:value-type="float" office:value="15989" calcext:value-type="float">
            <text:p>15989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14]*0.8" office:value-type="float" office:value="2400" calcext:value-type="float">
            <text:p>2400</text:p>
          </table:table-cell>
          <table:table-cell table:style-name="ce31" office:value-type="float" office:value="12.605" calcext:value-type="float">
            <text:p>12,605</text:p>
          </table:table-cell>
          <table:table-cell table:style-name="ce31" office:value-type="float" office:value="2653" calcext:value-type="float">
            <text:p>2653</text:p>
          </table:table-cell>
          <table:table-cell table:style-name="ce31" office:value-type="float" office:value="2002518" calcext:value-type="float">
            <text:p>2002518</text:p>
          </table:table-cell>
          <table:table-cell table:style-name="ce31" office:value-type="float" office:value="1616994" calcext:value-type="float">
            <text:p>1616994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10083" calcext:value-type="float">
            <text:p>1008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5.15" calcext:value-type="float">
            <text:p>155,15</text:p>
          </table:table-cell>
          <table:table-cell table:style-name="ce31"/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3816" calcext:value-type="float">
            <text:p>3816</text:p>
          </table:table-cell>
          <table:table-cell table:style-name="ce31" office:value-type="float" office:value="4297" calcext:value-type="float">
            <text:p>4297</text:p>
          </table:table-cell>
          <table:table-cell table:style-name="ce31" office:value-type="float" office:value="4525" calcext:value-type="float">
            <text:p>4525</text:p>
          </table:table-cell>
          <table:table-cell table:style-name="ce31" office:value-type="float" office:value="5103" calcext:value-type="float">
            <text:p>5103</text:p>
          </table:table-cell>
          <table:table-cell table:style-name="ce31" office:value-type="float" office:value="5693" calcext:value-type="float">
            <text:p>5693</text:p>
          </table:table-cell>
          <table:table-cell table:style-name="ce31" office:value-type="float" office:value="7972" calcext:value-type="float">
            <text:p>7972</text:p>
          </table:table-cell>
          <table:table-cell table:style-name="ce31" office:value-type="float" office:value="11215" calcext:value-type="float">
            <text:p>11215</text:p>
          </table:table-cell>
          <table:table-cell table:style-name="ce48" office:value-type="float" office:value="12582" calcext:value-type="float">
            <text:p>12582</text:p>
          </table:table-cell>
          <table:table-cell table:number-columns-repeated="1004"/>
        </table:table-row>
        <table:table-row table:style-name="ro1">
          <table:covered-table-cell table:style-name="ce22"/>
          <table:table-cell table:style-name="ce25" office:value-type="string" calcext:value-type="string">
            <text:p>Médias</text:p>
          </table:table-cell>
          <table:table-cell table:style-name="ce25" table:formula="of:=AVERAGE([.C15:.C18])" office:value-type="float" office:value="14.06975" calcext:value-type="float">
            <text:p>14,06975</text:p>
          </table:table-cell>
          <table:table-cell table:style-name="ce25" table:formula="of:=AVERAGE([.D15:.D18])" office:value-type="float" office:value="2537.75" calcext:value-type="float">
            <text:p>2537,75</text:p>
          </table:table-cell>
          <table:table-cell table:style-name="ce25" table:formula="of:=AVERAGE([.E15:.E18])" office:value-type="float" office:value="2105969.5" calcext:value-type="float">
            <text:p>2105969,5</text:p>
          </table:table-cell>
          <table:table-cell table:style-name="ce25" table:formula="of:=AVERAGE([.F15:.F18])" office:value-type="float" office:value="1663401.5" calcext:value-type="float">
            <text:p>1663401,5</text:p>
          </table:table-cell>
          <table:table-cell table:style-name="ce25" table:formula="of:=AVERAGE([.G15:.G18])" office:value-type="float" office:value="215" calcext:value-type="float">
            <text:p>215</text:p>
          </table:table-cell>
          <table:table-cell table:style-name="ce25" table:formula="of:=AVERAGE([.H15:.H18])" office:value-type="float" office:value="5167.75" calcext:value-type="float">
            <text:p>5167,75</text:p>
          </table:table-cell>
          <table:table-cell table:style-name="ce25" table:formula="of:=AVERAGE([.I15:.I18])" office:value-type="float" office:value="4.25" calcext:value-type="float">
            <text:p>4,25</text:p>
          </table:table-cell>
          <table:table-cell table:style-name="ce25" table:formula="of:=AVERAGE([.J15:.J18])" office:value-type="float" office:value="146.9725" calcext:value-type="float">
            <text:p>146,9725</text:p>
          </table:table-cell>
          <table:table-cell table:style-name="ce25" table:formula="of:=AVERAGE([.K15:.K18])" office:value-type="string" office:string-value="" calcext:value-type="error">
            <text:p>#DIV/0!</text:p>
          </table:table-cell>
          <table:table-cell table:style-name="ce25" table:formula="of:=AVERAGE([.L15:.L18])" office:value-type="float" office:value="293.5" calcext:value-type="float">
            <text:p>293,5</text:p>
          </table:table-cell>
          <table:table-cell table:style-name="ce25" table:formula="of:=AVERAGE([.M15:.M18])" office:value-type="float" office:value="1907.25" calcext:value-type="float">
            <text:p>1907,25</text:p>
          </table:table-cell>
          <table:table-cell table:style-name="ce25" table:formula="of:=AVERAGE([.N15:.N18])" office:value-type="float" office:value="2266.5" calcext:value-type="float">
            <text:p>2266,5</text:p>
          </table:table-cell>
          <table:table-cell table:style-name="ce25" table:formula="of:=AVERAGE([.O15:.O18])" office:value-type="float" office:value="2485" calcext:value-type="float">
            <text:p>2485</text:p>
          </table:table-cell>
          <table:table-cell table:style-name="ce25" table:formula="of:=AVERAGE([.P15:.P18])" office:value-type="float" office:value="3564.25" calcext:value-type="float">
            <text:p>3564,25</text:p>
          </table:table-cell>
          <table:table-cell table:style-name="ce25" table:formula="of:=AVERAGE([.Q15:.Q18])" office:value-type="float" office:value="6219" calcext:value-type="float">
            <text:p>6219</text:p>
          </table:table-cell>
          <table:table-cell table:style-name="ce25" table:formula="of:=AVERAGE([.R15:.R18])" office:value-type="float" office:value="9019.75" calcext:value-type="float">
            <text:p>9019,75</text:p>
          </table:table-cell>
          <table:table-cell table:style-name="ce25" table:formula="of:=AVERAGE([.S15:.S18])" office:value-type="float" office:value="11991.25" calcext:value-type="float">
            <text:p>11991,25</text:p>
          </table:table-cell>
          <table:table-cell table:style-name="ce25" table:formula="of:=AVERAGE([.T15:.T18])" office:value-type="float" office:value="14056.75" calcext:value-type="float">
            <text:p>14056,75</text:p>
          </table:table-cell>
          <table:table-cell table:style-name="ce56" table:number-columns-repeated="1004"/>
        </table:table-row>
        <table:table-row table:style-name="ro3">
          <table:table-cell table:style-name="ce23" office:value-type="float" office:value="4000" calcext:value-type="float" table:number-columns-spanned="1" table:number-rows-spanned="5">
            <text:p>4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229.089" calcext:value-type="float">
            <text:p>229,08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4628000" calcext:value-type="float">
            <text:p>24628000</text:p>
          </table:table-cell>
          <table:table-cell table:style-name="ce38" office:value-type="float" office:value="23036000" calcext:value-type="float">
            <text:p>23036000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57" calcext:value-type="float">
            <text:p>57</text:p>
          </table:table-cell>
          <table:table-cell table:style-name="ce38" office:value-type="float" office:value="104.98" calcext:value-type="float">
            <text:p>104,98</text:p>
          </table:table-cell>
          <table:table-cell table:style-name="ce38"/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104" calcext:value-type="float">
            <text:p>104</text:p>
          </table:table-cell>
          <table:table-cell table:style-name="ce49" office:value-type="float" office:value="279" calcext:value-type="float">
            <text:p>279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20]*0.1" office:value-type="float" office:value="400" calcext:value-type="float">
            <text:p>400</text:p>
          </table:table-cell>
          <table:table-cell office:value-type="float" office:value="19.299" calcext:value-type="float">
            <text:p>19,299</text:p>
          </table:table-cell>
          <table:table-cell office:value-type="float" office:value="3603" calcext:value-type="float">
            <text:p>3603</text:p>
          </table:table-cell>
          <table:table-cell office:value-type="float" office:value="3004712" calcext:value-type="float">
            <text:p>3004712</text:p>
          </table:table-cell>
          <table:table-cell office:value-type="float" office:value="2341657" calcext:value-type="float">
            <text:p>2341657</text:p>
          </table:table-cell>
          <table:table-cell office:value-type="float" office:value="207" calcext:value-type="float">
            <text:p>207</text:p>
          </table:table-cell>
          <table:table-cell office:value-type="float" office:value="1929" calcext:value-type="float">
            <text:p>1929</text:p>
          </table:table-cell>
          <table:table-cell office:value-type="float" office:value="4" calcext:value-type="float">
            <text:p>4</text:p>
          </table:table-cell>
          <table:table-cell office:value-type="float" office:value="152.05" calcext:value-type="float">
            <text:p>152,0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9" calcext:value-type="float">
            <text:p>369</text:p>
          </table:table-cell>
          <table:table-cell office:value-type="float" office:value="403" calcext:value-type="float">
            <text:p>403</text:p>
          </table:table-cell>
          <table:table-cell office:value-type="float" office:value="428" calcext:value-type="float">
            <text:p>428</text:p>
          </table:table-cell>
          <table:table-cell office:value-type="float" office:value="3192" calcext:value-type="float">
            <text:p>3192</text:p>
          </table:table-cell>
          <table:table-cell office:value-type="float" office:value="7644" calcext:value-type="float">
            <text:p>7644</text:p>
          </table:table-cell>
          <table:table-cell office:value-type="float" office:value="9200" calcext:value-type="float">
            <text:p>9200</text:p>
          </table:table-cell>
          <table:table-cell office:value-type="float" office:value="13339" calcext:value-type="float">
            <text:p>13339</text:p>
          </table:table-cell>
          <table:table-cell table:style-name="ce48" office:value-type="float" office:value="19292" calcext:value-type="float">
            <text:p>19292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20]*0.2" office:value-type="float" office:value="800" calcext:value-type="float">
            <text:p>800</text:p>
          </table:table-cell>
          <table:table-cell office:value-type="float" office:value="17.725" calcext:value-type="float">
            <text:p>17,725</text:p>
          </table:table-cell>
          <table:table-cell office:value-type="float" office:value="1377" calcext:value-type="float">
            <text:p>1377</text:p>
          </table:table-cell>
          <table:table-cell office:value-type="float" office:value="2516268" calcext:value-type="float">
            <text:p>2516268</text:p>
          </table:table-cell>
          <table:table-cell office:value-type="float" office:value="1912893" calcext:value-type="float">
            <text:p>1912893</text:p>
          </table:table-cell>
          <table:table-cell office:value-type="float" office:value="226" calcext:value-type="float">
            <text:p>226</text:p>
          </table:table-cell>
          <table:table-cell office:value-type="float" office:value="3544" calcext:value-type="float">
            <text:p>3544</text:p>
          </table:table-cell>
          <table:table-cell office:value-type="float" office:value="4" calcext:value-type="float">
            <text:p>4</text:p>
          </table:table-cell>
          <table:table-cell office:value-type="float" office:value="138.64" calcext:value-type="float">
            <text:p>138,64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79" calcext:value-type="float">
            <text:p>279</text:p>
          </table:table-cell>
          <table:table-cell office:value-type="float" office:value="408" calcext:value-type="float">
            <text:p>408</text:p>
          </table:table-cell>
          <table:table-cell office:value-type="float" office:value="1304" calcext:value-type="float">
            <text:p>1304</text:p>
          </table:table-cell>
          <table:table-cell office:value-type="float" office:value="4225" calcext:value-type="float">
            <text:p>4225</text:p>
          </table:table-cell>
          <table:table-cell office:value-type="float" office:value="5567" calcext:value-type="float">
            <text:p>5567</text:p>
          </table:table-cell>
          <table:table-cell office:value-type="float" office:value="10697" calcext:value-type="float">
            <text:p>10697</text:p>
          </table:table-cell>
          <table:table-cell office:value-type="float" office:value="15215" calcext:value-type="float">
            <text:p>15215</text:p>
          </table:table-cell>
          <table:table-cell table:style-name="ce48" office:value-type="float" office:value="17709" calcext:value-type="float">
            <text:p>17709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20]*0.4" office:value-type="float" office:value="1600" calcext:value-type="float">
            <text:p>1600</text:p>
          </table:table-cell>
          <table:table-cell office:value-type="float" office:value="14.491" calcext:value-type="float">
            <text:p>14,491</text:p>
          </table:table-cell>
          <table:table-cell office:value-type="float" office:value="1102" calcext:value-type="float">
            <text:p>1102</text:p>
          </table:table-cell>
          <table:table-cell office:value-type="float" office:value="2551818" calcext:value-type="float">
            <text:p>2551818</text:p>
          </table:table-cell>
          <table:table-cell office:value-type="float" office:value="1934304" calcext:value-type="float">
            <text:p>1934304</text:p>
          </table:table-cell>
          <table:table-cell office:value-type="float" office:value="276" calcext:value-type="float">
            <text:p>276</text:p>
          </table:table-cell>
          <table:table-cell office:value-type="float" office:value="5796" calcext:value-type="float">
            <text:p>5796</text:p>
          </table:table-cell>
          <table:table-cell office:value-type="float" office:value="3" calcext:value-type="float">
            <text:p>3</text:p>
          </table:table-cell>
          <table:table-cell office:value-type="float" office:value="171.97" calcext:value-type="float">
            <text:p>171,97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  <table:table-cell office:value-type="float" office:value="2185" calcext:value-type="float">
            <text:p>2185</text:p>
          </table:table-cell>
          <table:table-cell office:value-type="float" office:value="6344" calcext:value-type="float">
            <text:p>6344</text:p>
          </table:table-cell>
          <table:table-cell office:value-type="float" office:value="7258" calcext:value-type="float">
            <text:p>7258</text:p>
          </table:table-cell>
          <table:table-cell office:value-type="float" office:value="7830" calcext:value-type="float">
            <text:p>7830</text:p>
          </table:table-cell>
          <table:table-cell office:value-type="float" office:value="9048" calcext:value-type="float">
            <text:p>9048</text:p>
          </table:table-cell>
          <table:table-cell office:value-type="float" office:value="12675" calcext:value-type="float">
            <text:p>12675</text:p>
          </table:table-cell>
          <table:table-cell table:style-name="ce48" office:value-type="float" office:value="14481" calcext:value-type="float">
            <text:p>14481</text:p>
          </table:table-cell>
          <table:table-cell table:number-columns-repeated="1004"/>
        </table:table-row>
        <table:table-row table:style-name="ro3">
          <table:covered-table-cell table:style-name="ce21"/>
          <table:table-cell table:style-name="ce31" table:formula="of:=[.A20]*0.8" office:value-type="float" office:value="3200" calcext:value-type="float">
            <text:p>3200</text:p>
          </table:table-cell>
          <table:table-cell table:style-name="ce31" office:value-type="float" office:value="18.001" calcext:value-type="float">
            <text:p>18,001</text:p>
          </table:table-cell>
          <table:table-cell table:style-name="ce31" office:value-type="float" office:value="692" calcext:value-type="float">
            <text:p>692</text:p>
          </table:table-cell>
          <table:table-cell table:style-name="ce31" office:value-type="float" office:value="3368378" calcext:value-type="float">
            <text:p>3368378</text:p>
          </table:table-cell>
          <table:table-cell table:style-name="ce31" office:value-type="float" office:value="2691574" calcext:value-type="float">
            <text:p>2691574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14401" calcext:value-type="float">
            <text:p>1440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82.73" calcext:value-type="float">
            <text:p>182,73</text:p>
          </table:table-cell>
          <table:table-cell table:style-name="ce31"/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3685" calcext:value-type="float">
            <text:p>3685</text:p>
          </table:table-cell>
          <table:table-cell table:style-name="ce31" office:value-type="float" office:value="4132" calcext:value-type="float">
            <text:p>4132</text:p>
          </table:table-cell>
          <table:table-cell table:style-name="ce31" office:value-type="float" office:value="4378" calcext:value-type="float">
            <text:p>4378</text:p>
          </table:table-cell>
          <table:table-cell table:style-name="ce31" office:value-type="float" office:value="6945" calcext:value-type="float">
            <text:p>6945</text:p>
          </table:table-cell>
          <table:table-cell table:style-name="ce31" office:value-type="float" office:value="8559" calcext:value-type="float">
            <text:p>8559</text:p>
          </table:table-cell>
          <table:table-cell table:style-name="ce31" office:value-type="float" office:value="14527" calcext:value-type="float">
            <text:p>14527</text:p>
          </table:table-cell>
          <table:table-cell table:style-name="ce31" office:value-type="float" office:value="16376" calcext:value-type="float">
            <text:p>16376</text:p>
          </table:table-cell>
          <table:table-cell table:style-name="ce48" office:value-type="float" office:value="17996" calcext:value-type="float">
            <text:p>17996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21:.C24])" office:value-type="float" office:value="17.379" calcext:value-type="float">
            <text:p>17,379</text:p>
          </table:table-cell>
          <table:table-cell table:style-name="ce25" table:formula="of:=AVERAGE([.D21:.D24])" office:value-type="float" office:value="1693.5" calcext:value-type="float">
            <text:p>1693,5</text:p>
          </table:table-cell>
          <table:table-cell table:style-name="ce25" table:formula="of:=AVERAGE([.E21:.E24])" office:value-type="float" office:value="2860294" calcext:value-type="float">
            <text:p>2860294</text:p>
          </table:table-cell>
          <table:table-cell table:style-name="ce25" table:formula="of:=AVERAGE([.F21:.F24])" office:value-type="float" office:value="2220107" calcext:value-type="float">
            <text:p>2220107</text:p>
          </table:table-cell>
          <table:table-cell table:style-name="ce25" table:formula="of:=AVERAGE([.G21:.G24])" office:value-type="float" office:value="232.75" calcext:value-type="float">
            <text:p>232,75</text:p>
          </table:table-cell>
          <table:table-cell table:style-name="ce25" table:formula="of:=AVERAGE([.H21:.H24])" office:value-type="float" office:value="6417.5" calcext:value-type="float">
            <text:p>6417,5</text:p>
          </table:table-cell>
          <table:table-cell table:style-name="ce25" table:formula="of:=AVERAGE([.I21:.I24])" office:value-type="float" office:value="3.75" calcext:value-type="float">
            <text:p>3,75</text:p>
          </table:table-cell>
          <table:table-cell table:style-name="ce25" table:formula="of:=AVERAGE([.J21:.J24])" office:value-type="float" office:value="161.3475" calcext:value-type="float">
            <text:p>161,3475</text:p>
          </table:table-cell>
          <table:table-cell table:style-name="ce25" table:formula="of:=AVERAGE([.K21:.K24])" office:value-type="string" office:string-value="" calcext:value-type="error">
            <text:p>#DIV/0!</text:p>
          </table:table-cell>
          <table:table-cell table:style-name="ce25" table:formula="of:=AVERAGE([.L21:.L24])" office:value-type="float" office:value="249.5" calcext:value-type="float">
            <text:p>249,5</text:p>
          </table:table-cell>
          <table:table-cell table:style-name="ce25" table:formula="of:=AVERAGE([.M21:.M24])" office:value-type="float" office:value="1176.25" calcext:value-type="float">
            <text:p>1176,25</text:p>
          </table:table-cell>
          <table:table-cell table:style-name="ce25" table:formula="of:=AVERAGE([.N21:.N24])" office:value-type="float" office:value="1782" calcext:value-type="float">
            <text:p>1782</text:p>
          </table:table-cell>
          <table:table-cell table:style-name="ce25" table:formula="of:=AVERAGE([.O21:.O24])" office:value-type="float" office:value="3113.5" calcext:value-type="float">
            <text:p>3113,5</text:p>
          </table:table-cell>
          <table:table-cell table:style-name="ce25" table:formula="of:=AVERAGE([.P21:.P24])" office:value-type="float" office:value="5405" calcext:value-type="float">
            <text:p>5405</text:p>
          </table:table-cell>
          <table:table-cell table:style-name="ce25" table:formula="of:=AVERAGE([.Q21:.Q24])" office:value-type="float" office:value="7400" calcext:value-type="float">
            <text:p>7400</text:p>
          </table:table-cell>
          <table:table-cell table:style-name="ce25" table:formula="of:=AVERAGE([.R21:.R24])" office:value-type="float" office:value="10868" calcext:value-type="float">
            <text:p>10868</text:p>
          </table:table-cell>
          <table:table-cell table:style-name="ce25" table:formula="of:=AVERAGE([.S21:.S24])" office:value-type="float" office:value="14401.25" calcext:value-type="float">
            <text:p>14401,25</text:p>
          </table:table-cell>
          <table:table-cell table:style-name="ce25" table:formula="of:=AVERAGE([.T21:.T24])" office:value-type="float" office:value="17369.5" calcext:value-type="float">
            <text:p>17369,5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5000" calcext:value-type="float" table:number-columns-spanned="1" table:number-rows-spanned="5">
            <text:p>5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297.73" calcext:value-type="float">
            <text:p>297,7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0785000" calcext:value-type="float">
            <text:p>30785000</text:p>
          </table:table-cell>
          <table:table-cell table:style-name="ce38" office:value-type="float" office:value="28795000" calcext:value-type="float">
            <text:p>28795000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60" calcext:value-type="float">
            <text:p>60</text:p>
          </table:table-cell>
          <table:table-cell table:style-name="ce38" office:value-type="float" office:value="100.98" calcext:value-type="float">
            <text:p>100,98</text:p>
          </table:table-cell>
          <table:table-cell table:style-name="ce38"/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6" calcext:value-type="float">
            <text:p>106</text:p>
          </table:table-cell>
          <table:table-cell table:style-name="ce49" office:value-type="float" office:value="1641" calcext:value-type="float">
            <text:p>1641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26]*0.1" office:value-type="float" office:value="500" calcext:value-type="float">
            <text:p>500</text:p>
          </table:table-cell>
          <table:table-cell office:value-type="float" office:value="23.833" calcext:value-type="float">
            <text:p>23,833</text:p>
          </table:table-cell>
          <table:table-cell office:value-type="float" office:value="4818" calcext:value-type="float">
            <text:p>4818</text:p>
          </table:table-cell>
          <table:table-cell office:value-type="float" office:value="3573043" calcext:value-type="float">
            <text:p>3573043</text:p>
          </table:table-cell>
          <table:table-cell office:value-type="float" office:value="2745992" calcext:value-type="float">
            <text:p>2745992</text:p>
          </table:table-cell>
          <table:table-cell office:value-type="float" office:value="210" calcext:value-type="float">
            <text:p>210</text:p>
          </table:table-cell>
          <table:table-cell office:value-type="float" office:value="2383" calcext:value-type="float">
            <text:p>2383</text:p>
          </table:table-cell>
          <table:table-cell office:value-type="float" office:value="4" calcext:value-type="float">
            <text:p>4</text:p>
          </table:table-cell>
          <table:table-cell office:value-type="float" office:value="146.41" calcext:value-type="float">
            <text:p>146,41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392" calcext:value-type="float">
            <text:p>392</text:p>
          </table:table-cell>
          <table:table-cell office:value-type="float" office:value="1551" calcext:value-type="float">
            <text:p>1551</text:p>
          </table:table-cell>
          <table:table-cell office:value-type="float" office:value="9976" calcext:value-type="float">
            <text:p>9976</text:p>
          </table:table-cell>
          <table:table-cell office:value-type="float" office:value="15390" calcext:value-type="float">
            <text:p>15390</text:p>
          </table:table-cell>
          <table:table-cell office:value-type="float" office:value="20983" calcext:value-type="float">
            <text:p>20983</text:p>
          </table:table-cell>
          <table:table-cell table:style-name="ce48" office:value-type="float" office:value="23823" calcext:value-type="float">
            <text:p>23823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26]*0.2" office:value-type="float" office:value="1000" calcext:value-type="float">
            <text:p>1000</text:p>
          </table:table-cell>
          <table:table-cell office:value-type="float" office:value="16.947" calcext:value-type="float">
            <text:p>16,947</text:p>
          </table:table-cell>
          <table:table-cell office:value-type="float" office:value="5808" calcext:value-type="float">
            <text:p>5808</text:p>
          </table:table-cell>
          <table:table-cell office:value-type="float" office:value="2959358" calcext:value-type="float">
            <text:p>2959358</text:p>
          </table:table-cell>
          <table:table-cell office:value-type="float" office:value="2220772" calcext:value-type="float">
            <text:p>2220772</text:p>
          </table:table-cell>
          <table:table-cell office:value-type="float" office:value="295" calcext:value-type="float">
            <text:p>295</text:p>
          </table:table-cell>
          <table:table-cell office:value-type="float" office:value="3389" calcext:value-type="float">
            <text:p>3389</text:p>
          </table:table-cell>
          <table:table-cell office:value-type="float" office:value="3" calcext:value-type="float">
            <text:p>3</text:p>
          </table:table-cell>
          <table:table-cell office:value-type="float" office:value="170.53" calcext:value-type="float">
            <text:p>170,5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362" calcext:value-type="float">
            <text:p>362</text:p>
          </table:table-cell>
          <table:table-cell office:value-type="float" office:value="1242" calcext:value-type="float">
            <text:p>1242</text:p>
          </table:table-cell>
          <table:table-cell office:value-type="float" office:value="4089" calcext:value-type="float">
            <text:p>4089</text:p>
          </table:table-cell>
          <table:table-cell office:value-type="float" office:value="5884" calcext:value-type="float">
            <text:p>5884</text:p>
          </table:table-cell>
          <table:table-cell office:value-type="float" office:value="8684" calcext:value-type="float">
            <text:p>8684</text:p>
          </table:table-cell>
          <table:table-cell office:value-type="float" office:value="14021" calcext:value-type="float">
            <text:p>14021</text:p>
          </table:table-cell>
          <table:table-cell table:style-name="ce48" office:value-type="float" office:value="16936" calcext:value-type="float">
            <text:p>16936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26]*0.4" office:value-type="float" office:value="2000" calcext:value-type="float">
            <text:p>2000</text:p>
          </table:table-cell>
          <table:table-cell office:value-type="float" office:value="21.746" calcext:value-type="float">
            <text:p>21,746</text:p>
          </table:table-cell>
          <table:table-cell office:value-type="float" office:value="748" calcext:value-type="float">
            <text:p>748</text:p>
          </table:table-cell>
          <table:table-cell office:value-type="float" office:value="3263598" calcext:value-type="float">
            <text:p>3263598</text:p>
          </table:table-cell>
          <table:table-cell office:value-type="float" office:value="2459673" calcext:value-type="float">
            <text:p>2459673</text:p>
          </table:table-cell>
          <table:table-cell office:value-type="float" office:value="230" calcext:value-type="float">
            <text:p>230</text:p>
          </table:table-cell>
          <table:table-cell office:value-type="float" office:value="8698" calcext:value-type="float">
            <text:p>8698</text:p>
          </table:table-cell>
          <table:table-cell office:value-type="float" office:value="4" calcext:value-type="float">
            <text:p>4</text:p>
          </table:table-cell>
          <table:table-cell office:value-type="float" office:value="146.56" calcext:value-type="float">
            <text:p>146,56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1173" calcext:value-type="float">
            <text:p>1173</text:p>
          </table:table-cell>
          <table:table-cell office:value-type="float" office:value="7635" calcext:value-type="float">
            <text:p>7635</text:p>
          </table:table-cell>
          <table:table-cell office:value-type="float" office:value="8022" calcext:value-type="float">
            <text:p>8022</text:p>
          </table:table-cell>
          <table:table-cell office:value-type="float" office:value="9201" calcext:value-type="float">
            <text:p>9201</text:p>
          </table:table-cell>
          <table:table-cell office:value-type="float" office:value="10709" calcext:value-type="float">
            <text:p>10709</text:p>
          </table:table-cell>
          <table:table-cell office:value-type="float" office:value="15692" calcext:value-type="float">
            <text:p>15692</text:p>
          </table:table-cell>
          <table:table-cell office:value-type="float" office:value="18571" calcext:value-type="float">
            <text:p>18571</text:p>
          </table:table-cell>
          <table:table-cell table:style-name="ce48" office:value-type="float" office:value="21722" calcext:value-type="float">
            <text:p>21722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26]*0.8" office:value-type="float" office:value="4000" calcext:value-type="float">
            <text:p>4000</text:p>
          </table:table-cell>
          <table:table-cell table:style-name="ce31" office:value-type="float" office:value="29.236" calcext:value-type="float">
            <text:p>29,236</text:p>
          </table:table-cell>
          <table:table-cell table:style-name="ce31" office:value-type="float" office:value="4849" calcext:value-type="float">
            <text:p>4849</text:p>
          </table:table-cell>
          <table:table-cell table:style-name="ce31" office:value-type="float" office:value="3698504" calcext:value-type="float">
            <text:p>3698504</text:p>
          </table:table-cell>
          <table:table-cell table:style-name="ce31" office:value-type="float" office:value="2869849" calcext:value-type="float">
            <text:p>2869849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23388" calcext:value-type="float">
            <text:p>2338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23.54" calcext:value-type="float">
            <text:p>123,54</text:p>
          </table:table-cell>
          <table:table-cell table:style-name="ce31"/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1284" calcext:value-type="float">
            <text:p>1284</text:p>
          </table:table-cell>
          <table:table-cell table:style-name="ce31" office:value-type="float" office:value="7775" calcext:value-type="float">
            <text:p>7775</text:p>
          </table:table-cell>
          <table:table-cell table:style-name="ce31" office:value-type="float" office:value="8300" calcext:value-type="float">
            <text:p>8300</text:p>
          </table:table-cell>
          <table:table-cell table:style-name="ce31" office:value-type="float" office:value="9468" calcext:value-type="float">
            <text:p>9468</text:p>
          </table:table-cell>
          <table:table-cell table:style-name="ce31" office:value-type="float" office:value="16198" calcext:value-type="float">
            <text:p>16198</text:p>
          </table:table-cell>
          <table:table-cell table:style-name="ce31" office:value-type="float" office:value="22001" calcext:value-type="float">
            <text:p>22001</text:p>
          </table:table-cell>
          <table:table-cell table:style-name="ce31" office:value-type="float" office:value="29159" calcext:value-type="float">
            <text:p>29159</text:p>
          </table:table-cell>
          <table:table-cell table:style-name="ce48" office:value-type="float" office:value="29162" calcext:value-type="float">
            <text:p>29162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25"/>
          <table:table-cell table:style-name="ce25" table:formula="of:=AVERAGE([.C27:.C30])" office:value-type="float" office:value="22.9405" calcext:value-type="float">
            <text:p>22,9405</text:p>
          </table:table-cell>
          <table:table-cell table:style-name="ce25" table:formula="of:=AVERAGE([.D27:.D30])" office:value-type="float" office:value="4055.75" calcext:value-type="float">
            <text:p>4055,75</text:p>
          </table:table-cell>
          <table:table-cell table:style-name="ce25" table:formula="of:=AVERAGE([.E27:.E30])" office:value-type="float" office:value="3373625.75" calcext:value-type="float">
            <text:p>3373625,75</text:p>
          </table:table-cell>
          <table:table-cell table:style-name="ce25" table:formula="of:=AVERAGE([.F27:.F30])" office:value-type="float" office:value="2574071.5" calcext:value-type="float">
            <text:p>2574071,5</text:p>
          </table:table-cell>
          <table:table-cell table:style-name="ce25" table:formula="of:=AVERAGE([.G27:.G30])" office:value-type="float" office:value="226.5" calcext:value-type="float">
            <text:p>226,5</text:p>
          </table:table-cell>
          <table:table-cell table:style-name="ce25" table:formula="of:=AVERAGE([.H27:.H30])" office:value-type="float" office:value="9464.5" calcext:value-type="float">
            <text:p>9464,5</text:p>
          </table:table-cell>
          <table:table-cell table:style-name="ce25" table:formula="of:=AVERAGE([.I27:.I30])" office:value-type="float" office:value="4" calcext:value-type="float">
            <text:p>4</text:p>
          </table:table-cell>
          <table:table-cell table:style-name="ce25" table:formula="of:=AVERAGE([.J27:.J30])" office:value-type="float" office:value="146.76" calcext:value-type="float">
            <text:p>146,76</text:p>
          </table:table-cell>
          <table:table-cell table:style-name="ce25" table:formula="of:=AVERAGE([.K27:.K30])" office:value-type="string" office:string-value="" calcext:value-type="error">
            <text:p>#DIV/0!</text:p>
          </table:table-cell>
          <table:table-cell table:style-name="ce25" table:formula="of:=AVERAGE([.L27:.L30])" office:value-type="float" office:value="276.75" calcext:value-type="float">
            <text:p>276,75</text:p>
          </table:table-cell>
          <table:table-cell table:style-name="ce25" table:formula="of:=AVERAGE([.M27:.M30])" office:value-type="float" office:value="741.5" calcext:value-type="float">
            <text:p>741,5</text:p>
          </table:table-cell>
          <table:table-cell table:style-name="ce25" table:formula="of:=AVERAGE([.N27:.N30])" office:value-type="float" office:value="4032" calcext:value-type="float">
            <text:p>4032</text:p>
          </table:table-cell>
          <table:table-cell table:style-name="ce25" table:formula="of:=AVERAGE([.O27:.O30])" office:value-type="float" office:value="4489" calcext:value-type="float">
            <text:p>4489</text:p>
          </table:table-cell>
          <table:table-cell table:style-name="ce25" table:formula="of:=AVERAGE([.P27:.P30])" office:value-type="float" office:value="6077.25" calcext:value-type="float">
            <text:p>6077,25</text:p>
          </table:table-cell>
          <table:table-cell table:style-name="ce25" table:formula="of:=AVERAGE([.Q27:.Q30])" office:value-type="float" office:value="10691.75" calcext:value-type="float">
            <text:p>10691,75</text:p>
          </table:table-cell>
          <table:table-cell table:style-name="ce25" table:formula="of:=AVERAGE([.R27:.R30])" office:value-type="float" office:value="15441.75" calcext:value-type="float">
            <text:p>15441,75</text:p>
          </table:table-cell>
          <table:table-cell table:style-name="ce25" table:formula="of:=AVERAGE([.S27:.S30])" office:value-type="float" office:value="20683.5" calcext:value-type="float">
            <text:p>20683,5</text:p>
          </table:table-cell>
          <table:table-cell table:style-name="ce25" table:formula="of:=AVERAGE([.T27:.T30])" office:value-type="float" office:value="22910.75" calcext:value-type="float">
            <text:p>22910,75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6000" calcext:value-type="float" table:number-columns-spanned="1" table:number-rows-spanned="5">
            <text:p>6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326.651" calcext:value-type="float">
            <text:p>326,65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6942000" calcext:value-type="float">
            <text:p>36942000</text:p>
          </table:table-cell>
          <table:table-cell table:style-name="ce38" office:value-type="float" office:value="34554000" calcext:value-type="float">
            <text:p>34554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4" calcext:value-type="float">
            <text:p>54</text:p>
          </table:table-cell>
          <table:table-cell table:style-name="ce38" office:value-type="float" office:value="110.44" calcext:value-type="float">
            <text:p>110,44</text:p>
          </table:table-cell>
          <table:table-cell table:style-name="ce38"/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04" calcext:value-type="float">
            <text:p>104</text:p>
          </table:table-cell>
          <table:table-cell table:style-name="ce49" office:value-type="float" office:value="348" calcext:value-type="float">
            <text:p>348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32]*0.1" office:value-type="float" office:value="600" calcext:value-type="float">
            <text:p>600</text:p>
          </table:table-cell>
          <table:table-cell office:value-type="float" office:value="18.768" calcext:value-type="float">
            <text:p>18,768</text:p>
          </table:table-cell>
          <table:table-cell office:value-type="float" office:value="991" calcext:value-type="float">
            <text:p>991</text:p>
          </table:table-cell>
          <table:table-cell office:value-type="float" office:value="3613910" calcext:value-type="float">
            <text:p>3613910</text:p>
          </table:table-cell>
          <table:table-cell office:value-type="float" office:value="2668540" calcext:value-type="float">
            <text:p>2668540</text:p>
          </table:table-cell>
          <table:table-cell office:value-type="float" office:value="320" calcext:value-type="float">
            <text:p>320</text:p>
          </table:table-cell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</text:p>
          </table:table-cell>
          <table:table-cell office:value-type="float" office:value="188.04" calcext:value-type="float">
            <text:p>188,0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87" calcext:value-type="float">
            <text:p>287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office:value-type="float" office:value="2602" calcext:value-type="float">
            <text:p>2602</text:p>
          </table:table-cell>
          <table:table-cell office:value-type="float" office:value="9322" calcext:value-type="float">
            <text:p>9322</text:p>
          </table:table-cell>
          <table:table-cell office:value-type="float" office:value="12124" calcext:value-type="float">
            <text:p>12124</text:p>
          </table:table-cell>
          <table:table-cell office:value-type="float" office:value="12265" calcext:value-type="float">
            <text:p>12265</text:p>
          </table:table-cell>
          <table:table-cell table:style-name="ce48" office:value-type="float" office:value="18763" calcext:value-type="float">
            <text:p>18763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32]*0.2" office:value-type="float" office:value="1200" calcext:value-type="float">
            <text:p>1200</text:p>
          </table:table-cell>
          <table:table-cell office:value-type="float" office:value="22.471" calcext:value-type="float">
            <text:p>22,471</text:p>
          </table:table-cell>
          <table:table-cell office:value-type="float" office:value="907" calcext:value-type="float">
            <text:p>907</text:p>
          </table:table-cell>
          <table:table-cell office:value-type="float" office:value="3610963" calcext:value-type="float">
            <text:p>3610963</text:p>
          </table:table-cell>
          <table:table-cell office:value-type="float" office:value="2662010" calcext:value-type="float">
            <text:p>2662010</text:p>
          </table:table-cell>
          <table:table-cell office:value-type="float" office:value="267" calcext:value-type="float">
            <text:p>267</text:p>
          </table:table-cell>
          <table:table-cell office:value-type="float" office:value="4494" calcext:value-type="float">
            <text:p>4494</text:p>
          </table:table-cell>
          <table:table-cell office:value-type="float" office:value="3" calcext:value-type="float">
            <text:p>3</text:p>
          </table:table-cell>
          <table:table-cell office:value-type="float" office:value="156.93" calcext:value-type="float">
            <text:p>156,93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62" calcext:value-type="float">
            <text:p>262</text:p>
          </table:table-cell>
          <table:table-cell office:value-type="float" office:value="319" calcext:value-type="float">
            <text:p>319</text:p>
          </table:table-cell>
          <table:table-cell office:value-type="float" office:value="392" calcext:value-type="float">
            <text:p>392</text:p>
          </table:table-cell>
          <table:table-cell office:value-type="float" office:value="3222" calcext:value-type="float">
            <text:p>3222</text:p>
          </table:table-cell>
          <table:table-cell office:value-type="float" office:value="9391" calcext:value-type="float">
            <text:p>9391</text:p>
          </table:table-cell>
          <table:table-cell office:value-type="float" office:value="13872" calcext:value-type="float">
            <text:p>13872</text:p>
          </table:table-cell>
          <table:table-cell office:value-type="float" office:value="16257" calcext:value-type="float">
            <text:p>16257</text:p>
          </table:table-cell>
          <table:table-cell table:style-name="ce48" office:value-type="float" office:value="22465" calcext:value-type="float">
            <text:p>22465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32]*0.4" office:value-type="float" office:value="2400" calcext:value-type="float">
            <text:p>2400</text:p>
          </table:table-cell>
          <table:table-cell office:value-type="float" office:value="22.697" calcext:value-type="float">
            <text:p>22,697</text:p>
          </table:table-cell>
          <table:table-cell office:value-type="float" office:value="6839" calcext:value-type="float">
            <text:p>6839</text:p>
          </table:table-cell>
          <table:table-cell office:value-type="float" office:value="3566649" calcext:value-type="float">
            <text:p>3566649</text:p>
          </table:table-cell>
          <table:table-cell office:value-type="float" office:value="2670657" calcext:value-type="float">
            <text:p>2670657</text:p>
          </table:table-cell>
          <table:table-cell office:value-type="float" office:value="264" calcext:value-type="float">
            <text:p>264</text:p>
          </table:table-cell>
          <table:table-cell office:value-type="float" office:value="9078" calcext:value-type="float">
            <text:p>9078</text:p>
          </table:table-cell>
          <table:table-cell office:value-type="float" office:value="3" calcext:value-type="float">
            <text:p>3</text:p>
          </table:table-cell>
          <table:table-cell office:value-type="float" office:value="153.46" calcext:value-type="float">
            <text:p>153,46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60" calcext:value-type="float">
            <text:p>360</text:p>
          </table:table-cell>
          <table:table-cell office:value-type="float" office:value="619" calcext:value-type="float">
            <text:p>619</text:p>
          </table:table-cell>
          <table:table-cell office:value-type="float" office:value="3486" calcext:value-type="float">
            <text:p>3486</text:p>
          </table:table-cell>
          <table:table-cell office:value-type="float" office:value="10421" calcext:value-type="float">
            <text:p>10421</text:p>
          </table:table-cell>
          <table:table-cell office:value-type="float" office:value="10961" calcext:value-type="float">
            <text:p>10961</text:p>
          </table:table-cell>
          <table:table-cell office:value-type="float" office:value="14349" calcext:value-type="float">
            <text:p>14349</text:p>
          </table:table-cell>
          <table:table-cell office:value-type="float" office:value="19191" calcext:value-type="float">
            <text:p>19191</text:p>
          </table:table-cell>
          <table:table-cell table:style-name="ce48" office:value-type="float" office:value="22689" calcext:value-type="float">
            <text:p>22689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32]*0.8" office:value-type="float" office:value="4800" calcext:value-type="float">
            <text:p>4800</text:p>
          </table:table-cell>
          <table:table-cell table:style-name="ce31" office:value-type="float" office:value="16.913" calcext:value-type="float">
            <text:p>16,913</text:p>
          </table:table-cell>
          <table:table-cell table:style-name="ce31" office:value-type="float" office:value="8214" calcext:value-type="float">
            <text:p>8214</text:p>
          </table:table-cell>
          <table:table-cell table:style-name="ce31" office:value-type="float" office:value="2902939" calcext:value-type="float">
            <text:p>2902939</text:p>
          </table:table-cell>
          <table:table-cell table:style-name="ce31" office:value-type="float" office:value="2123759" calcext:value-type="float">
            <text:p>2123759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13530" calcext:value-type="float">
            <text:p>1353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7.61" calcext:value-type="float">
            <text:p>167,61</text:p>
          </table:table-cell>
          <table:table-cell table:style-name="ce31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6683" calcext:value-type="float">
            <text:p>6683</text:p>
          </table:table-cell>
          <table:table-cell table:style-name="ce31" office:value-type="float" office:value="7483" calcext:value-type="float">
            <text:p>7483</text:p>
          </table:table-cell>
          <table:table-cell table:style-name="ce31" office:value-type="float" office:value="8336" calcext:value-type="float">
            <text:p>8336</text:p>
          </table:table-cell>
          <table:table-cell table:style-name="ce31" office:value-type="float" office:value="9478" calcext:value-type="float">
            <text:p>9478</text:p>
          </table:table-cell>
          <table:table-cell table:style-name="ce31" office:value-type="float" office:value="10079" calcext:value-type="float">
            <text:p>10079</text:p>
          </table:table-cell>
          <table:table-cell table:style-name="ce31" office:value-type="float" office:value="10221" calcext:value-type="float">
            <text:p>10221</text:p>
          </table:table-cell>
          <table:table-cell table:style-name="ce48" office:value-type="float" office:value="16876" calcext:value-type="float">
            <text:p>16876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33:.C36])" office:value-type="float" office:value="20.21225" calcext:value-type="float">
            <text:p>20,21225</text:p>
          </table:table-cell>
          <table:table-cell table:style-name="ce25" table:formula="of:=AVERAGE([.D33:.D36])" office:value-type="float" office:value="4237.75" calcext:value-type="float">
            <text:p>4237,75</text:p>
          </table:table-cell>
          <table:table-cell table:style-name="ce25" table:formula="of:=AVERAGE([.E33:.E36])" office:value-type="float" office:value="3423615.25" calcext:value-type="float">
            <text:p>3423615,25</text:p>
          </table:table-cell>
          <table:table-cell table:style-name="ce25" table:formula="of:=AVERAGE([.F33:.F36])" office:value-type="float" office:value="2531241.5" calcext:value-type="float">
            <text:p>2531241,5</text:p>
          </table:table-cell>
          <table:table-cell table:style-name="ce25" table:formula="of:=AVERAGE([.G33:.G36])" office:value-type="float" office:value="301.5" calcext:value-type="float">
            <text:p>301,5</text:p>
          </table:table-cell>
          <table:table-cell table:style-name="ce25" table:formula="of:=AVERAGE([.H33:.H36])" office:value-type="float" office:value="7244.5" calcext:value-type="float">
            <text:p>7244,5</text:p>
          </table:table-cell>
          <table:table-cell table:style-name="ce25" table:formula="of:=AVERAGE([.I33:.I36])" office:value-type="float" office:value="2.75" calcext:value-type="float">
            <text:p>2,75</text:p>
          </table:table-cell>
          <table:table-cell table:style-name="ce25" table:formula="of:=AVERAGE([.J33:.J36])" office:value-type="float" office:value="166.51" calcext:value-type="float">
            <text:p>166,51</text:p>
          </table:table-cell>
          <table:table-cell table:style-name="ce25" table:formula="of:=AVERAGE([.K33:.K36])" office:value-type="string" office:string-value="" calcext:value-type="error">
            <text:p>#DIV/0!</text:p>
          </table:table-cell>
          <table:table-cell table:style-name="ce25" table:formula="of:=AVERAGE([.L33:.L36])" office:value-type="float" office:value="240" calcext:value-type="float">
            <text:p>240</text:p>
          </table:table-cell>
          <table:table-cell table:style-name="ce25" table:formula="of:=AVERAGE([.M33:.M36])" office:value-type="float" office:value="327.5" calcext:value-type="float">
            <text:p>327,5</text:p>
          </table:table-cell>
          <table:table-cell table:style-name="ce25" table:formula="of:=AVERAGE([.N33:.N36])" office:value-type="float" office:value="1991.5" calcext:value-type="float">
            <text:p>1991,5</text:p>
          </table:table-cell>
          <table:table-cell table:style-name="ce25" table:formula="of:=AVERAGE([.O33:.O36])" office:value-type="float" office:value="2935.25" calcext:value-type="float">
            <text:p>2935,25</text:p>
          </table:table-cell>
          <table:table-cell table:style-name="ce25" table:formula="of:=AVERAGE([.P33:.P36])" office:value-type="float" office:value="6145.25" calcext:value-type="float">
            <text:p>6145,25</text:p>
          </table:table-cell>
          <table:table-cell table:style-name="ce25" table:formula="of:=AVERAGE([.Q33:.Q36])" office:value-type="float" office:value="9788" calcext:value-type="float">
            <text:p>9788</text:p>
          </table:table-cell>
          <table:table-cell table:style-name="ce25" table:formula="of:=AVERAGE([.R33:.R36])" office:value-type="float" office:value="12606" calcext:value-type="float">
            <text:p>12606</text:p>
          </table:table-cell>
          <table:table-cell table:style-name="ce25" table:formula="of:=AVERAGE([.S33:.S36])" office:value-type="float" office:value="14483.5" calcext:value-type="float">
            <text:p>14483,5</text:p>
          </table:table-cell>
          <table:table-cell table:style-name="ce25" table:formula="of:=AVERAGE([.T33:.T36])" office:value-type="float" office:value="20198.25" calcext:value-type="float">
            <text:p>20198,25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7000" calcext:value-type="float" table:number-columns-spanned="1" table:number-rows-spanned="5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398.021" calcext:value-type="float">
            <text:p>398,02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3099000" calcext:value-type="float">
            <text:p>43099000</text:p>
          </table:table-cell>
          <table:table-cell table:style-name="ce38" office:value-type="float" office:value="40313000" calcext:value-type="float">
            <text:p>40313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7" calcext:value-type="float">
            <text:p>57</text:p>
          </table:table-cell>
          <table:table-cell table:style-name="ce38" office:value-type="float" office:value="105.75" calcext:value-type="float">
            <text:p>105,75</text:p>
          </table:table-cell>
          <table:table-cell table:style-name="ce38"/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04" calcext:value-type="float">
            <text:p>104</text:p>
          </table:table-cell>
          <table:table-cell table:style-name="ce49" office:value-type="float" office:value="185" calcext:value-type="float">
            <text:p>185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38]*0.1" office:value-type="float" office:value="700" calcext:value-type="float">
            <text:p>700</text:p>
          </table:table-cell>
          <table:table-cell office:value-type="float" office:value="23.922" calcext:value-type="float">
            <text:p>23,922</text:p>
          </table:table-cell>
          <table:table-cell office:value-type="float" office:value="7312" calcext:value-type="float">
            <text:p>7312</text:p>
          </table:table-cell>
          <table:table-cell office:value-type="float" office:value="4093882" calcext:value-type="float">
            <text:p>4093882</text:p>
          </table:table-cell>
          <table:table-cell office:value-type="float" office:value="3003500" calcext:value-type="float">
            <text:p>3003500</text:p>
          </table:table-cell>
          <table:table-cell office:value-type="float" office:value="293" calcext:value-type="float">
            <text:p>293</text:p>
          </table:table-cell>
          <table:table-cell office:value-type="float" office:value="2392" calcext:value-type="float">
            <text:p>2392</text:p>
          </table:table-cell>
          <table:table-cell office:value-type="float" office:value="3" calcext:value-type="float">
            <text:p>3</text:p>
          </table:table-cell>
          <table:table-cell office:value-type="float" office:value="167.12" calcext:value-type="float">
            <text:p>167,12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297" calcext:value-type="float">
            <text:p>297</text:p>
          </table:table-cell>
          <table:table-cell office:value-type="float" office:value="357" calcext:value-type="float">
            <text:p>357</text:p>
          </table:table-cell>
          <table:table-cell office:value-type="float" office:value="3748" calcext:value-type="float">
            <text:p>3748</text:p>
          </table:table-cell>
          <table:table-cell office:value-type="float" office:value="7538" calcext:value-type="float">
            <text:p>7538</text:p>
          </table:table-cell>
          <table:table-cell office:value-type="float" office:value="11616" calcext:value-type="float">
            <text:p>11616</text:p>
          </table:table-cell>
          <table:table-cell office:value-type="float" office:value="19877" calcext:value-type="float">
            <text:p>19877</text:p>
          </table:table-cell>
          <table:table-cell table:style-name="ce48" office:value-type="float" office:value="23909" calcext:value-type="float">
            <text:p>23909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38]*0.2" office:value-type="float" office:value="1400" calcext:value-type="float">
            <text:p>1400</text:p>
          </table:table-cell>
          <table:table-cell office:value-type="float" office:value="22.181" calcext:value-type="float">
            <text:p>22,181</text:p>
          </table:table-cell>
          <table:table-cell office:value-type="float" office:value="7807" calcext:value-type="float">
            <text:p>7807</text:p>
          </table:table-cell>
          <table:table-cell office:value-type="float" office:value="3815402" calcext:value-type="float">
            <text:p>3815402</text:p>
          </table:table-cell>
          <table:table-cell office:value-type="float" office:value="2768395" calcext:value-type="float">
            <text:p>2768395</text:p>
          </table:table-cell>
          <table:table-cell office:value-type="float" office:value="316" calcext:value-type="float">
            <text:p>316</text:p>
          </table:table-cell>
          <table:table-cell office:value-type="float" office:value="4436" calcext:value-type="float">
            <text:p>4436</text:p>
          </table:table-cell>
          <table:table-cell office:value-type="float" office:value="3" calcext:value-type="float">
            <text:p>3</text:p>
          </table:table-cell>
          <table:table-cell office:value-type="float" office:value="167.98" calcext:value-type="float">
            <text:p>167,98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66" calcext:value-type="float">
            <text:p>266</text:p>
          </table:table-cell>
          <table:table-cell office:value-type="float" office:value="546" calcext:value-type="float">
            <text:p>546</text:p>
          </table:table-cell>
          <table:table-cell office:value-type="float" office:value="1704" calcext:value-type="float">
            <text:p>1704</text:p>
          </table:table-cell>
          <table:table-cell office:value-type="float" office:value="8863" calcext:value-type="float">
            <text:p>88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009" calcext:value-type="float">
            <text:p>17009</text:p>
          </table:table-cell>
          <table:table-cell office:value-type="float" office:value="17971" calcext:value-type="float">
            <text:p>17971</text:p>
          </table:table-cell>
          <table:table-cell table:style-name="ce48" office:value-type="float" office:value="22165" calcext:value-type="float">
            <text:p>22165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38]*0.4" office:value-type="float" office:value="2800" calcext:value-type="float">
            <text:p>2800</text:p>
          </table:table-cell>
          <table:table-cell office:value-type="float" office:value="25.811" calcext:value-type="float">
            <text:p>25,811</text:p>
          </table:table-cell>
          <table:table-cell office:value-type="float" office:value="1703" calcext:value-type="float">
            <text:p>1703</text:p>
          </table:table-cell>
          <table:table-cell office:value-type="float" office:value="4187043" calcext:value-type="float">
            <text:p>4187043</text:p>
          </table:table-cell>
          <table:table-cell office:value-type="float" office:value="3110157" calcext:value-type="float">
            <text:p>3110157</text:p>
          </table:table-cell>
          <table:table-cell office:value-type="float" office:value="271" calcext:value-type="float">
            <text:p>271</text:p>
          </table:table-cell>
          <table:table-cell office:value-type="float" office:value="10324" calcext:value-type="float">
            <text:p>10324</text:p>
          </table:table-cell>
          <table:table-cell office:value-type="float" office:value="3" calcext:value-type="float">
            <text:p>3</text:p>
          </table:table-cell>
          <table:table-cell office:value-type="float" office:value="158.41" calcext:value-type="float">
            <text:p>158,41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463" calcext:value-type="float">
            <text:p>463</text:p>
          </table:table-cell>
          <table:table-cell office:value-type="float" office:value="8048" calcext:value-type="float">
            <text:p>8048</text:p>
          </table:table-cell>
          <table:table-cell office:value-type="float" office:value="8927" calcext:value-type="float">
            <text:p>8927</text:p>
          </table:table-cell>
          <table:table-cell office:value-type="float" office:value="10427" calcext:value-type="float">
            <text:p>10427</text:p>
          </table:table-cell>
          <table:table-cell office:value-type="float" office:value="14351" calcext:value-type="float">
            <text:p>14351</text:p>
          </table:table-cell>
          <table:table-cell office:value-type="float" office:value="17774" calcext:value-type="float">
            <text:p>17774</text:p>
          </table:table-cell>
          <table:table-cell office:value-type="float" office:value="21672" calcext:value-type="float">
            <text:p>21672</text:p>
          </table:table-cell>
          <table:table-cell table:style-name="ce48" office:value-type="float" office:value="25795" calcext:value-type="float">
            <text:p>25795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38]*0.8" office:value-type="float" office:value="5600" calcext:value-type="float">
            <text:p>5600</text:p>
          </table:table-cell>
          <table:table-cell table:style-name="ce31" office:value-type="float" office:value="30.328" calcext:value-type="float">
            <text:p>30,328</text:p>
          </table:table-cell>
          <table:table-cell table:style-name="ce31" office:value-type="float" office:value="8312" calcext:value-type="float">
            <text:p>8312</text:p>
          </table:table-cell>
          <table:table-cell table:style-name="ce31" office:value-type="float" office:value="3920694" calcext:value-type="float">
            <text:p>3920694</text:p>
          </table:table-cell>
          <table:table-cell table:style-name="ce31" office:value-type="float" office:value="2903835" calcext:value-type="float">
            <text:p>2903835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24262" calcext:value-type="float">
            <text:p>2426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6.25" calcext:value-type="float">
            <text:p>126,25</text:p>
          </table:table-cell>
          <table:table-cell table:style-name="ce31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3858" calcext:value-type="float">
            <text:p>3858</text:p>
          </table:table-cell>
          <table:table-cell table:style-name="ce31" office:value-type="float" office:value="8037" calcext:value-type="float">
            <text:p>8037</text:p>
          </table:table-cell>
          <table:table-cell table:style-name="ce31" office:value-type="float" office:value="8525" calcext:value-type="float">
            <text:p>8525</text:p>
          </table:table-cell>
          <table:table-cell table:style-name="ce31" office:value-type="float" office:value="10869" calcext:value-type="float">
            <text:p>10869</text:p>
          </table:table-cell>
          <table:table-cell table:style-name="ce31" office:value-type="float" office:value="14677" calcext:value-type="float">
            <text:p>14677</text:p>
          </table:table-cell>
          <table:table-cell table:style-name="ce31" office:value-type="float" office:value="17345" calcext:value-type="float">
            <text:p>17345</text:p>
          </table:table-cell>
          <table:table-cell table:style-name="ce31" office:value-type="float" office:value="21720" calcext:value-type="float">
            <text:p>21720</text:p>
          </table:table-cell>
          <table:table-cell table:style-name="ce48" office:value-type="float" office:value="30319" calcext:value-type="float">
            <text:p>30319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39:.C42])" office:value-type="float" office:value="25.5605" calcext:value-type="float">
            <text:p>25,5605</text:p>
          </table:table-cell>
          <table:table-cell table:style-name="ce25" table:formula="of:=AVERAGE([.D39:.D42])" office:value-type="float" office:value="6283.5" calcext:value-type="float">
            <text:p>6283,5</text:p>
          </table:table-cell>
          <table:table-cell table:style-name="ce25" table:formula="of:=AVERAGE([.E39:.E42])" office:value-type="float" office:value="4004255.25" calcext:value-type="float">
            <text:p>4004255,25</text:p>
          </table:table-cell>
          <table:table-cell table:style-name="ce25" table:formula="of:=AVERAGE([.F39:.F42])" office:value-type="float" office:value="2946471.75" calcext:value-type="float">
            <text:p>2946471,75</text:p>
          </table:table-cell>
          <table:table-cell table:style-name="ce25" table:formula="of:=AVERAGE([.G39:.G42])" office:value-type="float" office:value="277.75" calcext:value-type="float">
            <text:p>277,75</text:p>
          </table:table-cell>
          <table:table-cell table:style-name="ce25" table:formula="of:=AVERAGE([.H39:.H42])" office:value-type="float" office:value="10353.5" calcext:value-type="float">
            <text:p>10353,5</text:p>
          </table:table-cell>
          <table:table-cell table:style-name="ce25" table:formula="of:=AVERAGE([.I39:.I42])" office:value-type="float" office:value="3.25" calcext:value-type="float">
            <text:p>3,25</text:p>
          </table:table-cell>
          <table:table-cell table:style-name="ce25" table:formula="of:=AVERAGE([.J39:.J42])" office:value-type="float" office:value="154.94" calcext:value-type="float">
            <text:p>154,94</text:p>
          </table:table-cell>
          <table:table-cell table:style-name="ce25" table:formula="of:=AVERAGE([.K39:.K42])" office:value-type="string" office:string-value="" calcext:value-type="error">
            <text:p>#DIV/0!</text:p>
          </table:table-cell>
          <table:table-cell table:style-name="ce25" table:formula="of:=AVERAGE([.L39:.L42])" office:value-type="float" office:value="218" calcext:value-type="float">
            <text:p>218</text:p>
          </table:table-cell>
          <table:table-cell table:style-name="ce25" table:formula="of:=AVERAGE([.M39:.M42])" office:value-type="float" office:value="1204" calcext:value-type="float">
            <text:p>1204</text:p>
          </table:table-cell>
          <table:table-cell table:style-name="ce25" table:formula="of:=AVERAGE([.N39:.N42])" office:value-type="float" office:value="4232" calcext:value-type="float">
            <text:p>4232</text:p>
          </table:table-cell>
          <table:table-cell table:style-name="ce25" table:formula="of:=AVERAGE([.O39:.O42])" office:value-type="float" office:value="4878.25" calcext:value-type="float">
            <text:p>4878,25</text:p>
          </table:table-cell>
          <table:table-cell table:style-name="ce25" table:formula="of:=AVERAGE([.P39:.P42])" office:value-type="float" office:value="8476.75" calcext:value-type="float">
            <text:p>8476,75</text:p>
          </table:table-cell>
          <table:table-cell table:style-name="ce25" table:formula="of:=AVERAGE([.Q39:.Q42])" office:value-type="float" office:value="11669.25" calcext:value-type="float">
            <text:p>11669,25</text:p>
          </table:table-cell>
          <table:table-cell table:style-name="ce25" table:formula="of:=AVERAGE([.R39:.R42])" office:value-type="float" office:value="15936" calcext:value-type="float">
            <text:p>15936</text:p>
          </table:table-cell>
          <table:table-cell table:style-name="ce25" table:formula="of:=AVERAGE([.S39:.S42])" office:value-type="float" office:value="20310" calcext:value-type="float">
            <text:p>20310</text:p>
          </table:table-cell>
          <table:table-cell table:style-name="ce25" table:formula="of:=AVERAGE([.T39:.T42])" office:value-type="float" office:value="25547" calcext:value-type="float">
            <text:p>25547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8000" calcext:value-type="float" table:number-columns-spanned="1" table:number-rows-spanned="5">
            <text:p>8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475.21" calcext:value-type="float">
            <text:p>475,2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9256000" calcext:value-type="float">
            <text:p>49256000</text:p>
          </table:table-cell>
          <table:table-cell table:style-name="ce38" office:value-type="float" office:value="46072000" calcext:value-type="float">
            <text:p>46072000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59" calcext:value-type="float">
            <text:p>59</text:p>
          </table:table-cell>
          <table:table-cell table:style-name="ce38" office:value-type="float" office:value="101.22" calcext:value-type="float">
            <text:p>101,22</text:p>
          </table:table-cell>
          <table:table-cell table:style-name="ce38"/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62" calcext:value-type="float">
            <text:p>62</text:p>
          </table:table-cell>
          <table:table-cell table:number-columns-repeated="2" table:style-name="ce38" office:value-type="float" office:value="63" calcext:value-type="float">
            <text:p>63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11" calcext:value-type="float">
            <text:p>111</text:p>
          </table:table-cell>
          <table:table-cell table:style-name="ce49" office:value-type="float" office:value="1166" calcext:value-type="float">
            <text:p>1166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44]*0.1" office:value-type="float" office:value="800" calcext:value-type="float">
            <text:p>800</text:p>
          </table:table-cell>
          <table:table-cell office:value-type="float" office:value="23.249" calcext:value-type="float">
            <text:p>23,249</text:p>
          </table:table-cell>
          <table:table-cell office:value-type="float" office:value="1485" calcext:value-type="float">
            <text:p>1485</text:p>
          </table:table-cell>
          <table:table-cell office:value-type="float" office:value="4289906" calcext:value-type="float">
            <text:p>4289906</text:p>
          </table:table-cell>
          <table:table-cell office:value-type="float" office:value="3063238" calcext:value-type="float">
            <text:p>3063238</text:p>
          </table:table-cell>
          <table:table-cell office:value-type="float" office:value="344" calcext:value-type="float">
            <text:p>344</text:p>
          </table:table-cell>
          <table:table-cell office:value-type="float" office:value="2324" calcext:value-type="float">
            <text:p>2324</text:p>
          </table:table-cell>
          <table:table-cell office:value-type="float" office:value="3" calcext:value-type="float">
            <text:p>3</text:p>
          </table:table-cell>
          <table:table-cell office:value-type="float" office:value="180.19" calcext:value-type="float">
            <text:p>180,19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294" calcext:value-type="float">
            <text:p>294</text:p>
          </table:table-cell>
          <table:table-cell office:value-type="float" office:value="332" calcext:value-type="float">
            <text:p>332</text:p>
          </table:table-cell>
          <table:table-cell office:value-type="float" office:value="3196" calcext:value-type="float">
            <text:p>3196</text:p>
          </table:table-cell>
          <table:table-cell office:value-type="float" office:value="10982" calcext:value-type="float">
            <text:p>10982</text:p>
          </table:table-cell>
          <table:table-cell office:value-type="float" office:value="13355" calcext:value-type="float">
            <text:p>13355</text:p>
          </table:table-cell>
          <table:table-cell office:value-type="float" office:value="13606" calcext:value-type="float">
            <text:p>13606</text:p>
          </table:table-cell>
          <table:table-cell table:style-name="ce48" office:value-type="float" office:value="22215" calcext:value-type="float">
            <text:p>22215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44]*0.2" office:value-type="float" office:value="1600" calcext:value-type="float">
            <text:p>1600</text:p>
          </table:table-cell>
          <table:table-cell office:value-type="float" office:value="24.623" calcext:value-type="float">
            <text:p>24,623</text:p>
          </table:table-cell>
          <table:table-cell office:value-type="float" office:value="3234" calcext:value-type="float">
            <text:p>3234</text:p>
          </table:table-cell>
          <table:table-cell office:value-type="float" office:value="4434761" calcext:value-type="float">
            <text:p>4434761</text:p>
          </table:table-cell>
          <table:table-cell office:value-type="float" office:value="3279274" calcext:value-type="float">
            <text:p>3279274</text:p>
          </table:table-cell>
          <table:table-cell office:value-type="float" office:value="325" calcext:value-type="float">
            <text:p>325</text:p>
          </table:table-cell>
          <table:table-cell office:value-type="float" office:value="4924" calcext:value-type="float">
            <text:p>4924</text:p>
          </table:table-cell>
          <table:table-cell office:value-type="float" office:value="3" calcext:value-type="float">
            <text:p>3</text:p>
          </table:table-cell>
          <table:table-cell office:value-type="float" office:value="175.89" calcext:value-type="float">
            <text:p>175,89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office:value-type="float" office:value="433" calcext:value-type="float">
            <text:p>433</text:p>
          </table:table-cell>
          <table:table-cell office:value-type="float" office:value="1451" calcext:value-type="float">
            <text:p>1451</text:p>
          </table:table-cell>
          <table:table-cell office:value-type="float" office:value="13561" calcext:value-type="float">
            <text:p>13561</text:p>
          </table:table-cell>
          <table:table-cell office:value-type="float" office:value="17009" calcext:value-type="float">
            <text:p>17009</text:p>
          </table:table-cell>
          <table:table-cell office:value-type="float" office:value="18570" calcext:value-type="float">
            <text:p>18570</text:p>
          </table:table-cell>
          <table:table-cell office:value-type="float" office:value="19927" calcext:value-type="float">
            <text:p>19927</text:p>
          </table:table-cell>
          <table:table-cell table:style-name="ce48" office:value-type="float" office:value="24602" calcext:value-type="float">
            <text:p>24602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44]*0.4" office:value-type="float" office:value="3200" calcext:value-type="float">
            <text:p>3200</text:p>
          </table:table-cell>
          <table:table-cell office:value-type="float" office:value="26.155" calcext:value-type="float">
            <text:p>26,155</text:p>
          </table:table-cell>
          <table:table-cell office:value-type="float" office:value="3024" calcext:value-type="float">
            <text:p>3024</text:p>
          </table:table-cell>
          <table:table-cell office:value-type="float" office:value="4450891" calcext:value-type="float">
            <text:p>4450891</text:p>
          </table:table-cell>
          <table:table-cell office:value-type="float" office:value="3285383" calcext:value-type="float">
            <text:p>3285383</text:p>
          </table:table-cell>
          <table:table-cell office:value-type="float" office:value="306" calcext:value-type="float">
            <text:p>306</text:p>
          </table:table-cell>
          <table:table-cell office:value-type="float" office:value="10461" calcext:value-type="float">
            <text:p>10461</text:p>
          </table:table-cell>
          <table:table-cell office:value-type="float" office:value="3" calcext:value-type="float">
            <text:p>3</text:p>
          </table:table-cell>
          <table:table-cell office:value-type="float" office:value="166.19" calcext:value-type="float">
            <text:p>166,19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375" calcext:value-type="float">
            <text:p>375</text:p>
          </table:table-cell>
          <table:table-cell office:value-type="float" office:value="3547" calcext:value-type="float">
            <text:p>3547</text:p>
          </table:table-cell>
          <table:table-cell office:value-type="float" office:value="9697" calcext:value-type="float">
            <text:p>9697</text:p>
          </table:table-cell>
          <table:table-cell office:value-type="float" office:value="11093" calcext:value-type="float">
            <text:p>11093</text:p>
          </table:table-cell>
          <table:table-cell office:value-type="float" office:value="16517" calcext:value-type="float">
            <text:p>16517</text:p>
          </table:table-cell>
          <table:table-cell office:value-type="float" office:value="18313" calcext:value-type="float">
            <text:p>18313</text:p>
          </table:table-cell>
          <table:table-cell office:value-type="float" office:value="21385" calcext:value-type="float">
            <text:p>21385</text:p>
          </table:table-cell>
          <table:table-cell table:style-name="ce48" office:value-type="float" office:value="26144" calcext:value-type="float">
            <text:p>26144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44]*0.8" office:value-type="float" office:value="6400" calcext:value-type="float">
            <text:p>6400</text:p>
          </table:table-cell>
          <table:table-cell table:style-name="ce31" office:value-type="float" office:value="30.25" calcext:value-type="float">
            <text:p>30,25</text:p>
          </table:table-cell>
          <table:table-cell table:style-name="ce31" office:value-type="float" office:value="8452" calcext:value-type="float">
            <text:p>8452</text:p>
          </table:table-cell>
          <table:table-cell table:style-name="ce31" office:value-type="float" office:value="4445809" calcext:value-type="float">
            <text:p>4445809</text:p>
          </table:table-cell>
          <table:table-cell table:style-name="ce31" office:value-type="float" office:value="3213227" calcext:value-type="float">
            <text:p>3213227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24199" calcext:value-type="float">
            <text:p>2419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43.53" calcext:value-type="float">
            <text:p>143,53</text:p>
          </table:table-cell>
          <table:table-cell table:style-name="ce31"/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428" calcext:value-type="float">
            <text:p>428</text:p>
          </table:table-cell>
          <table:table-cell table:style-name="ce31" office:value-type="float" office:value="1161" calcext:value-type="float">
            <text:p>1161</text:p>
          </table:table-cell>
          <table:table-cell table:style-name="ce31" office:value-type="float" office:value="10764" calcext:value-type="float">
            <text:p>10764</text:p>
          </table:table-cell>
          <table:table-cell table:style-name="ce31" office:value-type="float" office:value="15661" calcext:value-type="float">
            <text:p>15661</text:p>
          </table:table-cell>
          <table:table-cell table:style-name="ce31" office:value-type="float" office:value="16867" calcext:value-type="float">
            <text:p>16867</text:p>
          </table:table-cell>
          <table:table-cell table:style-name="ce31" office:value-type="float" office:value="23312" calcext:value-type="float">
            <text:p>23312</text:p>
          </table:table-cell>
          <table:table-cell table:style-name="ce48" office:value-type="float" office:value="30241" calcext:value-type="float">
            <text:p>30241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45:.C48])" office:value-type="float" office:value="26.06925" calcext:value-type="float">
            <text:p>26,06925</text:p>
          </table:table-cell>
          <table:table-cell table:style-name="ce25" table:formula="of:=AVERAGE([.D45:.D48])" office:value-type="float" office:value="4048.75" calcext:value-type="float">
            <text:p>4048,75</text:p>
          </table:table-cell>
          <table:table-cell table:style-name="ce25" table:formula="of:=AVERAGE([.E45:.E48])" office:value-type="float" office:value="4405341.75" calcext:value-type="float">
            <text:p>4405341,75</text:p>
          </table:table-cell>
          <table:table-cell table:style-name="ce25" table:formula="of:=AVERAGE([.F45:.F48])" office:value-type="float" office:value="3210280.5" calcext:value-type="float">
            <text:p>3210280,5</text:p>
          </table:table-cell>
          <table:table-cell table:style-name="ce25" table:formula="of:=AVERAGE([.G45:.G48])" office:value-type="float" office:value="309.75" calcext:value-type="float">
            <text:p>309,75</text:p>
          </table:table-cell>
          <table:table-cell table:style-name="ce25" table:formula="of:=AVERAGE([.H45:.H48])" office:value-type="float" office:value="10477" calcext:value-type="float">
            <text:p>10477</text:p>
          </table:table-cell>
          <table:table-cell table:style-name="ce25" table:formula="of:=AVERAGE([.I45:.I48])" office:value-type="float" office:value="3.25" calcext:value-type="float">
            <text:p>3,25</text:p>
          </table:table-cell>
          <table:table-cell table:style-name="ce25" table:formula="of:=AVERAGE([.J45:.J48])" office:value-type="float" office:value="166.45" calcext:value-type="float">
            <text:p>166,45</text:p>
          </table:table-cell>
          <table:table-cell table:style-name="ce25" table:formula="of:=AVERAGE([.K45:.K48])" office:value-type="string" office:string-value="" calcext:value-type="error">
            <text:p>#DIV/0!</text:p>
          </table:table-cell>
          <table:table-cell table:style-name="ce25" table:formula="of:=AVERAGE([.L45:.L48])" office:value-type="float" office:value="219.25" calcext:value-type="float">
            <text:p>219,25</text:p>
          </table:table-cell>
          <table:table-cell table:style-name="ce25" table:formula="of:=AVERAGE([.M45:.M48])" office:value-type="float" office:value="304.25" calcext:value-type="float">
            <text:p>304,25</text:p>
          </table:table-cell>
          <table:table-cell table:style-name="ce25" table:formula="of:=AVERAGE([.N45:.N48])" office:value-type="float" office:value="1175.5" calcext:value-type="float">
            <text:p>1175,5</text:p>
          </table:table-cell>
          <table:table-cell table:style-name="ce25" table:formula="of:=AVERAGE([.O45:.O48])" office:value-type="float" office:value="3160.25" calcext:value-type="float">
            <text:p>3160,25</text:p>
          </table:table-cell>
          <table:table-cell table:style-name="ce25" table:formula="of:=AVERAGE([.P45:.P48])" office:value-type="float" office:value="9653.5" calcext:value-type="float">
            <text:p>9653,5</text:p>
          </table:table-cell>
          <table:table-cell table:style-name="ce25" table:formula="of:=AVERAGE([.Q45:.Q48])" office:value-type="float" office:value="15042.25" calcext:value-type="float">
            <text:p>15042,25</text:p>
          </table:table-cell>
          <table:table-cell table:style-name="ce25" table:formula="of:=AVERAGE([.R45:.R48])" office:value-type="float" office:value="16776.25" calcext:value-type="float">
            <text:p>16776,25</text:p>
          </table:table-cell>
          <table:table-cell table:style-name="ce25" table:formula="of:=AVERAGE([.S45:.S48])" office:value-type="float" office:value="19557.5" calcext:value-type="float">
            <text:p>19557,5</text:p>
          </table:table-cell>
          <table:table-cell table:style-name="ce25" table:formula="of:=AVERAGE([.T45:.T48])" office:value-type="float" office:value="25800.5" calcext:value-type="float">
            <text:p>25800,5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9000" calcext:value-type="float" table:number-columns-spanned="1" table:number-rows-spanned="5">
            <text:p>9000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float" office:value="555.425" calcext:value-type="float">
            <text:p>555,42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5413000" calcext:value-type="float">
            <text:p>55413000</text:p>
          </table:table-cell>
          <table:table-cell table:style-name="ce38" office:value-type="float" office:value="51831000" calcext:value-type="float">
            <text:p>51831000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62" calcext:value-type="float">
            <text:p>62</text:p>
          </table:table-cell>
          <table:table-cell table:style-name="ce38" office:value-type="float" office:value="97.43" calcext:value-type="float">
            <text:p>97,43</text:p>
          </table:table-cell>
          <table:table-cell table:style-name="ce38"/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94" calcext:value-type="float">
            <text:p>94</text:p>
          </table:table-cell>
          <table:table-cell table:style-name="ce49" office:value-type="float" office:value="237" calcext:value-type="float">
            <text:p>237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50]*0.1" office:value-type="float" office:value="900" calcext:value-type="float">
            <text:p>900</text:p>
          </table:table-cell>
          <table:table-cell office:value-type="float" office:value="28.466" calcext:value-type="float">
            <text:p>28,466</text:p>
          </table:table-cell>
          <table:table-cell office:value-type="float" office:value="1765" calcext:value-type="float">
            <text:p>1765</text:p>
          </table:table-cell>
          <table:table-cell office:value-type="float" office:value="4612360" calcext:value-type="float">
            <text:p>4612360</text:p>
          </table:table-cell>
          <table:table-cell office:value-type="float" office:value="3247349" calcext:value-type="float">
            <text:p>3247349</text:p>
          </table:table-cell>
          <table:table-cell office:value-type="float" office:value="316" calcext:value-type="float">
            <text:p>316</text:p>
          </table:table-cell>
          <table:table-cell office:value-type="float" office:value="2846" calcext:value-type="float">
            <text:p>2846</text:p>
          </table:table-cell>
          <table:table-cell office:value-type="float" office:value="3" calcext:value-type="float">
            <text:p>3</text:p>
          </table:table-cell>
          <table:table-cell office:value-type="float" office:value="158.23" calcext:value-type="float">
            <text:p>158,23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91" calcext:value-type="float">
            <text:p>291</text:p>
          </table:table-cell>
          <table:table-cell office:value-type="float" office:value="346" calcext:value-type="float">
            <text:p>346</text:p>
          </table:table-cell>
          <table:table-cell office:value-type="float" office:value="397" calcext:value-type="float">
            <text:p>397</text:p>
          </table:table-cell>
          <table:table-cell office:value-type="float" office:value="3854" calcext:value-type="float">
            <text:p>3854</text:p>
          </table:table-cell>
          <table:table-cell office:value-type="float" office:value="13867" calcext:value-type="float">
            <text:p>13867</text:p>
          </table:table-cell>
          <table:table-cell office:value-type="float" office:value="14135" calcext:value-type="float">
            <text:p>14135</text:p>
          </table:table-cell>
          <table:table-cell office:value-type="float" office:value="15365" calcext:value-type="float">
            <text:p>15365</text:p>
          </table:table-cell>
          <table:table-cell table:style-name="ce48" office:value-type="float" office:value="28454" calcext:value-type="float">
            <text:p>28454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50]*0.2" office:value-type="float" office:value="1800" calcext:value-type="float">
            <text:p>1800</text:p>
          </table:table-cell>
          <table:table-cell office:value-type="float" office:value="27.76" calcext:value-type="float">
            <text:p>27,76</text:p>
          </table:table-cell>
          <table:table-cell office:value-type="float" office:value="3377" calcext:value-type="float">
            <text:p>3377</text:p>
          </table:table-cell>
          <table:table-cell office:value-type="float" office:value="4688459" calcext:value-type="float">
            <text:p>4688459</text:p>
          </table:table-cell>
          <table:table-cell office:value-type="float" office:value="3392047" calcext:value-type="float">
            <text:p>3392047</text:p>
          </table:table-cell>
          <table:table-cell office:value-type="float" office:value="324" calcext:value-type="float">
            <text:p>324</text:p>
          </table:table-cell>
          <table:table-cell office:value-type="float" office:value="5551" calcext:value-type="float">
            <text:p>5551</text:p>
          </table:table-cell>
          <table:table-cell office:value-type="float" office:value="3" calcext:value-type="float">
            <text:p>3</text:p>
          </table:table-cell>
          <table:table-cell office:value-type="float" office:value="164.94" calcext:value-type="float">
            <text:p>164,94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345" calcext:value-type="float">
            <text:p>345</text:p>
          </table:table-cell>
          <table:table-cell office:value-type="float" office:value="1062" calcext:value-type="float">
            <text:p>1062</text:p>
          </table:table-cell>
          <table:table-cell office:value-type="float" office:value="3227" calcext:value-type="float">
            <text:p>3227</text:p>
          </table:table-cell>
          <table:table-cell office:value-type="float" office:value="4846" calcext:value-type="float">
            <text:p>4846</text:p>
          </table:table-cell>
          <table:table-cell office:value-type="float" office:value="13551" calcext:value-type="float">
            <text:p>13551</text:p>
          </table:table-cell>
          <table:table-cell office:value-type="float" office:value="14585" calcext:value-type="float">
            <text:p>14585</text:p>
          </table:table-cell>
          <table:table-cell office:value-type="float" office:value="15853" calcext:value-type="float">
            <text:p>15853</text:p>
          </table:table-cell>
          <table:table-cell table:style-name="ce48" office:value-type="float" office:value="27668" calcext:value-type="float">
            <text:p>27668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50]*0.4" office:value-type="float" office:value="3600" calcext:value-type="float">
            <text:p>3600</text:p>
          </table:table-cell>
          <table:table-cell office:value-type="float" office:value="24.888" calcext:value-type="float">
            <text:p>24,888</text:p>
          </table:table-cell>
          <table:table-cell office:value-type="float" office:value="10303" calcext:value-type="float">
            <text:p>10303</text:p>
          </table:table-cell>
          <table:table-cell office:value-type="float" office:value="4671403" calcext:value-type="float">
            <text:p>4671403</text:p>
          </table:table-cell>
          <table:table-cell office:value-type="float" office:value="3350720" calcext:value-type="float">
            <text:p>3350720</text:p>
          </table:table-cell>
          <table:table-cell office:value-type="float" office:value="362" calcext:value-type="float">
            <text:p>362</text:p>
          </table:table-cell>
          <table:table-cell office:value-type="float" office:value="9955" calcext:value-type="float">
            <text:p>9955</text:p>
          </table:table-cell>
          <table:table-cell office:value-type="float" office:value="3" calcext:value-type="float">
            <text:p>3</text:p>
          </table:table-cell>
          <table:table-cell office:value-type="float" office:value="183.3" calcext:value-type="float">
            <text:p>183,3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489" calcext:value-type="float">
            <text:p>489</text:p>
          </table:table-cell>
          <table:table-cell office:value-type="float" office:value="6567" calcext:value-type="float">
            <text:p>6567</text:p>
          </table:table-cell>
          <table:table-cell office:value-type="float" office:value="12279" calcext:value-type="float">
            <text:p>12279</text:p>
          </table:table-cell>
          <table:table-cell office:value-type="float" office:value="15433" calcext:value-type="float">
            <text:p>15433</text:p>
          </table:table-cell>
          <table:table-cell office:value-type="float" office:value="16745" calcext:value-type="float">
            <text:p>16745</text:p>
          </table:table-cell>
          <table:table-cell office:value-type="float" office:value="17561" calcext:value-type="float">
            <text:p>17561</text:p>
          </table:table-cell>
          <table:table-cell office:value-type="float" office:value="17874" calcext:value-type="float">
            <text:p>17874</text:p>
          </table:table-cell>
          <table:table-cell table:style-name="ce48" office:value-type="float" office:value="24873" calcext:value-type="float">
            <text:p>24873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3" table:formula="of:=[.A50]*0.8" office:value-type="float" office:value="7200" calcext:value-type="float">
            <text:p>7200</text:p>
          </table:table-cell>
          <table:table-cell table:style-name="ce33" office:value-type="float" office:value="29.382" calcext:value-type="float">
            <text:p>29,382</text:p>
          </table:table-cell>
          <table:table-cell table:style-name="ce33" office:value-type="float" office:value="2553" calcext:value-type="float">
            <text:p>2553</text:p>
          </table:table-cell>
          <table:table-cell table:style-name="ce33" office:value-type="float" office:value="4824602" calcext:value-type="float">
            <text:p>4824602</text:p>
          </table:table-cell>
          <table:table-cell table:style-name="ce33" office:value-type="float" office:value="3484387" calcext:value-type="float">
            <text:p>3484387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23505" calcext:value-type="float">
            <text:p>2350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0.35" calcext:value-type="float">
            <text:p>160,35</text:p>
          </table:table-cell>
          <table:table-cell table:style-name="ce33"/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245" calcext:value-type="float">
            <text:p>1245</text:p>
          </table:table-cell>
          <table:table-cell table:style-name="ce33" office:value-type="float" office:value="6808" calcext:value-type="float">
            <text:p>6808</text:p>
          </table:table-cell>
          <table:table-cell table:style-name="ce33" office:value-type="float" office:value="14463" calcext:value-type="float">
            <text:p>14463</text:p>
          </table:table-cell>
          <table:table-cell table:style-name="ce33" office:value-type="float" office:value="16390" calcext:value-type="float">
            <text:p>16390</text:p>
          </table:table-cell>
          <table:table-cell table:style-name="ce33" office:value-type="float" office:value="17930" calcext:value-type="float">
            <text:p>17930</text:p>
          </table:table-cell>
          <table:table-cell table:style-name="ce33" office:value-type="float" office:value="20611" calcext:value-type="float">
            <text:p>20611</text:p>
          </table:table-cell>
          <table:table-cell table:style-name="ce50" office:value-type="float" office:value="29367" calcext:value-type="float">
            <text:p>29367</text:p>
          </table:table-cell>
          <table:table-cell table:number-columns-repeated="1004"/>
        </table:table-row>
        <table:table-row table:style-name="ro3">
          <table:table-cell table:style-name="ce26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51:.C54])" office:value-type="float" office:value="27.624" calcext:value-type="float">
            <text:p>27,624</text:p>
          </table:table-cell>
          <table:table-cell table:style-name="ce25" table:formula="of:=AVERAGE([.D51:.D54])" office:value-type="float" office:value="4499.5" calcext:value-type="float">
            <text:p>4499,5</text:p>
          </table:table-cell>
          <table:table-cell table:style-name="ce25" table:formula="of:=AVERAGE([.E51:.E54])" office:value-type="float" office:value="4699206" calcext:value-type="float">
            <text:p>4699206</text:p>
          </table:table-cell>
          <table:table-cell table:style-name="ce25" table:formula="of:=AVERAGE([.F51:.F54])" office:value-type="float" office:value="3368625.75" calcext:value-type="float">
            <text:p>3368625,75</text:p>
          </table:table-cell>
          <table:table-cell table:style-name="ce25" table:formula="of:=AVERAGE([.G51:.G54])" office:value-type="float" office:value="327" calcext:value-type="float">
            <text:p>327</text:p>
          </table:table-cell>
          <table:table-cell table:style-name="ce25" table:formula="of:=AVERAGE([.H51:.H54])" office:value-type="float" office:value="10464.25" calcext:value-type="float">
            <text:p>10464,25</text:p>
          </table:table-cell>
          <table:table-cell table:style-name="ce25" table:formula="of:=AVERAGE([.I51:.I54])" office:value-type="float" office:value="3" calcext:value-type="float">
            <text:p>3</text:p>
          </table:table-cell>
          <table:table-cell table:style-name="ce25" table:formula="of:=AVERAGE([.J51:.J54])" office:value-type="float" office:value="166.705" calcext:value-type="float">
            <text:p>166,705</text:p>
          </table:table-cell>
          <table:table-cell table:style-name="ce25" table:formula="of:=AVERAGE([.K51:.K54])" office:value-type="string" office:string-value="" calcext:value-type="error">
            <text:p>#DIV/0!</text:p>
          </table:table-cell>
          <table:table-cell table:style-name="ce25" table:formula="of:=AVERAGE([.L51:.L54])" office:value-type="float" office:value="272.5" calcext:value-type="float">
            <text:p>272,5</text:p>
          </table:table-cell>
          <table:table-cell table:style-name="ce25" table:formula="of:=AVERAGE([.M51:.M54])" office:value-type="float" office:value="370.5" calcext:value-type="float">
            <text:p>370,5</text:p>
          </table:table-cell>
          <table:table-cell table:style-name="ce25" table:formula="of:=AVERAGE([.N51:.N54])" office:value-type="float" office:value="2305" calcext:value-type="float">
            <text:p>2305</text:p>
          </table:table-cell>
          <table:table-cell table:style-name="ce25" table:formula="of:=AVERAGE([.O51:.O54])" office:value-type="float" office:value="5677.75" calcext:value-type="float">
            <text:p>5677,75</text:p>
          </table:table-cell>
          <table:table-cell table:style-name="ce25" table:formula="of:=AVERAGE([.P51:.P54])" office:value-type="float" office:value="9649" calcext:value-type="float">
            <text:p>9649</text:p>
          </table:table-cell>
          <table:table-cell table:style-name="ce25" table:formula="of:=AVERAGE([.Q51:.Q54])" office:value-type="float" office:value="15138.25" calcext:value-type="float">
            <text:p>15138,25</text:p>
          </table:table-cell>
          <table:table-cell table:style-name="ce25" table:formula="of:=AVERAGE([.R51:.R54])" office:value-type="float" office:value="16052.75" calcext:value-type="float">
            <text:p>16052,75</text:p>
          </table:table-cell>
          <table:table-cell table:style-name="ce25" table:formula="of:=AVERAGE([.S51:.S54])" office:value-type="float" office:value="17425.75" calcext:value-type="float">
            <text:p>17425,75</text:p>
          </table:table-cell>
          <table:table-cell table:style-name="ce25" table:formula="of:=AVERAGE([.T51:.T54])" office:value-type="float" office:value="27590.5" calcext:value-type="float">
            <text:p>27590,5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10000" calcext:value-type="float" table:number-columns-spanned="1" table:number-rows-spanned="5">
            <text:p>10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618.531" calcext:value-type="float">
            <text:p>618,53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1570000" calcext:value-type="float">
            <text:p>61570000</text:p>
          </table:table-cell>
          <table:table-cell table:style-name="ce38" office:value-type="float" office:value="57590000" calcext:value-type="float">
            <text:p>57590000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2" table:style-name="ce38" office:value-type="float" office:value="62" calcext:value-type="float">
            <text:p>62</text:p>
          </table:table-cell>
          <table:table-cell table:style-name="ce38" office:value-type="float" office:value="97.21" calcext:value-type="float">
            <text:p>97,21</text:p>
          </table:table-cell>
          <table:table-cell table:style-name="ce38"/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04" calcext:value-type="float">
            <text:p>104</text:p>
          </table:table-cell>
          <table:table-cell table:style-name="ce49" office:value-type="float" office:value="202" calcext:value-type="float">
            <text:p>202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4" table:formula="of:=[.A56]*0.1" office:value-type="float" office:value="1000" calcext:value-type="float">
            <text:p>1000</text:p>
          </table:table-cell>
          <table:table-cell table:style-name="ce34" office:value-type="float" office:value="76.723" calcext:value-type="float">
            <text:p>76,723</text:p>
          </table:table-cell>
          <table:table-cell table:style-name="ce34" office:value-type="float" office:value="3307" calcext:value-type="float">
            <text:p>3307</text:p>
          </table:table-cell>
          <table:table-cell table:style-name="ce34" office:value-type="float" office:value="5250613" calcext:value-type="float">
            <text:p>5250613</text:p>
          </table:table-cell>
          <table:table-cell table:style-name="ce34" office:value-type="float" office:value="3788132" calcext:value-type="float">
            <text:p>3788132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7672" calcext:value-type="float">
            <text:p>767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6.83" calcext:value-type="float">
            <text:p>66,83</text:p>
          </table:table-cell>
          <table:table-cell table:style-name="ce34"/>
          <table:table-cell table:style-name="ce34" office:value-type="float" office:value="264" calcext:value-type="float">
            <text:p>264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1270" calcext:value-type="float">
            <text:p>1270</text:p>
          </table:table-cell>
          <table:table-cell table:style-name="ce34" office:value-type="float" office:value="4499" calcext:value-type="float">
            <text:p>4499</text:p>
          </table:table-cell>
          <table:table-cell table:style-name="ce34" office:value-type="float" office:value="11391" calcext:value-type="float">
            <text:p>11391</text:p>
          </table:table-cell>
          <table:table-cell table:style-name="ce34" office:value-type="float" office:value="15258" calcext:value-type="float">
            <text:p>15258</text:p>
          </table:table-cell>
          <table:table-cell table:style-name="ce34" office:value-type="float" office:value="16103" calcext:value-type="float">
            <text:p>16103</text:p>
          </table:table-cell>
          <table:table-cell table:style-name="ce50" office:value-type="float" office:value="61169" calcext:value-type="float">
            <text:p>61169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4" table:formula="of:=[.A56]*0.2" office:value-type="float" office:value="2000" calcext:value-type="float">
            <text:p>2000</text:p>
          </table:table-cell>
          <table:table-cell table:style-name="ce34" office:value-type="float" office:value="34.33" calcext:value-type="float">
            <text:p>34,33</text:p>
          </table:table-cell>
          <table:table-cell table:style-name="ce34" office:value-type="float" office:value="2890" calcext:value-type="float">
            <text:p>2890</text:p>
          </table:table-cell>
          <table:table-cell table:style-name="ce34" office:value-type="float" office:value="5236201" calcext:value-type="float">
            <text:p>5236201</text:p>
          </table:table-cell>
          <table:table-cell table:style-name="ce34" office:value-type="float" office:value="3755654" calcext:value-type="float">
            <text:p>3755654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6866" calcext:value-type="float">
            <text:p>686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8.95" calcext:value-type="float">
            <text:p>148,95</text:p>
          </table:table-cell>
          <table:table-cell table:style-name="ce34"/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1404" calcext:value-type="float">
            <text:p>1404</text:p>
          </table:table-cell>
          <table:table-cell table:style-name="ce34" office:value-type="float" office:value="10441" calcext:value-type="float">
            <text:p>10441</text:p>
          </table:table-cell>
          <table:table-cell table:style-name="ce34" office:value-type="float" office:value="18569" calcext:value-type="float">
            <text:p>18569</text:p>
          </table:table-cell>
          <table:table-cell table:style-name="ce34" office:value-type="float" office:value="25012" calcext:value-type="float">
            <text:p>25012</text:p>
          </table:table-cell>
          <table:table-cell table:style-name="ce34" office:value-type="float" office:value="29778" calcext:value-type="float">
            <text:p>29778</text:p>
          </table:table-cell>
          <table:table-cell table:style-name="ce50" office:value-type="float" office:value="34303" calcext:value-type="float">
            <text:p>34303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4" table:formula="of:=[.A56]*0.4" office:value-type="float" office:value="4000" calcext:value-type="float">
            <text:p>4000</text:p>
          </table:table-cell>
          <table:table-cell table:style-name="ce34" office:value-type="float" office:value="23.965" calcext:value-type="float">
            <text:p>23,965</text:p>
          </table:table-cell>
          <table:table-cell table:style-name="ce34" office:value-type="float" office:value="10600" calcext:value-type="float">
            <text:p>10600</text:p>
          </table:table-cell>
          <table:table-cell table:style-name="ce34" office:value-type="float" office:value="5254615" calcext:value-type="float">
            <text:p>5254615</text:p>
          </table:table-cell>
          <table:table-cell table:style-name="ce34" office:value-type="float" office:value="3725774" calcext:value-type="float">
            <text:p>3725774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9585" calcext:value-type="float">
            <text:p>958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14.12" calcext:value-type="float">
            <text:p>214,12</text:p>
          </table:table-cell>
          <table:table-cell table:style-name="ce34"/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2385" calcext:value-type="float">
            <text:p>2385</text:p>
          </table:table-cell>
          <table:table-cell table:style-name="ce34" office:value-type="float" office:value="14867" calcext:value-type="float">
            <text:p>14867</text:p>
          </table:table-cell>
          <table:table-cell table:style-name="ce34" office:value-type="float" office:value="16202" calcext:value-type="float">
            <text:p>16202</text:p>
          </table:table-cell>
          <table:table-cell table:style-name="ce34" office:value-type="float" office:value="17027" calcext:value-type="float">
            <text:p>17027</text:p>
          </table:table-cell>
          <table:table-cell table:style-name="ce34" office:value-type="float" office:value="17425" calcext:value-type="float">
            <text:p>17425</text:p>
          </table:table-cell>
          <table:table-cell table:style-name="ce50" office:value-type="float" office:value="23941" calcext:value-type="float">
            <text:p>23941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3" table:formula="of:=[.A56]*0.8" office:value-type="float" office:value="8000" calcext:value-type="float">
            <text:p>8000</text:p>
          </table:table-cell>
          <table:table-cell table:style-name="ce33" office:value-type="float" office:value="30.584" calcext:value-type="float">
            <text:p>30,584</text:p>
          </table:table-cell>
          <table:table-cell table:style-name="ce33" office:value-type="float" office:value="5285" calcext:value-type="float">
            <text:p>5285</text:p>
          </table:table-cell>
          <table:table-cell table:style-name="ce33" office:value-type="float" office:value="4949277" calcext:value-type="float">
            <text:p>4949277</text:p>
          </table:table-cell>
          <table:table-cell table:style-name="ce33" office:value-type="float" office:value="3590463" calcext:value-type="float">
            <text:p>3590463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4467" calcext:value-type="float">
            <text:p>2446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58.03" calcext:value-type="float">
            <text:p>158,03</text:p>
          </table:table-cell>
          <table:table-cell table:style-name="ce33"/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239" calcext:value-type="float">
            <text:p>1239</text:p>
          </table:table-cell>
          <table:table-cell table:style-name="ce33" office:value-type="float" office:value="13688" calcext:value-type="float">
            <text:p>13688</text:p>
          </table:table-cell>
          <table:table-cell table:style-name="ce33" office:value-type="float" office:value="14106" calcext:value-type="float">
            <text:p>14106</text:p>
          </table:table-cell>
          <table:table-cell table:style-name="ce33" office:value-type="float" office:value="16629" calcext:value-type="float">
            <text:p>16629</text:p>
          </table:table-cell>
          <table:table-cell table:style-name="ce33" office:value-type="float" office:value="18579" calcext:value-type="float">
            <text:p>18579</text:p>
          </table:table-cell>
          <table:table-cell table:style-name="ce33" office:value-type="float" office:value="23215" calcext:value-type="float">
            <text:p>23215</text:p>
          </table:table-cell>
          <table:table-cell table:style-name="ce33" office:value-type="float" office:value="24568" calcext:value-type="float">
            <text:p>24568</text:p>
          </table:table-cell>
          <table:table-cell table:style-name="ce50" office:value-type="float" office:value="30580" calcext:value-type="float">
            <text:p>30580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57:.C60])" office:value-type="float" office:value="41.4005" calcext:value-type="float">
            <text:p>41,4005</text:p>
          </table:table-cell>
          <table:table-cell table:style-name="ce25" table:formula="of:=AVERAGE([.D57:.D60])" office:value-type="float" office:value="5520.5" calcext:value-type="float">
            <text:p>5520,5</text:p>
          </table:table-cell>
          <table:table-cell table:style-name="ce25" table:formula="of:=AVERAGE([.E57:.E60])" office:value-type="float" office:value="5172676.5" calcext:value-type="float">
            <text:p>5172676,5</text:p>
          </table:table-cell>
          <table:table-cell table:style-name="ce25" table:formula="of:=AVERAGE([.F57:.F60])" office:value-type="float" office:value="3715005.75" calcext:value-type="float">
            <text:p>3715005,75</text:p>
          </table:table-cell>
          <table:table-cell table:style-name="ce25" table:formula="of:=AVERAGE([.G57:.G60])" office:value-type="float" office:value="291.25" calcext:value-type="float">
            <text:p>291,25</text:p>
          </table:table-cell>
          <table:table-cell table:style-name="ce25" table:formula="of:=AVERAGE([.H57:.H60])" office:value-type="float" office:value="12147.5" calcext:value-type="float">
            <text:p>12147,5</text:p>
          </table:table-cell>
          <table:table-cell table:style-name="ce25" table:formula="of:=AVERAGE([.I57:.I60])" office:value-type="float" office:value="4" calcext:value-type="float">
            <text:p>4</text:p>
          </table:table-cell>
          <table:table-cell table:style-name="ce25" table:formula="of:=AVERAGE([.J57:.J60])" office:value-type="float" office:value="146.9825" calcext:value-type="float">
            <text:p>146,9825</text:p>
          </table:table-cell>
          <table:table-cell table:style-name="ce25" table:formula="of:=AVERAGE([.K57:.K60])" office:value-type="string" office:string-value="" calcext:value-type="error">
            <text:p>#DIV/0!</text:p>
          </table:table-cell>
          <table:table-cell table:style-name="ce25" table:formula="of:=AVERAGE([.L57:.L60])" office:value-type="float" office:value="242.5" calcext:value-type="float">
            <text:p>242,5</text:p>
          </table:table-cell>
          <table:table-cell table:style-name="ce25" table:formula="of:=AVERAGE([.M57:.M60])" office:value-type="float" office:value="538.5" calcext:value-type="float">
            <text:p>538,5</text:p>
          </table:table-cell>
          <table:table-cell table:style-name="ce25" table:formula="of:=AVERAGE([.N57:.N60])" office:value-type="float" office:value="3758.75" calcext:value-type="float">
            <text:p>3758,75</text:p>
          </table:table-cell>
          <table:table-cell table:style-name="ce25" table:formula="of:=AVERAGE([.O57:.O60])" office:value-type="float" office:value="4791.25" calcext:value-type="float">
            <text:p>4791,25</text:p>
          </table:table-cell>
          <table:table-cell table:style-name="ce25" table:formula="of:=AVERAGE([.P57:.P60])" office:value-type="float" office:value="11609" calcext:value-type="float">
            <text:p>11609</text:p>
          </table:table-cell>
          <table:table-cell table:style-name="ce25" table:formula="of:=AVERAGE([.Q57:.Q60])" office:value-type="float" office:value="16185.25" calcext:value-type="float">
            <text:p>16185,25</text:p>
          </table:table-cell>
          <table:table-cell table:style-name="ce25" table:formula="of:=AVERAGE([.R57:.R60])" office:value-type="float" office:value="20128" calcext:value-type="float">
            <text:p>20128</text:p>
          </table:table-cell>
          <table:table-cell table:style-name="ce25" table:formula="of:=AVERAGE([.S57:.S60])" office:value-type="float" office:value="21968.5" calcext:value-type="float">
            <text:p>21968,5</text:p>
          </table:table-cell>
          <table:table-cell table:style-name="ce25" table:formula="of:=AVERAGE([.T57:.T60])" office:value-type="float" office:value="37498.25" calcext:value-type="float">
            <text:p>37498,25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11000" calcext:value-type="float" table:number-columns-spanned="1" table:number-rows-spanned="5">
            <text:p>11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621.003" calcext:value-type="float">
            <text:p>621,00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67727000" calcext:value-type="float">
            <text:p>67727000</text:p>
          </table:table-cell>
          <table:table-cell table:style-name="ce38" office:value-type="float" office:value="63349000" calcext:value-type="float">
            <text:p>63349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6" calcext:value-type="float">
            <text:p>56</text:p>
          </table:table-cell>
          <table:table-cell table:style-name="ce38" office:value-type="float" office:value="106.5" calcext:value-type="float">
            <text:p>106,5</text:p>
          </table:table-cell>
          <table:table-cell table:style-name="ce38"/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8" calcext:value-type="float">
            <text:p>78</text:p>
          </table:table-cell>
          <table:table-cell table:style-name="ce49" office:value-type="float" office:value="324" calcext:value-type="float">
            <text:p>324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62]*0.1" office:value-type="float" office:value="1100" calcext:value-type="float">
            <text:p>1100</text:p>
          </table:table-cell>
          <table:table-cell office:value-type="float" office:value="28.791" calcext:value-type="float">
            <text:p>28,791</text:p>
          </table:table-cell>
          <table:table-cell office:value-type="float" office:value="9668" calcext:value-type="float">
            <text:p>9668</text:p>
          </table:table-cell>
          <table:table-cell office:value-type="float" office:value="5468581" calcext:value-type="float">
            <text:p>5468581</text:p>
          </table:table-cell>
          <table:table-cell office:value-type="float" office:value="3857075" calcext:value-type="float">
            <text:p>3857075</text:p>
          </table:table-cell>
          <table:table-cell office:value-type="float" office:value="382" calcext:value-type="float">
            <text:p>382</text:p>
          </table:table-cell>
          <table:table-cell office:value-type="float" office:value="2879" calcext:value-type="float">
            <text:p>2879</text:p>
          </table:table-cell>
          <table:table-cell office:value-type="float" office:value="3" calcext:value-type="float">
            <text:p>3</text:p>
          </table:table-cell>
          <table:table-cell office:value-type="float" office:value="185.49" calcext:value-type="float">
            <text:p>185,49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346" calcext:value-type="float">
            <text:p>346</text:p>
          </table:table-cell>
          <table:table-cell office:value-type="float" office:value="474" calcext:value-type="float">
            <text:p>474</text:p>
          </table:table-cell>
          <table:table-cell office:value-type="float" office:value="4299" calcext:value-type="float">
            <text:p>4299</text:p>
          </table:table-cell>
          <table:table-cell office:value-type="float" office:value="8663" calcext:value-type="float">
            <text:p>8663</text:p>
          </table:table-cell>
          <table:table-cell office:value-type="float" office:value="14339" calcext:value-type="float">
            <text:p>14339</text:p>
          </table:table-cell>
          <table:table-cell office:value-type="float" office:value="16087" calcext:value-type="float">
            <text:p>16087</text:p>
          </table:table-cell>
          <table:table-cell table:style-name="ce48" office:value-type="float" office:value="27513" calcext:value-type="float">
            <text:p>27513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62]*0.2" office:value-type="float" office:value="2200" calcext:value-type="float">
            <text:p>2200</text:p>
          </table:table-cell>
          <table:table-cell office:value-type="float" office:value="38.437" calcext:value-type="float">
            <text:p>38,437</text:p>
          </table:table-cell>
          <table:table-cell office:value-type="float" office:value="3976" calcext:value-type="float">
            <text:p>3976</text:p>
          </table:table-cell>
          <table:table-cell office:value-type="float" office:value="5959200" calcext:value-type="float">
            <text:p>5959200</text:p>
          </table:table-cell>
          <table:table-cell office:value-type="float" office:value="4356447" calcext:value-type="float">
            <text:p>4356447</text:p>
          </table:table-cell>
          <table:table-cell office:value-type="float" office:value="286" calcext:value-type="float">
            <text:p>286</text:p>
          </table:table-cell>
          <table:table-cell office:value-type="float" office:value="7687" calcext:value-type="float">
            <text:p>7687</text:p>
          </table:table-cell>
          <table:table-cell office:value-type="float" office:value="3" calcext:value-type="float">
            <text:p>3</text:p>
          </table:table-cell>
          <table:table-cell office:value-type="float" office:value="151.41" calcext:value-type="float">
            <text:p>151,41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448" calcext:value-type="float">
            <text:p>448</text:p>
          </table:table-cell>
          <table:table-cell office:value-type="float" office:value="2410" calcext:value-type="float">
            <text:p>2410</text:p>
          </table:table-cell>
          <table:table-cell office:value-type="float" office:value="7780" calcext:value-type="float">
            <text:p>7780</text:p>
          </table:table-cell>
          <table:table-cell office:value-type="float" office:value="19714" calcext:value-type="float">
            <text:p>19714</text:p>
          </table:table-cell>
          <table:table-cell office:value-type="float" office:value="26829" calcext:value-type="float">
            <text:p>26829</text:p>
          </table:table-cell>
          <table:table-cell office:value-type="float" office:value="31660" calcext:value-type="float">
            <text:p>31660</text:p>
          </table:table-cell>
          <table:table-cell office:value-type="float" office:value="34967" calcext:value-type="float">
            <text:p>34967</text:p>
          </table:table-cell>
          <table:table-cell table:style-name="ce48" office:value-type="float" office:value="38409" calcext:value-type="float">
            <text:p>38409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4" office:value-type="float" office:value="4400" calcext:value-type="float">
            <text:p>4400</text:p>
          </table:table-cell>
          <table:table-cell table:style-name="ce34" office:value-type="float" office:value="33.309" calcext:value-type="float">
            <text:p>33,309</text:p>
          </table:table-cell>
          <table:table-cell table:style-name="ce34" office:value-type="float" office:value="14599" calcext:value-type="float">
            <text:p>14599</text:p>
          </table:table-cell>
          <table:table-cell table:style-name="ce34" office:value-type="float" office:value="5490513" calcext:value-type="float">
            <text:p>5490513</text:p>
          </table:table-cell>
          <table:table-cell table:style-name="ce34" office:value-type="float" office:value="4025016" calcext:value-type="float">
            <text:p>4025016</text:p>
          </table:table-cell>
          <table:table-cell table:style-name="ce34" office:value-type="float" office:value="330" calcext:value-type="float">
            <text:p>330</text:p>
          </table:table-cell>
          <table:table-cell table:style-name="ce34" office:value-type="float" office:value="13323" calcext:value-type="float">
            <text:p>133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0.97" calcext:value-type="float">
            <text:p>160,97</text:p>
          </table:table-cell>
          <table:table-cell table:style-name="ce34"/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1161" calcext:value-type="float">
            <text:p>1161</text:p>
          </table:table-cell>
          <table:table-cell table:style-name="ce34" office:value-type="float" office:value="9057" calcext:value-type="float">
            <text:p>9057</text:p>
          </table:table-cell>
          <table:table-cell table:style-name="ce34" office:value-type="float" office:value="16177" calcext:value-type="float">
            <text:p>16177</text:p>
          </table:table-cell>
          <table:table-cell table:style-name="ce34" office:value-type="float" office:value="20891" calcext:value-type="float">
            <text:p>20891</text:p>
          </table:table-cell>
          <table:table-cell table:style-name="ce34" office:value-type="float" office:value="23200" calcext:value-type="float">
            <text:p>23200</text:p>
          </table:table-cell>
          <table:table-cell table:style-name="ce34" office:value-type="float" office:value="28463" calcext:value-type="float">
            <text:p>28463</text:p>
          </table:table-cell>
          <table:table-cell table:style-name="ce34" office:value-type="float" office:value="30132" calcext:value-type="float">
            <text:p>30132</text:p>
          </table:table-cell>
          <table:table-cell table:style-name="ce50" office:value-type="float" office:value="33299" calcext:value-type="float">
            <text:p>33299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62]*0.8" office:value-type="float" office:value="8800" calcext:value-type="float">
            <text:p>8800</text:p>
          </table:table-cell>
          <table:table-cell table:style-name="ce31" office:value-type="float" office:value="35.109" calcext:value-type="float">
            <text:p>35,109</text:p>
          </table:table-cell>
          <table:table-cell table:style-name="ce31" office:value-type="float" office:value="4631" calcext:value-type="float">
            <text:p>4631</text:p>
          </table:table-cell>
          <table:table-cell table:style-name="ce31" office:value-type="float" office:value="5698545" calcext:value-type="float">
            <text:p>5698545</text:p>
          </table:table-cell>
          <table:table-cell table:style-name="ce31" office:value-type="float" office:value="4138275" calcext:value-type="float">
            <text:p>4138275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28087" calcext:value-type="float">
            <text:p>2808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8.5" calcext:value-type="float">
            <text:p>158,5</text:p>
          </table:table-cell>
          <table:table-cell table:style-name="ce31"/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1323" calcext:value-type="float">
            <text:p>1323</text:p>
          </table:table-cell>
          <table:table-cell table:number-columns-repeated="2" table:style-name="ce31" office:value-type="float" office:value="12399" calcext:value-type="float">
            <text:p>12399</text:p>
          </table:table-cell>
          <table:table-cell table:style-name="ce31" office:value-type="float" office:value="20101" calcext:value-type="float">
            <text:p>20101</text:p>
          </table:table-cell>
          <table:table-cell table:style-name="ce31" office:value-type="float" office:value="21397" calcext:value-type="float">
            <text:p>21397</text:p>
          </table:table-cell>
          <table:table-cell table:style-name="ce31" office:value-type="float" office:value="28823" calcext:value-type="float">
            <text:p>28823</text:p>
          </table:table-cell>
          <table:table-cell table:style-name="ce31" office:value-type="float" office:value="30266" calcext:value-type="float">
            <text:p>30266</text:p>
          </table:table-cell>
          <table:table-cell table:style-name="ce48" office:value-type="float" office:value="34962" calcext:value-type="float">
            <text:p>34962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63:.C66])" office:value-type="float" office:value="33.9115" calcext:value-type="float">
            <text:p>33,9115</text:p>
          </table:table-cell>
          <table:table-cell table:style-name="ce25" table:formula="of:=AVERAGE([.D63:.D66])" office:value-type="float" office:value="8218.5" calcext:value-type="float">
            <text:p>8218,5</text:p>
          </table:table-cell>
          <table:table-cell table:style-name="ce25" table:formula="of:=AVERAGE([.E63:.E66])" office:value-type="float" office:value="5654209.75" calcext:value-type="float">
            <text:p>5654209,75</text:p>
          </table:table-cell>
          <table:table-cell table:style-name="ce25" table:formula="of:=AVERAGE([.F63:.F66])" office:value-type="float" office:value="4094203.25" calcext:value-type="float">
            <text:p>4094203,25</text:p>
          </table:table-cell>
          <table:table-cell table:style-name="ce25" table:formula="of:=AVERAGE([.G63:.G66])" office:value-type="float" office:value="327.75" calcext:value-type="float">
            <text:p>327,75</text:p>
          </table:table-cell>
          <table:table-cell table:style-name="ce25" table:formula="of:=AVERAGE([.H63:.H66])" office:value-type="float" office:value="12994" calcext:value-type="float">
            <text:p>12994</text:p>
          </table:table-cell>
          <table:table-cell table:style-name="ce25" table:formula="of:=AVERAGE([.I63:.I66])" office:value-type="float" office:value="3" calcext:value-type="float">
            <text:p>3</text:p>
          </table:table-cell>
          <table:table-cell table:style-name="ce25" table:formula="of:=AVERAGE([.J63:.J66])" office:value-type="float" office:value="164.0925" calcext:value-type="float">
            <text:p>164,0925</text:p>
          </table:table-cell>
          <table:table-cell table:style-name="ce25" table:formula="of:=AVERAGE([.K63:.K66])" office:value-type="string" office:string-value="" calcext:value-type="error">
            <text:p>#DIV/0!</text:p>
          </table:table-cell>
          <table:table-cell table:style-name="ce25" table:formula="of:=AVERAGE([.L63:.L66])" office:value-type="float" office:value="275.25" calcext:value-type="float">
            <text:p>275,25</text:p>
          </table:table-cell>
          <table:table-cell table:style-name="ce25" table:formula="of:=AVERAGE([.M63:.M66])" office:value-type="float" office:value="791.75" calcext:value-type="float">
            <text:p>791,75</text:p>
          </table:table-cell>
          <table:table-cell table:style-name="ce25" table:formula="of:=AVERAGE([.N63:.N66])" office:value-type="float" office:value="6053" calcext:value-type="float">
            <text:p>6053</text:p>
          </table:table-cell>
          <table:table-cell table:style-name="ce25" table:formula="of:=AVERAGE([.O63:.O66])" office:value-type="float" office:value="9207.5" calcext:value-type="float">
            <text:p>9207,5</text:p>
          </table:table-cell>
          <table:table-cell table:style-name="ce25" table:formula="of:=AVERAGE([.P63:.P66])" office:value-type="float" office:value="16251.25" calcext:value-type="float">
            <text:p>16251,25</text:p>
          </table:table-cell>
          <table:table-cell table:style-name="ce25" table:formula="of:=AVERAGE([.Q63:.Q66])" office:value-type="float" office:value="20022.25" calcext:value-type="float">
            <text:p>20022,25</text:p>
          </table:table-cell>
          <table:table-cell table:style-name="ce25" table:formula="of:=AVERAGE([.R63:.R66])" office:value-type="float" office:value="25821.25" calcext:value-type="float">
            <text:p>25821,25</text:p>
          </table:table-cell>
          <table:table-cell table:style-name="ce25" table:formula="of:=AVERAGE([.S63:.S66])" office:value-type="float" office:value="27863" calcext:value-type="float">
            <text:p>27863</text:p>
          </table:table-cell>
          <table:table-cell table:style-name="ce25" table:formula="of:=AVERAGE([.T63:.T66])" office:value-type="float" office:value="33545.75" calcext:value-type="float">
            <text:p>33545,75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12000" calcext:value-type="float" table:number-columns-spanned="1" table:number-rows-spanned="5">
            <text:p>12000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669.229" calcext:value-type="float">
            <text:p>669,229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73884000" calcext:value-type="float">
            <text:p>73884000</text:p>
          </table:table-cell>
          <table:table-cell table:style-name="ce38" office:value-type="float" office:value="69108000" calcext:value-type="float">
            <text:p>69108000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55" calcext:value-type="float">
            <text:p>55</text:p>
          </table:table-cell>
          <table:table-cell table:style-name="ce38" office:value-type="float" office:value="107.81" calcext:value-type="float">
            <text:p>107,81</text:p>
          </table:table-cell>
          <table:table-cell table:style-name="ce38"/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104" calcext:value-type="float">
            <text:p>104</text:p>
          </table:table-cell>
          <table:table-cell table:style-name="ce49" office:value-type="float" office:value="491" calcext:value-type="float">
            <text:p>491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68]*0.1" office:value-type="float" office:value="1200" calcext:value-type="float">
            <text:p>1200</text:p>
          </table:table-cell>
          <table:table-cell table:style-name="ce34" office:value-type="float" office:value="79.767" calcext:value-type="float">
            <text:p>79,767</text:p>
          </table:table-cell>
          <table:table-cell table:style-name="ce34" office:value-type="float" office:value="4207" calcext:value-type="float">
            <text:p>4207</text:p>
          </table:table-cell>
          <table:table-cell table:style-name="ce34" office:value-type="float" office:value="6179872" calcext:value-type="float">
            <text:p>6179872</text:p>
          </table:table-cell>
          <table:table-cell table:style-name="ce34" office:value-type="float" office:value="4441712" calcext:value-type="float">
            <text:p>4441712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7976" calcext:value-type="float">
            <text:p>797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5.66" calcext:value-type="float">
            <text:p>75,66</text:p>
          </table:table-cell>
          <table:table-cell table:style-name="ce34"/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495" calcext:value-type="float">
            <text:p>495</text:p>
          </table:table-cell>
          <table:table-cell table:style-name="ce34" office:value-type="float" office:value="1461" calcext:value-type="float">
            <text:p>1461</text:p>
          </table:table-cell>
          <table:table-cell table:style-name="ce34" office:value-type="float" office:value="4637" calcext:value-type="float">
            <text:p>4637</text:p>
          </table:table-cell>
          <table:table-cell table:style-name="ce34" office:value-type="float" office:value="11584" calcext:value-type="float">
            <text:p>11584</text:p>
          </table:table-cell>
          <table:table-cell table:style-name="ce34" office:value-type="float" office:value="16081" calcext:value-type="float">
            <text:p>16081</text:p>
          </table:table-cell>
          <table:table-cell table:style-name="ce34" office:value-type="float" office:value="27174" calcext:value-type="float">
            <text:p>27174</text:p>
          </table:table-cell>
          <table:table-cell table:style-name="ce50" office:value-type="float" office:value="75314" calcext:value-type="float">
            <text:p>75314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68]*0.2" office:value-type="float" office:value="2400" calcext:value-type="float">
            <text:p>2400</text:p>
          </table:table-cell>
          <table:table-cell table:style-name="ce34" office:value-type="float" office:value="35.336" calcext:value-type="float">
            <text:p>35,336</text:p>
          </table:table-cell>
          <table:table-cell table:style-name="ce34" office:value-type="float" office:value="5530" calcext:value-type="float">
            <text:p>5530</text:p>
          </table:table-cell>
          <table:table-cell table:style-name="ce34" office:value-type="float" office:value="5628100" calcext:value-type="float">
            <text:p>5628100</text:p>
          </table:table-cell>
          <table:table-cell table:style-name="ce34" office:value-type="float" office:value="3976745" calcext:value-type="float">
            <text:p>3976745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7067" calcext:value-type="float">
            <text:p>706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5" calcext:value-type="float">
            <text:p>155</text:p>
          </table:table-cell>
          <table:table-cell table:style-name="ce34"/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1282" calcext:value-type="float">
            <text:p>1282</text:p>
          </table:table-cell>
          <table:table-cell table:style-name="ce34" office:value-type="float" office:value="6033" calcext:value-type="float">
            <text:p>6033</text:p>
          </table:table-cell>
          <table:table-cell table:style-name="ce34" office:value-type="float" office:value="18630" calcext:value-type="float">
            <text:p>18630</text:p>
          </table:table-cell>
          <table:table-cell table:style-name="ce34" office:value-type="float" office:value="23967" calcext:value-type="float">
            <text:p>23967</text:p>
          </table:table-cell>
          <table:table-cell table:style-name="ce34" office:value-type="float" office:value="31345" calcext:value-type="float">
            <text:p>31345</text:p>
          </table:table-cell>
          <table:table-cell table:style-name="ce34" office:value-type="float" office:value="32941" calcext:value-type="float">
            <text:p>32941</text:p>
          </table:table-cell>
          <table:table-cell table:style-name="ce50" office:value-type="float" office:value="35323" calcext:value-type="float">
            <text:p>35323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68]*0.4" office:value-type="float" office:value="4800" calcext:value-type="float">
            <text:p>4800</text:p>
          </table:table-cell>
          <table:table-cell table:style-name="ce34" office:value-type="float" office:value="40.439" calcext:value-type="float">
            <text:p>40,439</text:p>
          </table:table-cell>
          <table:table-cell table:style-name="ce34" office:value-type="float" office:value="15198" calcext:value-type="float">
            <text:p>15198</text:p>
          </table:table-cell>
          <table:table-cell table:style-name="ce34" office:value-type="float" office:value="6150716" calcext:value-type="float">
            <text:p>6150716</text:p>
          </table:table-cell>
          <table:table-cell table:style-name="ce34" office:value-type="float" office:value="4495636" calcext:value-type="float">
            <text:p>44956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6175" calcext:value-type="float">
            <text:p>1617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48.54" calcext:value-type="float">
            <text:p>148,54</text:p>
          </table:table-cell>
          <table:table-cell table:style-name="ce34"/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1284" calcext:value-type="float">
            <text:p>1284</text:p>
          </table:table-cell>
          <table:table-cell table:style-name="ce34" office:value-type="float" office:value="14840" calcext:value-type="float">
            <text:p>14840</text:p>
          </table:table-cell>
          <table:table-cell table:style-name="ce34" office:value-type="float" office:value="16434" calcext:value-type="float">
            <text:p>16434</text:p>
          </table:table-cell>
          <table:table-cell table:style-name="ce34" office:value-type="float" office:value="23502" calcext:value-type="float">
            <text:p>23502</text:p>
          </table:table-cell>
          <table:table-cell table:style-name="ce34" office:value-type="float" office:value="28804" calcext:value-type="float">
            <text:p>28804</text:p>
          </table:table-cell>
          <table:table-cell table:style-name="ce34" office:value-type="float" office:value="29315" calcext:value-type="float">
            <text:p>29315</text:p>
          </table:table-cell>
          <table:table-cell table:style-name="ce34" office:value-type="float" office:value="30850" calcext:value-type="float">
            <text:p>30850</text:p>
          </table:table-cell>
          <table:table-cell table:style-name="ce50" office:value-type="float" office:value="40432" calcext:value-type="float">
            <text:p>40432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68]*0.8" office:value-type="float" office:value="9600" calcext:value-type="float">
            <text:p>9600</text:p>
          </table:table-cell>
          <table:table-cell table:style-name="ce33" office:value-type="float" office:value="33.5" calcext:value-type="float">
            <text:p>33,5</text:p>
          </table:table-cell>
          <table:table-cell table:style-name="ce33" office:value-type="float" office:value="7907" calcext:value-type="float">
            <text:p>7907</text:p>
          </table:table-cell>
          <table:table-cell table:style-name="ce33" office:value-type="float" office:value="5604009" calcext:value-type="float">
            <text:p>5604009</text:p>
          </table:table-cell>
          <table:table-cell table:style-name="ce33" office:value-type="float" office:value="4060650" calcext:value-type="float">
            <text:p>4060650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26832" calcext:value-type="float">
            <text:p>2683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3.17" calcext:value-type="float">
            <text:p>163,17</text:p>
          </table:table-cell>
          <table:table-cell table:style-name="ce33"/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464" calcext:value-type="float">
            <text:p>3464</text:p>
          </table:table-cell>
          <table:table-cell table:style-name="ce33" office:value-type="float" office:value="15685" calcext:value-type="float">
            <text:p>15685</text:p>
          </table:table-cell>
          <table:table-cell table:style-name="ce33" office:value-type="float" office:value="17602" calcext:value-type="float">
            <text:p>17602</text:p>
          </table:table-cell>
          <table:table-cell table:style-name="ce33" office:value-type="float" office:value="23408" calcext:value-type="float">
            <text:p>23408</text:p>
          </table:table-cell>
          <table:table-cell table:style-name="ce33" office:value-type="float" office:value="29179" calcext:value-type="float">
            <text:p>29179</text:p>
          </table:table-cell>
          <table:table-cell table:style-name="ce33" office:value-type="float" office:value="29246" calcext:value-type="float">
            <text:p>29246</text:p>
          </table:table-cell>
          <table:table-cell table:style-name="ce33" office:value-type="float" office:value="30428" calcext:value-type="float">
            <text:p>30428</text:p>
          </table:table-cell>
          <table:table-cell table:style-name="ce50" office:value-type="float" office:value="33524" calcext:value-type="float">
            <text:p>33524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69:.C72])" office:value-type="float" office:value="47.2605" calcext:value-type="float">
            <text:p>47,2605</text:p>
          </table:table-cell>
          <table:table-cell table:style-name="ce25" table:formula="of:=AVERAGE([.D69:.D72])" office:value-type="float" office:value="8210.5" calcext:value-type="float">
            <text:p>8210,5</text:p>
          </table:table-cell>
          <table:table-cell table:style-name="ce25" table:formula="of:=AVERAGE([.E69:.E72])" office:value-type="float" office:value="5890674.25" calcext:value-type="float">
            <text:p>5890674,25</text:p>
          </table:table-cell>
          <table:table-cell table:style-name="ce25" table:formula="of:=AVERAGE([.F69:.F72])" office:value-type="float" office:value="4243685.75" calcext:value-type="float">
            <text:p>4243685,75</text:p>
          </table:table-cell>
          <table:table-cell table:style-name="ce25" table:formula="of:=AVERAGE([.G69:.G72])" office:value-type="float" office:value="275" calcext:value-type="float">
            <text:p>275</text:p>
          </table:table-cell>
          <table:table-cell table:style-name="ce25" table:formula="of:=AVERAGE([.H69:.H72])" office:value-type="float" office:value="14512.5" calcext:value-type="float">
            <text:p>14512,5</text:p>
          </table:table-cell>
          <table:table-cell table:style-name="ce25" table:formula="of:=AVERAGE([.I69:.I72])" office:value-type="float" office:value="4" calcext:value-type="float">
            <text:p>4</text:p>
          </table:table-cell>
          <table:table-cell table:style-name="ce25" table:formula="of:=AVERAGE([.J69:.J72])" office:value-type="float" office:value="135.5925" calcext:value-type="float">
            <text:p>135,5925</text:p>
          </table:table-cell>
          <table:table-cell table:style-name="ce25" table:formula="of:=AVERAGE([.K69:.K72])" office:value-type="string" office:string-value="" calcext:value-type="error">
            <text:p>#DIV/0!</text:p>
          </table:table-cell>
          <table:table-cell table:style-name="ce25" table:formula="of:=AVERAGE([.L69:.L72])" office:value-type="float" office:value="290" calcext:value-type="float">
            <text:p>290</text:p>
          </table:table-cell>
          <table:table-cell table:style-name="ce25" table:formula="of:=AVERAGE([.M69:.M72])" office:value-type="float" office:value="1364.25" calcext:value-type="float">
            <text:p>1364,25</text:p>
          </table:table-cell>
          <table:table-cell table:style-name="ce25" table:formula="of:=AVERAGE([.N69:.N72])" office:value-type="float" office:value="8075.5" calcext:value-type="float">
            <text:p>8075,5</text:p>
          </table:table-cell>
          <table:table-cell table:style-name="ce25" table:formula="of:=AVERAGE([.O69:.O72])" office:value-type="float" office:value="10382.5" calcext:value-type="float">
            <text:p>10382,5</text:p>
          </table:table-cell>
          <table:table-cell table:style-name="ce25" table:formula="of:=AVERAGE([.P69:.P72])" office:value-type="float" office:value="17544.25" calcext:value-type="float">
            <text:p>17544,25</text:p>
          </table:table-cell>
          <table:table-cell table:style-name="ce25" table:formula="of:=AVERAGE([.Q69:.Q72])" office:value-type="float" office:value="23383.5" calcext:value-type="float">
            <text:p>23383,5</text:p>
          </table:table-cell>
          <table:table-cell table:style-name="ce25" table:formula="of:=AVERAGE([.R69:.R72])" office:value-type="float" office:value="26496.75" calcext:value-type="float">
            <text:p>26496,75</text:p>
          </table:table-cell>
          <table:table-cell table:style-name="ce25" table:formula="of:=AVERAGE([.S69:.S72])" office:value-type="float" office:value="30348.25" calcext:value-type="float">
            <text:p>30348,25</text:p>
          </table:table-cell>
          <table:table-cell table:style-name="ce25" table:formula="of:=AVERAGE([.T69:.T72])" office:value-type="float" office:value="46148.25" calcext:value-type="float">
            <text:p>46148,25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13000" calcext:value-type="float" table:number-columns-spanned="1" table:number-rows-spanned="5">
            <text:p>13000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float" office:value="733.672" calcext:value-type="float">
            <text:p>733,67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80041000" calcext:value-type="float">
            <text:p>80041000</text:p>
          </table:table-cell>
          <table:table-cell table:style-name="ce40" office:value-type="float" office:value="74867000" calcext:value-type="float">
            <text:p>74867000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2" table:style-name="ce40" office:value-type="float" office:value="56" calcext:value-type="float">
            <text:p>56</text:p>
          </table:table-cell>
          <table:table-cell table:style-name="ce40" office:value-type="float" office:value="106.54" calcext:value-type="float">
            <text:p>106,54</text:p>
          </table:table-cell>
          <table:table-cell table:style-name="ce40"/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08" calcext:value-type="float">
            <text:p>108</text:p>
          </table:table-cell>
          <table:table-cell table:style-name="ce51" office:value-type="float" office:value="679" calcext:value-type="float">
            <text:p>679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74]*0.1" office:value-type="float" office:value="1300" calcext:value-type="float">
            <text:p>1300</text:p>
          </table:table-cell>
          <table:table-cell table:style-name="ce34" office:value-type="float" office:value="33.21" calcext:value-type="float">
            <text:p>33,21</text:p>
          </table:table-cell>
          <table:table-cell table:style-name="ce34" office:value-type="float" office:value="3374" calcext:value-type="float">
            <text:p>3374</text:p>
          </table:table-cell>
          <table:table-cell table:style-name="ce34" office:value-type="float" office:value="6663966" calcext:value-type="float">
            <text:p>6663966</text:p>
          </table:table-cell>
          <table:table-cell table:style-name="ce34" office:value-type="float" office:value="4729260" calcext:value-type="float">
            <text:p>4729260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320" calcext:value-type="float">
            <text:p>332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5.96" calcext:value-type="float">
            <text:p>195,96</text:p>
          </table:table-cell>
          <table:table-cell table:style-name="ce34"/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6342" calcext:value-type="float">
            <text:p>6342</text:p>
          </table:table-cell>
          <table:table-cell table:style-name="ce34" office:value-type="float" office:value="13262" calcext:value-type="float">
            <text:p>13262</text:p>
          </table:table-cell>
          <table:table-cell table:style-name="ce34" office:value-type="float" office:value="21576" calcext:value-type="float">
            <text:p>21576</text:p>
          </table:table-cell>
          <table:table-cell table:style-name="ce34" office:value-type="float" office:value="26192" calcext:value-type="float">
            <text:p>26192</text:p>
          </table:table-cell>
          <table:table-cell table:style-name="ce50" office:value-type="float" office:value="33205" calcext:value-type="float">
            <text:p>33205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74]*0.2" office:value-type="float" office:value="2600" calcext:value-type="float">
            <text:p>2600</text:p>
          </table:table-cell>
          <table:table-cell table:style-name="ce34" office:value-type="float" office:value="37.969" calcext:value-type="float">
            <text:p>37,969</text:p>
          </table:table-cell>
          <table:table-cell table:style-name="ce34" office:value-type="float" office:value="16000" calcext:value-type="float">
            <text:p>16000</text:p>
          </table:table-cell>
          <table:table-cell table:style-name="ce34" office:value-type="float" office:value="6074583" calcext:value-type="float">
            <text:p>6074583</text:p>
          </table:table-cell>
          <table:table-cell table:style-name="ce34" office:value-type="float" office:value="4266588" calcext:value-type="float">
            <text:p>4266588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7593" calcext:value-type="float">
            <text:p>759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6.24" calcext:value-type="float">
            <text:p>156,24</text:p>
          </table:table-cell>
          <table:table-cell table:style-name="ce34"/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1225" calcext:value-type="float">
            <text:p>1225</text:p>
          </table:table-cell>
          <table:table-cell table:style-name="ce34" office:value-type="float" office:value="7699" calcext:value-type="float">
            <text:p>7699</text:p>
          </table:table-cell>
          <table:table-cell table:style-name="ce34" office:value-type="float" office:value="21846" calcext:value-type="float">
            <text:p>21846</text:p>
          </table:table-cell>
          <table:table-cell table:style-name="ce34" office:value-type="float" office:value="29259" calcext:value-type="float">
            <text:p>29259</text:p>
          </table:table-cell>
          <table:table-cell table:style-name="ce34" office:value-type="float" office:value="33410" calcext:value-type="float">
            <text:p>33410</text:p>
          </table:table-cell>
          <table:table-cell table:style-name="ce34" office:value-type="float" office:value="37880" calcext:value-type="float">
            <text:p>37880</text:p>
          </table:table-cell>
          <table:table-cell table:style-name="ce50" office:value-type="float" office:value="37941" calcext:value-type="float">
            <text:p>37941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74]*0.4" office:value-type="float" office:value="5200" calcext:value-type="float">
            <text:p>5200</text:p>
          </table:table-cell>
          <table:table-cell table:style-name="ce41" office:value-type="float" office:value="29.808" calcext:value-type="float">
            <text:p>29,808</text:p>
          </table:table-cell>
          <table:table-cell table:style-name="ce41" office:value-type="float" office:value="16293" calcext:value-type="float">
            <text:p>16293</text:p>
          </table:table-cell>
          <table:table-cell table:style-name="ce41" office:value-type="float" office:value="5794691" calcext:value-type="float">
            <text:p>5794691</text:p>
          </table:table-cell>
          <table:table-cell table:style-name="ce41" office:value-type="float" office:value="4015849" calcext:value-type="float">
            <text:p>4015849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11923" calcext:value-type="float">
            <text:p>1192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89.84" calcext:value-type="float">
            <text:p>189,84</text:p>
          </table:table-cell>
          <table:table-cell table:style-name="ce41"/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2059" calcext:value-type="float">
            <text:p>2059</text:p>
          </table:table-cell>
          <table:table-cell table:style-name="ce41" office:value-type="float" office:value="8197" calcext:value-type="float">
            <text:p>8197</text:p>
          </table:table-cell>
          <table:table-cell table:style-name="ce41" office:value-type="float" office:value="18486" calcext:value-type="float">
            <text:p>18486</text:p>
          </table:table-cell>
          <table:table-cell table:style-name="ce41" office:value-type="float" office:value="20353" calcext:value-type="float">
            <text:p>20353</text:p>
          </table:table-cell>
          <table:table-cell table:style-name="ce41" office:value-type="float" office:value="29187" calcext:value-type="float">
            <text:p>29187</text:p>
          </table:table-cell>
          <table:table-cell table:style-name="ce41" office:value-type="float" office:value="29798" calcext:value-type="float">
            <text:p>29798</text:p>
          </table:table-cell>
          <table:table-cell table:style-name="ce52" office:value-type="float" office:value="29756" calcext:value-type="float">
            <text:p>29756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74]*0.8" office:value-type="float" office:value="10400" calcext:value-type="float">
            <text:p>10400</text:p>
          </table:table-cell>
          <table:table-cell table:style-name="ce33" office:value-type="float" office:value="37.028" calcext:value-type="float">
            <text:p>37,028</text:p>
          </table:table-cell>
          <table:table-cell table:style-name="ce33" office:value-type="float" office:value="5276" calcext:value-type="float">
            <text:p>5276</text:p>
          </table:table-cell>
          <table:table-cell table:style-name="ce33" office:value-type="float" office:value="6173984" calcext:value-type="float">
            <text:p>6173984</text:p>
          </table:table-cell>
          <table:table-cell table:style-name="ce33" office:value-type="float" office:value="4349284" calcext:value-type="float">
            <text:p>4349284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9622" calcext:value-type="float">
            <text:p>2962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2.83" calcext:value-type="float">
            <text:p>162,83</text:p>
          </table:table-cell>
          <table:table-cell table:style-name="ce33"/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7603" calcext:value-type="float">
            <text:p>7603</text:p>
          </table:table-cell>
          <table:table-cell table:style-name="ce33" office:value-type="float" office:value="14636" calcext:value-type="float">
            <text:p>14636</text:p>
          </table:table-cell>
          <table:table-cell table:style-name="ce33" office:value-type="float" office:value="16213" calcext:value-type="float">
            <text:p>16213</text:p>
          </table:table-cell>
          <table:table-cell table:style-name="ce33" office:value-type="float" office:value="18297" calcext:value-type="float">
            <text:p>18297</text:p>
          </table:table-cell>
          <table:table-cell table:style-name="ce33" office:value-type="float" office:value="22447" calcext:value-type="float">
            <text:p>22447</text:p>
          </table:table-cell>
          <table:table-cell table:style-name="ce33" office:value-type="float" office:value="30206" calcext:value-type="float">
            <text:p>30206</text:p>
          </table:table-cell>
          <table:table-cell table:style-name="ce33" office:value-type="float" office:value="34336" calcext:value-type="float">
            <text:p>34336</text:p>
          </table:table-cell>
          <table:table-cell table:style-name="ce50" office:value-type="float" office:value="36876" calcext:value-type="float">
            <text:p>36876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25"/>
          <table:table-cell table:style-name="ce25" table:formula="of:=AVERAGE([.C75:.C78])" office:value-type="float" office:value="34.50375" calcext:value-type="float">
            <text:p>34,50375</text:p>
          </table:table-cell>
          <table:table-cell table:style-name="ce25" table:formula="of:=AVERAGE([.D75:.D78])" office:value-type="float" office:value="10235.75" calcext:value-type="float">
            <text:p>10235,75</text:p>
          </table:table-cell>
          <table:table-cell table:style-name="ce25" table:formula="of:=AVERAGE([.E75:.E78])" office:value-type="float" office:value="6176806" calcext:value-type="float">
            <text:p>6176806</text:p>
          </table:table-cell>
          <table:table-cell table:style-name="ce25" table:formula="of:=AVERAGE([.F75:.F78])" office:value-type="float" office:value="4340245.25" calcext:value-type="float">
            <text:p>4340245,25</text:p>
          </table:table-cell>
          <table:table-cell table:style-name="ce25" table:formula="of:=AVERAGE([.G75:.G78])" office:value-type="float" office:value="380" calcext:value-type="float">
            <text:p>380</text:p>
          </table:table-cell>
          <table:table-cell table:style-name="ce25" table:formula="of:=AVERAGE([.H75:.H78])" office:value-type="float" office:value="13114.5" calcext:value-type="float">
            <text:p>13114,5</text:p>
          </table:table-cell>
          <table:table-cell table:style-name="ce25" table:formula="of:=AVERAGE([.I75:.I78])" office:value-type="float" office:value="3" calcext:value-type="float">
            <text:p>3</text:p>
          </table:table-cell>
          <table:table-cell table:style-name="ce25" table:formula="of:=AVERAGE([.J75:.J78])" office:value-type="float" office:value="176.2175" calcext:value-type="float">
            <text:p>176,2175</text:p>
          </table:table-cell>
          <table:table-cell table:style-name="ce25" table:formula="of:=AVERAGE([.K75:.K78])" office:value-type="string" office:string-value="" calcext:value-type="error">
            <text:p>#DIV/0!</text:p>
          </table:table-cell>
          <table:table-cell table:style-name="ce25" table:formula="of:=AVERAGE([.L75:.L78])" office:value-type="float" office:value="241.75" calcext:value-type="float">
            <text:p>241,75</text:p>
          </table:table-cell>
          <table:table-cell table:style-name="ce25" table:formula="of:=AVERAGE([.M75:.M78])" office:value-type="float" office:value="2148.5" calcext:value-type="float">
            <text:p>2148,5</text:p>
          </table:table-cell>
          <table:table-cell table:style-name="ce25" table:formula="of:=AVERAGE([.N75:.N78])" office:value-type="float" office:value="4563" calcext:value-type="float">
            <text:p>4563</text:p>
          </table:table-cell>
          <table:table-cell table:style-name="ce25" table:formula="of:=AVERAGE([.O75:.O78])" office:value-type="float" office:value="8131.5" calcext:value-type="float">
            <text:p>8131,5</text:p>
          </table:table-cell>
          <table:table-cell table:style-name="ce25" table:formula="of:=AVERAGE([.P75:.P78])" office:value-type="float" office:value="16242.75" calcext:value-type="float">
            <text:p>16242,75</text:p>
          </table:table-cell>
          <table:table-cell table:style-name="ce25" table:formula="of:=AVERAGE([.Q75:.Q78])" office:value-type="float" office:value="21330.25" calcext:value-type="float">
            <text:p>21330,25</text:p>
          </table:table-cell>
          <table:table-cell table:style-name="ce25" table:formula="of:=AVERAGE([.R75:.R78])" office:value-type="float" office:value="28594.75" calcext:value-type="float">
            <text:p>28594,75</text:p>
          </table:table-cell>
          <table:table-cell table:style-name="ce25" table:formula="of:=AVERAGE([.S75:.S78])" office:value-type="float" office:value="32051.5" calcext:value-type="float">
            <text:p>32051,5</text:p>
          </table:table-cell>
          <table:table-cell table:style-name="ce25" table:formula="of:=AVERAGE([.T75:.T78])" office:value-type="float" office:value="34444.5" calcext:value-type="float">
            <text:p>34444,5</text:p>
          </table:table-cell>
          <table:table-cell table:style-name="ce56" table:number-columns-repeated="1004"/>
        </table:table-row>
        <table:table-row table:style-name="ro1">
          <table:table-cell table:style-name="ce23" office:value-type="float" office:value="14000" calcext:value-type="float" table:number-columns-spanned="1" table:number-rows-spanned="5">
            <text:p>14000</text:p>
          </table:table-cell>
          <table:table-cell table:style-name="ce30" office:value-type="float" office:value="1" calcext:value-type="float">
            <text:p>1</text:p>
          </table:table-cell>
          <table:table-cell table:style-name="ce40" office:value-type="float" office:value="757.626" calcext:value-type="float">
            <text:p>757,62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86198000" calcext:value-type="float">
            <text:p>86198000</text:p>
          </table:table-cell>
          <table:table-cell table:style-name="ce40" office:value-type="float" office:value="80626000" calcext:value-type="float">
            <text:p>80626000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2" table:style-name="ce40" office:value-type="float" office:value="54" calcext:value-type="float">
            <text:p>54</text:p>
          </table:table-cell>
          <table:table-cell table:style-name="ce40" office:value-type="float" office:value="111.11" calcext:value-type="float">
            <text:p>111,11</text:p>
          </table:table-cell>
          <table:table-cell table:style-name="ce40"/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06" calcext:value-type="float">
            <text:p>106</text:p>
          </table:table-cell>
          <table:table-cell table:style-name="ce51" office:value-type="float" office:value="741" calcext:value-type="float">
            <text:p>741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80]*0.1" office:value-type="float" office:value="1400" calcext:value-type="float">
            <text:p>1400</text:p>
          </table:table-cell>
          <table:table-cell table:style-name="ce34" office:value-type="float" office:value="43.32" calcext:value-type="float">
            <text:p>43,32</text:p>
          </table:table-cell>
          <table:table-cell table:style-name="ce34" office:value-type="float" office:value="3068" calcext:value-type="float">
            <text:p>3068</text:p>
          </table:table-cell>
          <table:table-cell table:style-name="ce34" office:value-type="float" office:value="7536837" calcext:value-type="float">
            <text:p>7536837</text:p>
          </table:table-cell>
          <table:table-cell table:style-name="ce34" office:value-type="float" office:value="5409861" calcext:value-type="float">
            <text:p>5409861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4331" calcext:value-type="float">
            <text:p>433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9.9" calcext:value-type="float">
            <text:p>169,9</text:p>
          </table:table-cell>
          <table:table-cell table:style-name="ce34"/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459" calcext:value-type="float">
            <text:p>459</text:p>
          </table:table-cell>
          <table:table-cell table:style-name="ce34" office:value-type="float" office:value="4298" calcext:value-type="float">
            <text:p>4298</text:p>
          </table:table-cell>
          <table:table-cell table:style-name="ce34" office:value-type="float" office:value="13080" calcext:value-type="float">
            <text:p>13080</text:p>
          </table:table-cell>
          <table:table-cell table:style-name="ce34" office:value-type="float" office:value="21717" calcext:value-type="float">
            <text:p>21717</text:p>
          </table:table-cell>
          <table:table-cell table:style-name="ce34" office:value-type="float" office:value="33077" calcext:value-type="float">
            <text:p>33077</text:p>
          </table:table-cell>
          <table:table-cell table:style-name="ce50" office:value-type="float" office:value="43307" calcext:value-type="float">
            <text:p>43307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80]*0.2" office:value-type="float" office:value="2800" calcext:value-type="float">
            <text:p>2800</text:p>
          </table:table-cell>
          <table:table-cell table:style-name="ce34" office:value-type="float" office:value="81.578" calcext:value-type="float">
            <text:p>81,578</text:p>
          </table:table-cell>
          <table:table-cell table:style-name="ce34" office:value-type="float" office:value="5290" calcext:value-type="float">
            <text:p>5290</text:p>
          </table:table-cell>
          <table:table-cell table:style-name="ce34" office:value-type="float" office:value="7106930" calcext:value-type="float">
            <text:p>7106930</text:p>
          </table:table-cell>
          <table:table-cell table:style-name="ce34" office:value-type="float" office:value="5101561" calcext:value-type="float">
            <text:p>5101561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6315" calcext:value-type="float">
            <text:p>1631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5.08" calcext:value-type="float">
            <text:p>85,08</text:p>
          </table:table-cell>
          <table:table-cell table:style-name="ce34"/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1256" calcext:value-type="float">
            <text:p>1256</text:p>
          </table:table-cell>
          <table:table-cell table:style-name="ce34" office:value-type="float" office:value="3460" calcext:value-type="float">
            <text:p>3460</text:p>
          </table:table-cell>
          <table:table-cell table:style-name="ce34" office:value-type="float" office:value="12692" calcext:value-type="float">
            <text:p>12692</text:p>
          </table:table-cell>
          <table:table-cell table:style-name="ce34" office:value-type="float" office:value="32370" calcext:value-type="float">
            <text:p>32370</text:p>
          </table:table-cell>
          <table:table-cell table:style-name="ce34" office:value-type="float" office:value="36504" calcext:value-type="float">
            <text:p>36504</text:p>
          </table:table-cell>
          <table:table-cell table:style-name="ce34" office:value-type="float" office:value="38101" calcext:value-type="float">
            <text:p>38101</text:p>
          </table:table-cell>
          <table:table-cell table:style-name="ce50" office:value-type="float" office:value="75148" calcext:value-type="float">
            <text:p>75148</text:p>
          </table:table-cell>
          <table:table-cell table:number-columns-repeated="1004"/>
        </table:table-row>
        <table:table-row table:style-name="ro1">
          <table:covered-table-cell table:style-name="ce21"/>
          <table:table-cell table:formula="of:=[.A80]*0.4" office:value-type="float" office:value="5600" calcext:value-type="float">
            <text:p>5600</text:p>
          </table:table-cell>
          <table:table-cell table:style-name="ce34" office:value-type="float" office:value="41.682" calcext:value-type="float">
            <text:p>41,682</text:p>
          </table:table-cell>
          <table:table-cell table:style-name="ce34" office:value-type="float" office:value="18855" calcext:value-type="float">
            <text:p>18855</text:p>
          </table:table-cell>
          <table:table-cell table:style-name="ce34" office:value-type="float" office:value="6791949" calcext:value-type="float">
            <text:p>6791949</text:p>
          </table:table-cell>
          <table:table-cell table:style-name="ce34" office:value-type="float" office:value="4958687" calcext:value-type="float">
            <text:p>4958687</text:p>
          </table:table-cell>
          <table:table-cell table:style-name="ce34" office:value-type="float" office:value="336" calcext:value-type="float">
            <text:p>336</text:p>
          </table:table-cell>
          <table:table-cell table:style-name="ce34" office:value-type="float" office:value="16672" calcext:value-type="float">
            <text:p>1667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59.13" calcext:value-type="float">
            <text:p>159,13</text:p>
          </table:table-cell>
          <table:table-cell table:style-name="ce34"/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7010" calcext:value-type="float">
            <text:p>7010</text:p>
          </table:table-cell>
          <table:table-cell table:style-name="ce34" office:value-type="float" office:value="13329" calcext:value-type="float">
            <text:p>13329</text:p>
          </table:table-cell>
          <table:table-cell table:style-name="ce34" office:value-type="float" office:value="23028" calcext:value-type="float">
            <text:p>23028</text:p>
          </table:table-cell>
          <table:table-cell table:style-name="ce34" office:value-type="float" office:value="30359" calcext:value-type="float">
            <text:p>30359</text:p>
          </table:table-cell>
          <table:table-cell table:style-name="ce34" office:value-type="float" office:value="36557" calcext:value-type="float">
            <text:p>36557</text:p>
          </table:table-cell>
          <table:table-cell table:style-name="ce34" office:value-type="float" office:value="38093" calcext:value-type="float">
            <text:p>38093</text:p>
          </table:table-cell>
          <table:table-cell table:style-name="ce50" office:value-type="float" office:value="41670" calcext:value-type="float">
            <text:p>41670</text:p>
          </table:table-cell>
          <table:table-cell table:number-columns-repeated="1004"/>
        </table:table-row>
        <table:table-row table:style-name="ro1">
          <table:covered-table-cell table:style-name="ce21"/>
          <table:table-cell table:style-name="ce31" table:formula="of:=[.A80]*0.8" office:value-type="float" office:value="11200" calcext:value-type="float">
            <text:p>11200</text:p>
          </table:table-cell>
          <table:table-cell table:style-name="ce31" office:value-type="float" office:value="42.237" calcext:value-type="float">
            <text:p>42,237</text:p>
          </table:table-cell>
          <table:table-cell table:style-name="ce31" office:value-type="float" office:value="8298" calcext:value-type="float">
            <text:p>8298</text:p>
          </table:table-cell>
          <table:table-cell table:style-name="ce31" office:value-type="float" office:value="6821195" calcext:value-type="float">
            <text:p>6821195</text:p>
          </table:table-cell>
          <table:table-cell table:style-name="ce31" office:value-type="float" office:value="4964287" calcext:value-type="float">
            <text:p>4964287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33789" calcext:value-type="float">
            <text:p>3378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7.71" calcext:value-type="float">
            <text:p>157,71</text:p>
          </table:table-cell>
          <table:table-cell table:style-name="ce31"/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12161" calcext:value-type="float">
            <text:p>12161</text:p>
          </table:table-cell>
          <table:table-cell table:style-name="ce31" office:value-type="float" office:value="17081" calcext:value-type="float">
            <text:p>17081</text:p>
          </table:table-cell>
          <table:table-cell table:style-name="ce31" office:value-type="float" office:value="18711" calcext:value-type="float">
            <text:p>18711</text:p>
          </table:table-cell>
          <table:table-cell table:style-name="ce31" office:value-type="float" office:value="21392" calcext:value-type="float">
            <text:p>21392</text:p>
          </table:table-cell>
          <table:table-cell table:style-name="ce31" office:value-type="float" office:value="29707" calcext:value-type="float">
            <text:p>29707</text:p>
          </table:table-cell>
          <table:table-cell table:style-name="ce31" office:value-type="float" office:value="33404" calcext:value-type="float">
            <text:p>33404</text:p>
          </table:table-cell>
          <table:table-cell table:style-name="ce31" office:value-type="float" office:value="34059" calcext:value-type="float">
            <text:p>34059</text:p>
          </table:table-cell>
          <table:table-cell table:style-name="ce48" office:value-type="float" office:value="42160" calcext:value-type="float">
            <text:p>42160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81:.C84])" office:value-type="float" office:value="52.20425" calcext:value-type="float">
            <text:p>52,20425</text:p>
          </table:table-cell>
          <table:table-cell table:style-name="ce25" table:formula="of:=AVERAGE([.D81:.D84])" office:value-type="float" office:value="8877.75" calcext:value-type="float">
            <text:p>8877,75</text:p>
          </table:table-cell>
          <table:table-cell table:style-name="ce25" table:formula="of:=AVERAGE([.E81:.E84])" office:value-type="float" office:value="7064227.75" calcext:value-type="float">
            <text:p>7064227,75</text:p>
          </table:table-cell>
          <table:table-cell table:style-name="ce25" table:formula="of:=AVERAGE([.F81:.F84])" office:value-type="float" office:value="5108599" calcext:value-type="float">
            <text:p>5108599</text:p>
          </table:table-cell>
          <table:table-cell table:style-name="ce25" table:formula="of:=AVERAGE([.G81:.G84])" office:value-type="float" office:value="290.5" calcext:value-type="float">
            <text:p>290,5</text:p>
          </table:table-cell>
          <table:table-cell table:style-name="ce25" table:formula="of:=AVERAGE([.H81:.H84])" office:value-type="float" office:value="17776.75" calcext:value-type="float">
            <text:p>17776,75</text:p>
          </table:table-cell>
          <table:table-cell table:style-name="ce25" table:formula="of:=AVERAGE([.I81:.I84])" office:value-type="float" office:value="3.75" calcext:value-type="float">
            <text:p>3,75</text:p>
          </table:table-cell>
          <table:table-cell table:style-name="ce25" table:formula="of:=AVERAGE([.J81:.J84])" office:value-type="float" office:value="142.955" calcext:value-type="float">
            <text:p>142,955</text:p>
          </table:table-cell>
          <table:table-cell table:style-name="ce25" table:formula="of:=AVERAGE([.K81:.K84])" office:value-type="string" office:string-value="" calcext:value-type="error">
            <text:p>#DIV/0!</text:p>
          </table:table-cell>
          <table:table-cell table:style-name="ce25" table:formula="of:=AVERAGE([.L81:.L84])" office:value-type="float" office:value="290.5" calcext:value-type="float">
            <text:p>290,5</text:p>
          </table:table-cell>
          <table:table-cell table:style-name="ce25" table:formula="of:=AVERAGE([.M81:.M84])" office:value-type="float" office:value="3326.5" calcext:value-type="float">
            <text:p>3326,5</text:p>
          </table:table-cell>
          <table:table-cell table:style-name="ce25" table:formula="of:=AVERAGE([.N81:.N84])" office:value-type="float" office:value="6420.25" calcext:value-type="float">
            <text:p>6420,25</text:p>
          </table:table-cell>
          <table:table-cell table:style-name="ce25" table:formula="of:=AVERAGE([.O81:.O84])" office:value-type="float" office:value="8989.75" calcext:value-type="float">
            <text:p>8989,75</text:p>
          </table:table-cell>
          <table:table-cell table:style-name="ce25" table:formula="of:=AVERAGE([.P81:.P84])" office:value-type="float" office:value="15352.5" calcext:value-type="float">
            <text:p>15352,5</text:p>
          </table:table-cell>
          <table:table-cell table:style-name="ce25" table:formula="of:=AVERAGE([.Q81:.Q84])" office:value-type="float" office:value="26379" calcext:value-type="float">
            <text:p>26379</text:p>
          </table:table-cell>
          <table:table-cell table:style-name="ce25" table:formula="of:=AVERAGE([.R81:.R84])" office:value-type="float" office:value="32045.5" calcext:value-type="float">
            <text:p>32045,5</text:p>
          </table:table-cell>
          <table:table-cell table:style-name="ce25" table:formula="of:=AVERAGE([.S81:.S84])" office:value-type="float" office:value="35832.5" calcext:value-type="float">
            <text:p>35832,5</text:p>
          </table:table-cell>
          <table:table-cell table:style-name="ce25" table:formula="of:=AVERAGE([.T81:.T84])" office:value-type="float" office:value="50571.25" calcext:value-type="float">
            <text:p>50571,25</text:p>
          </table:table-cell>
          <table:table-cell table:style-name="ce56" table:number-columns-repeated="1004"/>
        </table:table-row>
        <table:table-row table:style-name="ro1">
          <table:table-cell table:style-name="ce27" office:value-type="float" office:value="15000" calcext:value-type="float" table:number-columns-spanned="1" table:number-rows-spanned="5">
            <text:p>15000</text:p>
          </table:table-cell>
          <table:table-cell table:style-name="ce35" office:value-type="float" office:value="1" calcext:value-type="float">
            <text:p>1</text:p>
          </table:table-cell>
          <table:table-cell table:style-name="ce42" office:value-type="float" office:value="857.53" calcext:value-type="float">
            <text:p>857,53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92355000" calcext:value-type="float">
            <text:p>92355000</text:p>
          </table:table-cell>
          <table:table-cell table:style-name="ce42" office:value-type="float" office:value="86385000" calcext:value-type="float">
            <text:p>86385000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2" table:style-name="ce42" office:value-type="float" office:value="57" calcext:value-type="float">
            <text:p>57</text:p>
          </table:table-cell>
          <table:table-cell table:style-name="ce42" office:value-type="float" office:value="105.17" calcext:value-type="float">
            <text:p>105,17</text:p>
          </table:table-cell>
          <table:table-cell table:style-name="ce42"/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05" calcext:value-type="float">
            <text:p>105</text:p>
          </table:table-cell>
          <table:table-cell table:style-name="ce53" office:value-type="float" office:value="493" calcext:value-type="float">
            <text:p>493</text:p>
          </table:table-cell>
          <table:table-cell table:number-columns-repeated="1004"/>
        </table:table-row>
        <table:table-row table:style-name="ro1">
          <table:covered-table-cell table:style-name="ce28"/>
          <table:table-cell table:style-name="ce36" table:formula="of:=[.A86]*0.1" office:value-type="float" office:value="1500" calcext:value-type="float">
            <text:p>1500</text:p>
          </table:table-cell>
          <table:table-cell table:style-name="ce43" office:value-type="float" office:value="83.844" calcext:value-type="float">
            <text:p>83,844</text:p>
          </table:table-cell>
          <table:table-cell table:style-name="ce43" office:value-type="float" office:value="16806" calcext:value-type="float">
            <text:p>16806</text:p>
          </table:table-cell>
          <table:table-cell table:style-name="ce43" office:value-type="float" office:value="7190882" calcext:value-type="float">
            <text:p>7190882</text:p>
          </table:table-cell>
          <table:table-cell table:style-name="ce43" office:value-type="float" office:value="4982563" calcext:value-type="float">
            <text:p>4982563</text:p>
          </table:table-cell>
          <table:table-cell table:style-name="ce43" office:value-type="float" office:value="179" calcext:value-type="float">
            <text:p>179</text:p>
          </table:table-cell>
          <table:table-cell table:style-name="ce43" office:value-type="float" office:value="8384" calcext:value-type="float">
            <text:p>838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3.76" calcext:value-type="float">
            <text:p>83,76</text:p>
          </table:table-cell>
          <table:table-cell table:style-name="ce43"/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564" calcext:value-type="float">
            <text:p>564</text:p>
          </table:table-cell>
          <table:table-cell table:style-name="ce43" office:value-type="float" office:value="7587" calcext:value-type="float">
            <text:p>7587</text:p>
          </table:table-cell>
          <table:table-cell table:style-name="ce43" office:value-type="float" office:value="18052" calcext:value-type="float">
            <text:p>18052</text:p>
          </table:table-cell>
          <table:table-cell table:style-name="ce43" office:value-type="float" office:value="31342" calcext:value-type="float">
            <text:p>31342</text:p>
          </table:table-cell>
          <table:table-cell table:style-name="ce43" office:value-type="float" office:value="33419" calcext:value-type="float">
            <text:p>33419</text:p>
          </table:table-cell>
          <table:table-cell table:style-name="ce54" office:value-type="float" office:value="63099" calcext:value-type="float">
            <text:p>63099</text:p>
          </table:table-cell>
          <table:table-cell table:number-columns-repeated="1004"/>
        </table:table-row>
        <table:table-row table:style-name="ro1">
          <table:covered-table-cell table:style-name="ce28"/>
          <table:table-cell table:style-name="ce36" table:formula="of:=[.A86]*0.2" office:value-type="float" office:value="3000" calcext:value-type="float">
            <text:p>3000</text:p>
          </table:table-cell>
          <table:table-cell table:style-name="ce43" office:value-type="float" office:value="82.92" calcext:value-type="float">
            <text:p>82,92</text:p>
          </table:table-cell>
          <table:table-cell table:style-name="ce43" office:value-type="float" office:value="5397" calcext:value-type="float">
            <text:p>5397</text:p>
          </table:table-cell>
          <table:table-cell table:style-name="ce43" office:value-type="float" office:value="7555391" calcext:value-type="float">
            <text:p>7555391</text:p>
          </table:table-cell>
          <table:table-cell table:style-name="ce43" office:value-type="float" office:value="5397418" calcext:value-type="float">
            <text:p>5397418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6583" calcext:value-type="float">
            <text:p>1658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88.98" calcext:value-type="float">
            <text:p>88,98</text:p>
          </table:table-cell>
          <table:table-cell table:style-name="ce43"/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1312" calcext:value-type="float">
            <text:p>1312</text:p>
          </table:table-cell>
          <table:table-cell table:style-name="ce43" office:value-type="float" office:value="4556" calcext:value-type="float">
            <text:p>4556</text:p>
          </table:table-cell>
          <table:table-cell table:style-name="ce43" office:value-type="float" office:value="16084" calcext:value-type="float">
            <text:p>16084</text:p>
          </table:table-cell>
          <table:table-cell table:style-name="ce43" office:value-type="float" office:value="29725" calcext:value-type="float">
            <text:p>29725</text:p>
          </table:table-cell>
          <table:table-cell table:style-name="ce43" office:value-type="float" office:value="33956" calcext:value-type="float">
            <text:p>33956</text:p>
          </table:table-cell>
          <table:table-cell table:style-name="ce43" office:value-type="float" office:value="37625" calcext:value-type="float">
            <text:p>37625</text:p>
          </table:table-cell>
          <table:table-cell table:style-name="ce54" office:value-type="float" office:value="61052" calcext:value-type="float">
            <text:p>61052</text:p>
          </table:table-cell>
          <table:table-cell table:number-columns-repeated="1004"/>
        </table:table-row>
        <table:table-row table:style-name="ro1">
          <table:covered-table-cell table:style-name="ce28"/>
          <table:table-cell table:style-name="ce36" table:formula="of:=[.A86]*0.4" office:value-type="float" office:value="6000" calcext:value-type="float">
            <text:p>6000</text:p>
          </table:table-cell>
          <table:table-cell table:style-name="ce43" office:value-type="float" office:value="82.033" calcext:value-type="float">
            <text:p>82,033</text:p>
          </table:table-cell>
          <table:table-cell table:style-name="ce43" office:value-type="float" office:value="18478" calcext:value-type="float">
            <text:p>18478</text:p>
          </table:table-cell>
          <table:table-cell table:style-name="ce43" office:value-type="float" office:value="7279029" calcext:value-type="float">
            <text:p>7279029</text:p>
          </table:table-cell>
          <table:table-cell table:style-name="ce43" office:value-type="float" office:value="5185764" calcext:value-type="float">
            <text:p>5185764</text:p>
          </table:table-cell>
          <table:table-cell table:style-name="ce43" office:value-type="float" office:value="183" calcext:value-type="float">
            <text:p>183</text:p>
          </table:table-cell>
          <table:table-cell table:style-name="ce43" office:value-type="float" office:value="32813" calcext:value-type="float">
            <text:p>328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86.65" calcext:value-type="float">
            <text:p>86,65</text:p>
          </table:table-cell>
          <table:table-cell table:style-name="ce43"/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3636" calcext:value-type="float">
            <text:p>3636</text:p>
          </table:table-cell>
          <table:table-cell table:style-name="ce43" office:value-type="float" office:value="8954" calcext:value-type="float">
            <text:p>8954</text:p>
          </table:table-cell>
          <table:table-cell table:style-name="ce43" office:value-type="float" office:value="27175" calcext:value-type="float">
            <text:p>27175</text:p>
          </table:table-cell>
          <table:table-cell table:style-name="ce43" office:value-type="float" office:value="30333" calcext:value-type="float">
            <text:p>30333</text:p>
          </table:table-cell>
          <table:table-cell table:style-name="ce43" office:value-type="float" office:value="34231" calcext:value-type="float">
            <text:p>34231</text:p>
          </table:table-cell>
          <table:table-cell table:style-name="ce43" office:value-type="float" office:value="35786" calcext:value-type="float">
            <text:p>35786</text:p>
          </table:table-cell>
          <table:table-cell table:style-name="ce54" office:value-type="float" office:value="61128" calcext:value-type="float">
            <text:p>61128</text:p>
          </table:table-cell>
          <table:table-cell table:number-columns-repeated="1004"/>
        </table:table-row>
        <table:table-row table:style-name="ro1">
          <table:covered-table-cell table:style-name="ce28"/>
          <table:table-cell table:style-name="ce37" table:formula="of:=[.A86]*0.8" office:value-type="float" office:value="12000" calcext:value-type="float">
            <text:p>12000</text:p>
          </table:table-cell>
          <table:table-cell table:style-name="ce37" office:value-type="float" office:value="42.33" calcext:value-type="float">
            <text:p>42,33</text:p>
          </table:table-cell>
          <table:table-cell table:style-name="ce37" office:value-type="float" office:value="20031" calcext:value-type="float">
            <text:p>20031</text:p>
          </table:table-cell>
          <table:table-cell table:style-name="ce37" office:value-type="float" office:value="7278294" calcext:value-type="float">
            <text:p>7278294</text:p>
          </table:table-cell>
          <table:table-cell table:style-name="ce37" office:value-type="float" office:value="5294508" calcext:value-type="float">
            <text:p>5294508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33863" calcext:value-type="float">
            <text:p>3386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7.91" calcext:value-type="float">
            <text:p>167,91</text:p>
          </table:table-cell>
          <table:table-cell table:style-name="ce37"/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7537" calcext:value-type="float">
            <text:p>7537</text:p>
          </table:table-cell>
          <table:table-cell table:style-name="ce37" office:value-type="float" office:value="10342" calcext:value-type="float">
            <text:p>10342</text:p>
          </table:table-cell>
          <table:table-cell table:style-name="ce37" office:value-type="float" office:value="28215" calcext:value-type="float">
            <text:p>28215</text:p>
          </table:table-cell>
          <table:table-cell table:style-name="ce37" office:value-type="float" office:value="29346" calcext:value-type="float">
            <text:p>29346</text:p>
          </table:table-cell>
          <table:table-cell table:style-name="ce37" office:value-type="float" office:value="31870" calcext:value-type="float">
            <text:p>31870</text:p>
          </table:table-cell>
          <table:table-cell table:style-name="ce37" office:value-type="float" office:value="34048" calcext:value-type="float">
            <text:p>34048</text:p>
          </table:table-cell>
          <table:table-cell table:style-name="ce55" office:value-type="float" office:value="42318" calcext:value-type="float">
            <text:p>42318</text:p>
          </table:table-cell>
          <table:table-cell table:number-columns-repeated="1004"/>
        </table:table-row>
        <table:table-row table:style-name="ro1">
          <table:table-cell table:style-name="ce25" office:value-type="string" calcext:value-type="string" table:number-columns-spanned="2" table:number-rows-spanned="1">
            <text:p>Médias</text:p>
          </table:table-cell>
          <table:covered-table-cell table:style-name="ce32"/>
          <table:table-cell table:style-name="ce25" table:formula="of:=AVERAGE([.C87:.C90])" office:value-type="float" office:value="72.78175" calcext:value-type="float">
            <text:p>72,78175</text:p>
          </table:table-cell>
          <table:table-cell table:style-name="ce25" table:formula="of:=AVERAGE([.D87:.D90])" office:value-type="float" office:value="15178" calcext:value-type="float">
            <text:p>15178</text:p>
          </table:table-cell>
          <table:table-cell table:style-name="ce25" table:formula="of:=AVERAGE([.E87:.E90])" office:value-type="float" office:value="7325899" calcext:value-type="float">
            <text:p>7325899</text:p>
          </table:table-cell>
          <table:table-cell table:style-name="ce25" table:formula="of:=AVERAGE([.F87:.F90])" office:value-type="float" office:value="5215063.25" calcext:value-type="float">
            <text:p>5215063,25</text:p>
          </table:table-cell>
          <table:table-cell table:style-name="ce25" table:formula="of:=AVERAGE([.G87:.G90])" office:value-type="float" office:value="224.25" calcext:value-type="float">
            <text:p>224,25</text:p>
          </table:table-cell>
          <table:table-cell table:style-name="ce25" table:formula="of:=AVERAGE([.H87:.H90])" office:value-type="float" office:value="22910.75" calcext:value-type="float">
            <text:p>22910,75</text:p>
          </table:table-cell>
          <table:table-cell table:style-name="ce25" table:formula="of:=AVERAGE([.I87:.I90])" office:value-type="float" office:value="5" calcext:value-type="float">
            <text:p>5</text:p>
          </table:table-cell>
          <table:table-cell table:style-name="ce25" table:formula="of:=AVERAGE([.J87:.J90])" office:value-type="float" office:value="106.825" calcext:value-type="float">
            <text:p>106,825</text:p>
          </table:table-cell>
          <table:table-cell table:style-name="ce25" table:formula="of:=AVERAGE([.K87:.K90])" office:value-type="string" office:string-value="" calcext:value-type="error">
            <text:p>#DIV/0!</text:p>
          </table:table-cell>
          <table:table-cell table:style-name="ce25" table:formula="of:=AVERAGE([.L87:.L90])" office:value-type="float" office:value="262.75" calcext:value-type="float">
            <text:p>262,75</text:p>
          </table:table-cell>
          <table:table-cell table:style-name="ce25" table:formula="of:=AVERAGE([.M87:.M90])" office:value-type="float" office:value="377" calcext:value-type="float">
            <text:p>377</text:p>
          </table:table-cell>
          <table:table-cell table:style-name="ce25" table:formula="of:=AVERAGE([.N87:.N90])" office:value-type="float" office:value="3218.25" calcext:value-type="float">
            <text:p>3218,25</text:p>
          </table:table-cell>
          <table:table-cell table:style-name="ce25" table:formula="of:=AVERAGE([.O87:.O90])" office:value-type="float" office:value="6104" calcext:value-type="float">
            <text:p>6104</text:p>
          </table:table-cell>
          <table:table-cell table:style-name="ce25" table:formula="of:=AVERAGE([.P87:.P90])" office:value-type="float" office:value="19765.25" calcext:value-type="float">
            <text:p>19765,25</text:p>
          </table:table-cell>
          <table:table-cell table:style-name="ce25" table:formula="of:=AVERAGE([.Q87:.Q90])" office:value-type="float" office:value="26864" calcext:value-type="float">
            <text:p>26864</text:p>
          </table:table-cell>
          <table:table-cell table:style-name="ce25" table:formula="of:=AVERAGE([.R87:.R90])" office:value-type="float" office:value="32849.75" calcext:value-type="float">
            <text:p>32849,75</text:p>
          </table:table-cell>
          <table:table-cell table:style-name="ce25" table:formula="of:=AVERAGE([.S87:.S90])" office:value-type="float" office:value="35219.5" calcext:value-type="float">
            <text:p>35219,5</text:p>
          </table:table-cell>
          <table:table-cell table:style-name="ce25" table:formula="of:=AVERAGE([.T87:.T90])" office:value-type="float" office:value="56899.25" calcext:value-type="float">
            <text:p>56899,25</text:p>
          </table:table-cell>
          <table:table-cell table:style-name="ce56" table:number-columns-repeated="100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6" table:style-name="ta1">
        <table:shapes>
          <draw:frame draw:z-index="0" draw:style-name="gr1" draw:text-style-name="P1" svg:width="15.999cm" svg:height="8.999cm" svg:x="10.031cm" svg:y="0.516cm">
            <draw:object draw:notify-on-update-of-ranges="Grafico6.A3:Grafico6.A7 Grafico6.B2:Grafico6.B2 Grafico6.B3:Grafico6.B7 Grafico6.C2:Grafico6.C2 Grafico6.C3:Grafico6.C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27.001cm" svg:y="0.238cm">
            <draw:object draw:notify-on-update-of-ranges="Grafico6.A9:Grafico6.A13 Grafico6.B8:Grafico6.B8 Grafico6.B9:Grafico6.B13 Grafico6.C8:Grafico6.C8 Grafico6.C9:Grafico6.C13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10.339cm" svg:y="10.406cm">
            <draw:object draw:notify-on-update-of-ranges="Grafico6.A15:Grafico6.A19 Grafico6.B14:Grafico6.B14 Grafico6.B15:Grafico6.B19 Grafico6.C14:Grafico6.C14 Grafico6.C15:Grafico6.C1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6.59cm" svg:y="10.226cm">
            <draw:object draw:notify-on-update-of-ranges="Grafico6.A22:Grafico6.A36 Grafico6.B21:Grafico6.B21 Grafico6.B22:Grafico6.B36 Grafico6.C21:Grafico6.C21 Grafico6.C22:Grafico6.C3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ce2"/>
        <table:table-column table:style-name="co15" table:number-columns-repeated="2" table:default-cell-style-name="ce2"/>
        <table:table-column table:style-name="co4" table:number-columns-repeated="1021" table:default-cell-style-name="ce2"/>
        <table:table-row table:style-name="ro1">
          <table:table-cell table:style-name="ce57" office:value-type="string" calcext:value-type="string" table:number-columns-spanned="4" table:number-rows-spanned="1">
            <text:p>Taxa de transferência em Quilo Bytes por segundo (Kb/s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table:style-name="ce1" office:value-type="float" office:value="1000" calcext:value-type="float">
            <text:p>1.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number-columns-repeated="1021"/>
        </table:table-row>
        <table:table-row table:style-name="ro1">
          <table:table-cell table:style-name="ce1" office:value-type="float" office:value="2000" calcext:value-type="float">
            <text:p>2.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number-columns-repeated="1021"/>
        </table:table-row>
        <table:table-row table:style-name="ro1">
          <table:table-cell table:style-name="ce1" office:value-type="float" office:value="3000" calcext:value-type="float">
            <text:p>3.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number-columns-repeated="1021"/>
        </table:table-row>
        <table:table-row table:style-name="ro1">
          <table:table-cell table:style-name="ce1" office:value-type="float" office:value="4000" calcext:value-type="float">
            <text:p>4.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number-columns-repeated="1021"/>
        </table:table-row>
        <table:table-row table:style-name="ro1">
          <table:table-cell table:style-name="ce1" office:value-type="float" office:value="5000" calcext:value-type="float">
            <text:p>5.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table:style-name="ce1" office:value-type="float" office:value="6000" calcext:value-type="float">
            <text:p>6.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number-columns-repeated="1021"/>
        </table:table-row>
        <table:table-row table:style-name="ro1">
          <table:table-cell table:style-name="ce1" office:value-type="float" office:value="7000" calcext:value-type="float">
            <text:p>7.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number-columns-repeated="1021"/>
        </table:table-row>
        <table:table-row table:style-name="ro1">
          <table:table-cell table:style-name="ce1" office:value-type="float" office:value="8000" calcext:value-type="float">
            <text:p>8.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number-columns-repeated="1021"/>
        </table:table-row>
        <table:table-row table:style-name="ro1">
          <table:table-cell table:style-name="ce1" office:value-type="float" office:value="9000" calcext:value-type="float">
            <text:p>9.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number-columns-repeated="1021"/>
        </table:table-row>
        <table:table-row table:style-name="ro1">
          <table:table-cell table:style-name="ce1" office:value-type="float" office:value="10000" calcext:value-type="float">
            <text:p>10.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table:style-name="ce1" office:value-type="float" office:value="11000" calcext:value-type="float">
            <text:p>11.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number-columns-repeated="1021"/>
        </table:table-row>
        <table:table-row table:style-name="ro1">
          <table:table-cell table:style-name="ce1" office:value-type="float" office:value="12000" calcext:value-type="float">
            <text:p>12.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number-columns-repeated="1021"/>
        </table:table-row>
        <table:table-row table:style-name="ro1">
          <table:table-cell table:style-name="ce1" office:value-type="float" office:value="13000" calcext:value-type="float">
            <text:p>13.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number-columns-repeated="1021"/>
        </table:table-row>
        <table:table-row table:style-name="ro1">
          <table:table-cell table:style-name="ce1" office:value-type="float" office:value="14000" calcext:value-type="float">
            <text:p>14.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number-columns-repeated="1021"/>
        </table:table-row>
        <table:table-row table:style-name="ro1">
          <table:table-cell table:style-name="ce1" office:value-type="float" office:value="15000" calcext:value-type="float">
            <text:p>15.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table:style-name="ce1" office:value-type="float" office:value="1000" calcext:value-type="float">
            <text:p>1.000</text:p>
          </table:table-cell>
          <table:table-cell office:value-type="float" office:value="132.93" calcext:value-type="float">
            <text:p>132,93</text:p>
          </table:table-cell>
          <table:table-cell office:value-type="float" office:value="97.56" calcext:value-type="float">
            <text:p>97,56</text:p>
          </table:table-cell>
          <table:table-cell table:number-columns-repeated="1021"/>
        </table:table-row>
        <table:table-row table:style-name="ro1">
          <table:table-cell table:style-name="ce1" office:value-type="float" office:value="2000" calcext:value-type="float">
            <text:p>2.000</text:p>
          </table:table-cell>
          <table:table-cell office:value-type="float" office:value="150.065" calcext:value-type="float">
            <text:p>150,065</text:p>
          </table:table-cell>
          <table:table-cell office:value-type="float" office:value="105.205" calcext:value-type="float">
            <text:p>105,205</text:p>
          </table:table-cell>
          <table:table-cell table:number-columns-repeated="1021"/>
        </table:table-row>
        <table:table-row table:style-name="ro1">
          <table:table-cell table:style-name="ce1" office:value-type="float" office:value="3000" calcext:value-type="float">
            <text:p>3.000</text:p>
          </table:table-cell>
          <table:table-cell office:value-type="float" office:value="146.9725" calcext:value-type="float">
            <text:p>146,9725</text:p>
          </table:table-cell>
          <table:table-cell office:value-type="float" office:value="98.5075" calcext:value-type="float">
            <text:p>98,5075</text:p>
          </table:table-cell>
          <table:table-cell table:number-columns-repeated="1021"/>
        </table:table-row>
        <table:table-row table:style-name="ro1">
          <table:table-cell table:style-name="ce1" office:value-type="float" office:value="4000" calcext:value-type="float">
            <text:p>4.000</text:p>
          </table:table-cell>
          <table:table-cell office:value-type="float" office:value="161.3475" calcext:value-type="float">
            <text:p>161,3475</text:p>
          </table:table-cell>
          <table:table-cell office:value-type="float" office:value="105.5875" calcext:value-type="float">
            <text:p>105,5875</text:p>
          </table:table-cell>
          <table:table-cell table:number-columns-repeated="1021"/>
        </table:table-row>
        <table:table-row table:style-name="ro1">
          <table:table-cell table:style-name="ce1" office:value-type="float" office:value="5000" calcext:value-type="float">
            <text:p>5.000</text:p>
          </table:table-cell>
          <table:table-cell office:value-type="float" office:value="146.76" calcext:value-type="float">
            <text:p>146,76</text:p>
          </table:table-cell>
          <table:table-cell office:value-type="float" office:value="89.875" calcext:value-type="float">
            <text:p>89,875</text:p>
          </table:table-cell>
          <table:table-cell table:number-columns-repeated="1021"/>
        </table:table-row>
        <table:table-row table:style-name="ro1">
          <table:table-cell table:style-name="ce1" office:value-type="float" office:value="6000" calcext:value-type="float">
            <text:p>6.000</text:p>
          </table:table-cell>
          <table:table-cell office:value-type="float" office:value="166.51" calcext:value-type="float">
            <text:p>166,51</text:p>
          </table:table-cell>
          <table:table-cell office:value-type="float" office:value="89.9525" calcext:value-type="float">
            <text:p>89,9525</text:p>
          </table:table-cell>
          <table:table-cell table:number-columns-repeated="1021"/>
        </table:table-row>
        <table:table-row table:style-name="ro1">
          <table:table-cell table:style-name="ce1" office:value-type="float" office:value="7000" calcext:value-type="float">
            <text:p>7.000</text:p>
          </table:table-cell>
          <table:table-cell office:value-type="float" office:value="154.94" calcext:value-type="float">
            <text:p>154,94</text:p>
          </table:table-cell>
          <table:table-cell office:value-type="float" office:value="94.835" calcext:value-type="float">
            <text:p>94,835</text:p>
          </table:table-cell>
          <table:table-cell table:number-columns-repeated="1021"/>
        </table:table-row>
        <table:table-row table:style-name="ro1">
          <table:table-cell table:style-name="ce1" office:value-type="float" office:value="8000" calcext:value-type="float">
            <text:p>8.000</text:p>
          </table:table-cell>
          <table:table-cell office:value-type="float" office:value="166.45" calcext:value-type="float">
            <text:p>166,45</text:p>
          </table:table-cell>
          <table:table-cell office:value-type="float" office:value="103.355" calcext:value-type="float">
            <text:p>103,355</text:p>
          </table:table-cell>
          <table:table-cell table:number-columns-repeated="1021"/>
        </table:table-row>
        <table:table-row table:style-name="ro1">
          <table:table-cell table:style-name="ce1" office:value-type="float" office:value="9000" calcext:value-type="float">
            <text:p>9.000</text:p>
          </table:table-cell>
          <table:table-cell office:value-type="float" office:value="166.705" calcext:value-type="float">
            <text:p>166,705</text:p>
          </table:table-cell>
          <table:table-cell office:value-type="float" office:value="97.84" calcext:value-type="float">
            <text:p>97,84</text:p>
          </table:table-cell>
          <table:table-cell table:number-columns-repeated="1021"/>
        </table:table-row>
        <table:table-row table:style-name="ro1">
          <table:table-cell table:style-name="ce1" office:value-type="float" office:value="10000" calcext:value-type="float">
            <text:p>10.000</text:p>
          </table:table-cell>
          <table:table-cell office:value-type="float" office:value="146.9825" calcext:value-type="float">
            <text:p>146,9825</text:p>
          </table:table-cell>
          <table:table-cell office:value-type="float" office:value="97.8525" calcext:value-type="float">
            <text:p>97,8525</text:p>
          </table:table-cell>
          <table:table-cell table:number-columns-repeated="1021"/>
        </table:table-row>
        <table:table-row table:style-name="ro1">
          <table:table-cell table:style-name="ce1" office:value-type="float" office:value="11000" calcext:value-type="float">
            <text:p>11.000</text:p>
          </table:table-cell>
          <table:table-cell office:value-type="float" office:value="164.0925" calcext:value-type="float">
            <text:p>164,0925</text:p>
          </table:table-cell>
          <table:table-cell office:value-type="float" office:value="85.325" calcext:value-type="float">
            <text:p>85,325</text:p>
          </table:table-cell>
          <table:table-cell table:number-columns-repeated="1021"/>
        </table:table-row>
        <table:table-row table:style-name="ro1">
          <table:table-cell table:style-name="ce1" office:value-type="float" office:value="12000" calcext:value-type="float">
            <text:p>12.000</text:p>
          </table:table-cell>
          <table:table-cell office:value-type="float" office:value="135.5925" calcext:value-type="float">
            <text:p>135,5925</text:p>
          </table:table-cell>
          <table:table-cell office:value-type="float" office:value="104.8425" calcext:value-type="float">
            <text:p>104,8425</text:p>
          </table:table-cell>
          <table:table-cell table:number-columns-repeated="1021"/>
        </table:table-row>
        <table:table-row table:style-name="ro1">
          <table:table-cell table:style-name="ce1" office:value-type="float" office:value="13000" calcext:value-type="float">
            <text:p>13.000</text:p>
          </table:table-cell>
          <table:table-cell office:value-type="float" office:value="176.2175" calcext:value-type="float">
            <text:p>176,2175</text:p>
          </table:table-cell>
          <table:table-cell office:value-type="float" office:value="107.6775" calcext:value-type="float">
            <text:p>107,6775</text:p>
          </table:table-cell>
          <table:table-cell table:number-columns-repeated="1021"/>
        </table:table-row>
        <table:table-row table:style-name="ro1">
          <table:table-cell table:style-name="ce1" office:value-type="float" office:value="14000" calcext:value-type="float">
            <text:p>14.000</text:p>
          </table:table-cell>
          <table:table-cell office:value-type="float" office:value="142.955" calcext:value-type="float">
            <text:p>142,955</text:p>
          </table:table-cell>
          <table:table-cell office:value-type="float" office:value="114.5075" calcext:value-type="float">
            <text:p>114,5075</text:p>
          </table:table-cell>
          <table:table-cell table:number-columns-repeated="1021"/>
        </table:table-row>
        <table:table-row table:style-name="ro1">
          <table:table-cell table:style-name="ce1" office:value-type="float" office:value="15000" calcext:value-type="float">
            <text:p>15.000</text:p>
          </table:table-cell>
          <table:table-cell office:value-type="float" office:value="106.825" calcext:value-type="float">
            <text:p>106,825</text:p>
          </table:table-cell>
          <table:table-cell office:value-type="float" office:value="103.985" calcext:value-type="float">
            <text:p>103,985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5" table:style-name="ta1">
        <table:shapes>
          <draw:frame draw:z-index="0" draw:style-name="gr1" draw:text-style-name="P1" svg:width="15.999cm" svg:height="8.999cm" svg:x="10.84cm" svg:y="0.967cm">
            <draw:object draw:notify-on-update-of-ranges="Grafico5.A3:Grafico5.A7 Grafico5.B2:Grafico5.B2 Grafico5.B3:Grafico5.B7 Grafico5.C2:Grafico5.C2 Grafico5.C3:Grafico5.C7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10.84cm" svg:y="10.367cm">
            <draw:object draw:notify-on-update-of-ranges="Grafico5.A9:Grafico5.A13 Grafico5.B8:Grafico5.B8 Grafico5.B9:Grafico5.B13 Grafico5.C8:Grafico5.C8 Grafico5.C9:Grafico5.C13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5.887cm" svg:y="0.869cm">
            <draw:object draw:notify-on-update-of-ranges="Grafico5.A15:Grafico5.A19 Grafico5.B14:Grafico5.B14 Grafico5.B15:Grafico5.B19 Grafico5.C14:Grafico5.C14 Grafico5.C15:Grafico5.C1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7.668cm" svg:y="10.815cm">
            <draw:object draw:notify-on-update-of-ranges="Grafico5.A22:Grafico5.A36 Grafico5.B21:Grafico5.B21 Grafico5.B22:Grafico5.B36 Grafico5.C21:Grafico5.C21 Grafico5.C22:Grafico5.C36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ce1"/>
        <table:table-column table:style-name="co16" table:default-cell-style-name="ce2"/>
        <table:table-column table:style-name="co15" table:default-cell-style-name="ce2"/>
        <table:table-column table:style-name="co4" table:number-columns-repeated="1021" table:default-cell-style-name="ce2"/>
        <table:table-row table:style-name="ro1">
          <table:table-cell table:style-name="ce58" office:value-type="string" calcext:value-type="string" table:number-columns-spanned="5" table:number-rows-spanned="1">
            <text:p>Tempo médio por requisição simultânea em milissegundo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number-columns-repeated="1021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number-columns-repeated="1021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number-columns-repeated="1021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19.5" calcext:value-type="float">
            <text:p>19,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5.5" calcext:value-type="float">
            <text:p>5,5</text:p>
          </table:table-cell>
          <table:table-cell office:value-type="float" office:value="40.84375" calcext:value-type="float">
            <text:p>40,84375</text:p>
          </table:table-cell>
          <table:table-cell table:number-columns-repeated="1021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4.25" calcext:value-type="float">
            <text:p>4,25</text:p>
          </table:table-cell>
          <table:table-cell office:value-type="float" office:value="34.9205" calcext:value-type="float">
            <text:p>34,9205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3.75" calcext:value-type="float">
            <text:p>3,75</text:p>
          </table:table-cell>
          <table:table-cell office:value-type="float" office:value="31.66525" calcext:value-type="float">
            <text:p>31,66525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,25</text:p>
          </table:table-cell>
          <table:table-cell table:number-columns-repeated="1021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2.75" calcext:value-type="float">
            <text:p>2,75</text:p>
          </table:table-cell>
          <table:table-cell office:value-type="float" office:value="28.1725" calcext:value-type="float">
            <text:p>28,1725</text:p>
          </table:table-cell>
          <table:table-cell table:number-columns-repeated="1021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3.25" calcext:value-type="float">
            <text:p>3,25</text:p>
          </table:table-cell>
          <table:table-cell office:value-type="float" office:value="28.75" calcext:value-type="float">
            <text:p>28,75</text:p>
          </table:table-cell>
          <table:table-cell table:number-columns-repeated="1021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3.25" calcext:value-type="float">
            <text:p>3,25</text:p>
          </table:table-cell>
          <table:table-cell office:value-type="float" office:value="26.228" calcext:value-type="float">
            <text:p>26,228</text:p>
          </table:table-cell>
          <table:table-cell table:number-columns-repeated="1021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4" calcext:value-type="float">
            <text:p>4</text:p>
          </table:table-cell>
          <table:table-cell office:value-type="float" office:value="22.98775" calcext:value-type="float">
            <text:p>22,98775</text:p>
          </table:table-cell>
          <table:table-cell table:number-columns-repeated="1021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4" calcext:value-type="float">
            <text:p>4</text:p>
          </table:table-cell>
          <table:table-cell office:value-type="float" office:value="21.5" calcext:value-type="float">
            <text:p>21,5</text:p>
          </table:table-cell>
          <table:table-cell table:number-columns-repeated="1021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3.75" calcext:value-type="float">
            <text:p>3,75</text:p>
          </table:table-cell>
          <table:table-cell office:value-type="float" office:value="17.75" calcext:value-type="float">
            <text:p>17,75</text:p>
          </table:table-cell>
          <table:table-cell table:number-columns-repeated="1021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4" table:style-name="ta1">
        <table:shapes>
          <draw:frame draw:z-index="0" draw:style-name="gr1" draw:text-style-name="P1" svg:width="15.999cm" svg:height="8.999cm" svg:x="26.679cm" svg:y="10.52cm">
            <draw:object draw:notify-on-update-of-ranges="Grafico4.A22:Grafico4.A36 Grafico4.B21:Grafico4.B21 Grafico4.B22:Grafico4.B36 Grafico4.C21:Grafico4.C21 Grafico4.C22:Grafico4.C3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11.629cm" svg:y="0.307cm">
            <draw:object draw:notify-on-update-of-ranges="Grafico4.A3:Grafico4.A7 Grafico4.B2:Grafico4.B2 Grafico4.B3:Grafico4.B7 Grafico4.C2:Grafico4.C2 Grafico4.C3:Grafico4.C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99cm" svg:x="29.073cm" svg:y="0.495cm">
            <draw:object draw:notify-on-update-of-ranges="Grafico4.A9:Grafico4.A13 Grafico4.B8:Grafico4.B8 Grafico4.B9:Grafico4.B13 Grafico4.C8:Grafico4.C8 Grafico4.C9:Grafico4.C13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.999cm" svg:height="8.999cm" svg:x="10.909cm" svg:y="10.455cm">
            <draw:object draw:notify-on-update-of-ranges="Grafico4.A15:Grafico4.A19 Grafico4.B14:Grafico4.B14 Grafico4.B15:Grafico4.B19 Grafico4.C14:Grafico4.C14 Grafico4.C15:Grafico4.C1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1"/>
        <table:table-column table:style-name="co17" table:default-cell-style-name="ce2"/>
        <table:table-column table:style-name="co11" table:default-cell-style-name="ce2"/>
        <table:table-column table:style-name="co4" table:number-columns-repeated="1020" table:default-cell-style-name="ce2"/>
        <table:table-row table:style-name="ro1">
          <table:table-cell table:style-name="ce58" office:value-type="string" calcext:value-type="string" table:number-columns-spanned="4" table:number-rows-spanned="1">
            <text:p>Média de Requisições Atendidas Por Segundo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number-columns-repeated="1020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number-columns-repeated="1020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number-columns-repeated="1020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number-columns-repeated="1020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number-columns-repeated="1020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number-columns-repeated="1020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number-columns-repeated="1020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87" calcext:value-type="float">
            <text:p>87</text:p>
          </table:table-cell>
          <table:table-cell office:value-type="float" office:value="20.9975" calcext:value-type="float">
            <text:p>20,9975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172.25" calcext:value-type="float">
            <text:p>172,25</text:p>
          </table:table-cell>
          <table:table-cell office:value-type="float" office:value="26.215" calcext:value-type="float">
            <text:p>26,215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215" calcext:value-type="float">
            <text:p>215</text:p>
          </table:table-cell>
          <table:table-cell office:value-type="float" office:value="36.7325" calcext:value-type="float">
            <text:p>36,7325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232.75" calcext:value-type="float">
            <text:p>232,75</text:p>
          </table:table-cell>
          <table:table-cell office:value-type="float" office:value="40.8675" calcext:value-type="float">
            <text:p>40,8675</text:p>
          </table:table-cell>
          <table:table-cell table:number-columns-repeated="1020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226.5" calcext:value-type="float">
            <text:p>226,5</text:p>
          </table:table-cell>
          <table:table-cell office:value-type="float" office:value="31.6375" calcext:value-type="float">
            <text:p>31,6375</text:p>
          </table:table-cell>
          <table:table-cell table:number-columns-repeated="1020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301.5" calcext:value-type="float">
            <text:p>301,5</text:p>
          </table:table-cell>
          <table:table-cell office:value-type="float" office:value="42.0575" calcext:value-type="float">
            <text:p>42,0575</text:p>
          </table:table-cell>
          <table:table-cell table:number-columns-repeated="1020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277.75" calcext:value-type="float">
            <text:p>277,75</text:p>
          </table:table-cell>
          <table:table-cell office:value-type="float" office:value="40.2" calcext:value-type="float">
            <text:p>40,2</text:p>
          </table:table-cell>
          <table:table-cell table:number-columns-repeated="1020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309.75" calcext:value-type="float">
            <text:p>309,75</text:p>
          </table:table-cell>
          <table:table-cell office:value-type="float" office:value="44.8225" calcext:value-type="float">
            <text:p>44,8225</text:p>
          </table:table-cell>
          <table:table-cell table:number-columns-repeated="1020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327" calcext:value-type="float">
            <text:p>327</text:p>
          </table:table-cell>
          <table:table-cell office:value-type="float" office:value="47.305" calcext:value-type="float">
            <text:p>47,305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291.25" calcext:value-type="float">
            <text:p>291,25</text:p>
          </table:table-cell>
          <table:table-cell office:value-type="float" office:value="51.3625" calcext:value-type="float">
            <text:p>51,3625</text:p>
          </table:table-cell>
          <table:table-cell table:number-columns-repeated="1020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327.75" calcext:value-type="float">
            <text:p>327,75</text:p>
          </table:table-cell>
          <table:table-cell office:value-type="float" office:value="57.355" calcext:value-type="float">
            <text:p>57,355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275" calcext:value-type="float">
            <text:p>275</text:p>
          </table:table-cell>
          <table:table-cell office:value-type="float" office:value="40.765" calcext:value-type="float">
            <text:p>40,765</text:p>
          </table:table-cell>
          <table:table-cell table:number-columns-repeated="1020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380" calcext:value-type="float">
            <text:p>380</text:p>
          </table:table-cell>
          <table:table-cell office:value-type="float" office:value="67.88" calcext:value-type="float">
            <text:p>67,88</text:p>
          </table:table-cell>
          <table:table-cell table:number-columns-repeated="1020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290.5" calcext:value-type="float">
            <text:p>290,5</text:p>
          </table:table-cell>
          <table:table-cell office:value-type="float" office:value="66.61" calcext:value-type="float">
            <text:p>66,61</text:p>
          </table:table-cell>
          <table:table-cell table:number-columns-repeated="1020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224.25" calcext:value-type="float">
            <text:p>224,25</text:p>
          </table:table-cell>
          <table:table-cell office:value-type="float" office:value="63.6175" calcext:value-type="float">
            <text:p>63,6175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afico3" table:style-name="ta1">
        <table:shapes>
          <draw:frame draw:z-index="0" draw:style-name="gr1" draw:text-style-name="P1" svg:width="15.999cm" svg:height="8.999cm" svg:x="25.036cm" svg:y="1.91cm">
            <draw:object draw:notify-on-update-of-ranges="Grafico3.A3:Grafico3.A7 Grafico3.B2:Grafico3.B2 Grafico3.B3:Grafico3.B7 Grafico3.C2:Grafico3.C2 Grafico3.C3:Grafico3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32.363cm" svg:y="1.356cm">
            <draw:object draw:notify-on-update-of-ranges="Grafico3.A9:Grafico3.A13 Grafico3.B8:Grafico3.B8 Grafico3.B9:Grafico3.B13 Grafico3.C8:Grafico3.C8 Grafico3.C9:Grafico3.C1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31.942cm" svg:y="10.156cm">
            <draw:object draw:notify-on-update-of-ranges="Grafico3.A15:Grafico3.A19 Grafico3.B14:Grafico3.B14 Grafico3.B15:Grafico3.B19 Grafico3.C14:Grafico3.C14 Grafico3.C15:Grafico3.C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.999cm" svg:height="8.999cm" svg:x="26.931cm" svg:y="8.369cm">
            <draw:object draw:notify-on-update-of-ranges="Grafico3.A25:Grafico3.A39 Grafico3.B24:Grafico3.B24 Grafico3.B25:Grafico3.B39 Grafico3.C24:Grafico3.C24 Grafico3.C25:Grafico3.C3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1"/>
        <table:table-column table:style-name="co18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office:value-type="string" calcext:value-type="string" table:number-columns-spanned="3" table:number-rows-spanned="1">
            <text:p>Total de texto em HTML transferido em Quilo byte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number-columns-repeated="1021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number-columns-repeated="1021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number-columns-repeated="1021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number-columns-repeated="1021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number-columns-repeated="1021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number-columns-repeated="1021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number-columns-repeated="1021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number-columns-repeated="1021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number-columns-repeated="1021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number-columns-repeated="1021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4.45436954498291" calcext:value-type="float">
            <text:p>4,454369545</text:p>
          </table:table-cell>
          <table:table-cell office:value-type="float" office:value="2.16209888458252" calcext:value-type="float">
            <text:p>2,1620988846</text:p>
          </table:table-cell>
          <table:table-cell table:formula="of:=[.B25]/[.C25]" office:value-type="float" office:value="2.06020620830347" calcext:value-type="float">
            <text:p>2,0602062083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7.92243909835815" calcext:value-type="float">
            <text:p>7,9224390984</text:p>
          </table:table-cell>
          <table:table-cell office:value-type="float" office:value="1.38202786445618" calcext:value-type="float">
            <text:p>1,3820278645</text:p>
          </table:table-cell>
          <table:table-cell table:formula="of:=[.B26]/[.C26]" office:value-type="float" office:value="5.73247421568854" calcext:value-type="float">
            <text:p>5,7324742157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9.57696866989136" calcext:value-type="float">
            <text:p>9,5769686699</text:p>
          </table:table-cell>
          <table:table-cell office:value-type="float" office:value="1.58634328842163" calcext:value-type="float">
            <text:p>1,5863432884</text:p>
          </table:table-cell>
          <table:table-cell table:formula="of:=[.B27]/[.C27]" office:value-type="float" office:value="6.03713505127897" calcext:value-type="float">
            <text:p>6,0371350513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12.508243560791" calcext:value-type="float">
            <text:p>12,5082435608</text:p>
          </table:table-cell>
          <table:table-cell office:value-type="float" office:value="2.11725902557373" calcext:value-type="float">
            <text:p>2,1172590256</text:p>
          </table:table-cell>
          <table:table-cell table:formula="of:=[.B28]/[.C28]" office:value-type="float" office:value="5.90775309478326" calcext:value-type="float">
            <text:p>5,9077530948</text:p>
          </table:table-cell>
          <table:table-cell table:number-columns-repeated="1020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14.4674823284149" calcext:value-type="float">
            <text:p>14,4674823284</text:p>
          </table:table-cell>
          <table:table-cell office:value-type="float" office:value="2.45482587814331" calcext:value-type="float">
            <text:p>2,4548258781</text:p>
          </table:table-cell>
          <table:table-cell table:formula="of:=[.B29]/[.C29]" office:value-type="float" office:value="5.89348615607608" calcext:value-type="float">
            <text:p>5,8934861561</text:p>
          </table:table-cell>
          <table:table-cell table:formula="of:=AVERAGE([.D25:.D29])" office:value-type="float" office:value="5.12621094522606" calcext:value-type="float">
            <text:p>5,1262109452</text:p>
          </table:table-cell>
          <table:table-cell table:number-columns-repeated="1019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14.9854502677917" calcext:value-type="float">
            <text:p>14,9854502678</text:p>
          </table:table-cell>
          <table:table-cell office:value-type="float" office:value="2.41398000717163" calcext:value-type="float">
            <text:p>2,4139800072</text:p>
          </table:table-cell>
          <table:table-cell table:formula="of:=[.B30]/[.C30]" office:value-type="float" office:value="6.20777729031385" calcext:value-type="float">
            <text:p>6,2077772903</text:p>
          </table:table-cell>
          <table:table-cell table:number-columns-repeated="1020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17.8372075557709" calcext:value-type="float">
            <text:p>17,8372075558</text:p>
          </table:table-cell>
          <table:table-cell office:value-type="float" office:value="2.80997443199158" calcext:value-type="float">
            <text:p>2,809974432</text:p>
          </table:table-cell>
          <table:table-cell table:formula="of:=[.B31]/[.C31]" office:value-type="float" office:value="6.3478184543938" calcext:value-type="float">
            <text:p>6,3478184544</text:p>
          </table:table-cell>
          <table:table-cell table:number-columns-repeated="1020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19.5013885498047" calcext:value-type="float">
            <text:p>19,5013885498</text:p>
          </table:table-cell>
          <table:table-cell office:value-type="float" office:value="3.06156206130981" calcext:value-type="float">
            <text:p>3,0615620613</text:p>
          </table:table-cell>
          <table:table-cell table:formula="of:=[.B32]/[.C32]" office:value-type="float" office:value="6.36975117906365" calcext:value-type="float">
            <text:p>6,3697511791</text:p>
          </table:table-cell>
          <table:table-cell table:number-columns-repeated="1020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20.5671813488007" calcext:value-type="float">
            <text:p>20,5671813488</text:p>
          </table:table-cell>
          <table:table-cell office:value-type="float" office:value="3.21257185935974" calcext:value-type="float">
            <text:p>3,2125718594</text:p>
          </table:table-cell>
          <table:table-cell table:formula="of:=[.B33]/[.C33]" office:value-type="float" office:value="6.40209223301225" calcext:value-type="float">
            <text:p>6,402092233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21.2317507266998" calcext:value-type="float">
            <text:p>21,2317507267</text:p>
          </table:table-cell>
          <table:table-cell office:value-type="float" office:value="3.54290556907654" calcext:value-type="float">
            <text:p>3,5429055691</text:p>
          </table:table-cell>
          <table:table-cell table:formula="of:=[.B34]/[.C34]" office:value-type="float" office:value="5.99275095334643" calcext:value-type="float">
            <text:p>5,9927509533</text:p>
          </table:table-cell>
          <table:table-cell table:formula="of:=AVERAGE([.D30:.D34])" office:value-type="float" office:value="6.26403802202599" calcext:value-type="float">
            <text:p>6,264038022</text:p>
          </table:table-cell>
          <table:table-cell table:number-columns-repeated="1019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21.8439266681671" calcext:value-type="float">
            <text:p>21,8439266682</text:p>
          </table:table-cell>
          <table:table-cell office:value-type="float" office:value="3.904536485672" calcext:value-type="float">
            <text:p>3,9045364857</text:p>
          </table:table-cell>
          <table:table-cell table:formula="of:=[.B35]/[.C35]" office:value-type="float" office:value="5.59449930825979" calcext:value-type="float">
            <text:p>5,5944993083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25.0960047245026" calcext:value-type="float">
            <text:p>25,0960047245</text:p>
          </table:table-cell>
          <table:table-cell office:value-type="float" office:value="4.04709410667419" calcext:value-type="float">
            <text:p>4,0470941067</text:p>
          </table:table-cell>
          <table:table-cell table:formula="of:=[.B36]/[.C36]" office:value-type="float" office:value="6.2009936173997" calcext:value-type="float">
            <text:p>6,2009936174</text:p>
          </table:table-cell>
          <table:table-cell table:number-columns-repeated="1020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23.4846684932709" calcext:value-type="float">
            <text:p>23,4846684933</text:p>
          </table:table-cell>
          <table:table-cell office:value-type="float" office:value="4.13918042182922" calcext:value-type="float">
            <text:p>4,1391804218</text:p>
          </table:table-cell>
          <table:table-cell table:formula="of:=[.B37]/[.C37]" office:value-type="float" office:value="5.67374844774038" calcext:value-type="float">
            <text:p>5,6737484477</text:p>
          </table:table-cell>
          <table:table-cell table:number-columns-repeated="1020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26.1457035541534" calcext:value-type="float">
            <text:p>26,1457035542</text:p>
          </table:table-cell>
          <table:table-cell office:value-type="float" office:value="4.87193965911865" calcext:value-type="float">
            <text:p>4,8719396591</text:p>
          </table:table-cell>
          <table:table-cell table:formula="of:=[.B38]/[.C38]" office:value-type="float" office:value="5.36659018451046" calcext:value-type="float">
            <text:p>5,3665901845</text:p>
          </table:table-cell>
          <table:table-cell table:number-columns-repeated="1020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26.5414118766785" calcext:value-type="float">
            <text:p>26,5414118767</text:p>
          </table:table-cell>
          <table:table-cell office:value-type="float" office:value="4.97347187995911" calcext:value-type="float">
            <text:p>4,97347188</text:p>
          </table:table-cell>
          <table:table-cell table:formula="of:=[.B39]/[.C39]" office:value-type="float" office:value="5.33659634904716" calcext:value-type="float">
            <text:p>5,336596349</text:p>
          </table:table-cell>
          <table:table-cell table:formula="of:=AVERAGE([.D35:.D39])" office:value-type="float" office:value="5.6344855813915" calcext:value-type="float">
            <text:p>5,634485581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AVERAGE([.D25:.D39])" office:value-type="float" office:value="5.67491151621452" calcext:value-type="float">
            <text:p>5,6749115162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1" table:style-name="ta1">
        <table:shapes>
          <draw:frame draw:z-index="0" draw:style-name="gr1" draw:text-style-name="P1" svg:width="15.999cm" svg:height="8.999cm" svg:x="14.641cm" svg:y="0cm">
            <draw:object draw:notify-on-update-of-ranges="Grafico1.A3:Grafico1.A7 Grafico1.B2:Grafico1.B2 Grafico1.B3:Grafico1.B7 Grafico1.C2:Grafico1.C2 Grafico1.C3:Grafico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5cm" svg:x="33.238cm" svg:y="10.379cm">
            <draw:object draw:notify-on-update-of-ranges="Grafico1.A9:Grafico1.A13 Grafico1.B8:Grafico1.B8 Grafico1.B9:Grafico1.B13 Grafico1.C8:Grafico1.C8 Grafico1.C9:Grafico1.C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89cm" svg:height="9.005cm" svg:x="18.249cm" svg:y="9.801cm">
            <draw:object draw:notify-on-update-of-ranges="Grafico1.A15:Grafico1.A19 Grafico1.B14:Grafico1.B14 Grafico1.B15:Grafico1.B19 Grafico1.C14:Grafico1.C14 Grafico1.C15:Grafico1.C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8.069cm" svg:y="0.89cm">
            <draw:object draw:notify-on-update-of-ranges="Grafico1.A23:Grafico1.A37 Grafico1.B22:Grafico1.B22 Grafico1.B23:Grafico1.B37 Grafico1.C22:Grafico1.C22 Grafico1.C23:Grafico1.C3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ce1"/>
        <table:table-column table:style-name="co15" table:default-cell-style-name="ce2"/>
        <table:table-column table:style-name="co19" table:default-cell-style-name="ce2"/>
        <table:table-column table:style-name="co3" table:number-columns-repeated="2" table:default-cell-style-name="ce2"/>
        <table:table-column table:style-name="co4" table:number-columns-repeated="1019" table:default-cell-style-name="ce2"/>
        <table:table-row table:style-name="ro1">
          <table:table-cell office:value-type="string" calcext:value-type="string" table:number-columns-spanned="3" table:number-rows-spanned="1">
            <text:p>Média do Tempo Total do Teste (s)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number-columns-repeated="1021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number-columns-repeated="1021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number-columns-repeated="1021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number-columns-repeated="1021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number-columns-repeated="1021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number-columns-repeated="1021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number-columns-repeated="1021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table:number-columns-repeated="1021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number-columns-repeated="1021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number-columns-repeated="1021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number-columns-repeated="1021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number-columns-repeated="1021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úmero de Requisiçõe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Diferença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.000</text:p>
          </table:table-cell>
          <table:table-cell office:value-type="float" office:value="19.5585" calcext:value-type="float">
            <text:p>19,5585</text:p>
          </table:table-cell>
          <table:table-cell office:value-type="float" office:value="49.33625" calcext:value-type="float">
            <text:p>49,33625</text:p>
          </table:table-cell>
          <table:table-cell table:formula="of:=[.C23]/[.B23]" office:value-type="float" office:value="2.52249661272592" calcext:value-type="float">
            <text:p>2,5224966127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.000</text:p>
          </table:table-cell>
          <table:table-cell office:value-type="float" office:value="11.717" calcext:value-type="float">
            <text:p>11,717</text:p>
          </table:table-cell>
          <table:table-cell office:value-type="float" office:value="81.68725" calcext:value-type="float">
            <text:p>81,68725</text:p>
          </table:table-cell>
          <table:table-cell table:formula="of:=[.C24]/[.B24]" office:value-type="float" office:value="6.97168643850815" calcext:value-type="float">
            <text:p>6,9716864385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.000</text:p>
          </table:table-cell>
          <table:table-cell office:value-type="float" office:value="14.06975" calcext:value-type="float">
            <text:p>14,06975</text:p>
          </table:table-cell>
          <table:table-cell office:value-type="float" office:value="104.76075" calcext:value-type="float">
            <text:p>104,76075</text:p>
          </table:table-cell>
          <table:table-cell table:formula="of:=[.C25]/[.B25]" office:value-type="float" office:value="7.44581460224951" calcext:value-type="float">
            <text:p>7,4458146022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>
            <text:p>4.000</text:p>
          </table:table-cell>
          <table:table-cell office:value-type="float" office:value="17.379" calcext:value-type="float">
            <text:p>17,379</text:p>
          </table:table-cell>
          <table:table-cell office:value-type="float" office:value="126.66175" calcext:value-type="float">
            <text:p>126,66175</text:p>
          </table:table-cell>
          <table:table-cell table:formula="of:=[.C26]/[.B26]" office:value-type="float" office:value="7.28820703147477" calcext:value-type="float">
            <text:p>7,2882070315</text:p>
          </table:table-cell>
          <table:table-cell table:number-columns-repeated="1020"/>
        </table:table-row>
        <table:table-row table:style-name="ro1">
          <table:table-cell office:value-type="float" office:value="5000" calcext:value-type="float">
            <text:p>5.000</text:p>
          </table:table-cell>
          <table:table-cell office:value-type="float" office:value="22.9405" calcext:value-type="float">
            <text:p>22,9405</text:p>
          </table:table-cell>
          <table:table-cell office:value-type="float" office:value="168.55425" calcext:value-type="float">
            <text:p>168,55425</text:p>
          </table:table-cell>
          <table:table-cell table:formula="of:=[.C27]/[.B27]" office:value-type="float" office:value="7.34745319413265" calcext:value-type="float">
            <text:p>7,3474531941</text:p>
          </table:table-cell>
          <table:table-cell table:formula="of:=AVERAGE([.D23:.D27])" office:value-type="float" office:value="6.3151315758182" calcext:value-type="float">
            <text:p>6,3151315758</text:p>
          </table:table-cell>
          <table:table-cell table:number-columns-repeated="1019"/>
        </table:table-row>
        <table:table-row table:style-name="ro1">
          <table:table-cell office:value-type="float" office:value="6000" calcext:value-type="float">
            <text:p>6.000</text:p>
          </table:table-cell>
          <table:table-cell office:value-type="float" office:value="20.21225" calcext:value-type="float">
            <text:p>20,21225</text:p>
          </table:table-cell>
          <table:table-cell office:value-type="float" office:value="170.79125" calcext:value-type="float">
            <text:p>170,79125</text:p>
          </table:table-cell>
          <table:table-cell table:formula="of:=[.C28]/[.B28]" office:value-type="float" office:value="8.44988806293213" calcext:value-type="float">
            <text:p>8,4498880629</text:p>
          </table:table-cell>
          <table:table-cell table:number-columns-repeated="1020"/>
        </table:table-row>
        <table:table-row table:style-name="ro1">
          <table:table-cell office:value-type="float" office:value="7000" calcext:value-type="float">
            <text:p>7.000</text:p>
          </table:table-cell>
          <table:table-cell office:value-type="float" office:value="25.5605" calcext:value-type="float">
            <text:p>25,5605</text:p>
          </table:table-cell>
          <table:table-cell office:value-type="float" office:value="201.83925" calcext:value-type="float">
            <text:p>201,83925</text:p>
          </table:table-cell>
          <table:table-cell table:formula="of:=[.C29]/[.B29]" office:value-type="float" office:value="7.89652980184269" calcext:value-type="float">
            <text:p>7,8965298018</text:p>
          </table:table-cell>
          <table:table-cell table:number-columns-repeated="1020"/>
        </table:table-row>
        <table:table-row table:style-name="ro1">
          <table:table-cell office:value-type="float" office:value="8000" calcext:value-type="float">
            <text:p>8.000</text:p>
          </table:table-cell>
          <table:table-cell office:value-type="float" office:value="26.06925" calcext:value-type="float">
            <text:p>26,06925</text:p>
          </table:table-cell>
          <table:table-cell office:value-type="float" office:value="209.8755" calcext:value-type="float">
            <text:p>209,8755</text:p>
          </table:table-cell>
          <table:table-cell table:formula="of:=[.C30]/[.B30]" office:value-type="float" office:value="8.05069190713197" calcext:value-type="float">
            <text:p>8,0506919071</text:p>
          </table:table-cell>
          <table:table-cell table:number-columns-repeated="1020"/>
        </table:table-row>
        <table:table-row table:style-name="ro1">
          <table:table-cell office:value-type="float" office:value="9000" calcext:value-type="float">
            <text:p>9.000</text:p>
          </table:table-cell>
          <table:table-cell office:value-type="float" office:value="27.624" calcext:value-type="float">
            <text:p>27,624</text:p>
          </table:table-cell>
          <table:table-cell office:value-type="float" office:value="226.85675" calcext:value-type="float">
            <text:p>226,85675</text:p>
          </table:table-cell>
          <table:table-cell table:formula="of:=[.C31]/[.B31]" office:value-type="float" office:value="8.21230632783087" calcext:value-type="float">
            <text:p>8,2123063278</text:p>
          </table:table-cell>
          <table:table-cell table:number-columns-repeated="1020"/>
        </table:table-row>
        <table:table-row table:style-name="ro1">
          <table:table-cell office:value-type="float" office:value="10000" calcext:value-type="float">
            <text:p>10.000</text:p>
          </table:table-cell>
          <table:table-cell office:value-type="float" office:value="41.4005" calcext:value-type="float">
            <text:p>41,4005</text:p>
          </table:table-cell>
          <table:table-cell office:value-type="float" office:value="217.452" calcext:value-type="float">
            <text:p>217,452</text:p>
          </table:table-cell>
          <table:table-cell table:formula="of:=[.C32]/[.B32]" office:value-type="float" office:value="5.25240033332931" calcext:value-type="float">
            <text:p>5,2524003333</text:p>
          </table:table-cell>
          <table:table-cell table:formula="of:=AVERAGE([.D28:.D32])" office:value-type="float" office:value="7.57236328661339" calcext:value-type="float">
            <text:p>7,5723632866</text:p>
          </table:table-cell>
          <table:table-cell table:number-columns-repeated="1019"/>
        </table:table-row>
        <table:table-row table:style-name="ro1">
          <table:table-cell office:value-type="float" office:value="11000" calcext:value-type="float">
            <text:p>11.000</text:p>
          </table:table-cell>
          <table:table-cell office:value-type="float" office:value="33.9115" calcext:value-type="float">
            <text:p>33,9115</text:p>
          </table:table-cell>
          <table:table-cell office:value-type="float" office:value="234.00775" calcext:value-type="float">
            <text:p>234,00775</text:p>
          </table:table-cell>
          <table:table-cell table:formula="of:=[.C33]/[.B33]" office:value-type="float" office:value="6.90054258879731" calcext:value-type="float">
            <text:p>6,9005425888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.000</text:p>
          </table:table-cell>
          <table:table-cell office:value-type="float" office:value="47.2605" calcext:value-type="float">
            <text:p>47,2605</text:p>
          </table:table-cell>
          <table:table-cell office:value-type="float" office:value="257.88725" calcext:value-type="float">
            <text:p>257,88725</text:p>
          </table:table-cell>
          <table:table-cell table:formula="of:=[.C34]/[.B34]" office:value-type="float" office:value="5.45671861279504" calcext:value-type="float">
            <text:p>5,4567186128</text:p>
          </table:table-cell>
          <table:table-cell table:number-columns-repeated="1020"/>
        </table:table-row>
        <table:table-row table:style-name="ro1">
          <table:table-cell office:value-type="float" office:value="13000" calcext:value-type="float">
            <text:p>13.000</text:p>
          </table:table-cell>
          <table:table-cell office:value-type="float" office:value="34.50375" calcext:value-type="float">
            <text:p>34,50375</text:p>
          </table:table-cell>
          <table:table-cell office:value-type="float" office:value="245.4945" calcext:value-type="float">
            <text:p>245,4945</text:p>
          </table:table-cell>
          <table:table-cell table:formula="of:=[.C35]/[.B35]" office:value-type="float" office:value="7.11500923812629" calcext:value-type="float">
            <text:p>7,1150092381</text:p>
          </table:table-cell>
          <table:table-cell table:number-columns-repeated="1020"/>
        </table:table-row>
        <table:table-row table:style-name="ro1">
          <table:table-cell office:value-type="float" office:value="14000" calcext:value-type="float">
            <text:p>14.000</text:p>
          </table:table-cell>
          <table:table-cell office:value-type="float" office:value="52.20425" calcext:value-type="float">
            <text:p>52,20425</text:p>
          </table:table-cell>
          <table:table-cell office:value-type="float" office:value="249.1675" calcext:value-type="float">
            <text:p>249,1675</text:p>
          </table:table-cell>
          <table:table-cell table:formula="of:=[.C36]/[.B36]" office:value-type="float" office:value="4.77293515374706" calcext:value-type="float">
            <text:p>4,7729351537</text:p>
          </table:table-cell>
          <table:table-cell table:number-columns-repeated="1020"/>
        </table:table-row>
        <table:table-row table:style-name="ro1">
          <table:table-cell office:value-type="float" office:value="15000" calcext:value-type="float">
            <text:p>15.000</text:p>
          </table:table-cell>
          <table:table-cell office:value-type="float" office:value="72.78175" calcext:value-type="float">
            <text:p>72,78175</text:p>
          </table:table-cell>
          <table:table-cell office:value-type="float" office:value="280.26875" calcext:value-type="float">
            <text:p>280,26875</text:p>
          </table:table-cell>
          <table:table-cell table:formula="of:=[.C37]/[.B37]" office:value-type="float" office:value="3.85081081452425" calcext:value-type="float">
            <text:p>3,8508108145</text:p>
          </table:table-cell>
          <table:table-cell table:formula="of:=AVERAGE([.D33:.D37])" office:value-type="float" office:value="5.61920328159799" calcext:value-type="float">
            <text:p>5,6192032816</text:p>
          </table:table-cell>
          <table:table-cell table:number-columns-repeated="1019"/>
        </table:table-row>
        <table:table-row table:style-name="ro1">
          <table:table-cell/>
          <table:table-cell table:formula="of:=SUM([.B23:.B37])" office:value-type="float" office:value="467.193" calcext:value-type="float">
            <text:p>467,193</text:p>
          </table:table-cell>
          <table:table-cell table:formula="of:=SUM([.C23:.C37])" office:value-type="float" office:value="2824.64075" calcext:value-type="float">
            <text:p>2824,64075</text:p>
          </table:table-cell>
          <table:table-cell table:formula="of:=AVERAGE([.D23:.D37])" office:value-type="float" office:value="6.50223271467653" calcext:value-type="float">
            <text:p>6,5022327147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fico7" table:style-name="ta1">
        <table:table-column table:style-name="co1" table:default-cell-style-name="ce2"/>
        <table:table-column table:style-name="co4" table:number-columns-repeated="1023" table:default-cell-style-name="ce2"/>
        <table:table-row table:style-name="ro1">
          <table:table-cell/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ce59" office:value-type="string" calcext:value-type="string">
            <text:p>Apache</text:p>
          </table:table-cell>
          <table:table-cell table:style-name="ce59" office:value-type="string" calcext:value-type="string">
            <text:p>Nginx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string" calcext:value-type="string">
            <text:p>Número de Requisições</text:p>
          </table:table-cell>
          <table:table-cell table:style-name="ce60" office:value-type="float" office:value="50" calcext:value-type="float" table:number-columns-spanned="2" table:number-rows-spanned="1">
            <text:p>50</text:p>
          </table:table-cell>
          <table:covered-table-cell table:style-name="ce59"/>
          <table:table-cell table:style-name="ce60" office:value-type="float" office:value="66" calcext:value-type="float" table:number-columns-spanned="2" table:number-rows-spanned="1">
            <text:p>66</text:p>
          </table:table-cell>
          <table:covered-table-cell table:style-name="ce59"/>
          <table:table-cell table:style-name="ce60" office:value-type="float" office:value="75" calcext:value-type="float" table:number-columns-spanned="2" table:number-rows-spanned="1">
            <text:p>75</text:p>
          </table:table-cell>
          <table:covered-table-cell table:style-name="ce59"/>
          <table:table-cell table:style-name="ce60" office:value-type="float" office:value="80" calcext:value-type="float" table:number-columns-spanned="2" table:number-rows-spanned="1">
            <text:p>80</text:p>
          </table:table-cell>
          <table:covered-table-cell table:style-name="ce59"/>
          <table:table-cell table:style-name="ce60" office:value-type="float" office:value="90" calcext:value-type="float" table:number-columns-spanned="2" table:number-rows-spanned="1">
            <text:p>90</text:p>
          </table:table-cell>
          <table:covered-table-cell table:style-name="ce59"/>
          <table:table-cell table:style-name="ce60" office:value-type="float" office:value="95" calcext:value-type="float" table:number-columns-spanned="2" table:number-rows-spanned="1">
            <text:p>95</text:p>
          </table:table-cell>
          <table:covered-table-cell table:style-name="ce59"/>
          <table:table-cell table:style-name="ce60" office:value-type="float" office:value="98" calcext:value-type="float" table:number-columns-spanned="2" table:number-rows-spanned="1">
            <text:p>98</text:p>
          </table:table-cell>
          <table:covered-table-cell table:style-name="ce59"/>
          <table:table-cell table:style-name="ce60" office:value-type="float" office:value="99" calcext:value-type="float" table:number-columns-spanned="2" table:number-rows-spanned="1">
            <text:p>99</text:p>
          </table:table-cell>
          <table:covered-table-cell table:style-name="ce59"/>
          <table:table-cell table:style-name="ce60" office:value-type="float" office:value="100" calcext:value-type="float" table:number-columns-spanned="2" table:number-rows-spanned="1">
            <text:p>100</text:p>
          </table:table-cell>
          <table:covered-table-cell table:style-name="Default"/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1000" calcext:value-type="float">
            <text:p>1000</text:p>
          </table:table-cell>
          <table:table-cell office:value-type="float" office:value="7936" calcext:value-type="float">
            <text:p>7936</text:p>
          </table:table-cell>
          <table:table-cell office:value-type="float" office:value="692" calcext:value-type="float">
            <text:p>692</text:p>
          </table:table-cell>
          <table:table-cell office:value-type="float" office:value="10326" calcext:value-type="float">
            <text:p>10326</text:p>
          </table:table-cell>
          <table:table-cell office:value-type="float" office:value="1053" calcext:value-type="float">
            <text:p>1053</text:p>
          </table:table-cell>
          <table:table-cell office:value-type="float" office:value="12632.5" calcext:value-type="float">
            <text:p>12632,5</text:p>
          </table:table-cell>
          <table:table-cell office:value-type="float" office:value="1969.5" calcext:value-type="float">
            <text:p>1969,5</text:p>
          </table:table-cell>
          <table:table-cell office:value-type="float" office:value="13275" calcext:value-type="float">
            <text:p>13275</text:p>
          </table:table-cell>
          <table:table-cell office:value-type="float" office:value="2622" calcext:value-type="float">
            <text:p>2622</text:p>
          </table:table-cell>
          <table:table-cell office:value-type="float" office:value="14923" calcext:value-type="float">
            <text:p>14923</text:p>
          </table:table-cell>
          <table:table-cell office:value-type="float" office:value="4708" calcext:value-type="float">
            <text:p>4708</text:p>
          </table:table-cell>
          <table:table-cell office:value-type="float" office:value="22530.5" calcext:value-type="float">
            <text:p>22530,5</text:p>
          </table:table-cell>
          <table:table-cell office:value-type="float" office:value="6247.5" calcext:value-type="float">
            <text:p>6247,5</text:p>
          </table:table-cell>
          <table:table-cell office:value-type="float" office:value="24673.5" calcext:value-type="float">
            <text:p>24673,5</text:p>
          </table:table-cell>
          <table:table-cell office:value-type="float" office:value="7183.5" calcext:value-type="float">
            <text:p>7183,5</text:p>
          </table:table-cell>
          <table:table-cell office:value-type="float" office:value="25703" calcext:value-type="float">
            <text:p>25703</text:p>
          </table:table-cell>
          <table:table-cell office:value-type="float" office:value="7908" calcext:value-type="float">
            <text:p>7908</text:p>
          </table:table-cell>
          <table:table-cell office:value-type="float" office:value="26530" calcext:value-type="float">
            <text:p>26530</text:p>
          </table:table-cell>
          <table:table-cell office:value-type="float" office:value="8619.5" calcext:value-type="float">
            <text:p>8619,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2000" calcext:value-type="float">
            <text:p>2000</text:p>
          </table:table-cell>
          <table:table-cell office:value-type="float" office:value="12571" calcext:value-type="float">
            <text:p>12571</text:p>
          </table:table-cell>
          <table:table-cell office:value-type="float" office:value="232" calcext:value-type="float">
            <text:p>232</text:p>
          </table:table-cell>
          <table:table-cell office:value-type="float" office:value="13820.5" calcext:value-type="float">
            <text:p>13820,5</text:p>
          </table:table-cell>
          <table:table-cell office:value-type="float" office:value="672" calcext:value-type="float">
            <text:p>672</text:p>
          </table:table-cell>
          <table:table-cell office:value-type="float" office:value="15463" calcext:value-type="float">
            <text:p>15463</text:p>
          </table:table-cell>
          <table:table-cell office:value-type="float" office:value="1322.5" calcext:value-type="float">
            <text:p>1322,5</text:p>
          </table:table-cell>
          <table:table-cell office:value-type="float" office:value="17851" calcext:value-type="float">
            <text:p>17851</text:p>
          </table:table-cell>
          <table:table-cell office:value-type="float" office:value="1831" calcext:value-type="float">
            <text:p>1831</text:p>
          </table:table-cell>
          <table:table-cell office:value-type="float" office:value="30168.5" calcext:value-type="float">
            <text:p>30168,5</text:p>
          </table:table-cell>
          <table:table-cell office:value-type="float" office:value="3954.5" calcext:value-type="float">
            <text:p>3954,5</text:p>
          </table:table-cell>
          <table:table-cell office:value-type="float" office:value="39114.5" calcext:value-type="float">
            <text:p>39114,5</text:p>
          </table:table-cell>
          <table:table-cell office:value-type="float" office:value="6309.5" calcext:value-type="float">
            <text:p>6309,5</text:p>
          </table:table-cell>
          <table:table-cell office:value-type="float" office:value="50526" calcext:value-type="float">
            <text:p>50526</text:p>
          </table:table-cell>
          <table:table-cell office:value-type="float" office:value="9006" calcext:value-type="float">
            <text:p>9006</text:p>
          </table:table-cell>
          <table:table-cell office:value-type="float" office:value="52185" calcext:value-type="float">
            <text:p>52185</text:p>
          </table:table-cell>
          <table:table-cell office:value-type="float" office:value="9970.5" calcext:value-type="float">
            <text:p>9970,5</text:p>
          </table:table-cell>
          <table:table-cell office:value-type="float" office:value="55201.5" calcext:value-type="float">
            <text:p>55201,5</text:p>
          </table:table-cell>
          <table:table-cell office:value-type="float" office:value="10813.5" calcext:value-type="float">
            <text:p>10813,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3000" calcext:value-type="float">
            <text:p>3000</text:p>
          </table:table-cell>
          <table:table-cell office:value-type="float" office:value="15390" calcext:value-type="float">
            <text:p>15390</text:p>
          </table:table-cell>
          <table:table-cell office:value-type="float" office:value="316" calcext:value-type="float">
            <text:p>316</text:p>
          </table:table-cell>
          <table:table-cell office:value-type="float" office:value="16224.5" calcext:value-type="float">
            <text:p>16224,5</text:p>
          </table:table-cell>
          <table:table-cell office:value-type="float" office:value="1788" calcext:value-type="float">
            <text:p>1788</text:p>
          </table:table-cell>
          <table:table-cell office:value-type="float" office:value="17895.5" calcext:value-type="float">
            <text:p>17895,5</text:p>
          </table:table-cell>
          <table:table-cell office:value-type="float" office:value="2239" calcext:value-type="float">
            <text:p>2239</text:p>
          </table:table-cell>
          <table:table-cell office:value-type="float" office:value="20285" calcext:value-type="float">
            <text:p>20285</text:p>
          </table:table-cell>
          <table:table-cell office:value-type="float" office:value="2542" calcext:value-type="float">
            <text:p>2542</text:p>
          </table:table-cell>
          <table:table-cell office:value-type="float" office:value="27963.5" calcext:value-type="float">
            <text:p>27963,5</text:p>
          </table:table-cell>
          <table:table-cell office:value-type="float" office:value="4330.5" calcext:value-type="float">
            <text:p>4330,5</text:p>
          </table:table-cell>
          <table:table-cell office:value-type="float" office:value="33463.5" calcext:value-type="float">
            <text:p>33463,5</text:p>
          </table:table-cell>
          <table:table-cell office:value-type="float" office:value="6634" calcext:value-type="float">
            <text:p>6634</text:p>
          </table:table-cell>
          <table:table-cell office:value-type="float" office:value="36722" calcext:value-type="float">
            <text:p>36722</text:p>
          </table:table-cell>
          <table:table-cell office:value-type="float" office:value="9068.5" calcext:value-type="float">
            <text:p>9068,5</text:p>
          </table:table-cell>
          <table:table-cell office:value-type="float" office:value="40852.5" calcext:value-type="float">
            <text:p>40852,5</text:p>
          </table:table-cell>
          <table:table-cell office:value-type="float" office:value="12071" calcext:value-type="float">
            <text:p>12071</text:p>
          </table:table-cell>
          <table:table-cell office:value-type="float" office:value="81437.5" calcext:value-type="float">
            <text:p>81437,5</text:p>
          </table:table-cell>
          <table:table-cell office:value-type="float" office:value="13828" calcext:value-type="float">
            <text:p>13828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4000" calcext:value-type="float">
            <text:p>4000</text:p>
          </table:table-cell>
          <table:table-cell office:value-type="float" office:value="14749" calcext:value-type="float">
            <text:p>14749</text:p>
          </table:table-cell>
          <table:table-cell office:value-type="float" office:value="237.5" calcext:value-type="float">
            <text:p>237,5</text:p>
          </table:table-cell>
          <table:table-cell office:value-type="float" office:value="17971.5" calcext:value-type="float">
            <text:p>17971,5</text:p>
          </table:table-cell>
          <table:table-cell office:value-type="float" office:value="370.5" calcext:value-type="float">
            <text:p>370,5</text:p>
          </table:table-cell>
          <table:table-cell office:value-type="float" office:value="22057" calcext:value-type="float">
            <text:p>22057</text:p>
          </table:table-cell>
          <table:table-cell office:value-type="float" office:value="1296.5" calcext:value-type="float">
            <text:p>1296,5</text:p>
          </table:table-cell>
          <table:table-cell office:value-type="float" office:value="25225.5" calcext:value-type="float">
            <text:p>25225,5</text:p>
          </table:table-cell>
          <table:table-cell office:value-type="float" office:value="2841" calcext:value-type="float">
            <text:p>2841</text:p>
          </table:table-cell>
          <table:table-cell office:value-type="float" office:value="35122" calcext:value-type="float">
            <text:p>35122</text:p>
          </table:table-cell>
          <table:table-cell office:value-type="float" office:value="5585" calcext:value-type="float">
            <text:p>5585</text:p>
          </table:table-cell>
          <table:table-cell office:value-type="float" office:value="45976" calcext:value-type="float">
            <text:p>45976</text:p>
          </table:table-cell>
          <table:table-cell office:value-type="float" office:value="7737" calcext:value-type="float">
            <text:p>7737</text:p>
          </table:table-cell>
          <table:table-cell office:value-type="float" office:value="74984.5" calcext:value-type="float">
            <text:p>74984,5</text:p>
          </table:table-cell>
          <table:table-cell office:value-type="float" office:value="9948.5" calcext:value-type="float">
            <text:p>9948,5</text:p>
          </table:table-cell>
          <table:table-cell office:value-type="float" office:value="89892.5" calcext:value-type="float">
            <text:p>89892,5</text:p>
          </table:table-cell>
          <table:table-cell office:value-type="float" office:value="14277" calcext:value-type="float">
            <text:p>14277</text:p>
          </table:table-cell>
          <table:table-cell office:value-type="float" office:value="108713" calcext:value-type="float">
            <text:p>108713</text:p>
          </table:table-cell>
          <table:table-cell office:value-type="float" office:value="17852.5" calcext:value-type="float">
            <text:p>17852,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5000" calcext:value-type="float">
            <text:p>5000</text:p>
          </table:table-cell>
          <table:table-cell office:value-type="float" office:value="17365" calcext:value-type="float">
            <text:p>17365</text:p>
          </table:table-cell>
          <table:table-cell office:value-type="float" office:value="298" calcext:value-type="float">
            <text:p>298</text:p>
          </table:table-cell>
          <table:table-cell office:value-type="float" office:value="22309.5" calcext:value-type="float">
            <text:p>22309,5</text:p>
          </table:table-cell>
          <table:table-cell office:value-type="float" office:value="743.5" calcext:value-type="float">
            <text:p>743,5</text:p>
          </table:table-cell>
          <table:table-cell office:value-type="float" office:value="29479.5" calcext:value-type="float">
            <text:p>29479,5</text:p>
          </table:table-cell>
          <table:table-cell office:value-type="float" office:value="3998.5" calcext:value-type="float">
            <text:p>3998,5</text:p>
          </table:table-cell>
          <table:table-cell office:value-type="float" office:value="34128" calcext:value-type="float">
            <text:p>34128</text:p>
          </table:table-cell>
          <table:table-cell office:value-type="float" office:value="4632" calcext:value-type="float">
            <text:p>4632</text:p>
          </table:table-cell>
          <table:table-cell office:value-type="float" office:value="66907.5" calcext:value-type="float">
            <text:p>66907,5</text:p>
          </table:table-cell>
          <table:table-cell office:value-type="float" office:value="6645" calcext:value-type="float">
            <text:p>6645</text:p>
          </table:table-cell>
          <table:table-cell office:value-type="float" office:value="96227" calcext:value-type="float">
            <text:p>96227</text:p>
          </table:table-cell>
          <table:table-cell office:value-type="float" office:value="10342.5" calcext:value-type="float">
            <text:p>10342,5</text:p>
          </table:table-cell>
          <table:table-cell office:value-type="float" office:value="118969.5" calcext:value-type="float">
            <text:p>118969,5</text:p>
          </table:table-cell>
          <table:table-cell office:value-type="float" office:value="15541" calcext:value-type="float">
            <text:p>15541</text:p>
          </table:table-cell>
          <table:table-cell office:value-type="float" office:value="127274" calcext:value-type="float">
            <text:p>127274</text:p>
          </table:table-cell>
          <table:table-cell office:value-type="float" office:value="19777" calcext:value-type="float">
            <text:p>19777</text:p>
          </table:table-cell>
          <table:table-cell office:value-type="float" office:value="127327.5" calcext:value-type="float">
            <text:p>127327,5</text:p>
          </table:table-cell>
          <table:table-cell office:value-type="float" office:value="22772.5" calcext:value-type="float">
            <text:p>22772,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6000" calcext:value-type="float">
            <text:p>6000</text:p>
          </table:table-cell>
          <table:table-cell office:value-type="float" office:value="17080" calcext:value-type="float">
            <text:p>17080</text:p>
          </table:table-cell>
          <table:table-cell office:value-type="float" office:value="234.5" calcext:value-type="float">
            <text:p>234,5</text:p>
          </table:table-cell>
          <table:table-cell office:value-type="float" office:value="20351.5" calcext:value-type="float">
            <text:p>20351,5</text:p>
          </table:table-cell>
          <table:table-cell office:value-type="float" office:value="323.5" calcext:value-type="float">
            <text:p>323,5</text:p>
          </table:table-cell>
          <table:table-cell office:value-type="float" office:value="26934.5" calcext:value-type="float">
            <text:p>26934,5</text:p>
          </table:table-cell>
          <table:table-cell office:value-type="float" office:value="482" calcext:value-type="float">
            <text:p>482</text:p>
          </table:table-cell>
          <table:table-cell office:value-type="float" office:value="30511" calcext:value-type="float">
            <text:p>30511</text:p>
          </table:table-cell>
          <table:table-cell office:value-type="float" office:value="1939" calcext:value-type="float">
            <text:p>1939</text:p>
          </table:table-cell>
          <table:table-cell office:value-type="float" office:value="51318.5" calcext:value-type="float">
            <text:p>51318,5</text:p>
          </table:table-cell>
          <table:table-cell office:value-type="float" office:value="5779" calcext:value-type="float">
            <text:p>5779</text:p>
          </table:table-cell>
          <table:table-cell office:value-type="float" office:value="85480.5" calcext:value-type="float">
            <text:p>85480,5</text:p>
          </table:table-cell>
          <table:table-cell office:value-type="float" office:value="9434.5" calcext:value-type="float">
            <text:p>9434,5</text:p>
          </table:table-cell>
          <table:table-cell office:value-type="float" office:value="106000.5" calcext:value-type="float">
            <text:p>106000,5</text:p>
          </table:table-cell>
          <table:table-cell office:value-type="float" office:value="12998" calcext:value-type="float">
            <text:p>12998</text:p>
          </table:table-cell>
          <table:table-cell office:value-type="float" office:value="106782.5" calcext:value-type="float">
            <text:p>106782,5</text:p>
          </table:table-cell>
          <table:table-cell office:value-type="float" office:value="14261" calcext:value-type="float">
            <text:p>14261</text:p>
          </table:table-cell>
          <table:table-cell office:value-type="float" office:value="111423" calcext:value-type="float">
            <text:p>111423</text:p>
          </table:table-cell>
          <table:table-cell office:value-type="float" office:value="20614" calcext:value-type="float">
            <text:p>20614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7000" calcext:value-type="float">
            <text:p>7000</text:p>
          </table:table-cell>
          <table:table-cell office:value-type="float" office:value="18110.5" calcext:value-type="float">
            <text:p>18110,5</text:p>
          </table:table-cell>
          <table:table-cell office:value-type="float" office:value="217" calcext:value-type="float">
            <text:p>217</text:p>
          </table:table-cell>
          <table:table-cell office:value-type="float" office:value="26922.5" calcext:value-type="float">
            <text:p>26922,5</text:p>
          </table:table-cell>
          <table:table-cell office:value-type="float" office:value="364.5" calcext:value-type="float">
            <text:p>364,5</text:p>
          </table:table-cell>
          <table:table-cell office:value-type="float" office:value="34503.5" calcext:value-type="float">
            <text:p>34503,5</text:p>
          </table:table-cell>
          <table:table-cell office:value-type="float" office:value="4291.5" calcext:value-type="float">
            <text:p>4291,5</text:p>
          </table:table-cell>
          <table:table-cell office:value-type="float" office:value="46714.5" calcext:value-type="float">
            <text:p>46714,5</text:p>
          </table:table-cell>
          <table:table-cell office:value-type="float" office:value="5114.5" calcext:value-type="float">
            <text:p>5114,5</text:p>
          </table:table-cell>
          <table:table-cell office:value-type="float" office:value="84133.5" calcext:value-type="float">
            <text:p>84133,5</text:p>
          </table:table-cell>
          <table:table-cell office:value-type="float" office:value="9645" calcext:value-type="float">
            <text:p>9645</text:p>
          </table:table-cell>
          <table:table-cell office:value-type="float" office:value="122563" calcext:value-type="float">
            <text:p>122563</text:p>
          </table:table-cell>
          <table:table-cell office:value-type="float" office:value="12231" calcext:value-type="float">
            <text:p>12231</text:p>
          </table:table-cell>
          <table:table-cell office:value-type="float" office:value="125748" calcext:value-type="float">
            <text:p>125748</text:p>
          </table:table-cell>
          <table:table-cell office:value-type="float" office:value="17177" calcext:value-type="float">
            <text:p>17177</text:p>
          </table:table-cell>
          <table:table-cell office:value-type="float" office:value="126502.5" calcext:value-type="float">
            <text:p>126502,5</text:p>
          </table:table-cell>
          <table:table-cell office:value-type="float" office:value="20774.5" calcext:value-type="float">
            <text:p>20774,5</text:p>
          </table:table-cell>
          <table:table-cell office:value-type="float" office:value="138845" calcext:value-type="float">
            <text:p>138845</text:p>
          </table:table-cell>
          <table:table-cell office:value-type="float" office:value="24852" calcext:value-type="float">
            <text:p>24852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8000" calcext:value-type="float">
            <text:p>8000</text:p>
          </table:table-cell>
          <table:table-cell office:value-type="float" office:value="21182" calcext:value-type="float">
            <text:p>21182</text:p>
          </table:table-cell>
          <table:table-cell office:value-type="float" office:value="217" calcext:value-type="float">
            <text:p>217</text:p>
          </table:table-cell>
          <table:table-cell office:value-type="float" office:value="30261" calcext:value-type="float">
            <text:p>30261</text:p>
          </table:table-cell>
          <table:table-cell office:value-type="float" office:value="299" calcext:value-type="float">
            <text:p>299</text:p>
          </table:table-cell>
          <table:table-cell office:value-type="float" office:value="53711" calcext:value-type="float">
            <text:p>53711</text:p>
          </table:table-cell>
          <table:table-cell office:value-type="float" office:value="430.5" calcext:value-type="float">
            <text:p>430,5</text:p>
          </table:table-cell>
          <table:table-cell office:value-type="float" office:value="65792" calcext:value-type="float">
            <text:p>65792</text:p>
          </table:table-cell>
          <table:table-cell office:value-type="float" office:value="1306" calcext:value-type="float">
            <text:p>1306</text:p>
          </table:table-cell>
          <table:table-cell office:value-type="float" office:value="115964" calcext:value-type="float">
            <text:p>115964</text:p>
          </table:table-cell>
          <table:table-cell office:value-type="float" office:value="10928.5" calcext:value-type="float">
            <text:p>10928,5</text:p>
          </table:table-cell>
          <table:table-cell office:value-type="float" office:value="127233" calcext:value-type="float">
            <text:p>127233</text:p>
          </table:table-cell>
          <table:table-cell office:value-type="float" office:value="16089" calcext:value-type="float">
            <text:p>16089</text:p>
          </table:table-cell>
          <table:table-cell office:value-type="float" office:value="127294" calcext:value-type="float">
            <text:p>127294</text:p>
          </table:table-cell>
          <table:table-cell office:value-type="float" office:value="17590" calcext:value-type="float">
            <text:p>17590</text:p>
          </table:table-cell>
          <table:table-cell office:value-type="float" office:value="127312" calcext:value-type="float">
            <text:p>127312</text:p>
          </table:table-cell>
          <table:table-cell office:value-type="float" office:value="20656" calcext:value-type="float">
            <text:p>20656</text:p>
          </table:table-cell>
          <table:table-cell office:value-type="float" office:value="147561" calcext:value-type="float">
            <text:p>147561</text:p>
          </table:table-cell>
          <table:table-cell office:value-type="float" office:value="25373" calcext:value-type="float">
            <text:p>25373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9000" calcext:value-type="float">
            <text:p>9000</text:p>
          </table:table-cell>
          <table:table-cell office:value-type="float" office:value="22063.5" calcext:value-type="float">
            <text:p>22063,5</text:p>
          </table:table-cell>
          <table:table-cell office:value-type="float" office:value="270.5" calcext:value-type="float">
            <text:p>270,5</text:p>
          </table:table-cell>
          <table:table-cell office:value-type="float" office:value="32564" calcext:value-type="float">
            <text:p>32564</text:p>
          </table:table-cell>
          <table:table-cell office:value-type="float" office:value="351" calcext:value-type="float">
            <text:p>351</text:p>
          </table:table-cell>
          <table:table-cell office:value-type="float" office:value="49216.5" calcext:value-type="float">
            <text:p>49216,5</text:p>
          </table:table-cell>
          <table:table-cell office:value-type="float" office:value="1153.5" calcext:value-type="float">
            <text:p>1153,5</text:p>
          </table:table-cell>
          <table:table-cell office:value-type="float" office:value="58012" calcext:value-type="float">
            <text:p>58012</text:p>
          </table:table-cell>
          <table:table-cell office:value-type="float" office:value="5017.5" calcext:value-type="float">
            <text:p>5017,5</text:p>
          </table:table-cell>
          <table:table-cell office:value-type="float" office:value="125149" calcext:value-type="float">
            <text:p>125149</text:p>
          </table:table-cell>
          <table:table-cell office:value-type="float" office:value="9654.5" calcext:value-type="float">
            <text:p>965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5128.5" calcext:value-type="float">
            <text:p>15128,5</text:p>
          </table:table-cell>
          <table:table-cell office:value-type="float" office:value="127296" calcext:value-type="float">
            <text:p>127296</text:p>
          </table:table-cell>
          <table:table-cell office:value-type="float" office:value="16073" calcext:value-type="float">
            <text:p>16073</text:p>
          </table:table-cell>
          <table:table-cell office:value-type="float" office:value="127311.5" calcext:value-type="float">
            <text:p>127311,5</text:p>
          </table:table-cell>
          <table:table-cell office:value-type="float" office:value="16863.5" calcext:value-type="float">
            <text:p>16863,5</text:p>
          </table:table-cell>
          <table:table-cell office:value-type="float" office:value="131517" calcext:value-type="float">
            <text:p>131517</text:p>
          </table:table-cell>
          <table:table-cell office:value-type="float" office:value="28061" calcext:value-type="float">
            <text:p>28061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10000" calcext:value-type="float">
            <text:p>10000</text:p>
          </table:table-cell>
          <table:table-cell office:value-type="float" office:value="22419" calcext:value-type="float">
            <text:p>22419</text:p>
          </table:table-cell>
          <table:table-cell office:value-type="float" office:value="250.5" calcext:value-type="float">
            <text:p>250,5</text:p>
          </table:table-cell>
          <table:table-cell office:value-type="float" office:value="32780.5" calcext:value-type="float">
            <text:p>32780,5</text:p>
          </table:table-cell>
          <table:table-cell office:value-type="float" office:value="322" calcext:value-type="float">
            <text:p>322</text:p>
          </table:table-cell>
          <table:table-cell office:value-type="float" office:value="48165.5" calcext:value-type="float">
            <text:p>48165,5</text:p>
          </table:table-cell>
          <table:table-cell office:value-type="float" office:value="470.5" calcext:value-type="float">
            <text:p>470,5</text:p>
          </table:table-cell>
          <table:table-cell office:value-type="float" office:value="61466.5" calcext:value-type="float">
            <text:p>61466,5</text:p>
          </table:table-cell>
          <table:table-cell office:value-type="float" office:value="1894.5" calcext:value-type="float">
            <text:p>1894,5</text:p>
          </table:table-cell>
          <table:table-cell office:value-type="float" office:value="127167" calcext:value-type="float">
            <text:p>127167</text:p>
          </table:table-cell>
          <table:table-cell office:value-type="float" office:value="12654" calcext:value-type="float">
            <text:p>12654</text:p>
          </table:table-cell>
          <table:table-cell office:value-type="float" office:value="127290" calcext:value-type="float">
            <text:p>127290</text:p>
          </table:table-cell>
          <table:table-cell office:value-type="float" office:value="17385.5" calcext:value-type="float">
            <text:p>17385,5</text:p>
          </table:table-cell>
          <table:table-cell office:value-type="float" office:value="127308" calcext:value-type="float">
            <text:p>127308</text:p>
          </table:table-cell>
          <table:table-cell office:value-type="float" office:value="20121" calcext:value-type="float">
            <text:p>20121</text:p>
          </table:table-cell>
          <table:table-cell office:value-type="float" office:value="127325.5" calcext:value-type="float">
            <text:p>127325,5</text:p>
          </table:table-cell>
          <table:table-cell office:value-type="float" office:value="20996.5" calcext:value-type="float">
            <text:p>20996,5</text:p>
          </table:table-cell>
          <table:table-cell office:value-type="float" office:value="167870" calcext:value-type="float">
            <text:p>167870</text:p>
          </table:table-cell>
          <table:table-cell office:value-type="float" office:value="32441.5" calcext:value-type="float">
            <text:p>32441,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11000" calcext:value-type="float">
            <text:p>11000</text:p>
          </table:table-cell>
          <table:table-cell office:value-type="float" office:value="22424.5" calcext:value-type="float">
            <text:p>22424,5</text:p>
          </table:table-cell>
          <table:table-cell office:value-type="float" office:value="302" calcext:value-type="float">
            <text:p>302</text:p>
          </table:table-cell>
          <table:table-cell office:value-type="float" office:value="31173.5" calcext:value-type="float">
            <text:p>31173,5</text:p>
          </table:table-cell>
          <table:table-cell office:value-type="float" office:value="804.5" calcext:value-type="float">
            <text:p>804,5</text:p>
          </table:table-cell>
          <table:table-cell office:value-type="float" office:value="43331.5" calcext:value-type="float">
            <text:p>43331,5</text:p>
          </table:table-cell>
          <table:table-cell office:value-type="float" office:value="5733.5" calcext:value-type="float">
            <text:p>5733,5</text:p>
          </table:table-cell>
          <table:table-cell office:value-type="float" office:value="64791" calcext:value-type="float">
            <text:p>64791</text:p>
          </table:table-cell>
          <table:table-cell office:value-type="float" office:value="10089.5" calcext:value-type="float">
            <text:p>10089,5</text:p>
          </table:table-cell>
          <table:table-cell office:value-type="float" office:value="127215.5" calcext:value-type="float">
            <text:p>127215,5</text:p>
          </table:table-cell>
          <table:table-cell office:value-type="float" office:value="19907.5" calcext:value-type="float">
            <text:p>19907,5</text:p>
          </table:table-cell>
          <table:table-cell office:value-type="float" office:value="127262" calcext:value-type="float">
            <text:p>127262</text:p>
          </table:table-cell>
          <table:table-cell office:value-type="float" office:value="22298.5" calcext:value-type="float">
            <text:p>22298,5</text:p>
          </table:table-cell>
          <table:table-cell office:value-type="float" office:value="127292" calcext:value-type="float">
            <text:p>127292</text:p>
          </table:table-cell>
          <table:table-cell office:value-type="float" office:value="28643" calcext:value-type="float">
            <text:p>28643</text:p>
          </table:table-cell>
          <table:table-cell office:value-type="float" office:value="127317.5" calcext:value-type="float">
            <text:p>127317,5</text:p>
          </table:table-cell>
          <table:table-cell office:value-type="float" office:value="30199" calcext:value-type="float">
            <text:p>30199</text:p>
          </table:table-cell>
          <table:table-cell office:value-type="float" office:value="153340.5" calcext:value-type="float">
            <text:p>153340,5</text:p>
          </table:table-cell>
          <table:table-cell office:value-type="float" office:value="34130.5" calcext:value-type="float">
            <text:p>34130,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12000" calcext:value-type="float">
            <text:p>12000</text:p>
          </table:table-cell>
          <table:table-cell office:value-type="float" office:value="24533" calcext:value-type="float">
            <text:p>24533</text:p>
          </table:table-cell>
          <table:table-cell office:value-type="float" office:value="286.5" calcext:value-type="float">
            <text:p>286,5</text:p>
          </table:table-cell>
          <table:table-cell office:value-type="float" office:value="45095.5" calcext:value-type="float">
            <text:p>45095,5</text:p>
          </table:table-cell>
          <table:table-cell office:value-type="float" office:value="825" calcext:value-type="float">
            <text:p>825</text:p>
          </table:table-cell>
          <table:table-cell office:value-type="float" office:value="85676" calcext:value-type="float">
            <text:p>85676</text:p>
          </table:table-cell>
          <table:table-cell office:value-type="float" office:value="8061" calcext:value-type="float">
            <text:p>8061</text:p>
          </table:table-cell>
          <table:table-cell office:value-type="float" office:value="92220" calcext:value-type="float">
            <text:p>92220</text:p>
          </table:table-cell>
          <table:table-cell office:value-type="float" office:value="11233.5" calcext:value-type="float">
            <text:p>11233,5</text:p>
          </table:table-cell>
          <table:table-cell office:value-type="float" office:value="127253.5" calcext:value-type="float">
            <text:p>127253,5</text:p>
          </table:table-cell>
          <table:table-cell office:value-type="float" office:value="21019" calcext:value-type="float">
            <text:p>21019</text:p>
          </table:table-cell>
          <table:table-cell office:value-type="float" office:value="127277.5" calcext:value-type="float">
            <text:p>127277,5</text:p>
          </table:table-cell>
          <table:table-cell office:value-type="float" office:value="26385.5" calcext:value-type="float">
            <text:p>26385,5</text:p>
          </table:table-cell>
          <table:table-cell office:value-type="float" office:value="127295.5" calcext:value-type="float">
            <text:p>127295,5</text:p>
          </table:table-cell>
          <table:table-cell office:value-type="float" office:value="29280.5" calcext:value-type="float">
            <text:p>29280,5</text:p>
          </table:table-cell>
          <table:table-cell office:value-type="float" office:value="127321.5" calcext:value-type="float">
            <text:p>127321,5</text:p>
          </table:table-cell>
          <table:table-cell office:value-type="float" office:value="30639" calcext:value-type="float">
            <text:p>30639</text:p>
          </table:table-cell>
          <table:table-cell office:value-type="float" office:value="151807.5" calcext:value-type="float">
            <text:p>151807,5</text:p>
          </table:table-cell>
          <table:table-cell office:value-type="float" office:value="37877.5" calcext:value-type="float">
            <text:p>37877,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13000" calcext:value-type="float">
            <text:p>13000</text:p>
          </table:table-cell>
          <table:table-cell office:value-type="float" office:value="21125.5" calcext:value-type="float">
            <text:p>21125,5</text:p>
          </table:table-cell>
          <table:table-cell office:value-type="float" office:value="239.5" calcext:value-type="float">
            <text:p>239,5</text:p>
          </table:table-cell>
          <table:table-cell office:value-type="float" office:value="30114" calcext:value-type="float">
            <text:p>30114</text:p>
          </table:table-cell>
          <table:table-cell office:value-type="float" office:value="347" calcext:value-type="float">
            <text:p>347</text:p>
          </table:table-cell>
          <table:table-cell office:value-type="float" office:value="49283" calcext:value-type="float">
            <text:p>49283</text:p>
          </table:table-cell>
          <table:table-cell office:value-type="float" office:value="1642" calcext:value-type="float">
            <text:p>1642</text:p>
          </table:table-cell>
          <table:table-cell office:value-type="float" office:value="94424.5" calcext:value-type="float">
            <text:p>94424,5</text:p>
          </table:table-cell>
          <table:table-cell office:value-type="float" office:value="7948" calcext:value-type="float">
            <text:p>7948</text:p>
          </table:table-cell>
          <table:table-cell office:value-type="float" office:value="127241" calcext:value-type="float">
            <text:p>127241</text:p>
          </table:table-cell>
          <table:table-cell office:value-type="float" office:value="18391.5" calcext:value-type="float">
            <text:p>18391,5</text:p>
          </table:table-cell>
          <table:table-cell office:value-type="float" office:value="127279" calcext:value-type="float">
            <text:p>127279</text:p>
          </table:table-cell>
          <table:table-cell office:value-type="float" office:value="21400" calcext:value-type="float">
            <text:p>21400</text:p>
          </table:table-cell>
          <table:table-cell office:value-type="float" office:value="127309.5" calcext:value-type="float">
            <text:p>127309,5</text:p>
          </table:table-cell>
          <table:table-cell office:value-type="float" office:value="29696.5" calcext:value-type="float">
            <text:p>29696,5</text:p>
          </table:table-cell>
          <table:table-cell office:value-type="float" office:value="127327" calcext:value-type="float">
            <text:p>127327</text:p>
          </table:table-cell>
          <table:table-cell office:value-type="float" office:value="32067" calcext:value-type="float">
            <text:p>32067</text:p>
          </table:table-cell>
          <table:table-cell office:value-type="float" office:value="147620" calcext:value-type="float">
            <text:p>147620</text:p>
          </table:table-cell>
          <table:table-cell office:value-type="float" office:value="35040.5" calcext:value-type="float">
            <text:p>35040,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14000" calcext:value-type="float">
            <text:p>14000</text:p>
          </table:table-cell>
          <table:table-cell office:value-type="float" office:value="26654.5" calcext:value-type="float">
            <text:p>26654,5</text:p>
          </table:table-cell>
          <table:table-cell office:value-type="float" office:value="296" calcext:value-type="float">
            <text:p>296</text:p>
          </table:table-cell>
          <table:table-cell office:value-type="float" office:value="41747.5" calcext:value-type="float">
            <text:p>41747,5</text:p>
          </table:table-cell>
          <table:table-cell office:value-type="float" office:value="427.5" calcext:value-type="float">
            <text:p>427,5</text:p>
          </table:table-cell>
          <table:table-cell office:value-type="float" office:value="57551.5" calcext:value-type="float">
            <text:p>57551,5</text:p>
          </table:table-cell>
          <table:table-cell office:value-type="float" office:value="4133" calcext:value-type="float">
            <text:p>4133</text:p>
          </table:table-cell>
          <table:table-cell office:value-type="float" office:value="88430" calcext:value-type="float">
            <text:p>88430</text:p>
          </table:table-cell>
          <table:table-cell office:value-type="float" office:value="8394.5" calcext:value-type="float">
            <text:p>8394,5</text:p>
          </table:table-cell>
          <table:table-cell office:value-type="float" office:value="127252" calcext:value-type="float">
            <text:p>127252</text:p>
          </table:table-cell>
          <table:table-cell office:value-type="float" office:value="17042" calcext:value-type="float">
            <text:p>17042</text:p>
          </table:table-cell>
          <table:table-cell office:value-type="float" office:value="127287.5" calcext:value-type="float">
            <text:p>127287,5</text:p>
          </table:table-cell>
          <table:table-cell office:value-type="float" office:value="30033" calcext:value-type="float">
            <text:p>30033</text:p>
          </table:table-cell>
          <table:table-cell office:value-type="float" office:value="127303" calcext:value-type="float">
            <text:p>127303</text:p>
          </table:table-cell>
          <table:table-cell office:value-type="float" office:value="34954" calcext:value-type="float">
            <text:p>34954</text:p>
          </table:table-cell>
          <table:table-cell office:value-type="float" office:value="127314.5" calcext:value-type="float">
            <text:p>127314,5</text:p>
          </table:table-cell>
          <table:table-cell office:value-type="float" office:value="36076" calcext:value-type="float">
            <text:p>36076</text:p>
          </table:table-cell>
          <table:table-cell office:value-type="float" office:value="159389.5" calcext:value-type="float">
            <text:p>159389,5</text:p>
          </table:table-cell>
          <table:table-cell office:value-type="float" office:value="42733.5" calcext:value-type="float">
            <text:p>42733,5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 table:style-name="ce59" office:value-type="float" office:value="15000" calcext:value-type="float">
            <text:p>15000</text:p>
          </table:table-cell>
          <table:table-cell office:value-type="float" office:value="28995" calcext:value-type="float">
            <text:p>28995</text:p>
          </table:table-cell>
          <table:table-cell office:value-type="float" office:value="265.5" calcext:value-type="float">
            <text:p>265,5</text:p>
          </table:table-cell>
          <table:table-cell office:value-type="float" office:value="79932.5" calcext:value-type="float">
            <text:p>79932,5</text:p>
          </table:table-cell>
          <table:table-cell office:value-type="float" office:value="383.5" calcext:value-type="float">
            <text:p>383,5</text:p>
          </table:table-cell>
          <table:table-cell office:value-type="float" office:value="90309" calcext:value-type="float">
            <text:p>90309</text:p>
          </table:table-cell>
          <table:table-cell office:value-type="float" office:value="2474" calcext:value-type="float">
            <text:p>2474</text:p>
          </table:table-cell>
          <table:table-cell office:value-type="float" office:value="102183" calcext:value-type="float">
            <text:p>102183</text:p>
          </table:table-cell>
          <table:table-cell office:value-type="float" office:value="6755" calcext:value-type="float">
            <text:p>6755</text:p>
          </table:table-cell>
          <table:table-cell office:value-type="float" office:value="127281.5" calcext:value-type="float">
            <text:p>127281,5</text:p>
          </table:table-cell>
          <table:table-cell office:value-type="float" office:value="21629.5" calcext:value-type="float">
            <text:p>21629,5</text:p>
          </table:table-cell>
          <table:table-cell office:value-type="float" office:value="127305.5" calcext:value-type="float">
            <text:p>127305,5</text:p>
          </table:table-cell>
          <table:table-cell office:value-type="float" office:value="29535.5" calcext:value-type="float">
            <text:p>29535,5</text:p>
          </table:table-cell>
          <table:table-cell office:value-type="float" office:value="127320" calcext:value-type="float">
            <text:p>127320</text:p>
          </table:table-cell>
          <table:table-cell office:value-type="float" office:value="32913" calcext:value-type="float">
            <text:p>32913</text:p>
          </table:table-cell>
          <table:table-cell office:value-type="float" office:value="127338" calcext:value-type="float">
            <text:p>127338</text:p>
          </table:table-cell>
          <table:table-cell office:value-type="float" office:value="34917" calcext:value-type="float">
            <text:p>34917</text:p>
          </table:table-cell>
          <table:table-cell office:value-type="float" office:value="167876" calcext:value-type="float">
            <text:p>167876</text:p>
          </table:table-cell>
          <table:table-cell office:value-type="float" office:value="61090" calcext:value-type="float">
            <text:p>61090</text:p>
          </table:table-cell>
          <table:table-cell table:style-name="Default" table:number-columns-repeated="8"/>
          <table:table-cell table:number-columns-repeated="997"/>
        </table:table-row>
        <table:table-row table:style-name="ro1">
          <table:table-cell/>
          <table:table-cell table:style-name="ce59" office:value-type="string" calcext:value-type="string">
            <text:p>Nginx</text:p>
          </table:table-cell>
          <table:table-cell table:style-name="ce59" table:number-columns-repeated="16"/>
          <table:table-cell table:number-columns-repeated="1006"/>
        </table:table-row>
        <table:table-row table:style-name="ro1">
          <table:table-cell table:style-name="ce59" office:value-type="string" calcext:value-type="string">
            <text:p>Número de Requisições</text:p>
          </table:table-cell>
          <table:table-cell table:style-name="ce59" office:value-type="float" office:value="50" calcext:value-type="float">
            <text:p>50</text:p>
          </table:table-cell>
          <table:table-cell table:style-name="ce59"/>
          <table:table-cell table:style-name="ce59" office:value-type="float" office:value="66" calcext:value-type="float">
            <text:p>66</text:p>
          </table:table-cell>
          <table:table-cell table:style-name="ce59"/>
          <table:table-cell table:style-name="ce59" office:value-type="float" office:value="75" calcext:value-type="float">
            <text:p>75</text:p>
          </table:table-cell>
          <table:table-cell table:style-name="ce59"/>
          <table:table-cell table:style-name="ce59" office:value-type="float" office:value="80" calcext:value-type="float">
            <text:p>80</text:p>
          </table:table-cell>
          <table:table-cell table:style-name="ce59"/>
          <table:table-cell table:style-name="ce59" office:value-type="float" office:value="90" calcext:value-type="float">
            <text:p>90</text:p>
          </table:table-cell>
          <table:table-cell table:style-name="ce59"/>
          <table:table-cell table:style-name="ce59" office:value-type="float" office:value="95" calcext:value-type="float">
            <text:p>95</text:p>
          </table:table-cell>
          <table:table-cell table:style-name="ce59"/>
          <table:table-cell table:style-name="ce59" office:value-type="float" office:value="98" calcext:value-type="float">
            <text:p>98</text:p>
          </table:table-cell>
          <table:table-cell table:style-name="ce59"/>
          <table:table-cell table:style-name="ce59" office:value-type="float" office:value="99" calcext:value-type="float">
            <text:p>99</text:p>
          </table:table-cell>
          <table:table-cell table:style-name="ce59"/>
          <table:table-cell table:style-name="ce59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style-name="ce59" office:value-type="float" office:value="1000" calcext:value-type="float">
            <text:p>1000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053" calcext:value-type="float">
            <text:p>1053</text:p>
          </table:table-cell>
          <table:table-cell/>
          <table:table-cell office:value-type="float" office:value="1969.5" calcext:value-type="float">
            <text:p>1969,5</text:p>
          </table:table-cell>
          <table:table-cell/>
          <table:table-cell office:value-type="float" office:value="2622" calcext:value-type="float">
            <text:p>2622</text:p>
          </table:table-cell>
          <table:table-cell/>
          <table:table-cell office:value-type="float" office:value="4708" calcext:value-type="float">
            <text:p>4708</text:p>
          </table:table-cell>
          <table:table-cell/>
          <table:table-cell office:value-type="float" office:value="6247.5" calcext:value-type="float">
            <text:p>6247,5</text:p>
          </table:table-cell>
          <table:table-cell/>
          <table:table-cell office:value-type="float" office:value="7183.5" calcext:value-type="float">
            <text:p>7183,5</text:p>
          </table:table-cell>
          <table:table-cell/>
          <table:table-cell office:value-type="float" office:value="7908" calcext:value-type="float">
            <text:p>7908</text:p>
          </table:table-cell>
          <table:table-cell/>
          <table:table-cell office:value-type="float" office:value="8619.5" calcext:value-type="float">
            <text:p>8619,5</text:p>
          </table:table-cell>
          <table:table-cell table:number-columns-repeated="1006"/>
        </table:table-row>
        <table:table-row table:style-name="ro1">
          <table:table-cell table:style-name="ce59" office:value-type="float" office:value="2000" calcext:value-type="float">
            <text:p>2000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1322.5" calcext:value-type="float">
            <text:p>1322,5</text:p>
          </table:table-cell>
          <table:table-cell/>
          <table:table-cell office:value-type="float" office:value="1831" calcext:value-type="float">
            <text:p>1831</text:p>
          </table:table-cell>
          <table:table-cell/>
          <table:table-cell office:value-type="float" office:value="3954.5" calcext:value-type="float">
            <text:p>3954,5</text:p>
          </table:table-cell>
          <table:table-cell/>
          <table:table-cell office:value-type="float" office:value="6309.5" calcext:value-type="float">
            <text:p>6309,5</text:p>
          </table:table-cell>
          <table:table-cell/>
          <table:table-cell office:value-type="float" office:value="9006" calcext:value-type="float">
            <text:p>9006</text:p>
          </table:table-cell>
          <table:table-cell/>
          <table:table-cell office:value-type="float" office:value="9970.5" calcext:value-type="float">
            <text:p>9970,5</text:p>
          </table:table-cell>
          <table:table-cell/>
          <table:table-cell office:value-type="float" office:value="10813.5" calcext:value-type="float">
            <text:p>10813,5</text:p>
          </table:table-cell>
          <table:table-cell table:number-columns-repeated="1006"/>
        </table:table-row>
        <table:table-row table:style-name="ro1">
          <table:table-cell table:style-name="ce59" office:value-type="float" office:value="3000" calcext:value-type="float">
            <text:p>3000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788" calcext:value-type="float">
            <text:p>1788</text:p>
          </table:table-cell>
          <table:table-cell/>
          <table:table-cell office:value-type="float" office:value="2239" calcext:value-type="float">
            <text:p>2239</text:p>
          </table:table-cell>
          <table:table-cell/>
          <table:table-cell office:value-type="float" office:value="2542" calcext:value-type="float">
            <text:p>2542</text:p>
          </table:table-cell>
          <table:table-cell/>
          <table:table-cell office:value-type="float" office:value="4330.5" calcext:value-type="float">
            <text:p>4330,5</text:p>
          </table:table-cell>
          <table:table-cell/>
          <table:table-cell office:value-type="float" office:value="6634" calcext:value-type="float">
            <text:p>6634</text:p>
          </table:table-cell>
          <table:table-cell/>
          <table:table-cell office:value-type="float" office:value="9068.5" calcext:value-type="float">
            <text:p>9068,5</text:p>
          </table:table-cell>
          <table:table-cell/>
          <table:table-cell office:value-type="float" office:value="12071" calcext:value-type="float">
            <text:p>12071</text:p>
          </table:table-cell>
          <table:table-cell/>
          <table:table-cell office:value-type="float" office:value="13828" calcext:value-type="float">
            <text:p>13828</text:p>
          </table:table-cell>
          <table:table-cell table:number-columns-repeated="1006"/>
        </table:table-row>
        <table:table-row table:style-name="ro1">
          <table:table-cell table:style-name="ce59" office:value-type="float" office:value="4000" calcext:value-type="float">
            <text:p>4000</text:p>
          </table:table-cell>
          <table:table-cell office:value-type="float" office:value="237.5" calcext:value-type="float">
            <text:p>237,5</text:p>
          </table:table-cell>
          <table:table-cell/>
          <table:table-cell office:value-type="float" office:value="370.5" calcext:value-type="float">
            <text:p>370,5</text:p>
          </table:table-cell>
          <table:table-cell/>
          <table:table-cell office:value-type="float" office:value="1296.5" calcext:value-type="float">
            <text:p>1296,5</text:p>
          </table:table-cell>
          <table:table-cell/>
          <table:table-cell office:value-type="float" office:value="2841" calcext:value-type="float">
            <text:p>2841</text:p>
          </table:table-cell>
          <table:table-cell/>
          <table:table-cell office:value-type="float" office:value="5585" calcext:value-type="float">
            <text:p>5585</text:p>
          </table:table-cell>
          <table:table-cell/>
          <table:table-cell office:value-type="float" office:value="7737" calcext:value-type="float">
            <text:p>7737</text:p>
          </table:table-cell>
          <table:table-cell/>
          <table:table-cell office:value-type="float" office:value="9948.5" calcext:value-type="float">
            <text:p>9948,5</text:p>
          </table:table-cell>
          <table:table-cell/>
          <table:table-cell office:value-type="float" office:value="14277" calcext:value-type="float">
            <text:p>14277</text:p>
          </table:table-cell>
          <table:table-cell/>
          <table:table-cell office:value-type="float" office:value="17852.5" calcext:value-type="float">
            <text:p>17852,5</text:p>
          </table:table-cell>
          <table:table-cell table:number-columns-repeated="1006"/>
        </table:table-row>
        <table:table-row table:style-name="ro1">
          <table:table-cell table:style-name="ce59" office:value-type="float" office:value="5000" calcext:value-type="float">
            <text:p>50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743.5" calcext:value-type="float">
            <text:p>743,5</text:p>
          </table:table-cell>
          <table:table-cell/>
          <table:table-cell office:value-type="float" office:value="3998.5" calcext:value-type="float">
            <text:p>3998,5</text:p>
          </table:table-cell>
          <table:table-cell/>
          <table:table-cell office:value-type="float" office:value="4632" calcext:value-type="float">
            <text:p>4632</text:p>
          </table:table-cell>
          <table:table-cell/>
          <table:table-cell office:value-type="float" office:value="6645" calcext:value-type="float">
            <text:p>6645</text:p>
          </table:table-cell>
          <table:table-cell/>
          <table:table-cell office:value-type="float" office:value="10342.5" calcext:value-type="float">
            <text:p>10342,5</text:p>
          </table:table-cell>
          <table:table-cell/>
          <table:table-cell office:value-type="float" office:value="15541" calcext:value-type="float">
            <text:p>15541</text:p>
          </table:table-cell>
          <table:table-cell/>
          <table:table-cell office:value-type="float" office:value="19777" calcext:value-type="float">
            <text:p>19777</text:p>
          </table:table-cell>
          <table:table-cell/>
          <table:table-cell office:value-type="float" office:value="22772.5" calcext:value-type="float">
            <text:p>22772,5</text:p>
          </table:table-cell>
          <table:table-cell table:number-columns-repeated="1006"/>
        </table:table-row>
        <table:table-row table:style-name="ro1">
          <table:table-cell table:style-name="ce59" office:value-type="float" office:value="6000" calcext:value-type="float">
            <text:p>6000</text:p>
          </table:table-cell>
          <table:table-cell office:value-type="float" office:value="234.5" calcext:value-type="float">
            <text:p>234,5</text:p>
          </table:table-cell>
          <table:table-cell/>
          <table:table-cell office:value-type="float" office:value="323.5" calcext:value-type="float">
            <text:p>323,5</text:p>
          </table:table-cell>
          <table:table-cell/>
          <table:table-cell office:value-type="float" office:value="482" calcext:value-type="float">
            <text:p>482</text:p>
          </table:table-cell>
          <table:table-cell/>
          <table:table-cell office:value-type="float" office:value="1939" calcext:value-type="float">
            <text:p>1939</text:p>
          </table:table-cell>
          <table:table-cell/>
          <table:table-cell office:value-type="float" office:value="5779" calcext:value-type="float">
            <text:p>5779</text:p>
          </table:table-cell>
          <table:table-cell/>
          <table:table-cell office:value-type="float" office:value="9434.5" calcext:value-type="float">
            <text:p>9434,5</text:p>
          </table:table-cell>
          <table:table-cell/>
          <table:table-cell office:value-type="float" office:value="12998" calcext:value-type="float">
            <text:p>12998</text:p>
          </table:table-cell>
          <table:table-cell/>
          <table:table-cell office:value-type="float" office:value="14261" calcext:value-type="float">
            <text:p>14261</text:p>
          </table:table-cell>
          <table:table-cell/>
          <table:table-cell office:value-type="float" office:value="20614" calcext:value-type="float">
            <text:p>20614</text:p>
          </table:table-cell>
          <table:table-cell table:number-columns-repeated="1006"/>
        </table:table-row>
        <table:table-row table:style-name="ro1">
          <table:table-cell table:style-name="ce59" office:value-type="float" office:value="7000" calcext:value-type="float">
            <text:p>7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364.5" calcext:value-type="float">
            <text:p>364,5</text:p>
          </table:table-cell>
          <table:table-cell/>
          <table:table-cell office:value-type="float" office:value="4291.5" calcext:value-type="float">
            <text:p>4291,5</text:p>
          </table:table-cell>
          <table:table-cell/>
          <table:table-cell office:value-type="float" office:value="5114.5" calcext:value-type="float">
            <text:p>5114,5</text:p>
          </table:table-cell>
          <table:table-cell/>
          <table:table-cell office:value-type="float" office:value="9645" calcext:value-type="float">
            <text:p>9645</text:p>
          </table:table-cell>
          <table:table-cell/>
          <table:table-cell office:value-type="float" office:value="12231" calcext:value-type="float">
            <text:p>12231</text:p>
          </table:table-cell>
          <table:table-cell/>
          <table:table-cell office:value-type="float" office:value="17177" calcext:value-type="float">
            <text:p>17177</text:p>
          </table:table-cell>
          <table:table-cell/>
          <table:table-cell office:value-type="float" office:value="20774.5" calcext:value-type="float">
            <text:p>20774,5</text:p>
          </table:table-cell>
          <table:table-cell/>
          <table:table-cell office:value-type="float" office:value="24852" calcext:value-type="float">
            <text:p>24852</text:p>
          </table:table-cell>
          <table:table-cell table:number-columns-repeated="1006"/>
        </table:table-row>
        <table:table-row table:style-name="ro1">
          <table:table-cell table:style-name="ce59" office:value-type="float" office:value="8000" calcext:value-type="float">
            <text:p>800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430.5" calcext:value-type="float">
            <text:p>430,5</text:p>
          </table:table-cell>
          <table:table-cell/>
          <table:table-cell office:value-type="float" office:value="1306" calcext:value-type="float">
            <text:p>1306</text:p>
          </table:table-cell>
          <table:table-cell/>
          <table:table-cell office:value-type="float" office:value="10928.5" calcext:value-type="float">
            <text:p>10928,5</text:p>
          </table:table-cell>
          <table:table-cell/>
          <table:table-cell office:value-type="float" office:value="16089" calcext:value-type="float">
            <text:p>16089</text:p>
          </table:table-cell>
          <table:table-cell/>
          <table:table-cell office:value-type="float" office:value="17590" calcext:value-type="float">
            <text:p>17590</text:p>
          </table:table-cell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25373" calcext:value-type="float">
            <text:p>25373</text:p>
          </table:table-cell>
          <table:table-cell table:number-columns-repeated="1006"/>
        </table:table-row>
        <table:table-row table:style-name="ro1">
          <table:table-cell table:style-name="ce59" office:value-type="float" office:value="9000" calcext:value-type="float">
            <text:p>9000</text:p>
          </table:table-cell>
          <table:table-cell office:value-type="float" office:value="270.5" calcext:value-type="float">
            <text:p>270,5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1153.5" calcext:value-type="float">
            <text:p>1153,5</text:p>
          </table:table-cell>
          <table:table-cell/>
          <table:table-cell office:value-type="float" office:value="5017.5" calcext:value-type="float">
            <text:p>5017,5</text:p>
          </table:table-cell>
          <table:table-cell/>
          <table:table-cell office:value-type="float" office:value="9654.5" calcext:value-type="float">
            <text:p>9654,5</text:p>
          </table:table-cell>
          <table:table-cell/>
          <table:table-cell office:value-type="float" office:value="15128.5" calcext:value-type="float">
            <text:p>15128,5</text:p>
          </table:table-cell>
          <table:table-cell/>
          <table:table-cell office:value-type="float" office:value="16073" calcext:value-type="float">
            <text:p>16073</text:p>
          </table:table-cell>
          <table:table-cell/>
          <table:table-cell office:value-type="float" office:value="16863.5" calcext:value-type="float">
            <text:p>16863,5</text:p>
          </table:table-cell>
          <table:table-cell/>
          <table:table-cell office:value-type="float" office:value="28061" calcext:value-type="float">
            <text:p>28061</text:p>
          </table:table-cell>
          <table:table-cell table:number-columns-repeated="1006"/>
        </table:table-row>
        <table:table-row table:style-name="ro1">
          <table:table-cell table:style-name="ce59" office:value-type="float" office:value="10000" calcext:value-type="float">
            <text:p>10000</text:p>
          </table:table-cell>
          <table:table-cell office:value-type="float" office:value="250.5" calcext:value-type="float">
            <text:p>250,5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470.5" calcext:value-type="float">
            <text:p>470,5</text:p>
          </table:table-cell>
          <table:table-cell/>
          <table:table-cell office:value-type="float" office:value="1894.5" calcext:value-type="float">
            <text:p>1894,5</text:p>
          </table:table-cell>
          <table:table-cell/>
          <table:table-cell office:value-type="float" office:value="12654" calcext:value-type="float">
            <text:p>12654</text:p>
          </table:table-cell>
          <table:table-cell/>
          <table:table-cell office:value-type="float" office:value="17385.5" calcext:value-type="float">
            <text:p>17385,5</text:p>
          </table:table-cell>
          <table:table-cell/>
          <table:table-cell office:value-type="float" office:value="20121" calcext:value-type="float">
            <text:p>20121</text:p>
          </table:table-cell>
          <table:table-cell/>
          <table:table-cell office:value-type="float" office:value="20996.5" calcext:value-type="float">
            <text:p>20996,5</text:p>
          </table:table-cell>
          <table:table-cell/>
          <table:table-cell office:value-type="float" office:value="32441.5" calcext:value-type="float">
            <text:p>32441,5</text:p>
          </table:table-cell>
          <table:table-cell table:number-columns-repeated="1006"/>
        </table:table-row>
        <table:table-row table:style-name="ro1">
          <table:table-cell table:style-name="ce59" office:value-type="float" office:value="11000" calcext:value-type="float">
            <text:p>11000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804.5" calcext:value-type="float">
            <text:p>804,5</text:p>
          </table:table-cell>
          <table:table-cell/>
          <table:table-cell office:value-type="float" office:value="5733.5" calcext:value-type="float">
            <text:p>5733,5</text:p>
          </table:table-cell>
          <table:table-cell/>
          <table:table-cell office:value-type="float" office:value="10089.5" calcext:value-type="float">
            <text:p>10089,5</text:p>
          </table:table-cell>
          <table:table-cell/>
          <table:table-cell office:value-type="float" office:value="19907.5" calcext:value-type="float">
            <text:p>19907,5</text:p>
          </table:table-cell>
          <table:table-cell/>
          <table:table-cell office:value-type="float" office:value="22298.5" calcext:value-type="float">
            <text:p>22298,5</text:p>
          </table:table-cell>
          <table:table-cell/>
          <table:table-cell office:value-type="float" office:value="28643" calcext:value-type="float">
            <text:p>28643</text:p>
          </table:table-cell>
          <table:table-cell/>
          <table:table-cell office:value-type="float" office:value="30199" calcext:value-type="float">
            <text:p>30199</text:p>
          </table:table-cell>
          <table:table-cell/>
          <table:table-cell office:value-type="float" office:value="34130.5" calcext:value-type="float">
            <text:p>34130,5</text:p>
          </table:table-cell>
          <table:table-cell table:number-columns-repeated="1006"/>
        </table:table-row>
        <table:table-row table:style-name="ro1">
          <table:table-cell table:style-name="ce59" office:value-type="float" office:value="12000" calcext:value-type="float">
            <text:p>12000</text:p>
          </table:table-cell>
          <table:table-cell office:value-type="float" office:value="286.5" calcext:value-type="float">
            <text:p>286,5</text:p>
          </table:table-cell>
          <table:table-cell/>
          <table:table-cell office:value-type="float" office:value="825" calcext:value-type="float">
            <text:p>825</text:p>
          </table:table-cell>
          <table:table-cell/>
          <table:table-cell office:value-type="float" office:value="8061" calcext:value-type="float">
            <text:p>8061</text:p>
          </table:table-cell>
          <table:table-cell/>
          <table:table-cell office:value-type="float" office:value="11233.5" calcext:value-type="float">
            <text:p>11233,5</text:p>
          </table:table-cell>
          <table:table-cell/>
          <table:table-cell office:value-type="float" office:value="21019" calcext:value-type="float">
            <text:p>21019</text:p>
          </table:table-cell>
          <table:table-cell/>
          <table:table-cell office:value-type="float" office:value="26385.5" calcext:value-type="float">
            <text:p>26385,5</text:p>
          </table:table-cell>
          <table:table-cell/>
          <table:table-cell office:value-type="float" office:value="29280.5" calcext:value-type="float">
            <text:p>29280,5</text:p>
          </table:table-cell>
          <table:table-cell/>
          <table:table-cell office:value-type="float" office:value="30639" calcext:value-type="float">
            <text:p>30639</text:p>
          </table:table-cell>
          <table:table-cell/>
          <table:table-cell office:value-type="float" office:value="37877.5" calcext:value-type="float">
            <text:p>37877,5</text:p>
          </table:table-cell>
          <table:table-cell table:number-columns-repeated="1006"/>
        </table:table-row>
        <table:table-row table:style-name="ro1">
          <table:table-cell table:style-name="ce59" office:value-type="float" office:value="13000" calcext:value-type="float">
            <text:p>13000</text:p>
          </table:table-cell>
          <table:table-cell office:value-type="float" office:value="239.5" calcext:value-type="float">
            <text:p>239,5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1642" calcext:value-type="float">
            <text:p>1642</text:p>
          </table:table-cell>
          <table:table-cell/>
          <table:table-cell office:value-type="float" office:value="7948" calcext:value-type="float">
            <text:p>7948</text:p>
          </table:table-cell>
          <table:table-cell/>
          <table:table-cell office:value-type="float" office:value="18391.5" calcext:value-type="float">
            <text:p>18391,5</text:p>
          </table:table-cell>
          <table:table-cell/>
          <table:table-cell office:value-type="float" office:value="21400" calcext:value-type="float">
            <text:p>21400</text:p>
          </table:table-cell>
          <table:table-cell/>
          <table:table-cell office:value-type="float" office:value="29696.5" calcext:value-type="float">
            <text:p>29696,5</text:p>
          </table:table-cell>
          <table:table-cell/>
          <table:table-cell office:value-type="float" office:value="32067" calcext:value-type="float">
            <text:p>32067</text:p>
          </table:table-cell>
          <table:table-cell/>
          <table:table-cell office:value-type="float" office:value="35040.5" calcext:value-type="float">
            <text:p>35040,5</text:p>
          </table:table-cell>
          <table:table-cell table:number-columns-repeated="1006"/>
        </table:table-row>
        <table:table-row table:style-name="ro1">
          <table:table-cell table:style-name="ce59" office:value-type="float" office:value="14000" calcext:value-type="float">
            <text:p>14000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7.5" calcext:value-type="float">
            <text:p>427,5</text:p>
          </table:table-cell>
          <table:table-cell/>
          <table:table-cell office:value-type="float" office:value="4133" calcext:value-type="float">
            <text:p>4133</text:p>
          </table:table-cell>
          <table:table-cell/>
          <table:table-cell office:value-type="float" office:value="8394.5" calcext:value-type="float">
            <text:p>8394,5</text:p>
          </table:table-cell>
          <table:table-cell/>
          <table:table-cell office:value-type="float" office:value="17042" calcext:value-type="float">
            <text:p>17042</text:p>
          </table:table-cell>
          <table:table-cell/>
          <table:table-cell office:value-type="float" office:value="30033" calcext:value-type="float">
            <text:p>30033</text:p>
          </table:table-cell>
          <table:table-cell/>
          <table:table-cell office:value-type="float" office:value="34954" calcext:value-type="float">
            <text:p>34954</text:p>
          </table:table-cell>
          <table:table-cell/>
          <table:table-cell office:value-type="float" office:value="36076" calcext:value-type="float">
            <text:p>36076</text:p>
          </table:table-cell>
          <table:table-cell/>
          <table:table-cell office:value-type="float" office:value="42733.5" calcext:value-type="float">
            <text:p>42733,5</text:p>
          </table:table-cell>
          <table:table-cell table:number-columns-repeated="1006"/>
        </table:table-row>
        <table:table-row table:style-name="ro1">
          <table:table-cell table:style-name="ce59" office:value-type="float" office:value="15000" calcext:value-type="float">
            <text:p>15000</text:p>
          </table:table-cell>
          <table:table-cell office:value-type="float" office:value="265.5" calcext:value-type="float">
            <text:p>265,5</text:p>
          </table:table-cell>
          <table:table-cell/>
          <table:table-cell office:value-type="float" office:value="383.5" calcext:value-type="float">
            <text:p>383,5</text:p>
          </table:table-cell>
          <table:table-cell/>
          <table:table-cell office:value-type="float" office:value="2474" calcext:value-type="float">
            <text:p>2474</text:p>
          </table:table-cell>
          <table:table-cell/>
          <table:table-cell office:value-type="float" office:value="6755" calcext:value-type="float">
            <text:p>6755</text:p>
          </table:table-cell>
          <table:table-cell/>
          <table:table-cell office:value-type="float" office:value="21629.5" calcext:value-type="float">
            <text:p>21629,5</text:p>
          </table:table-cell>
          <table:table-cell/>
          <table:table-cell office:value-type="float" office:value="29535.5" calcext:value-type="float">
            <text:p>29535,5</text:p>
          </table:table-cell>
          <table:table-cell/>
          <table:table-cell office:value-type="float" office:value="32913" calcext:value-type="float">
            <text:p>32913</text:p>
          </table:table-cell>
          <table:table-cell/>
          <table:table-cell office:value-type="float" office:value="34917" calcext:value-type="float">
            <text:p>34917</text:p>
          </table:table-cell>
          <table:table-cell/>
          <table:table-cell office:value-type="float" office:value="61090" calcext:value-type="float">
            <text:p>61090</text:p>
          </table:table-cell>
          <table:table-cell table:number-columns-repeated="100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00:20:29.051228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3:45:24.366574065</meta:creation-date>
    <dc:date>2014-11-29T00:35:07.747820744</dc:date>
    <meta:editing-duration>PT13H45M40S</meta:editing-duration>
    <meta:editing-cycles>110</meta:editing-cycles>
    <meta:generator>LibreOffice/4.3.4.1$Linux_X86_64 LibreOffice_project/430m0$Build-1</meta:generator>
    <meta:document-statistic meta:table-count="9" meta:cell-count="4340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3cm" svg:y="0.316cm" chart:style-name="ch2">
          <text:p>Média do Tempo Total de Execução dos Teste em 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1.A3:Grafico1.C7 Grafico1.B2:Grafico1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1.A3:Grafico1.A7"/>
          </chart:axis>
          <chart:axis chart:dimension="y" chart:name="primary-y" chart:style-name="ch8">
            <chart:title svg:x="0.451cm" svg:y="5.772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3:Grafico1.B7" chart:label-cell-address="Grafico1.B2:Grafico1.B2" chart:class="chart:bar">
            <chart:data-point chart:repeated="5"/>
          </chart:series>
          <chart:series chart:style-name="ch12" chart:values-cell-range-address="Grafico1.C3:Grafico1.C7" chart:label-cell-address="Grafico1.C2:Grafico1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:Grafico1.B2</svg:desc>
                </draw:g>
              </table:table-cell>
              <table:table-cell office:value-type="string">
                <text:p>Apache</text:p>
                <draw:g>
                  <svg:desc>Grafico1.C2:Grafic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3:Grafico1.A7</svg:desc>
                </draw:g>
              </table:table-cell>
              <table:table-cell office:value-type="float" office:value="19.5585">
                <text:p>19.5585</text:p>
                <draw:g>
                  <svg:desc>Grafico1.B3:Grafico1.B7</svg:desc>
                </draw:g>
              </table:table-cell>
              <table:table-cell office:value-type="float" office:value="49.33625">
                <text:p>49.33625</text:p>
                <draw:g>
                  <svg:desc>Grafico1.C3:Grafico1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88cm" svg:y="0.316cm" chart:style-name="ch2">
          <text:p>Média do Número de Requisições Atendidas em Requisições por Segundo</text:p>
        </chart:title>
        <chart:legend chart:legend-position="end" svg:x="13.492cm" svg:y="3.952cm" style:legend-expansion="high" chart:style-name="ch3"/>
        <chart:plot-area chart:style-name="ch4" table:cell-range-address="Grafico4.A22:Grafico4.C36 Grafico4.B21:Grafico4.C21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4.A22:Grafico4.A36"/>
          </chart:axis>
          <chart:axis chart:dimension="y" chart:name="primary-y" chart:style-name="ch7">
            <chart:title svg:x="0.451cm" svg:y="6.889cm" chart:style-name="ch8">
              <text:p>Requisições por Segundo (N/s)</text:p>
            </chart:title>
            <chart:grid chart:style-name="ch9" chart:class="major"/>
          </chart:axis>
          <chart:series chart:style-name="ch10" chart:values-cell-range-address="Grafico4.B22:Grafico4.B36" chart:label-cell-address="Grafico4.B21:Grafico4.B21" chart:class="chart:line">
            <chart:data-point chart:repeated="15"/>
          </chart:series>
          <chart:series chart:style-name="ch11" chart:values-cell-range-address="Grafico4.C22:Grafico4.C36" chart:label-cell-address="Grafico4.C21:Grafico4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1:Grafico4.B21</svg:desc>
                </draw:g>
              </table:table-cell>
              <table:table-cell office:value-type="string">
                <text:p>Apache</text:p>
                <draw:g>
                  <svg:desc>Grafico4.C21:Grafico4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22:Grafico4.A36</svg:desc>
                </draw:g>
              </table:table-cell>
              <table:table-cell office:value-type="float" office:value="87">
                <text:p>87</text:p>
                <draw:g>
                  <svg:desc>Grafico4.B22:Grafico4.B36</svg:desc>
                </draw:g>
              </table:table-cell>
              <table:table-cell office:value-type="float" office:value="20.9975">
                <text:p>20.9975</text:p>
                <draw:g>
                  <svg:desc>Grafico4.C22:Grafico4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01.5">
                <text:p>301.5</text:p>
              </table:table-cell>
              <table:table-cell office:value-type="float" office:value="42.0575">
                <text:p>42.057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27.75">
                <text:p>327.75</text:p>
              </table:table-cell>
              <table:table-cell office:value-type="float" office:value="57.355">
                <text:p>57.3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4.A3:Grafico4.C7 Grafico4.B2:Grafico4.C2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3:Grafico4.A7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3:Grafico4.B7" chart:label-cell-address="Grafico4.B2:Grafico4.B2" chart:class="chart:bar">
            <chart:data-point chart:repeated="5"/>
          </chart:series>
          <chart:series chart:style-name="ch12" chart:values-cell-range-address="Grafico4.C3:Grafico4.C7" chart:label-cell-address="Grafico4.C2:Grafico4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2:Grafico4.B2</svg:desc>
                </draw:g>
              </table:table-cell>
              <table:table-cell office:value-type="string">
                <text:p>Apache</text:p>
                <draw:g>
                  <svg:desc>Grafico4.C2:Grafico4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4.A3:Grafico4.A7</svg:desc>
                </draw:g>
              </table:table-cell>
              <table:table-cell office:value-type="float" office:value="87">
                <text:p>87</text:p>
                <draw:g>
                  <svg:desc>Grafico4.B3:Grafico4.B7</svg:desc>
                </draw:g>
              </table:table-cell>
              <table:table-cell office:value-type="float" office:value="20.9975">
                <text:p>20.9975</text:p>
                <draw:g>
                  <svg:desc>Grafico4.C3:Grafico4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2.25">
                <text:p>172.2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15">
                <text:p>215</text:p>
              </table:table-cell>
              <table:table-cell office:value-type="float" office:value="36.7325">
                <text:p>36.732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32.75">
                <text:p>232.75</text:p>
              </table:table-cell>
              <table:table-cell office:value-type="float" office:value="40.8675">
                <text:p>40.86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6.5">
                <text:p>226.5</text:p>
              </table:table-cell>
              <table:table-cell office:value-type="float" office:value="31.6375">
                <text:p>31.63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4.A9:Grafico4.C13 Grafico4.B8:Grafico4.C8" chart:data-source-has-labels="both" svg:x="1.331cm" svg:y="2.19cm" svg:width="12.43cm" svg:height="5.649cm">
          <chartooo:coordinate-region svg:x="2.138cm" svg:y="2.39cm" svg:width="11.623cm" svg:height="4.802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9:Grafico4.A13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9:Grafico4.B13" chart:label-cell-address="Grafico4.B8:Grafico4.B8" chart:class="chart:bar">
            <chart:data-point chart:repeated="5"/>
          </chart:series>
          <chart:series chart:style-name="ch12" chart:values-cell-range-address="Grafico4.C9:Grafico4.C13" chart:label-cell-address="Grafico4.C8:Grafico4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8:Grafico4.B8</svg:desc>
                </draw:g>
              </table:table-cell>
              <table:table-cell office:value-type="string">
                <text:p>Apache</text:p>
                <draw:g>
                  <svg:desc>Grafico4.C8:Grafico4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4.A9:Grafico4.A13</svg:desc>
                </draw:g>
              </table:table-cell>
              <table:table-cell office:value-type="float" office:value="301.5">
                <text:p>301.5</text:p>
                <draw:g>
                  <svg:desc>Grafico4.B9:Grafico4.B13</svg:desc>
                </draw:g>
              </table:table-cell>
              <table:table-cell office:value-type="float" office:value="42.0575">
                <text:p>42.0575</text:p>
                <draw:g>
                  <svg:desc>Grafico4.C9:Grafico4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77.75">
                <text:p>277.7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.75">
                <text:p>309.75</text:p>
              </table:table-cell>
              <table:table-cell office:value-type="float" office:value="44.8225">
                <text:p>44.822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27">
                <text:p>327</text:p>
              </table:table-cell>
              <table:table-cell office:value-type="float" office:value="47.305">
                <text:p>47.30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.25">
                <text:p>291.25</text:p>
              </table:table-cell>
              <table:table-cell office:value-type="float" office:value="51.3625">
                <text:p>51.3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3cm" svg:y="0.316cm" chart:style-name="ch2">
          <text:p>Média do Tempo Total de Execução dos Teste em Segundos</text:p>
        </chart:title>
        <chart:legend chart:legend-position="end" svg:x="13.492cm" svg:y="3.952cm" style:legend-expansion="high" chart:style-name="ch3"/>
        <chart:plot-area chart:style-name="ch4" table:cell-range-address="Grafico1.A23:Grafico1.C37 Grafico1.B22:Grafico1.C22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1.A23:Grafico1.A37"/>
          </chart:axis>
          <chart:axis chart:dimension="y" chart:name="primary-y" chart:style-name="ch7">
            <chart:title svg:x="0.451cm" svg:y="5.328cm" chart:style-name="ch8">
              <text:p>Tempo (s)</text:p>
            </chart:title>
            <chart:grid chart:style-name="ch9" chart:class="major"/>
          </chart:axis>
          <chart:series chart:style-name="ch10" chart:values-cell-range-address="Grafico1.B23:Grafico1.B37" chart:label-cell-address="Grafico1.B22:Grafico1.B22" chart:class="chart:line">
            <chart:data-point chart:repeated="15"/>
          </chart:series>
          <chart:series chart:style-name="ch11" chart:values-cell-range-address="Grafico1.C23:Grafico1.C37" chart:label-cell-address="Grafico1.C22:Grafico1.C2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22:Grafico1.B22</svg:desc>
                </draw:g>
              </table:table-cell>
              <table:table-cell office:value-type="string">
                <text:p>Apache</text:p>
                <draw:g>
                  <svg:desc>Grafico1.C22:Grafico1.C2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1.A23:Grafico1.A37</svg:desc>
                </draw:g>
              </table:table-cell>
              <table:table-cell office:value-type="float" office:value="19.5585">
                <text:p>19.5585</text:p>
                <draw:g>
                  <svg:desc>Grafico1.B23:Grafico1.B37</svg:desc>
                </draw:g>
              </table:table-cell>
              <table:table-cell office:value-type="float" office:value="49.33625">
                <text:p>49.33625</text:p>
                <draw:g>
                  <svg:desc>Grafico1.C23:Grafico1.C3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717">
                <text:p>11.717</text:p>
              </table:table-cell>
              <table:table-cell office:value-type="float" office:value="81.68725">
                <text:p>81.6872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.06975">
                <text:p>14.06975</text:p>
              </table:table-cell>
              <table:table-cell office:value-type="float" office:value="104.76075">
                <text:p>104.76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7.379">
                <text:p>17.379</text:p>
              </table:table-cell>
              <table:table-cell office:value-type="float" office:value="126.66175">
                <text:p>126.661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.9405">
                <text:p>22.9405</text:p>
              </table:table-cell>
              <table:table-cell office:value-type="float" office:value="168.55425">
                <text:p>168.554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0.21225">
                <text:p>20.21225</text:p>
              </table:table-cell>
              <table:table-cell office:value-type="float" office:value="170.79125">
                <text:p>170.791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3.9115">
                <text:p>33.9115</text:p>
              </table:table-cell>
              <table:table-cell office:value-type="float" office:value="234.00775">
                <text:p>234.007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99cm" svg:y="0.316cm" chart:style-name="ch2">
          <text:p>Média do Total de Dados Transferidos em Mega Bytes</text:p>
        </chart:title>
        <chart:legend chart:legend-position="end" svg:x="13.492cm" svg:y="3.952cm" style:legend-expansion="high" chart:style-name="ch3"/>
        <chart:plot-area chart:style-name="ch4" table:cell-range-address="Grafico2.A24:Grafico2.C38 Grafico2.B23:Grafico2.C23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2.A24:Grafico2.A38"/>
          </chart:axis>
          <chart:axis chart:dimension="y" chart:name="primary-y" chart:style-name="ch7">
            <chart:title svg:x="0.451cm" svg:y="6.876cm" chart:style-name="ch8">
              <text:p>Quantidade de Dados (Mbytes)</text:p>
            </chart:title>
            <chart:grid chart:style-name="ch9" chart:class="major"/>
          </chart:axis>
          <chart:series chart:style-name="ch10" chart:values-cell-range-address="Grafico2.B24:Grafico2.B38" chart:label-cell-address="Grafico2.B23:Grafico2.B23" chart:class="chart:line">
            <chart:data-point chart:repeated="15"/>
          </chart:series>
          <chart:series chart:style-name="ch11" chart:values-cell-range-address="Grafico2.C24:Grafico2.C38" chart:label-cell-address="Grafico2.C23:Grafico2.C2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3:Grafico2.B23</svg:desc>
                </draw:g>
              </table:table-cell>
              <table:table-cell office:value-type="string">
                <text:p>Apache</text:p>
                <draw:g>
                  <svg:desc>Grafico2.C23:Grafico2.C2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24:Grafico2.A38</svg:desc>
                </draw:g>
              </table:table-cell>
              <table:table-cell office:value-type="float" office:value="4.80409955978394">
                <text:p>4.80409955978394</text:p>
                <draw:g>
                  <svg:desc>Grafico2.B24:Grafico2.B38</svg:desc>
                </draw:g>
              </table:table-cell>
              <table:table-cell office:value-type="float" office:value="2.39443778991699">
                <text:p>2.39443778991699</text:p>
                <draw:g>
                  <svg:desc>Grafico2.C24:Grafico2.C3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54439783096314">
                <text:p>8.54439783096314</text:p>
              </table:table-cell>
              <table:table-cell office:value-type="float" office:value="1.6991286277771">
                <text:p>1.69912862777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3288178443909">
                <text:p>10.3288178443909</text:p>
              </table:table-cell>
              <table:table-cell office:value-type="float" office:value="2.00840902328491">
                <text:p>2.008409023284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.4902153015137">
                <text:p>13.4902153015137</text:p>
              </table:table-cell>
              <table:table-cell office:value-type="float" office:value="2.7277889251709">
                <text:p>2.727788925170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.6032660007477">
                <text:p>15.6032660007477</text:p>
              </table:table-cell>
              <table:table-cell office:value-type="float" office:value="3.21734023094177">
                <text:p>3.217340230941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.1619329452515">
                <text:p>16.1619329452515</text:p>
              </table:table-cell>
              <table:table-cell office:value-type="float" office:value="3.26501393318176">
                <text:p>3.2650139331817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.2375347614288">
                <text:p>19.2375347614288</text:p>
              </table:table-cell>
              <table:table-cell office:value-type="float" office:value="3.81875538825989">
                <text:p>3.8187553882598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.0323638916016">
                <text:p>21.0323638916016</text:p>
              </table:table-cell>
              <table:table-cell office:value-type="float" office:value="4.20126128196716">
                <text:p>4.2012612819671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.1818277835846">
                <text:p>22.1818277835846</text:p>
              </table:table-cell>
              <table:table-cell office:value-type="float" office:value="4.48151206970215">
                <text:p>4.481512069702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.8985698223114">
                <text:p>22.8985698223114</text:p>
              </table:table-cell>
              <table:table-cell office:value-type="float" office:value="4.93304872512817">
                <text:p>4.9330487251281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3.5588052272797">
                <text:p>23.5588052272797</text:p>
              </table:table-cell>
              <table:table-cell office:value-type="float" office:value="5.3922746181488">
                <text:p>5.3922746181488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.0662262439728">
                <text:p>27.0662262439728</text:p>
              </table:table-cell>
              <table:table-cell office:value-type="float" office:value="5.61778473854065">
                <text:p>5.617784738540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5.3283550739288">
                <text:p>25.3283550739288</text:p>
              </table:table-cell>
              <table:table-cell office:value-type="float" office:value="5.89066123962402">
                <text:p>5.8906612396240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.1982972621918">
                <text:p>28.1982972621918</text:p>
              </table:table-cell>
              <table:table-cell office:value-type="float" office:value="6.73697257041931">
                <text:p>6.7369725704193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8.6250710487366">
                <text:p>28.6250710487366</text:p>
              </table:table-cell>
              <table:table-cell office:value-type="float" office:value="6.98652172088623">
                <text:p>6.9865217208862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189cm" svg:y="0.316cm" chart:style-name="ch2">
          <text:p>Média do Total de Texto HTML Transferido em Mega Bytes</text:p>
        </chart:title>
        <chart:legend chart:legend-position="end" svg:x="13.492cm" svg:y="3.952cm" style:legend-expansion="high" chart:style-name="ch3"/>
        <chart:plot-area chart:style-name="ch4" table:cell-range-address="Grafico3.A24:Grafico3.C39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3.A25:Grafico3.A39"/>
          </chart:axis>
          <chart:axis chart:dimension="y" chart:name="primary-y" chart:style-name="ch7">
            <chart:title svg:x="0.451cm" svg:y="6.876cm" chart:style-name="ch8">
              <text:p>Quantidade de Dados (Mbytes)</text:p>
            </chart:title>
            <chart:grid chart:style-name="ch9" chart:class="major"/>
          </chart:axis>
          <chart:series chart:style-name="ch10" chart:values-cell-range-address="Grafico3.B25:Grafico3.B39" chart:label-cell-address="Grafico3.B24:Grafico3.B24" chart:class="chart:line">
            <chart:data-point chart:repeated="15"/>
          </chart:series>
          <chart:series chart:style-name="ch11" chart:values-cell-range-address="Grafico3.C25:Grafico3.C39" chart:label-cell-address="Grafico3.C24:Grafico3.C24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4:Grafico3.B24</svg:desc>
                </draw:g>
              </table:table-cell>
              <table:table-cell office:value-type="string">
                <text:p>Apache</text:p>
                <draw:g>
                  <svg:desc>Grafico3.C24:Grafico3.C24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25:Grafico3.A39</svg:desc>
                </draw:g>
              </table:table-cell>
              <table:table-cell office:value-type="float" office:value="4.45436954498291">
                <text:p>4.45436954498291</text:p>
                <draw:g>
                  <svg:desc>Grafico3.B25:Grafico3.B39</svg:desc>
                </draw:g>
              </table:table-cell>
              <table:table-cell office:value-type="float" office:value="2.16209888458252">
                <text:p>2.16209888458252</text:p>
                <draw:g>
                  <svg:desc>Grafico3.C25:Grafico3.C3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4.9854502677917">
                <text:p>14.9854502677917</text:p>
              </table:table-cell>
              <table:table-cell office:value-type="float" office:value="2.41398000717163">
                <text:p>2.4139800071716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1.8439266681671">
                <text:p>21.8439266681671</text:p>
              </table:table-cell>
              <table:table-cell office:value-type="float" office:value="3.904536485672">
                <text:p>3.90453648567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Média do Número de Requisições Atendidas em Requisiçõ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4.A15:Grafico4.C19 Grafico4.B14:Grafico4.C14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4.A15:Grafico4.A19"/>
          </chart:axis>
          <chart:axis chart:dimension="y" chart:name="primary-y" chart:style-name="ch8">
            <chart:title svg:x="0.451cm" svg:y="7.333cm" chart:style-name="ch9">
              <text:p>Requisições por Segundo (N/s)</text:p>
            </chart:title>
            <chart:grid chart:style-name="ch10" chart:class="major"/>
          </chart:axis>
          <chart:series chart:style-name="ch11" chart:values-cell-range-address="Grafico4.B15:Grafico4.B19" chart:label-cell-address="Grafico4.B14:Grafico4.B14" chart:class="chart:bar">
            <chart:data-point chart:repeated="5"/>
          </chart:series>
          <chart:series chart:style-name="ch12" chart:values-cell-range-address="Grafico4.C15:Grafico4.C19" chart:label-cell-address="Grafico4.C14:Grafico4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4.B14:Grafico4.B14</svg:desc>
                </draw:g>
              </table:table-cell>
              <table:table-cell office:value-type="string">
                <text:p>Apache</text:p>
                <draw:g>
                  <svg:desc>Grafico4.C14:Grafico4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4.A15:Grafico4.A19</svg:desc>
                </draw:g>
              </table:table-cell>
              <table:table-cell office:value-type="float" office:value="327.75">
                <text:p>327.75</text:p>
                <draw:g>
                  <svg:desc>Grafico4.B15:Grafico4.B19</svg:desc>
                </draw:g>
              </table:table-cell>
              <table:table-cell office:value-type="float" office:value="57.355">
                <text:p>57.355</text:p>
                <draw:g>
                  <svg:desc>Grafico4.C15:Grafico4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5">
                <text:p>275</text:p>
              </table:table-cell>
              <table:table-cell office:value-type="float" office:value="40.765">
                <text:p>40.7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80">
                <text:p>380</text:p>
              </table:table-cell>
              <table:table-cell office:value-type="float" office:value="67.88">
                <text:p>67.8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0.5">
                <text:p>290.5</text:p>
              </table:table-cell>
              <table:table-cell office:value-type="float" office:value="66.61">
                <text:p>66.6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24.25">
                <text:p>224.25</text:p>
              </table:table-cell>
              <table:table-cell office:value-type="float" office:value="63.6175">
                <text:p>63.61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5.A3:Grafico5.C7 Grafico5.B2:Grafico5.C2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3:Grafico5.A7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3:Grafico5.B7" chart:label-cell-address="Grafico5.B2:Grafico5.B2" chart:class="chart:bar">
            <chart:data-point chart:repeated="5"/>
          </chart:series>
          <chart:series chart:style-name="ch12" chart:values-cell-range-address="Grafico5.C3:Grafico5.C7" chart:label-cell-address="Grafico5.C2:Grafico5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:Grafico5.B2</svg:desc>
                </draw:g>
              </table:table-cell>
              <table:table-cell office:value-type="string">
                <text:p>Apache</text:p>
                <draw:g>
                  <svg:desc>Grafico5.C2:Grafico5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3:Grafico5.A7</svg:desc>
                </draw:g>
              </table:table-cell>
              <table:table-cell office:value-type="float" office:value="19.5">
                <text:p>19.5</text:p>
                <draw:g>
                  <svg:desc>Grafico5.B3:Grafico5.B7</svg:desc>
                </draw:g>
              </table:table-cell>
              <table:table-cell office:value-type="float" office:value="49.33625">
                <text:p>49.33625</text:p>
                <draw:g>
                  <svg:desc>Grafico5.C3:Grafico5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5.A9:Grafico5.C13 Grafico5.B8:Grafico5.C8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9:Grafico5.A13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9:Grafico5.B13" chart:label-cell-address="Grafico5.B8:Grafico5.B8" chart:class="chart:bar">
            <chart:data-point chart:repeated="5"/>
          </chart:series>
          <chart:series chart:style-name="ch12" chart:values-cell-range-address="Grafico5.C9:Grafico5.C13" chart:label-cell-address="Grafico5.C8:Grafico5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8:Grafico5.B8</svg:desc>
                </draw:g>
              </table:table-cell>
              <table:table-cell office:value-type="string">
                <text:p>Apache</text:p>
                <draw:g>
                  <svg:desc>Grafico5.C8:Grafico5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5.A9:Grafico5.A13</svg:desc>
                </draw:g>
              </table:table-cell>
              <table:table-cell office:value-type="float" office:value="2.75">
                <text:p>2.75</text:p>
                <draw:g>
                  <svg:desc>Grafico5.B9:Grafico5.B13</svg:desc>
                </draw:g>
              </table:table-cell>
              <table:table-cell office:value-type="float" office:value="28.1725">
                <text:p>28.1725</text:p>
                <draw:g>
                  <svg:desc>Grafico5.C9:Grafico5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442cm" svg:y="0.316cm" chart:style-name="ch2">
          <text:p>Média do Tempo de Resposta por Requisição Simultânea em Milissegundo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5.A15:Grafico5.C19 Grafico5.B14:Grafico5.C14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5.A15:Grafico5.A19"/>
          </chart:axis>
          <chart:axis chart:dimension="y" chart:name="primary-y" chart:style-name="ch8">
            <chart:title svg:x="0.451cm" svg:y="5.905cm" chart:style-name="ch9">
              <text:p>Tempo (ms)</text:p>
            </chart:title>
            <chart:grid chart:style-name="ch10" chart:class="major"/>
          </chart:axis>
          <chart:series chart:style-name="ch11" chart:values-cell-range-address="Grafico5.B15:Grafico5.B19" chart:label-cell-address="Grafico5.B14:Grafico5.B14" chart:class="chart:bar">
            <chart:data-point chart:repeated="5"/>
          </chart:series>
          <chart:series chart:style-name="ch12" chart:values-cell-range-address="Grafico5.C15:Grafico5.C19" chart:label-cell-address="Grafico5.C14:Grafico5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14:Grafico5.B14</svg:desc>
                </draw:g>
              </table:table-cell>
              <table:table-cell office:value-type="string">
                <text:p>Apache</text:p>
                <draw:g>
                  <svg:desc>Grafico5.C14:Grafico5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5.A15:Grafico5.A19</svg:desc>
                </draw:g>
              </table:table-cell>
              <table:table-cell office:value-type="float" office:value="3">
                <text:p>3</text:p>
                <draw:g>
                  <svg:desc>Grafico5.B15:Grafico5.B19</svg:desc>
                </draw:g>
              </table:table-cell>
              <table:table-cell office:value-type="float" office:value="21.5">
                <text:p>21.5</text:p>
                <draw:g>
                  <svg:desc>Grafico5.C15:Grafico5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2</text:p>
        </chart:subtitle>
        <chart:legend chart:legend-position="end" svg:x="14.071cm" svg:y="3.955cm" style:legend-expansion="high" chart:style-name="ch4"/>
        <chart:plot-area chart:style-name="ch5" table:cell-range-address="Grafico1.A9:Grafico1.C13 Grafico1.B8:Grafico1.C8" chart:data-source-has-labels="both" svg:x="1.33cm" svg:y="2.19cm" svg:width="12.422cm" svg:height="5.655cm">
          <chartooo:coordinate-region svg:x="2.137cm" svg:y="2.389cm" svg:width="11.615cm" svg:height="4.809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9:Grafico1.A13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9:Grafico1.B13" chart:label-cell-address="Grafico1.B8:Grafico1.B8" chart:class="chart:bar">
            <chart:data-point chart:repeated="5"/>
          </chart:series>
          <chart:series chart:style-name="ch12" chart:values-cell-range-address="Grafico1.C9:Grafico1.C13" chart:label-cell-address="Grafico1.C8:Grafico1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8:Grafico1.B8</svg:desc>
                </draw:g>
              </table:table-cell>
              <table:table-cell office:value-type="string">
                <text:p>Apache</text:p>
                <draw:g>
                  <svg:desc>Grafico1.C8:Grafico1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1.A9:Grafico1.A13</svg:desc>
                </draw:g>
              </table:table-cell>
              <table:table-cell office:value-type="float" office:value="20.21225">
                <text:p>20.21225</text:p>
                <draw:g>
                  <svg:desc>Grafico1.B9:Grafico1.B13</svg:desc>
                </draw:g>
              </table:table-cell>
              <table:table-cell office:value-type="float" office:value="170.79125">
                <text:p>170.79125</text:p>
                <draw:g>
                  <svg:desc>Grafico1.C9:Grafico1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.5605">
                <text:p>25.5605</text:p>
              </table:table-cell>
              <table:table-cell office:value-type="float" office:value="201.83925">
                <text:p>201.839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.06925">
                <text:p>26.06925</text:p>
              </table:table-cell>
              <table:table-cell office:value-type="float" office:value="209.8755">
                <text:p>209.87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.624">
                <text:p>27.624</text:p>
              </table:table-cell>
              <table:table-cell office:value-type="float" office:value="226.85675">
                <text:p>226.856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.4005">
                <text:p>41.4005</text:p>
              </table:table-cell>
              <table:table-cell office:value-type="float" office:value="217.452">
                <text:p>217.4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442cm" svg:y="0.316cm" chart:style-name="ch2">
          <text:p>Média do Tempo de Resposta por Requisição Simultânea em Milissegundos</text:p>
        </chart:title>
        <chart:legend chart:legend-position="end" svg:x="13.492cm" svg:y="3.952cm" style:legend-expansion="high" chart:style-name="ch3"/>
        <chart:plot-area chart:style-name="ch4" table:cell-range-address="Grafico5.A22:Grafico5.C36 Grafico5.B21:Grafico5.C21" chart:data-source-has-labels="both" svg:x="1.331cm" svg:y="1.301cm" svg:width="11.841cm" svg:height="6.538cm">
          <chartooo:coordinate-region svg:x="1.952cm" svg:y="1.5cm" svg:width="10.702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5.A22:Grafico5.A36"/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Grafico5.B22:Grafico5.B36" chart:label-cell-address="Grafico5.B21:Grafico5.B21" chart:class="chart:line">
            <chart:data-point chart:repeated="15"/>
          </chart:series>
          <chart:series chart:style-name="ch11" chart:values-cell-range-address="Grafico5.C22:Grafico5.C36" chart:label-cell-address="Grafico5.C21:Grafico5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5.B21:Grafico5.B21</svg:desc>
                </draw:g>
              </table:table-cell>
              <table:table-cell office:value-type="string">
                <text:p>Apache</text:p>
                <draw:g>
                  <svg:desc>Grafico5.C21:Grafico5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5.A22:Grafico5.A36</svg:desc>
                </draw:g>
              </table:table-cell>
              <table:table-cell office:value-type="float" office:value="19.5">
                <text:p>19.5</text:p>
                <draw:g>
                  <svg:desc>Grafico5.B22:Grafico5.B36</svg:desc>
                </draw:g>
              </table:table-cell>
              <table:table-cell office:value-type="float" office:value="49.33625">
                <text:p>49.33625</text:p>
                <draw:g>
                  <svg:desc>Grafico5.C22:Grafico5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5">
                <text:p>5.5</text:p>
              </table:table-cell>
              <table:table-cell office:value-type="float" office:value="40.84375">
                <text:p>40.8437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.25">
                <text:p>4.25</text:p>
              </table:table-cell>
              <table:table-cell office:value-type="float" office:value="34.9205">
                <text:p>34.92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.75">
                <text:p>3.75</text:p>
              </table:table-cell>
              <table:table-cell office:value-type="float" office:value="31.66525">
                <text:p>31.6652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">
                <text:p>4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.75">
                <text:p>2.75</text:p>
              </table:table-cell>
              <table:table-cell office:value-type="float" office:value="28.1725">
                <text:p>28.17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.25">
                <text:p>3.2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.25">
                <text:p>3.25</text:p>
              </table:table-cell>
              <table:table-cell office:value-type="float" office:value="26.228">
                <text:p>26.2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2.98775">
                <text:p>22.9877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">
                <text:p>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.75">
                <text:p>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">
                <text:p>5</text:p>
              </table:table-cell>
              <table:table-cell office:value-type="float" office:value="18.75">
                <text:p>18.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5cm" chart:style-name="ch2">
          <text:p>Média da Taxa de Transferência em Quilo Bytes por Segundo
</text:p>
        </chart:title>
        <chart:subtitle svg:x="7.295cm" svg:y="1.83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6.A3:Grafico6.C7 Grafico6.B2:Grafico6.C2" chart:data-source-has-labels="both" svg:x="1.331cm" svg:y="2.719cm" svg:width="12.43cm" svg:height="5.12cm">
          <chartooo:coordinate-region svg:x="2.138cm" svg:y="2.919cm" svg:width="11.623cm" svg:height="4.27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3:Grafico6.A7"/>
          </chart:axis>
          <chart:axis chart:dimension="y" chart:name="primary-y" chart:style-name="ch8">
            <chart:title svg:x="0.451cm" svg:y="7.36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3:Grafico6.B7" chart:label-cell-address="Grafico6.B2:Grafico6.B2" chart:class="chart:bar">
            <chart:data-point chart:repeated="5"/>
          </chart:series>
          <chart:series chart:style-name="ch12" chart:values-cell-range-address="Grafico6.C3:Grafico6.C7" chart:label-cell-address="Grafico6.C2:Grafico6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:Grafico6.B2</svg:desc>
                </draw:g>
              </table:table-cell>
              <table:table-cell office:value-type="string">
                <text:p>Apache</text:p>
                <draw:g>
                  <svg:desc>Grafico6.C2:Grafico6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3:Grafico6.A7</svg:desc>
                </draw:g>
              </table:table-cell>
              <table:table-cell office:value-type="float" office:value="132.93">
                <text:p>132.93</text:p>
                <draw:g>
                  <svg:desc>Grafico6.B3:Grafico6.B7</svg:desc>
                </draw:g>
              </table:table-cell>
              <table:table-cell office:value-type="float" office:value="97.56">
                <text:p>97.56</text:p>
                <draw:g>
                  <svg:desc>Grafico6.C3:Grafico6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6cm" chart:style-name="ch2">
          <text:p>Média da Taxa de Transferência em Quilo Bytes por Segundo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6.A9:Grafico6.C13 Grafico6.B8:Grafico6.C8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9:Grafico6.A13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9:Grafico6.B13" chart:label-cell-address="Grafico6.B8:Grafico6.B8" chart:class="chart:bar">
            <chart:data-point chart:repeated="5"/>
          </chart:series>
          <chart:series chart:style-name="ch12" chart:values-cell-range-address="Grafico6.C9:Grafico6.C13" chart:label-cell-address="Grafico6.C8:Grafico6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8:Grafico6.B8</svg:desc>
                </draw:g>
              </table:table-cell>
              <table:table-cell office:value-type="string">
                <text:p>Apache</text:p>
                <draw:g>
                  <svg:desc>Grafico6.C8:Grafico6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6.A9:Grafico6.A13</svg:desc>
                </draw:g>
              </table:table-cell>
              <table:table-cell office:value-type="float" office:value="166.51">
                <text:p>166.51</text:p>
                <draw:g>
                  <svg:desc>Grafico6.B9:Grafico6.B13</svg:desc>
                </draw:g>
              </table:table-cell>
              <table:table-cell office:value-type="float" office:value="89.9525">
                <text:p>89.9525</text:p>
                <draw:g>
                  <svg:desc>Grafico6.C9:Grafico6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97cm" svg:y="0.316cm" chart:style-name="ch2">
          <text:p>Média da Taxa de Transferência em Quilo Bytes por Segundo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6.A15:Grafico6.C19 Grafico6.B14:Grafico6.C14" chart:data-source-has-labels="both" svg:x="1.331cm" svg:y="2.19cm" svg:width="12.43cm" svg:height="5.649cm">
          <chartooo:coordinate-region svg:x="2.138cm" svg:y="2.389cm" svg:width="11.623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6.A15:Grafico6.A19"/>
          </chart:axis>
          <chart:axis chart:dimension="y" chart:name="primary-y" chart:style-name="ch8">
            <chart:title svg:x="0.451cm" svg:y="7.095cm" chart:style-name="ch9">
              <text:p>Taxa de Transferência (Kb/s)</text:p>
            </chart:title>
            <chart:grid chart:style-name="ch10" chart:class="major"/>
          </chart:axis>
          <chart:series chart:style-name="ch11" chart:values-cell-range-address="Grafico6.B15:Grafico6.B19" chart:label-cell-address="Grafico6.B14:Grafico6.B14" chart:class="chart:bar">
            <chart:data-point chart:repeated="5"/>
          </chart:series>
          <chart:series chart:style-name="ch12" chart:values-cell-range-address="Grafico6.C15:Grafico6.C19" chart:label-cell-address="Grafico6.C14:Grafico6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14:Grafico6.B14</svg:desc>
                </draw:g>
              </table:table-cell>
              <table:table-cell office:value-type="string">
                <text:p>Apache</text:p>
                <draw:g>
                  <svg:desc>Grafico6.C14:Grafico6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6.A15:Grafico6.A19</svg:desc>
                </draw:g>
              </table:table-cell>
              <table:table-cell office:value-type="float" office:value="164.0925">
                <text:p>164.0925</text:p>
                <draw:g>
                  <svg:desc>Grafico6.B15:Grafico6.B19</svg:desc>
                </draw:g>
              </table:table-cell>
              <table:table-cell office:value-type="float" office:value="85.325">
                <text:p>85.325</text:p>
                <draw:g>
                  <svg:desc>Grafico6.C15:Grafico6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97cm" svg:y="0.316cm" chart:style-name="ch2">
          <text:p>Média da Taxa de Transferência em Quilo Bytes por Segundo</text:p>
        </chart:title>
        <chart:legend chart:legend-position="end" svg:x="13.492cm" svg:y="3.952cm" style:legend-expansion="high" chart:style-name="ch3"/>
        <chart:plot-area chart:style-name="ch4" table:cell-range-address="Grafico6.A22:Grafico6.C36 Grafico6.B21:Grafico6.C21" chart:data-source-has-labels="both" svg:x="1.331cm" svg:y="1.301cm" svg:width="11.841cm" svg:height="6.538cm">
          <chartooo:coordinate-region svg:x="2.138cm" svg:y="1.5cm" svg:width="10.516cm" svg:height="5.294cm"/>
          <chart:axis chart:dimension="x" chart:name="primary-x" chart:style-name="ch5" chartooo:axis-type="auto">
            <chartooo:date-scale/>
            <chart:title svg:x="5.699cm" svg:y="8.019cm" chart:style-name="ch6">
              <text:p>Total de Requisições</text:p>
            </chart:title>
            <chart:categories table:cell-range-address="Grafico6.A22:Grafico6.A36"/>
          </chart:axis>
          <chart:axis chart:dimension="y" chart:name="primary-y" chart:style-name="ch7">
            <chart:title svg:x="0.451cm" svg:y="6.651cm" chart:style-name="ch8">
              <text:p>Taxa de Transferência (Kb/s)</text:p>
            </chart:title>
            <chart:grid chart:style-name="ch9" chart:class="major"/>
          </chart:axis>
          <chart:series chart:style-name="ch10" chart:values-cell-range-address="Grafico6.B22:Grafico6.B36" chart:label-cell-address="Grafico6.B21:Grafico6.B21" chart:class="chart:line">
            <chart:data-point chart:repeated="15"/>
          </chart:series>
          <chart:series chart:style-name="ch11" chart:values-cell-range-address="Grafico6.C22:Grafico6.C36" chart:label-cell-address="Grafico6.C21:Grafico6.C2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6.B21:Grafico6.B21</svg:desc>
                </draw:g>
              </table:table-cell>
              <table:table-cell office:value-type="string">
                <text:p>Apache</text:p>
                <draw:g>
                  <svg:desc>Grafico6.C21:Grafico6.C2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6.A22:Grafico6.A36</svg:desc>
                </draw:g>
              </table:table-cell>
              <table:table-cell office:value-type="float" office:value="132.93">
                <text:p>132.93</text:p>
                <draw:g>
                  <svg:desc>Grafico6.B22:Grafico6.B36</svg:desc>
                </draw:g>
              </table:table-cell>
              <table:table-cell office:value-type="float" office:value="97.56">
                <text:p>97.56</text:p>
                <draw:g>
                  <svg:desc>Grafico6.C22:Grafico6.C3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0.065">
                <text:p>150.065</text:p>
              </table:table-cell>
              <table:table-cell office:value-type="float" office:value="105.205">
                <text:p>105.20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6.9725">
                <text:p>146.9725</text:p>
              </table:table-cell>
              <table:table-cell office:value-type="float" office:value="98.5075">
                <text:p>98.507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.3475">
                <text:p>161.3475</text:p>
              </table:table-cell>
              <table:table-cell office:value-type="float" office:value="105.5875">
                <text:p>105.5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6.76">
                <text:p>146.76</text:p>
              </table:table-cell>
              <table:table-cell office:value-type="float" office:value="89.875">
                <text:p>89.87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6.51">
                <text:p>166.51</text:p>
              </table:table-cell>
              <table:table-cell office:value-type="float" office:value="89.9525">
                <text:p>89.952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54.94">
                <text:p>154.94</text:p>
              </table:table-cell>
              <table:table-cell office:value-type="float" office:value="94.835">
                <text:p>94.8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6.45">
                <text:p>166.45</text:p>
              </table:table-cell>
              <table:table-cell office:value-type="float" office:value="103.355">
                <text:p>103.35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66.705">
                <text:p>166.705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6.9825">
                <text:p>146.9825</text:p>
              </table:table-cell>
              <table:table-cell office:value-type="float" office:value="97.8525">
                <text:p>97.852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64.0925">
                <text:p>164.0925</text:p>
              </table:table-cell>
              <table:table-cell office:value-type="float" office:value="85.325">
                <text:p>85.32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35.5925">
                <text:p>135.5925</text:p>
              </table:table-cell>
              <table:table-cell office:value-type="float" office:value="104.8425">
                <text:p>104.84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76.2175">
                <text:p>176.2175</text:p>
              </table:table-cell>
              <table:table-cell office:value-type="float" office:value="107.6775">
                <text:p>107.677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42.955">
                <text:p>142.955</text:p>
              </table:table-cell>
              <table:table-cell office:value-type="float" office:value="114.5075">
                <text:p>114.50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6.825">
                <text:p>106.825</text:p>
              </table:table-cell>
              <table:table-cell office:value-type="float" office:value="103.985">
                <text:p>103.98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title svg:x="1.906cm" svg:y="0.316cm" chart:style-name="ch2">
          <text:p>Média do Tempo Total de Execução dos Testes em Segundos</text:p>
        </chart:title>
        <chart:subtitle svg:x="7.29cm" svg:y="1.301cm" chart:style-name="ch3">
          <text:p>Faixa 3</text:p>
        </chart:subtitle>
        <chart:legend chart:legend-position="end" svg:x="14.071cm" svg:y="3.955cm" style:legend-expansion="high" chart:style-name="ch4"/>
        <chart:plot-area chart:style-name="ch5" table:cell-range-address="Grafico1.A15:Grafico1.C19 Grafico1.B14:Grafico1.C14" chart:data-source-has-labels="both" svg:x="1.33cm" svg:y="2.19cm" svg:width="12.422cm" svg:height="5.655cm">
          <chartooo:coordinate-region svg:x="2.137cm" svg:y="2.39cm" svg:width="11.615cm" svg:height="4.808cm"/>
          <chart:axis chart:dimension="x" chart:name="primary-x" chart:style-name="ch6" chartooo:axis-type="auto">
            <chartooo:date-scale/>
            <chart:title svg:x="5.989cm" svg:y="8.025cm" chart:style-name="ch7">
              <text:p>Total de Requisições</text:p>
            </chart:title>
            <chart:categories table:cell-range-address="Grafico1.A15:Grafico1.A19"/>
          </chart:axis>
          <chart:axis chart:dimension="y" chart:name="primary-y" chart:style-name="ch8">
            <chart:title svg:x="0.451cm" svg:y="5.775cm" chart:style-name="ch9">
              <text:p>Tempo (s)</text:p>
            </chart:title>
            <chart:grid chart:style-name="ch10" chart:class="major"/>
          </chart:axis>
          <chart:series chart:style-name="ch11" chart:values-cell-range-address="Grafico1.B15:Grafico1.B19" chart:label-cell-address="Grafico1.B14:Grafico1.B14" chart:class="chart:bar">
            <chart:data-point chart:repeated="5"/>
          </chart:series>
          <chart:series chart:style-name="ch12" chart:values-cell-range-address="Grafico1.C15:Grafico1.C19" chart:label-cell-address="Grafico1.C14:Grafico1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1.B14:Grafico1.B14</svg:desc>
                </draw:g>
              </table:table-cell>
              <table:table-cell office:value-type="string">
                <text:p>Apache</text:p>
                <draw:g>
                  <svg:desc>Grafico1.C14:Grafico1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1.A15:Grafico1.A19</svg:desc>
                </draw:g>
              </table:table-cell>
              <table:table-cell office:value-type="float" office:value="33.9115">
                <text:p>33.9115</text:p>
                <draw:g>
                  <svg:desc>Grafico1.B15:Grafico1.B19</svg:desc>
                </draw:g>
              </table:table-cell>
              <table:table-cell office:value-type="float" office:value="234.00775">
                <text:p>234.00775</text:p>
                <draw:g>
                  <svg:desc>Grafico1.C15:Grafico1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7.2605">
                <text:p>47.2605</text:p>
              </table:table-cell>
              <table:table-cell office:value-type="float" office:value="257.88725">
                <text:p>257.8872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4.50375">
                <text:p>34.50375</text:p>
              </table:table-cell>
              <table:table-cell office:value-type="float" office:value="245.4945">
                <text:p>245.4945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2.20425">
                <text:p>52.20425</text:p>
              </table:table-cell>
              <table:table-cell office:value-type="float" office:value="249.1675">
                <text:p>249.167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72.78175">
                <text:p>72.78175</text:p>
              </table:table-cell>
              <table:table-cell office:value-type="float" office:value="280.26875">
                <text:p>280.2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99cm" svg:y="0.316cm" chart:style-name="ch2">
          <text:p>Média do Total de Dados Transferidos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2.A3:Grafico2.C7 Grafico2.B2:Grafico2.C2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2.A3:Grafico2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3:Grafico2.B7" chart:label-cell-address="Grafico2.B2:Grafico2.B2" chart:class="chart:bar">
            <chart:data-point chart:repeated="5"/>
          </chart:series>
          <chart:series chart:style-name="ch12" chart:values-cell-range-address="Grafico2.C3:Grafico2.C7" chart:label-cell-address="Grafico2.C2:Grafico2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2:Grafico2.B2</svg:desc>
                </draw:g>
              </table:table-cell>
              <table:table-cell office:value-type="string">
                <text:p>Apache</text:p>
                <draw:g>
                  <svg:desc>Grafico2.C2:Grafico2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2.A3:Grafico2.A7</svg:desc>
                </draw:g>
              </table:table-cell>
              <table:table-cell office:value-type="float" office:value="4.80409955978394">
                <text:p>4.80409955978394</text:p>
                <draw:g>
                  <svg:desc>Grafico2.B3:Grafico2.B7</svg:desc>
                </draw:g>
              </table:table-cell>
              <table:table-cell office:value-type="float" office:value="2.39443778991699">
                <text:p>2.39443778991699</text:p>
                <draw:g>
                  <svg:desc>Grafico2.C3:Grafico2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54439783096314">
                <text:p>8.54439783096314</text:p>
              </table:table-cell>
              <table:table-cell office:value-type="float" office:value="1.6991286277771">
                <text:p>1.699128627777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.3288178443909">
                <text:p>10.3288178443909</text:p>
              </table:table-cell>
              <table:table-cell office:value-type="float" office:value="2.00840902328491">
                <text:p>2.008409023284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.4902153015137">
                <text:p>13.4902153015137</text:p>
              </table:table-cell>
              <table:table-cell office:value-type="float" office:value="2.7277889251709">
                <text:p>2.727788925170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.6032660007477">
                <text:p>15.6032660007477</text:p>
              </table:table-cell>
              <table:table-cell office:value-type="float" office:value="3.21734023094177">
                <text:p>3.21734023094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2.601cm" svg:y="0.316cm" chart:style-name="ch2">
          <text:p>Média do Total de Dados Transferidos em Mega Bytes</text:p>
        </chart:title>
        <chart:subtitle svg:x="7.297cm" svg:y="1.301cm" chart:style-name="ch3">
          <text:p>Faixa 2</text:p>
        </chart:subtitle>
        <chart:legend chart:legend-position="end" svg:x="14.085cm" svg:y="3.955cm" style:legend-expansion="high" chart:style-name="ch4"/>
        <chart:plot-area chart:style-name="ch5" table:cell-range-address="Grafico2.A9:Grafico2.C13 Grafico2.B8:Grafico2.C8" chart:data-source-has-labels="both" svg:x="1.331cm" svg:y="2.19cm" svg:width="12.434cm" svg:height="5.655cm">
          <chartooo:coordinate-region svg:x="1.952cm" svg:y="2.389cm" svg:width="11.813cm" svg:height="4.809cm"/>
          <chart:axis chart:dimension="x" chart:name="primary-x" chart:style-name="ch6" chartooo:axis-type="auto">
            <chartooo:date-scale/>
            <chart:title svg:x="5.996cm" svg:y="8.025cm" chart:style-name="ch7">
              <text:p>Total de Requisições</text:p>
            </chart:title>
            <chart:categories table:cell-range-address="Grafico2.A9:Grafico2.A13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9:Grafico2.B13" chart:label-cell-address="Grafico2.B8:Grafico2.B8" chart:class="chart:bar">
            <chart:data-point chart:repeated="5"/>
          </chart:series>
          <chart:series chart:style-name="ch12" chart:values-cell-range-address="Grafico2.C9:Grafico2.C13" chart:label-cell-address="Grafico2.C8:Grafico2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8:Grafico2.B8</svg:desc>
                </draw:g>
              </table:table-cell>
              <table:table-cell office:value-type="string">
                <text:p>Apache</text:p>
                <draw:g>
                  <svg:desc>Grafico2.C8:Grafico2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2.A9:Grafico2.A13</svg:desc>
                </draw:g>
              </table:table-cell>
              <table:table-cell office:value-type="float" office:value="16.1619329452515">
                <text:p>16.1619329452515</text:p>
                <draw:g>
                  <svg:desc>Grafico2.B9:Grafico2.B13</svg:desc>
                </draw:g>
              </table:table-cell>
              <table:table-cell office:value-type="float" office:value="3.26501393318176">
                <text:p>3.26501393318176</text:p>
                <draw:g>
                  <svg:desc>Grafico2.C9:Grafico2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9.2375347614288">
                <text:p>19.2375347614288</text:p>
              </table:table-cell>
              <table:table-cell office:value-type="float" office:value="3.81875538825989">
                <text:p>3.8187553882598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.0323638916016">
                <text:p>21.0323638916016</text:p>
              </table:table-cell>
              <table:table-cell office:value-type="float" office:value="4.20126128196716">
                <text:p>4.2012612819671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.1818277835846">
                <text:p>22.1818277835846</text:p>
              </table:table-cell>
              <table:table-cell office:value-type="float" office:value="4.48151206970215">
                <text:p>4.481512069702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.8985698223114">
                <text:p>22.8985698223114</text:p>
              </table:table-cell>
              <table:table-cell office:value-type="float" office:value="4.93304872512817">
                <text:p>4.933048725128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bar" chart:style-name="ch1">
        <chart:title svg:x="2.6cm" svg:y="0.316cm" chart:style-name="ch2">
          <text:p>Média do Total de Dados Transferidos em Mega Bytes</text:p>
        </chart:title>
        <chart:subtitle svg:x="7.296cm" svg:y="1.301cm" chart:style-name="ch3">
          <text:p>Faixa 3</text:p>
        </chart:subtitle>
        <chart:legend chart:legend-position="end" svg:x="14.084cm" svg:y="3.954cm" style:legend-expansion="high" chart:style-name="ch4"/>
        <chart:plot-area chart:style-name="ch5" table:cell-range-address="Grafico2.A15:Grafico2.C19 Grafico2.B14:Grafico2.C14" chart:data-source-has-labels="both" svg:x="1.331cm" svg:y="2.19cm" svg:width="12.433cm" svg:height="5.654cm">
          <chartooo:coordinate-region svg:x="1.952cm" svg:y="2.389cm" svg:width="11.812cm" svg:height="4.808cm"/>
          <chart:axis chart:dimension="x" chart:name="primary-x" chart:style-name="ch6" chartooo:axis-type="auto">
            <chartooo:date-scale/>
            <chart:title svg:x="5.995cm" svg:y="8.024cm" chart:style-name="ch7">
              <text:p>Total de Requisições</text:p>
            </chart:title>
            <chart:categories table:cell-range-address="Grafico2.A15:Grafico2.A19"/>
          </chart:axis>
          <chart:axis chart:dimension="y" chart:name="primary-y" chart:style-name="ch8">
            <chart:title svg:x="0.451cm" svg:y="7.323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2.B15:Grafico2.B19" chart:label-cell-address="Grafico2.B14:Grafico2.B14" chart:class="chart:bar">
            <chart:data-point chart:repeated="5"/>
          </chart:series>
          <chart:series chart:style-name="ch12" chart:values-cell-range-address="Grafico2.C15:Grafico2.C19" chart:label-cell-address="Grafico2.C14:Grafico2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2.B14:Grafico2.B14</svg:desc>
                </draw:g>
              </table:table-cell>
              <table:table-cell office:value-type="string">
                <text:p>Apache</text:p>
                <draw:g>
                  <svg:desc>Grafico2.C14:Grafico2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2.A15:Grafico2.A19</svg:desc>
                </draw:g>
              </table:table-cell>
              <table:table-cell office:value-type="float" office:value="23.5588052272797">
                <text:p>23.5588052272797</text:p>
                <draw:g>
                  <svg:desc>Grafico2.B15:Grafico2.B19</svg:desc>
                </draw:g>
              </table:table-cell>
              <table:table-cell office:value-type="float" office:value="5.3922746181488">
                <text:p>5.3922746181488</text:p>
                <draw:g>
                  <svg:desc>Grafico2.C15:Grafico2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.0662262439728">
                <text:p>27.0662262439728</text:p>
              </table:table-cell>
              <table:table-cell office:value-type="float" office:value="5.61778473854065">
                <text:p>5.6177847385406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5.3283550739288">
                <text:p>25.3283550739288</text:p>
              </table:table-cell>
              <table:table-cell office:value-type="float" office:value="5.89066123962402">
                <text:p>5.8906612396240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8.1982972621918">
                <text:p>28.1982972621918</text:p>
              </table:table-cell>
              <table:table-cell office:value-type="float" office:value="6.73697257041931">
                <text:p>6.7369725704193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8.6250710487366">
                <text:p>28.6250710487366</text:p>
              </table:table-cell>
              <table:table-cell office:value-type="float" office:value="6.98652172088623">
                <text:p>6.986521720886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1</text:p>
        </chart:subtitle>
        <chart:legend chart:legend-position="end" svg:x="14.081cm" svg:y="3.952cm" style:legend-expansion="high" chart:style-name="ch4"/>
        <chart:plot-area chart:style-name="ch5" table:cell-range-address="Grafico3.A2:Grafico3.C7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3:Grafico3.A7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3:Grafico3.B7" chart:label-cell-address="Grafico3.B2:Grafico3.B2" chart:class="chart:bar">
            <chart:data-point chart:repeated="5"/>
          </chart:series>
          <chart:series chart:style-name="ch12" chart:values-cell-range-address="Grafico3.C3:Grafico3.C7" chart:label-cell-address="Grafico3.C2:Grafico3.C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2:Grafico3.B2</svg:desc>
                </draw:g>
              </table:table-cell>
              <table:table-cell office:value-type="string">
                <text:p>Apache</text:p>
                <draw:g>
                  <svg:desc>Grafico3.C2:Grafico3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Grafico3.A3:Grafico3.A7</svg:desc>
                </draw:g>
              </table:table-cell>
              <table:table-cell office:value-type="float" office:value="4.45436954498291">
                <text:p>4.45436954498291</text:p>
                <draw:g>
                  <svg:desc>Grafico3.B3:Grafico3.B7</svg:desc>
                </draw:g>
              </table:table-cell>
              <table:table-cell office:value-type="float" office:value="2.16209888458252">
                <text:p>2.16209888458252</text:p>
                <draw:g>
                  <svg:desc>Grafico3.C3:Grafico3.C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92243909835815">
                <text:p>7.92243909835815</text:p>
              </table:table-cell>
              <table:table-cell office:value-type="float" office:value="1.38202786445618">
                <text:p>1.3820278644561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.57696866989136">
                <text:p>9.57696866989136</text:p>
              </table:table-cell>
              <table:table-cell office:value-type="float" office:value="1.58634328842163">
                <text:p>1.586343288421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508243560791">
                <text:p>12.508243560791</text:p>
              </table:table-cell>
              <table:table-cell office:value-type="float" office:value="2.11725902557373">
                <text:p>2.117259025573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4.4674823284149">
                <text:p>14.4674823284149</text:p>
              </table:table-cell>
              <table:table-cell office:value-type="float" office:value="2.45482587814331">
                <text:p>2.454825878143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2</text:p>
        </chart:subtitle>
        <chart:legend chart:legend-position="end" svg:x="14.081cm" svg:y="3.952cm" style:legend-expansion="high" chart:style-name="ch4"/>
        <chart:plot-area chart:style-name="ch5" table:cell-range-address="Grafico3.A8:Grafico3.C13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9:Grafico3.A13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9:Grafico3.B13" chart:label-cell-address="Grafico3.B8:Grafico3.B8" chart:class="chart:bar">
            <chart:data-point chart:repeated="5"/>
          </chart:series>
          <chart:series chart:style-name="ch12" chart:values-cell-range-address="Grafico3.C9:Grafico3.C13" chart:label-cell-address="Grafico3.C8:Grafico3.C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8:Grafico3.B8</svg:desc>
                </draw:g>
              </table:table-cell>
              <table:table-cell office:value-type="string">
                <text:p>Apache</text:p>
                <draw:g>
                  <svg:desc>Grafico3.C8:Grafico3.C8</svg:desc>
                </draw:g>
              </table:table-cell>
            </table:table-row>
          </table:table-header-rows>
          <table:table-rows>
            <table:table-row>
              <table:table-cell office:value-type="float" office:value="6000">
                <text:p>6000</text:p>
                <draw:g>
                  <svg:desc>Grafico3.A9:Grafico3.A13</svg:desc>
                </draw:g>
              </table:table-cell>
              <table:table-cell office:value-type="float" office:value="14.9854502677917">
                <text:p>14.9854502677917</text:p>
                <draw:g>
                  <svg:desc>Grafico3.B9:Grafico3.B13</svg:desc>
                </draw:g>
              </table:table-cell>
              <table:table-cell office:value-type="float" office:value="2.41398000717163">
                <text:p>2.41398000717163</text:p>
                <draw:g>
                  <svg:desc>Grafico3.C9:Grafico3.C13</svg:desc>
                </draw:g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7.8372075557709">
                <text:p>17.8372075557709</text:p>
              </table:table-cell>
              <table:table-cell office:value-type="float" office:value="2.80997443199158">
                <text:p>2.8099744319915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.5013885498047">
                <text:p>19.5013885498047</text:p>
              </table:table-cell>
              <table:table-cell office:value-type="float" office:value="3.06156206130981">
                <text:p>3.0615620613098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.5671813488007">
                <text:p>20.5671813488007</text:p>
              </table:table-cell>
              <table:table-cell office:value-type="float" office:value="3.21257185935974">
                <text:p>3.212571859359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.2317507266998">
                <text:p>21.2317507266998</text:p>
              </table:table-cell>
              <table:table-cell office:value-type="float" office:value="3.54290556907654">
                <text:p>3.5429055690765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189cm" svg:y="0.316cm" chart:style-name="ch2">
          <text:p>Média do Total de Texto HTML Transferido em Mega Bytes</text:p>
        </chart:title>
        <chart:subtitle svg:x="7.295cm" svg:y="1.301cm" chart:style-name="ch3">
          <text:p>Faixa 3</text:p>
        </chart:subtitle>
        <chart:legend chart:legend-position="end" svg:x="14.081cm" svg:y="3.952cm" style:legend-expansion="high" chart:style-name="ch4"/>
        <chart:plot-area chart:style-name="ch5" table:cell-range-address="Grafico3.A14:Grafico3.C19" chart:data-source-has-labels="both" svg:x="1.331cm" svg:y="2.19cm" svg:width="12.43cm" svg:height="5.649cm">
          <chartooo:coordinate-region svg:x="1.952cm" svg:y="2.389cm" svg:width="11.809cm" svg:height="4.803cm"/>
          <chart:axis chart:dimension="x" chart:name="primary-x" chart:style-name="ch6" chartooo:axis-type="auto">
            <chartooo:date-scale/>
            <chart:title svg:x="5.994cm" svg:y="8.019cm" chart:style-name="ch7">
              <text:p>Total de Requisições</text:p>
            </chart:title>
            <chart:categories table:cell-range-address="Grafico3.A15:Grafico3.A19"/>
          </chart:axis>
          <chart:axis chart:dimension="y" chart:name="primary-y" chart:style-name="ch8">
            <chart:title svg:x="0.451cm" svg:y="7.32cm" chart:style-name="ch9">
              <text:p>Quantidade de Dados (Mbytes)</text:p>
            </chart:title>
            <chart:grid chart:style-name="ch10" chart:class="major"/>
          </chart:axis>
          <chart:series chart:style-name="ch11" chart:values-cell-range-address="Grafico3.B15:Grafico3.B19" chart:label-cell-address="Grafico3.B14:Grafico3.B14" chart:class="chart:bar">
            <chart:data-point chart:repeated="5"/>
          </chart:series>
          <chart:series chart:style-name="ch12" chart:values-cell-range-address="Grafico3.C15:Grafico3.C19" chart:label-cell-address="Grafico3.C14:Grafico3.C1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ginx</text:p>
                <draw:g>
                  <svg:desc>Grafico3.B14:Grafico3.B14</svg:desc>
                </draw:g>
              </table:table-cell>
              <table:table-cell office:value-type="string">
                <text:p>Apache</text:p>
                <draw:g>
                  <svg:desc>Grafico3.C14:Grafico3.C14</svg:desc>
                </draw:g>
              </table:table-cell>
            </table:table-row>
          </table:table-header-rows>
          <table:table-rows>
            <table:table-row>
              <table:table-cell office:value-type="float" office:value="11000">
                <text:p>11000</text:p>
                <draw:g>
                  <svg:desc>Grafico3.A15:Grafico3.A19</svg:desc>
                </draw:g>
              </table:table-cell>
              <table:table-cell office:value-type="float" office:value="21.8439266681671">
                <text:p>21.8439266681671</text:p>
                <draw:g>
                  <svg:desc>Grafico3.B15:Grafico3.B19</svg:desc>
                </draw:g>
              </table:table-cell>
              <table:table-cell office:value-type="float" office:value="3.904536485672">
                <text:p>3.904536485672</text:p>
                <draw:g>
                  <svg:desc>Grafico3.C15:Grafico3.C19</svg:desc>
                </draw:g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5.0960047245026">
                <text:p>25.0960047245026</text:p>
              </table:table-cell>
              <table:table-cell office:value-type="float" office:value="4.04709410667419">
                <text:p>4.04709410667419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3.4846684932709">
                <text:p>23.4846684932709</text:p>
              </table:table-cell>
              <table:table-cell office:value-type="float" office:value="4.13918042182922">
                <text:p>4.13918042182922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.1457035541534">
                <text:p>26.1457035541534</text:p>
              </table:table-cell>
              <table:table-cell office:value-type="float" office:value="4.87193965911865">
                <text:p>4.8719396591186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6.5414118766785">
                <text:p>26.5414118766785</text:p>
              </table:table-cell>
              <table:table-cell office:value-type="float" office:value="4.97347187995911">
                <text:p>4.973471879959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